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52cm"/>
    </style:style>
    <style:style style:name="co2" style:family="table-column">
      <style:table-column-properties fo:break-before="auto" style:column-width="6.643cm"/>
    </style:style>
    <style:style style:name="co3" style:family="table-column">
      <style:table-column-properties fo:break-before="auto" style:column-width="1.067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0.787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1.568cm"/>
    </style:style>
    <style:style style:name="co8" style:family="table-column">
      <style:table-column-properties fo:break-before="auto" style:column-width="10.294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2.94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55cm"/>
    </style:style>
    <style:style style:name="co13" style:family="table-column">
      <style:table-column-properties fo:break-before="auto" style:column-width="0.944cm"/>
    </style:style>
    <style:style style:name="co14" style:family="table-column">
      <style:table-column-properties fo:break-before="auto" style:column-width="1.787cm"/>
    </style:style>
    <style:style style:name="co15" style:family="table-column">
      <style:table-column-properties fo:break-before="auto" style:column-width="2.178cm"/>
    </style:style>
    <style:style style:name="co16" style:family="table-column">
      <style:table-column-properties fo:break-before="auto" style:column-width="2.355cm"/>
    </style:style>
    <style:style style:name="co17" style:family="table-column">
      <style:table-column-properties fo:break-before="auto" style:column-width="2.08cm"/>
    </style:style>
    <style:style style:name="co18" style:family="table-column">
      <style:table-column-properties fo:break-before="auto" style:column-width="1.277cm"/>
    </style:style>
    <style:style style:name="co19" style:family="table-column">
      <style:table-column-properties fo:break-before="auto" style:column-width="1.61cm"/>
    </style:style>
    <style:style style:name="co20" style:family="table-column">
      <style:table-column-properties fo:break-before="auto" style:column-width="1.767cm"/>
    </style:style>
    <style:style style:name="co21" style:family="table-column">
      <style:table-column-properties fo:break-before="auto" style:column-width="2.983cm"/>
    </style:style>
    <style:style style:name="co22" style:family="table-column">
      <style:table-column-properties fo:break-before="auto" style:column-width="0.473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2a6099"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cm"/>
      <style:text-properties fo:color="#2a6099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fo:color="#2a6099" fo:font-weight="normal" style:font-weight-asian="normal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cm"/>
      <style:text-properties fo:color="#2a6099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cm"/>
      <style:text-properties fo:color="#2a6099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fo:color="#2a6099"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cm"/>
      <style:text-properties fo:color="#2a6099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2a6099" fo:font-weight="normal" style:font-weight-asian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color="#2a6099"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Variables La Serve - simpl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8" table:default-cell-style-name="Default"/>
        <table:table-row table:style-name="ro1">
          <table:table-cell table:style-name="ce1" office:value-type="string" calcext:value-type="string">
            <text:p>requête</text:p>
          </table:table-cell>
          <table:table-cell table:style-name="ce1" office:value-type="string" calcext:value-type="string">
            <text:p>variable</text:p>
          </table:table-cell>
          <table:table-cell table:style-name="ce8" office:value-type="string" calcext:value-type="string">
            <text:p>Idx</text:p>
          </table:table-cell>
          <table:table-cell table:style-name="ce8" office:value-type="string" calcext:value-type="string">
            <text:p>Type <text:s/>+ adr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e de La Serv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Ad AP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streinte</text:p>
          </table:table-cell>
          <table:table-cell office:value-type="string" calcext:value-type="string">
            <text:p>Histo.</text:p>
          </table:table-cell>
          <table:table-cell table:number-columns-repeated="3" office:value-type="string" calcext:value-type="string">
            <text:p>N° page</text:p>
          </table:table-cell>
          <table:table-cell office:value-type="string" calcext:value-type="string">
            <text:p>écri.</text:p>
          </table:table-cell>
          <table:table-cell office:value-type="string" calcext:value-type="string">
            <text:p>Automate</text:p>
          </table:table-cell>
          <table:table-cell office:value-type="string" calcext:value-type="string">
            <text:p>Val.API mini</text:p>
          </table:table-cell>
          <table:table-cell office:value-type="string" calcext:value-type="string">
            <text:p>Val. API maxi</text:p>
          </table:table-cell>
          <table:table-cell office:value-type="string" calcext:value-type="string">
            <text:p>Val. fin mini</text:p>
          </table:table-cell>
          <table:table-cell office:value-type="string" calcext:value-type="string">
            <text:p>Val. fin maxi</text:p>
          </table:table-cell>
          <table:table-cell office:value-type="string" calcext:value-type="string">
            <text:p>Unités</text:p>
          </table:table-cell>
          <table:table-cell office:value-type="string" calcext:value-type="string">
            <text:p>Nb <text:s/>0.00</text:p>
          </table:table-cell>
          <table:table-cell office:value-type="string" calcext:value-type="string">
            <text:p>Lib.inactif</text:p>
          </table:table-cell>
          <table:table-cell office:value-type="string" calcext:value-type="string">
            <text:p>Lib.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DEFAUTS</text:p>
          </table:table-cell>
          <table:table-cell table:style-name="ce6"/>
          <table:table-cell table:style-name="ce9" table:number-columns-repeated="2"/>
          <table:table-cell table:style-name="ce12" table:number-columns-repeated="1020"/>
        </table:table-row>
        <table:table-row table:style-name="ro1">
          <table:table-cell table:formula="of:=[.A2]" office:value-type="string" office:string-value="DEFAUTS" calcext:value-type="string">
            <text:p>DEFAUTS</text:p>
          </table:table-cell>
          <table:table-cell table:formula="of:=[.H3]" office:value-type="string" office:string-value="Défaut mesure de niveau amont grille" calcext:value-type="string">
            <text:p>Défaut mesure de niveau amont grille</text:p>
          </table:table-cell>
          <table:table-cell table:formula="of:=IF(ISBLANK( [.J3] ); &quot;&quot;; [.J3])" office:value-type="float" office:value="1" calcext:value-type="float">
            <text:p>1</text:p>
          </table:table-cell>
          <table:table-cell table:formula="of:=IF(ISBLANK( [.I3] ); &quot;&quot;; [.I3])" office:value-type="string" office:string-value="%M101" calcext:value-type="string">
            <text:p>%M10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éfaut mesure de niveau amont grille</text:p>
          </table:table-cell>
          <table:table-cell office:value-type="string" calcext:value-type="string">
            <text:p>%M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]" office:value-type="string" office:string-value="DEFAUTS" calcext:value-type="string">
            <text:p>DEFAUTS</text:p>
          </table:table-cell>
          <table:table-cell table:formula="of:=[.H4]" office:value-type="string" office:string-value="Défaut mesure de niveau aval centrale" calcext:value-type="string">
            <text:p>Défaut mesure de niveau aval centrale</text:p>
          </table:table-cell>
          <table:table-cell table:formula="of:=IF(ISBLANK( [.J4] ); &quot;&quot;; [.J4])" office:value-type="float" office:value="3" calcext:value-type="float">
            <text:p>3</text:p>
          </table:table-cell>
          <table:table-cell table:formula="of:=IF(ISBLANK( [.I4] ); &quot;&quot;; [.I4])" office:value-type="string" office:string-value="%M103" calcext:value-type="string">
            <text:p>%M10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éfaut mesure de niveau aval centrale</text:p>
          </table:table-cell>
          <table:table-cell office:value-type="string" calcext:value-type="string">
            <text:p>%M10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]" office:value-type="string" office:string-value="DEFAUTS" calcext:value-type="string">
            <text:p>DEFAUTS</text:p>
          </table:table-cell>
          <table:table-cell table:formula="of:=[.H5]" office:value-type="string" office:string-value="Défaut niveau bas" calcext:value-type="string">
            <text:p>Défaut niveau bas</text:p>
          </table:table-cell>
          <table:table-cell table:formula="of:=IF(ISBLANK( [.J5] ); &quot;&quot;; [.J5])" office:value-type="float" office:value="4" calcext:value-type="float">
            <text:p>4</text:p>
          </table:table-cell>
          <table:table-cell table:formula="of:=IF(ISBLANK( [.I5] ); &quot;&quot;; [.I5])" office:value-type="string" office:string-value="%M104" calcext:value-type="string">
            <text:p>%M104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éfaut niveau bas</text:p>
          </table:table-cell>
          <table:table-cell office:value-type="string" calcext:value-type="string">
            <text:p>%M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1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5]" office:value-type="string" office:string-value="DEFAUTS" calcext:value-type="string">
            <text:p>DEFAUTS</text:p>
          </table:table-cell>
          <table:table-cell table:formula="of:=[.H6]" office:value-type="string" office:string-value="Alarme niveau haut" calcext:value-type="string">
            <text:p>Alarme niveau haut</text:p>
          </table:table-cell>
          <table:table-cell table:formula="of:=IF(ISBLANK( [.J6] ); &quot;&quot;; [.J6])" office:value-type="float" office:value="5" calcext:value-type="float">
            <text:p>5</text:p>
          </table:table-cell>
          <table:table-cell table:formula="of:=IF(ISBLANK( [.I6] ); &quot;&quot;; [.I6])" office:value-type="string" office:string-value="%M105" calcext:value-type="string">
            <text:p>%M105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larme niveau haut</text:p>
          </table:table-cell>
          <table:table-cell office:value-type="string" calcext:value-type="string">
            <text:p>%M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1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6]" office:value-type="string" office:string-value="DEFAUTS" calcext:value-type="string">
            <text:p>DEFAUTS</text:p>
          </table:table-cell>
          <table:table-cell table:formula="of:=[.H7]" office:value-type="string" office:string-value="Alarme niveau bas" calcext:value-type="string">
            <text:p>Alarme niveau bas</text:p>
          </table:table-cell>
          <table:table-cell table:formula="of:=IF(ISBLANK( [.J7] ); &quot;&quot;; [.J7])" office:value-type="float" office:value="12" calcext:value-type="float">
            <text:p>12</text:p>
          </table:table-cell>
          <table:table-cell table:formula="of:=IF(ISBLANK( [.I7] ); &quot;&quot;; [.I7])" office:value-type="string" office:string-value="%M112" calcext:value-type="string">
            <text:p>%M112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larme niveau bas</text:p>
          </table:table-cell>
          <table:table-cell office:value-type="string" calcext:value-type="string">
            <text:p>%M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1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7]" office:value-type="string" office:string-value="DEFAUTS" calcext:value-type="string">
            <text:p>DEFAUTS</text:p>
          </table:table-cell>
          <table:table-cell table:formula="of:=[.H8]" office:value-type="string" office:string-value="Défaut acquisition température centrale" calcext:value-type="string">
            <text:p>Défaut acquisition température centrale</text:p>
          </table:table-cell>
          <table:table-cell table:formula="of:=IF(ISBLANK( [.J8] ); &quot;&quot;; [.J8])" office:value-type="float" office:value="15" calcext:value-type="float">
            <text:p>15</text:p>
          </table:table-cell>
          <table:table-cell table:formula="of:=IF(ISBLANK( [.I8] ); &quot;&quot;; [.I8])" office:value-type="string" office:string-value="%M115" calcext:value-type="string">
            <text:p>%M115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éfaut acquisition température centrale</text:p>
          </table:table-cell>
          <table:table-cell office:value-type="string" calcext:value-type="string">
            <text:p>%M11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8]" office:value-type="string" office:string-value="DEFAUTS" calcext:value-type="string">
            <text:p>DEFAUTS</text:p>
          </table:table-cell>
          <table:table-cell table:formula="of:=[.H9]" office:value-type="string" office:string-value="Défaut acquisition température extérieur" calcext:value-type="string">
            <text:p>Défaut acquisition température extérieur</text:p>
          </table:table-cell>
          <table:table-cell table:formula="of:=IF(ISBLANK( [.J9] ); &quot;&quot;; [.J9])" office:value-type="float" office:value="16" calcext:value-type="float">
            <text:p>16</text:p>
          </table:table-cell>
          <table:table-cell table:formula="of:=IF(ISBLANK( [.I9] ); &quot;&quot;; [.I9])" office:value-type="string" office:string-value="%M116" calcext:value-type="string">
            <text:p>%M116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éfaut acquisition température extérieur</text:p>
          </table:table-cell>
          <table:table-cell office:value-type="string" calcext:value-type="string">
            <text:p>%M116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9]" office:value-type="string" office:string-value="DEFAUTS" calcext:value-type="string">
            <text:p>DEFAUTS</text:p>
          </table:table-cell>
          <table:table-cell table:formula="of:=[.H10]" office:value-type="string" office:string-value="Protection de découplage" calcext:value-type="string">
            <text:p>Protection de découplage</text:p>
          </table:table-cell>
          <table:table-cell table:formula="of:=IF(ISBLANK( [.J10] ); &quot;&quot;; [.J10])" office:value-type="float" office:value="17" calcext:value-type="float">
            <text:p>17</text:p>
          </table:table-cell>
          <table:table-cell table:formula="of:=IF(ISBLANK( [.I10] ); &quot;&quot;; [.I10])" office:value-type="string" office:string-value="%M117" calcext:value-type="string">
            <text:p>%M117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otection de découplage</text:p>
          </table:table-cell>
          <table:table-cell office:value-type="string" calcext:value-type="string">
            <text:p>%M1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1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0]" office:value-type="string" office:string-value="DEFAUTS" calcext:value-type="string">
            <text:p>DEFAUTS</text:p>
          </table:table-cell>
          <table:table-cell table:formula="of:=[.H11]" office:value-type="string" office:string-value="Protection de découplage longue" calcext:value-type="string">
            <text:p>Protection de découplage longue</text:p>
          </table:table-cell>
          <table:table-cell table:formula="of:=IF(ISBLANK( [.J11] ); &quot;&quot;; [.J11])" office:value-type="float" office:value="18" calcext:value-type="float">
            <text:p>18</text:p>
          </table:table-cell>
          <table:table-cell table:formula="of:=IF(ISBLANK( [.I11] ); &quot;&quot;; [.I11])" office:value-type="string" office:string-value="%M118" calcext:value-type="string">
            <text:p>%M118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rotection de découplage longue</text:p>
          </table:table-cell>
          <table:table-cell office:value-type="string" calcext:value-type="string">
            <text:p>%M1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1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1]" office:value-type="string" office:string-value="DEFAUTS" calcext:value-type="string">
            <text:p>DEFAUTS</text:p>
          </table:table-cell>
          <table:table-cell table:formula="of:=[.H12]" office:value-type="string" office:string-value="Arrêt d'urgence général" calcext:value-type="string">
            <text:p>Arrêt d'urgence général</text:p>
          </table:table-cell>
          <table:table-cell table:formula="of:=IF(ISBLANK( [.J12] ); &quot;&quot;; [.J12])" office:value-type="float" office:value="21" calcext:value-type="float">
            <text:p>21</text:p>
          </table:table-cell>
          <table:table-cell table:formula="of:=IF(ISBLANK( [.I12] ); &quot;&quot;; [.I12])" office:value-type="string" office:string-value="%M121" calcext:value-type="string">
            <text:p>%M121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rrêt d'urgence général</text:p>
          </table:table-cell>
          <table:table-cell office:value-type="string" calcext:value-type="string">
            <text:p>%M1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12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2]" office:value-type="string" office:string-value="DEFAUTS" calcext:value-type="string">
            <text:p>DEFAUTS</text:p>
          </table:table-cell>
          <table:table-cell table:formula="of:=[.H13]" office:value-type="string" office:string-value="Protection C13-100" calcext:value-type="string">
            <text:p>Protection C13-100</text:p>
          </table:table-cell>
          <table:table-cell table:formula="of:=IF(ISBLANK( [.J13] ); &quot;&quot;; [.J13])" office:value-type="float" office:value="28" calcext:value-type="float">
            <text:p>28</text:p>
          </table:table-cell>
          <table:table-cell table:formula="of:=IF(ISBLANK( [.I13] ); &quot;&quot;; [.I13])" office:value-type="string" office:string-value="%M128" calcext:value-type="string">
            <text:p>%M128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rotection C13-100</text:p>
          </table:table-cell>
          <table:table-cell office:value-type="string" calcext:value-type="string">
            <text:p>%M128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3]" office:value-type="string" office:string-value="DEFAUTS" calcext:value-type="string">
            <text:p>DEFAUTS</text:p>
          </table:table-cell>
          <table:table-cell table:formula="of:=[.H14]" office:value-type="string" office:string-value="Défaut Com entrées sorties déportées Ilot armoire commun" calcext:value-type="string">
            <text:p>Défaut Com entrées sorties déportées Ilot armoire commun</text:p>
          </table:table-cell>
          <table:table-cell table:formula="of:=IF(ISBLANK( [.J14] ); &quot;&quot;; [.J14])" office:value-type="float" office:value="37" calcext:value-type="float">
            <text:p>37</text:p>
          </table:table-cell>
          <table:table-cell table:formula="of:=IF(ISBLANK( [.I14] ); &quot;&quot;; [.I14])" office:value-type="string" office:string-value="%M137" calcext:value-type="string">
            <text:p>%M137</text:p>
          </table:table-cell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éfaut Com entrées sorties déportées Ilot armoire commun</text:p>
          </table:table-cell>
          <table:table-cell office:value-type="string" calcext:value-type="string">
            <text:p>%M1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13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4]" office:value-type="string" office:string-value="DEFAUTS" calcext:value-type="string">
            <text:p>DEFAUTS</text:p>
          </table:table-cell>
          <table:table-cell table:formula="of:=[.H15]" office:value-type="string" office:string-value="Défaut module entrées sorties déportées Ilot armoire commun" calcext:value-type="string">
            <text:p>Défaut module entrées sorties déportées Ilot armoire commun</text:p>
          </table:table-cell>
          <table:table-cell table:formula="of:=IF(ISBLANK( [.J15] ); &quot;&quot;; [.J15])" office:value-type="float" office:value="38" calcext:value-type="float">
            <text:p>38</text:p>
          </table:table-cell>
          <table:table-cell table:formula="of:=IF(ISBLANK( [.I15] ); &quot;&quot;; [.I15])" office:value-type="string" office:string-value="%M138" calcext:value-type="string">
            <text:p>%M138</text:p>
          </table:table-cell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éfaut module entrées sorties déportées Ilot armoire commun</text:p>
          </table:table-cell>
          <table:table-cell office:value-type="string" calcext:value-type="string">
            <text:p>%M1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13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5]" office:value-type="string" office:string-value="DEFAUTS" calcext:value-type="string">
            <text:p>DEFAUTS</text:p>
          </table:table-cell>
          <table:table-cell table:formula="of:=[.H16]" office:value-type="string" office:string-value="Interrupteur HTA général ouvert" calcext:value-type="string">
            <text:p>Interrupteur HTA général ouvert</text:p>
          </table:table-cell>
          <table:table-cell table:formula="of:=IF(ISBLANK( [.J16] ); &quot;&quot;; [.J16])" office:value-type="float" office:value="39" calcext:value-type="float">
            <text:p>39</text:p>
          </table:table-cell>
          <table:table-cell table:formula="of:=IF(ISBLANK( [.I16] ); &quot;&quot;; [.I16])" office:value-type="string" office:string-value="%M139" calcext:value-type="string">
            <text:p>%M139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nterrupteur HTA général ouvert</text:p>
          </table:table-cell>
          <table:table-cell office:value-type="string" calcext:value-type="string">
            <text:p>%M139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6]" office:value-type="string" office:string-value="DEFAUTS" calcext:value-type="string">
            <text:p>DEFAUTS</text:p>
          </table:table-cell>
          <table:table-cell table:formula="of:=[.H17]" office:value-type="string" office:string-value="Défaut dégrilleur" calcext:value-type="string">
            <text:p>Défaut dégrilleur</text:p>
          </table:table-cell>
          <table:table-cell table:formula="of:=IF(ISBLANK( [.J17] ); &quot;&quot;; [.J17])" office:value-type="float" office:value="47" calcext:value-type="float">
            <text:p>47</text:p>
          </table:table-cell>
          <table:table-cell table:formula="of:=IF(ISBLANK( [.I17] ); &quot;&quot;; [.I17])" office:value-type="string" office:string-value="%M147" calcext:value-type="string">
            <text:p>%M147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éfaut dégrilleur</text:p>
          </table:table-cell>
          <table:table-cell office:value-type="string" calcext:value-type="string">
            <text:p>%M14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7]" office:value-type="string" office:string-value="DEFAUTS" calcext:value-type="string">
            <text:p>DEFAUTS</text:p>
          </table:table-cell>
          <table:table-cell table:formula="of:=[.H18]" office:value-type="string" office:string-value="Retour de marche dégrilleur" calcext:value-type="string">
            <text:p>Retour de marche dégrilleur</text:p>
          </table:table-cell>
          <table:table-cell table:formula="of:=IF(ISBLANK( [.J18] ); &quot;&quot;; [.J18])" office:value-type="float" office:value="48" calcext:value-type="float">
            <text:p>48</text:p>
          </table:table-cell>
          <table:table-cell table:formula="of:=IF(ISBLANK( [.I18] ); &quot;&quot;; [.I18])" office:value-type="string" office:string-value="%M148" calcext:value-type="string">
            <text:p>%M148</text:p>
          </table:table-cell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tour de marche dégrilleur</text:p>
          </table:table-cell>
          <table:table-cell office:value-type="string" calcext:value-type="string">
            <text:p>%M148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8]" office:value-type="string" office:string-value="DEFAUTS" calcext:value-type="string">
            <text:p>DEFAUTS</text:p>
          </table:table-cell>
          <table:table-cell table:formula="of:=[.H19]" office:value-type="string" office:string-value="Défaut manque réactif prolongé" calcext:value-type="string">
            <text:p>Défaut manque réactif prolongé</text:p>
          </table:table-cell>
          <table:table-cell table:formula="of:=IF(ISBLANK( [.J19] ); &quot;&quot;; [.J19])" office:value-type="float" office:value="59" calcext:value-type="float">
            <text:p>59</text:p>
          </table:table-cell>
          <table:table-cell table:formula="of:=IF(ISBLANK( [.I19] ); &quot;&quot;; [.I19])" office:value-type="string" office:string-value="%M159" calcext:value-type="string">
            <text:p>%M159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Défaut manque réactif prolongé</text:p>
          </table:table-cell>
          <table:table-cell office:value-type="string" calcext:value-type="string">
            <text:p>%M159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9]" office:value-type="string" office:string-value="DEFAUTS" calcext:value-type="string">
            <text:p>DEFAUTS</text:p>
          </table:table-cell>
          <table:table-cell table:formula="of:=[.H20]" office:value-type="string" office:string-value="Défaut trop de réactif prolongé" calcext:value-type="string">
            <text:p>Défaut trop de réactif prolongé</text:p>
          </table:table-cell>
          <table:table-cell table:formula="of:=IF(ISBLANK( [.J20] ); &quot;&quot;; [.J20])" office:value-type="float" office:value="60" calcext:value-type="float">
            <text:p>60</text:p>
          </table:table-cell>
          <table:table-cell table:formula="of:=IF(ISBLANK( [.I20] ); &quot;&quot;; [.I20])" office:value-type="string" office:string-value="%M160" calcext:value-type="string">
            <text:p>%M160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Défaut trop de réactif prolongé</text:p>
          </table:table-cell>
          <table:table-cell office:value-type="string" calcext:value-type="string">
            <text:p>%M16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ETAT GROUPE 1</text:p>
          </table:table-cell>
          <table:table-cell table:style-name="ce7"/>
          <table:table-cell table:style-name="ce11" table:formula="of:=IF(ISBLANK( [.J21] ); &quot;&quot;; [.J21])">
            <text:p/>
          </table:table-cell>
          <table:table-cell table:style-name="ce11" table:formula="of:=IF(ISBLANK( [.I21] ); &quot;&quot;; [.I21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58" calcext:value-type="float">
            <text:p>58</text:p>
          </table:table-cell>
          <table:table-cell table:style-name="ce12"/>
          <table:table-cell table:style-name="ce12" office:value-type="string" calcext:value-type="string">
            <text:p><text:s text:c="5"/>ETAT GROUPE: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21]" office:value-type="string" office:string-value="ETAT GROUPE 1" calcext:value-type="string">
            <text:p>ETAT GROUPE 1</text:p>
          </table:table-cell>
          <table:table-cell table:formula="of:=[.H22]" office:value-type="string" office:string-value="Groupe 1 en Maintenance " calcext:value-type="string">
            <text:p>Groupe 1 en Maintenance </text:p>
          </table:table-cell>
          <table:table-cell table:formula="of:=IF(ISBLANK( [.J22] ); &quot;&quot;; [.J22])" office:value-type="float" office:value="145" calcext:value-type="float">
            <text:p>145</text:p>
          </table:table-cell>
          <table:table-cell table:formula="of:=IF(ISBLANK( [.I22] ); &quot;&quot;; [.I22])" office:value-type="string" office:string-value="%M1001" calcext:value-type="string">
            <text:p>%M1001</text:p>
          </table:table-cell>
          <table:table-cell office:value-type="string" calcext:value-type="string">
            <text:p>X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Groupe 1 en Maintenance </text:p>
          </table:table-cell>
          <table:table-cell office:value-type="string" calcext:value-type="string">
            <text:p>%M1001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2]" office:value-type="string" office:string-value="ETAT GROUPE 1" calcext:value-type="string">
            <text:p>ETAT GROUPE 1</text:p>
          </table:table-cell>
          <table:table-cell table:formula="of:=[.H23]" office:value-type="string" office:string-value="Groupe en Manu" calcext:value-type="string">
            <text:p>Groupe en Manu</text:p>
          </table:table-cell>
          <table:table-cell table:formula="of:=IF(ISBLANK( [.J23] ); &quot;&quot;; [.J23])" office:value-type="float" office:value="146" calcext:value-type="float">
            <text:p>146</text:p>
          </table:table-cell>
          <table:table-cell table:formula="of:=IF(ISBLANK( [.I23] ); &quot;&quot;; [.I23])" office:value-type="string" office:string-value="%M1002" calcext:value-type="string">
            <text:p>%M1002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roupe en Manu</text:p>
          </table:table-cell>
          <table:table-cell office:value-type="string" calcext:value-type="string">
            <text:p>%M1002</text:p>
          </table:table-cell>
          <table:table-cell office:value-type="float" office:value="146" calcext:value-type="float">
            <text:p>14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3]" office:value-type="string" office:string-value="ETAT GROUPE 1" calcext:value-type="string">
            <text:p>ETAT GROUPE 1</text:p>
          </table:table-cell>
          <table:table-cell table:formula="of:=[.H24]" office:value-type="string" office:string-value="Groupe en Auto" calcext:value-type="string">
            <text:p>Groupe en Auto</text:p>
          </table:table-cell>
          <table:table-cell table:formula="of:=IF(ISBLANK( [.J24] ); &quot;&quot;; [.J24])" office:value-type="float" office:value="147" calcext:value-type="float">
            <text:p>147</text:p>
          </table:table-cell>
          <table:table-cell table:formula="of:=IF(ISBLANK( [.I24] ); &quot;&quot;; [.I24])" office:value-type="string" office:string-value="%M1003" calcext:value-type="string">
            <text:p>%M1003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Groupe en Auto</text:p>
          </table:table-cell>
          <table:table-cell office:value-type="string" calcext:value-type="string">
            <text:p>%M1003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4]" office:value-type="string" office:string-value="ETAT GROUPE 1" calcext:value-type="string">
            <text:p>ETAT GROUPE 1</text:p>
          </table:table-cell>
          <table:table-cell table:formula="of:=[.H25]" office:value-type="string" office:string-value="Commutateur groupe sur arrêt" calcext:value-type="string">
            <text:p>Commutateur groupe sur arrêt</text:p>
          </table:table-cell>
          <table:table-cell table:formula="of:=IF(ISBLANK( [.J25] ); &quot;&quot;; [.J25])" office:value-type="float" office:value="148" calcext:value-type="float">
            <text:p>148</text:p>
          </table:table-cell>
          <table:table-cell table:formula="of:=IF(ISBLANK( [.I25] ); &quot;&quot;; [.I25])" office:value-type="string" office:string-value="%M1004" calcext:value-type="string">
            <text:p>%M1004</text:p>
          </table:table-cell>
          <table:table-cell office:value-type="string" calcext:value-type="string">
            <text:p>X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ommutateur groupe sur arrêt</text:p>
          </table:table-cell>
          <table:table-cell office:value-type="string" calcext:value-type="string">
            <text:p>%M1004</text:p>
          </table:table-cell>
          <table:table-cell office:value-type="float" office:value="148" calcext:value-type="float">
            <text:p>14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5]" office:value-type="string" office:string-value="ETAT GROUPE 1" calcext:value-type="string">
            <text:p>ETAT GROUPE 1</text:p>
          </table:table-cell>
          <table:table-cell table:formula="of:=[.H26]" office:value-type="string" office:string-value="Commutateur groupe sur marche" calcext:value-type="string">
            <text:p>Commutateur groupe sur marche</text:p>
          </table:table-cell>
          <table:table-cell table:formula="of:=IF(ISBLANK( [.J26] ); &quot;&quot;; [.J26])" office:value-type="float" office:value="149" calcext:value-type="float">
            <text:p>149</text:p>
          </table:table-cell>
          <table:table-cell table:formula="of:=IF(ISBLANK( [.I26] ); &quot;&quot;; [.I26])" office:value-type="string" office:string-value="%M1005" calcext:value-type="string">
            <text:p>%M1005</text:p>
          </table:table-cell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Commutateur groupe sur marche</text:p>
          </table:table-cell>
          <table:table-cell office:value-type="string" calcext:value-type="string">
            <text:p>%M1005</text:p>
          </table:table-cell>
          <table:table-cell office:value-type="float" office:value="149" calcext:value-type="float">
            <text:p>14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6]" office:value-type="string" office:string-value="ETAT GROUPE 1" calcext:value-type="string">
            <text:p>ETAT GROUPE 1</text:p>
          </table:table-cell>
          <table:table-cell table:formula="of:=[.H27]" office:value-type="string" office:string-value="Groupe en Auto groupe 1" calcext:value-type="string">
            <text:p>Groupe en Auto groupe 1</text:p>
          </table:table-cell>
          <table:table-cell table:formula="of:=IF(ISBLANK( [.J27] ); &quot;&quot;; [.J27])">
            <text:p/>
          </table:table-cell>
          <table:table-cell table:formula="of:=IF(ISBLANK( [.I27] ); &quot;&quot;; [.I27])" office:value-type="string" office:string-value="%M1003" calcext:value-type="string">
            <text:p>%M1003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Groupe en Auto groupe 1</text:p>
          </table:table-cell>
          <table:table-cell office:value-type="string" calcext:value-type="string">
            <text:p>%M10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7]" office:value-type="string" office:string-value="ETAT GROUPE 1" calcext:value-type="string">
            <text:p>ETAT GROUPE 1</text:p>
          </table:table-cell>
          <table:table-cell table:formula="of:=[.H28]" office:value-type="string" office:string-value="Commutateur groupe sur marche groupe 1" calcext:value-type="string">
            <text:p>Commutateur groupe sur marche groupe 1</text:p>
          </table:table-cell>
          <table:table-cell table:formula="of:=IF(ISBLANK( [.J28] ); &quot;&quot;; [.J28])">
            <text:p/>
          </table:table-cell>
          <table:table-cell table:formula="of:=IF(ISBLANK( [.I28] ); &quot;&quot;; [.I28])" office:value-type="string" office:string-value="%M1005" calcext:value-type="string">
            <text:p>%M1005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Commutateur groupe sur marche groupe 1</text:p>
          </table:table-cell>
          <table:table-cell office:value-type="string" calcext:value-type="string">
            <text:p>%M10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8]" office:value-type="string" office:string-value="ETAT GROUPE 1" calcext:value-type="string">
            <text:p>ETAT GROUPE 1</text:p>
          </table:table-cell>
          <table:table-cell table:formula="of:=[.H29]" office:value-type="string" office:string-value="Retour contacteur de couplage groupe" calcext:value-type="string">
            <text:p>Retour contacteur de couplage groupe</text:p>
          </table:table-cell>
          <table:table-cell table:formula="of:=IF(ISBLANK( [.J29] ); &quot;&quot;; [.J29])" office:value-type="float" office:value="150" calcext:value-type="float">
            <text:p>150</text:p>
          </table:table-cell>
          <table:table-cell table:formula="of:=IF(ISBLANK( [.I29] ); &quot;&quot;; [.I29])" office:value-type="string" office:string-value="%M1006" calcext:value-type="string">
            <text:p>%M1006</text:p>
          </table:table-cell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tour contacteur de couplage groupe</text:p>
          </table:table-cell>
          <table:table-cell office:value-type="string" calcext:value-type="string">
            <text:p>%M1006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9]" office:value-type="string" office:string-value="ETAT GROUPE 1" calcext:value-type="string">
            <text:p>ETAT GROUPE 1</text:p>
          </table:table-cell>
          <table:table-cell table:formula="of:=[.H30]" office:value-type="string" office:string-value="Retour contacteur de couplage groupe 1" calcext:value-type="string">
            <text:p>Retour contacteur de couplage groupe 1</text:p>
          </table:table-cell>
          <table:table-cell table:formula="of:=IF(ISBLANK( [.J30] ); &quot;&quot;; [.J30])">
            <text:p/>
          </table:table-cell>
          <table:table-cell table:formula="of:=IF(ISBLANK( [.I30] ); &quot;&quot;; [.I30])" office:value-type="string" office:string-value="%M1006" calcext:value-type="string">
            <text:p>%M1006</text:p>
          </table:table-cell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tour contacteur de couplage groupe 1</text:p>
          </table:table-cell>
          <table:table-cell office:value-type="string" calcext:value-type="string">
            <text:p>%M10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0]" office:value-type="string" office:string-value="ETAT GROUPE 1" calcext:value-type="string">
            <text:p>ETAT GROUPE 1</text:p>
          </table:table-cell>
          <table:table-cell table:formula="of:=[.H31]" office:value-type="string" office:string-value="Détecteur pales fermées" calcext:value-type="string">
            <text:p>Détecteur pales fermées</text:p>
          </table:table-cell>
          <table:table-cell table:formula="of:=IF(ISBLANK( [.J31] ); &quot;&quot;; [.J31])" office:value-type="float" office:value="153" calcext:value-type="float">
            <text:p>153</text:p>
          </table:table-cell>
          <table:table-cell table:formula="of:=IF(ISBLANK( [.I31] ); &quot;&quot;; [.I31])" office:value-type="string" office:string-value="%M1009" calcext:value-type="string">
            <text:p>%M1009</text:p>
          </table:table-cell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étecteur pales fermées</text:p>
          </table:table-cell>
          <table:table-cell office:value-type="string" calcext:value-type="string">
            <text:p>%M1009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1]" office:value-type="string" office:string-value="ETAT GROUPE 1" calcext:value-type="string">
            <text:p>ETAT GROUPE 1</text:p>
          </table:table-cell>
          <table:table-cell table:formula="of:=[.H32]" office:value-type="string" office:string-value="Détecteur pales ouvertes" calcext:value-type="string">
            <text:p>Détecteur pales ouvertes</text:p>
          </table:table-cell>
          <table:table-cell table:formula="of:=IF(ISBLANK( [.J32] ); &quot;&quot;; [.J32])" office:value-type="float" office:value="154" calcext:value-type="float">
            <text:p>154</text:p>
          </table:table-cell>
          <table:table-cell table:formula="of:=IF(ISBLANK( [.I32] ); &quot;&quot;; [.I32])" office:value-type="string" office:string-value="%M1010" calcext:value-type="string">
            <text:p>%M1010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étecteur pales ouvertes</text:p>
          </table:table-cell>
          <table:table-cell office:value-type="string" calcext:value-type="string">
            <text:p>%M1010</text:p>
          </table:table-cell>
          <table:table-cell office:value-type="float" office:value="154" calcext:value-type="float">
            <text:p>15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2]" office:value-type="string" office:string-value="ETAT GROUPE 1" calcext:value-type="string">
            <text:p>ETAT GROUPE 1</text:p>
          </table:table-cell>
          <table:table-cell table:formula="of:=[.H33]" office:value-type="string" office:string-value="Détecteur pales fermées g1" calcext:value-type="string">
            <text:p>Détecteur pales fermées g1</text:p>
          </table:table-cell>
          <table:table-cell table:formula="of:=IF(ISBLANK( [.J33] ); &quot;&quot;; [.J33])">
            <text:p/>
          </table:table-cell>
          <table:table-cell table:formula="of:=IF(ISBLANK( [.I33] ); &quot;&quot;; [.I33])" office:value-type="string" office:string-value="%M1009" calcext:value-type="string">
            <text:p>%M1009</text:p>
          </table:table-cell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Détecteur pales fermées g1</text:p>
          </table:table-cell>
          <table:table-cell office:value-type="string" calcext:value-type="string">
            <text:p>%M10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3]" office:value-type="string" office:string-value="ETAT GROUPE 1" calcext:value-type="string">
            <text:p>ETAT GROUPE 1</text:p>
          </table:table-cell>
          <table:table-cell table:formula="of:=[.H34]" office:value-type="string" office:string-value="Détecteur pales ouvertes g1" calcext:value-type="string">
            <text:p>Détecteur pales ouvertes g1</text:p>
          </table:table-cell>
          <table:table-cell table:formula="of:=IF(ISBLANK( [.J34] ); &quot;&quot;; [.J34])">
            <text:p/>
          </table:table-cell>
          <table:table-cell table:formula="of:=IF(ISBLANK( [.I34] ); &quot;&quot;; [.I34])" office:value-type="string" office:string-value="%M1010" calcext:value-type="string">
            <text:p>%M1010</text:p>
          </table:table-cell>
          <table:table-cell office:value-type="string" calcext:value-type="string">
            <text:p>X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Détecteur pales ouvertes g1</text:p>
          </table:table-cell>
          <table:table-cell office:value-type="string" calcext:value-type="string">
            <text:p>%M10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4]" office:value-type="string" office:string-value="ETAT GROUPE 1" calcext:value-type="string">
            <text:p>ETAT GROUPE 1</text:p>
          </table:table-cell>
          <table:table-cell table:formula="of:=[.H35]" office:value-type="string" office:string-value="Défaut com entrées sorties déportées Ilots armoire groupe" calcext:value-type="string">
            <text:p>Défaut com entrées sorties déportées Ilots armoire groupe</text:p>
          </table:table-cell>
          <table:table-cell table:formula="of:=IF(ISBLANK( [.J35] ); &quot;&quot;; [.J35])" office:value-type="float" office:value="159" calcext:value-type="float">
            <text:p>159</text:p>
          </table:table-cell>
          <table:table-cell table:formula="of:=IF(ISBLANK( [.I35] ); &quot;&quot;; [.I35])" office:value-type="string" office:string-value="%M1015" calcext:value-type="string">
            <text:p>%M1015</text:p>
          </table:table-cell>
          <table:table-cell office:value-type="string" calcext:value-type="string">
            <text:p>X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Défaut com entrées sorties déportées Ilots armoire groupe</text:p>
          </table:table-cell>
          <table:table-cell office:value-type="string" calcext:value-type="string">
            <text:p>%M101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f13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5]" office:value-type="string" office:string-value="ETAT GROUPE 1" calcext:value-type="string">
            <text:p>ETAT GROUPE 1</text:p>
          </table:table-cell>
          <table:table-cell table:formula="of:=[.H36]" office:value-type="string" office:string-value="Défaut module entrées sorties déportées Ilots armoire groupe" calcext:value-type="string">
            <text:p>Défaut module entrées sorties déportées Ilots armoire groupe</text:p>
          </table:table-cell>
          <table:table-cell table:formula="of:=IF(ISBLANK( [.J36] ); &quot;&quot;; [.J36])" office:value-type="float" office:value="160" calcext:value-type="float">
            <text:p>160</text:p>
          </table:table-cell>
          <table:table-cell table:formula="of:=IF(ISBLANK( [.I36] ); &quot;&quot;; [.I36])" office:value-type="string" office:string-value="%M1016" calcext:value-type="string">
            <text:p>%M1016</text:p>
          </table:table-cell>
          <table:table-cell office:value-type="string" calcext:value-type="string">
            <text:p>X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éfaut module entrées sorties déportées Ilots armoire groupe</text:p>
          </table:table-cell>
          <table:table-cell office:value-type="string" calcext:value-type="string">
            <text:p>%M10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f13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6]" office:value-type="string" office:string-value="ETAT GROUPE 1" calcext:value-type="string">
            <text:p>ETAT GROUPE 1</text:p>
          </table:table-cell>
          <table:table-cell table:formula="of:=[.H37]" office:value-type="string" office:string-value="Arrêt d'urgence" calcext:value-type="string">
            <text:p>Arrêt d'urgence</text:p>
          </table:table-cell>
          <table:table-cell table:formula="of:=IF(ISBLANK( [.J37] ); &quot;&quot;; [.J37])" office:value-type="float" office:value="161" calcext:value-type="float">
            <text:p>161</text:p>
          </table:table-cell>
          <table:table-cell table:formula="of:=IF(ISBLANK( [.I37] ); &quot;&quot;; [.I37])" office:value-type="string" office:string-value="%M1017" calcext:value-type="string">
            <text:p>%M1017</text:p>
          </table:table-cell>
          <table:table-cell office:value-type="string" calcext:value-type="string">
            <text:p>X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Arrêt d'urgence</text:p>
          </table:table-cell>
          <table:table-cell office:value-type="string" calcext:value-type="string">
            <text:p>%M10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ef101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7]" office:value-type="string" office:string-value="ETAT GROUPE 1" calcext:value-type="string">
            <text:p>ETAT GROUPE 1</text:p>
          </table:table-cell>
          <table:table-cell table:formula="of:=[.H38]" office:value-type="string" office:string-value="Démarrage trop long" calcext:value-type="string">
            <text:p>Démarrage trop long</text:p>
          </table:table-cell>
          <table:table-cell table:formula="of:=IF(ISBLANK( [.J38] ); &quot;&quot;; [.J38])" office:value-type="float" office:value="162" calcext:value-type="float">
            <text:p>162</text:p>
          </table:table-cell>
          <table:table-cell table:formula="of:=IF(ISBLANK( [.I38] ); &quot;&quot;; [.I38])" office:value-type="string" office:string-value="%M1018" calcext:value-type="string">
            <text:p>%M1018</text:p>
          </table:table-cell>
          <table:table-cell office:value-type="string" calcext:value-type="string">
            <text:p>X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Démarrage trop long</text:p>
          </table:table-cell>
          <table:table-cell office:value-type="string" calcext:value-type="string">
            <text:p>%M101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f101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8]" office:value-type="string" office:string-value="ETAT GROUPE 1" calcext:value-type="string">
            <text:p>ETAT GROUPE 1</text:p>
          </table:table-cell>
          <table:table-cell table:formula="of:=[.H39]" office:value-type="string" office:string-value="Arrêt trop long" calcext:value-type="string">
            <text:p>Arrêt trop long</text:p>
          </table:table-cell>
          <table:table-cell table:formula="of:=IF(ISBLANK( [.J39] ); &quot;&quot;; [.J39])" office:value-type="float" office:value="163" calcext:value-type="float">
            <text:p>163</text:p>
          </table:table-cell>
          <table:table-cell table:formula="of:=IF(ISBLANK( [.I39] ); &quot;&quot;; [.I39])" office:value-type="string" office:string-value="%M1019" calcext:value-type="string">
            <text:p>%M1019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Arrêt trop long</text:p>
          </table:table-cell>
          <table:table-cell office:value-type="string" calcext:value-type="string">
            <text:p>%M101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f101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9]" office:value-type="string" office:string-value="ETAT GROUPE 1" calcext:value-type="string">
            <text:p>ETAT GROUPE 1</text:p>
          </table:table-cell>
          <table:table-cell table:formula="of:=[.H40]" office:value-type="string" office:string-value="Défaut survitesse" calcext:value-type="string">
            <text:p>Défaut survitesse</text:p>
          </table:table-cell>
          <table:table-cell table:formula="of:=IF(ISBLANK( [.J40] ); &quot;&quot;; [.J40])" office:value-type="float" office:value="164" calcext:value-type="float">
            <text:p>164</text:p>
          </table:table-cell>
          <table:table-cell table:formula="of:=IF(ISBLANK( [.I40] ); &quot;&quot;; [.I40])" office:value-type="string" office:string-value="%M1020" calcext:value-type="string">
            <text:p>%M1020</text:p>
          </table:table-cell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Défaut survitesse</text:p>
          </table:table-cell>
          <table:table-cell office:value-type="string" calcext:value-type="string">
            <text:p>%M102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ef102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0]" office:value-type="string" office:string-value="ETAT GROUPE 1" calcext:value-type="string">
            <text:p>ETAT GROUPE 1</text:p>
          </table:table-cell>
          <table:table-cell table:formula="of:=[.H41]" office:value-type="string" office:string-value="Défaut survitesse mécanique" calcext:value-type="string">
            <text:p>Défaut survitesse mécanique</text:p>
          </table:table-cell>
          <table:table-cell table:formula="of:=IF(ISBLANK( [.J41] ); &quot;&quot;; [.J41])" office:value-type="float" office:value="165" calcext:value-type="float">
            <text:p>165</text:p>
          </table:table-cell>
          <table:table-cell table:formula="of:=IF(ISBLANK( [.I41] ); &quot;&quot;; [.I41])" office:value-type="string" office:string-value="%M1021" calcext:value-type="string">
            <text:p>%M1021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Défaut survitesse mécanique</text:p>
          </table:table-cell>
          <table:table-cell office:value-type="string" calcext:value-type="string">
            <text:p>%M102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ef102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1]" office:value-type="string" office:string-value="ETAT GROUPE 1" calcext:value-type="string">
            <text:p>ETAT GROUPE 1</text:p>
          </table:table-cell>
          <table:table-cell table:formula="of:=[.H42]" office:value-type="string" office:string-value="Survitesse prolongée" calcext:value-type="string">
            <text:p>Survitesse prolongée</text:p>
          </table:table-cell>
          <table:table-cell table:formula="of:=IF(ISBLANK( [.J42] ); &quot;&quot;; [.J42])" office:value-type="float" office:value="166" calcext:value-type="float">
            <text:p>166</text:p>
          </table:table-cell>
          <table:table-cell table:formula="of:=IF(ISBLANK( [.I42] ); &quot;&quot;; [.I42])" office:value-type="string" office:string-value="%M1022" calcext:value-type="string">
            <text:p>%M1022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Survitesse prolongée</text:p>
          </table:table-cell>
          <table:table-cell office:value-type="string" calcext:value-type="string">
            <text:p>%M102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ef102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2]" office:value-type="string" office:string-value="ETAT GROUPE 1" calcext:value-type="string">
            <text:p>ETAT GROUPE 1</text:p>
          </table:table-cell>
          <table:table-cell table:formula="of:=[.H43]" office:value-type="string" office:string-value="Maxi Intensité Disjoncteur" calcext:value-type="string">
            <text:p>Maxi Intensité Disjoncteur</text:p>
          </table:table-cell>
          <table:table-cell table:formula="of:=IF(ISBLANK( [.J43] ); &quot;&quot;; [.J43])" office:value-type="float" office:value="167" calcext:value-type="float">
            <text:p>167</text:p>
          </table:table-cell>
          <table:table-cell table:formula="of:=IF(ISBLANK( [.I43] ); &quot;&quot;; [.I43])" office:value-type="string" office:string-value="%M1023" calcext:value-type="string">
            <text:p>%M1023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axi Intensité Disjoncteur</text:p>
          </table:table-cell>
          <table:table-cell office:value-type="string" calcext:value-type="string">
            <text:p>%M102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f102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3]" office:value-type="string" office:string-value="ETAT GROUPE 1" calcext:value-type="string">
            <text:p>ETAT GROUPE 1</text:p>
          </table:table-cell>
          <table:table-cell table:formula="of:=[.H44]" office:value-type="string" office:string-value="Couplages intempestifs alternateur" calcext:value-type="string">
            <text:p>Couplages intempestifs alternateur</text:p>
          </table:table-cell>
          <table:table-cell table:formula="of:=IF(ISBLANK( [.J44] ); &quot;&quot;; [.J44])" office:value-type="float" office:value="170" calcext:value-type="float">
            <text:p>170</text:p>
          </table:table-cell>
          <table:table-cell table:formula="of:=IF(ISBLANK( [.I44] ); &quot;&quot;; [.I44])" office:value-type="string" office:string-value="%M1026" calcext:value-type="string">
            <text:p>%M1026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ouplages intempestifs alternateur</text:p>
          </table:table-cell>
          <table:table-cell office:value-type="string" calcext:value-type="string">
            <text:p>%M10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ef102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4]" office:value-type="string" office:string-value="ETAT GROUPE 1" calcext:value-type="string">
            <text:p>ETAT GROUPE 1</text:p>
          </table:table-cell>
          <table:table-cell table:formula="of:=[.H45]" office:value-type="string" office:string-value="Couplage sauté " calcext:value-type="string">
            <text:p>Couplage sauté </text:p>
          </table:table-cell>
          <table:table-cell table:formula="of:=IF(ISBLANK( [.J45] ); &quot;&quot;; [.J45])" office:value-type="float" office:value="171" calcext:value-type="float">
            <text:p>171</text:p>
          </table:table-cell>
          <table:table-cell table:formula="of:=IF(ISBLANK( [.I45] ); &quot;&quot;; [.I45])" office:value-type="string" office:string-value="%M1027" calcext:value-type="string">
            <text:p>%M1027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Couplage sauté </text:p>
          </table:table-cell>
          <table:table-cell office:value-type="string" calcext:value-type="string">
            <text:p>%M102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ef102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5]" office:value-type="string" office:string-value="ETAT GROUPE 1" calcext:value-type="string">
            <text:p>ETAT GROUPE 1</text:p>
          </table:table-cell>
          <table:table-cell table:formula="of:=[.H46]" office:value-type="string" office:string-value="Non découplage contacteur alternateur" calcext:value-type="string">
            <text:p>Non découplage contacteur alternateur</text:p>
          </table:table-cell>
          <table:table-cell table:formula="of:=IF(ISBLANK( [.J46] ); &quot;&quot;; [.J46])" office:value-type="float" office:value="172" calcext:value-type="float">
            <text:p>172</text:p>
          </table:table-cell>
          <table:table-cell table:formula="of:=IF(ISBLANK( [.I46] ); &quot;&quot;; [.I46])" office:value-type="string" office:string-value="%M1028" calcext:value-type="string">
            <text:p>%M1028</text:p>
          </table:table-cell>
          <table:table-cell office:value-type="string" calcext:value-type="string">
            <text:p>X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Non découplage contacteur alternateur</text:p>
          </table:table-cell>
          <table:table-cell office:value-type="string" calcext:value-type="string">
            <text:p>%M102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f102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6]" office:value-type="string" office:string-value="ETAT GROUPE 1" calcext:value-type="string">
            <text:p>ETAT GROUPE 1</text:p>
          </table:table-cell>
          <table:table-cell table:formula="of:=[.H47]" office:value-type="string" office:string-value="Mini de puissance alternateur" calcext:value-type="string">
            <text:p>Mini de puissance alternateur</text:p>
          </table:table-cell>
          <table:table-cell table:formula="of:=IF(ISBLANK( [.J47] ); &quot;&quot;; [.J47])" office:value-type="float" office:value="173" calcext:value-type="float">
            <text:p>173</text:p>
          </table:table-cell>
          <table:table-cell table:formula="of:=IF(ISBLANK( [.I47] ); &quot;&quot;; [.I47])" office:value-type="string" office:string-value="%M1029" calcext:value-type="string">
            <text:p>%M1029</text:p>
          </table:table-cell>
          <table:table-cell office:value-type="string" calcext:value-type="string">
            <text:p>X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Mini de puissance alternateur</text:p>
          </table:table-cell>
          <table:table-cell office:value-type="string" calcext:value-type="string">
            <text:p>%M102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102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7]" office:value-type="string" office:string-value="ETAT GROUPE 1" calcext:value-type="string">
            <text:p>ETAT GROUPE 1</text:p>
          </table:table-cell>
          <table:table-cell table:formula="of:=[.H48]" office:value-type="string" office:string-value="Disjoncteur alternateur ouvert" calcext:value-type="string">
            <text:p>Disjoncteur alternateur ouvert</text:p>
          </table:table-cell>
          <table:table-cell table:formula="of:=IF(ISBLANK( [.J48] ); &quot;&quot;; [.J48])" office:value-type="float" office:value="174" calcext:value-type="float">
            <text:p>174</text:p>
          </table:table-cell>
          <table:table-cell table:formula="of:=IF(ISBLANK( [.I48] ); &quot;&quot;; [.I48])" office:value-type="string" office:string-value="%M1030" calcext:value-type="string">
            <text:p>%M103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sjoncteur alternateur ouvert</text:p>
          </table:table-cell>
          <table:table-cell office:value-type="string" calcext:value-type="string">
            <text:p>%M103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f103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8]" office:value-type="string" office:string-value="ETAT GROUPE 1" calcext:value-type="string">
            <text:p>ETAT GROUPE 1</text:p>
          </table:table-cell>
          <table:table-cell table:formula="of:=[.H49]" office:value-type="string" office:string-value="Défaut positionnement pales" calcext:value-type="string">
            <text:p>Défaut positionnement pales</text:p>
          </table:table-cell>
          <table:table-cell table:formula="of:=IF(ISBLANK( [.J49] ); &quot;&quot;; [.J49])" office:value-type="float" office:value="175" calcext:value-type="float">
            <text:p>175</text:p>
          </table:table-cell>
          <table:table-cell table:formula="of:=IF(ISBLANK( [.I49] ); &quot;&quot;; [.I49])" office:value-type="string" office:string-value="%M1031" calcext:value-type="string">
            <text:p>%M1031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Défaut positionnement pales</text:p>
          </table:table-cell>
          <table:table-cell office:value-type="string" calcext:value-type="string">
            <text:p>%M1031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9]" office:value-type="string" office:string-value="ETAT GROUPE 1" calcext:value-type="string">
            <text:p>ETAT GROUPE 1</text:p>
          </table:table-cell>
          <table:table-cell table:formula="of:=[.H50]" office:value-type="string" office:string-value="Défaut électrique moteur ppe ghy pales" calcext:value-type="string">
            <text:p>Défaut électrique moteur ppe ghy pales</text:p>
          </table:table-cell>
          <table:table-cell table:formula="of:=IF(ISBLANK( [.J50] ); &quot;&quot;; [.J50])" office:value-type="float" office:value="177" calcext:value-type="float">
            <text:p>177</text:p>
          </table:table-cell>
          <table:table-cell table:formula="of:=IF(ISBLANK( [.I50] ); &quot;&quot;; [.I50])" office:value-type="string" office:string-value="%M1033" calcext:value-type="string">
            <text:p>%M1033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Défaut électrique moteur ppe ghy pales</text:p>
          </table:table-cell>
          <table:table-cell office:value-type="string" calcext:value-type="string">
            <text:p>%M103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ef103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50]" office:value-type="string" office:string-value="ETAT GROUPE 1" calcext:value-type="string">
            <text:p>ETAT GROUPE 1</text:p>
          </table:table-cell>
          <table:table-cell table:formula="of:=[.H51]" office:value-type="string" office:string-value="Niveau bas huile ghy" calcext:value-type="string">
            <text:p>Niveau bas huile ghy</text:p>
          </table:table-cell>
          <table:table-cell table:formula="of:=IF(ISBLANK( [.J51] ); &quot;&quot;; [.J51])" office:value-type="float" office:value="178" calcext:value-type="float">
            <text:p>178</text:p>
          </table:table-cell>
          <table:table-cell table:formula="of:=IF(ISBLANK( [.I51] ); &quot;&quot;; [.I51])" office:value-type="string" office:string-value="%M1034" calcext:value-type="string">
            <text:p>%M1034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Niveau bas huile ghy</text:p>
          </table:table-cell>
          <table:table-cell office:value-type="string" calcext:value-type="string">
            <text:p>%M103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ef103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51]" office:value-type="string" office:string-value="ETAT GROUPE 1" calcext:value-type="string">
            <text:p>ETAT GROUPE 1</text:p>
          </table:table-cell>
          <table:table-cell table:formula="of:=[.H52]" office:value-type="string" office:string-value="Surchauffe huile ghy" calcext:value-type="string">
            <text:p>Surchauffe huile ghy</text:p>
          </table:table-cell>
          <table:table-cell table:formula="of:=IF(ISBLANK( [.J52] ); &quot;&quot;; [.J52])" office:value-type="float" office:value="179" calcext:value-type="float">
            <text:p>179</text:p>
          </table:table-cell>
          <table:table-cell table:formula="of:=IF(ISBLANK( [.I52] ); &quot;&quot;; [.I52])" office:value-type="string" office:string-value="%M1035" calcext:value-type="string">
            <text:p>%M1035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Surchauffe huile ghy</text:p>
          </table:table-cell>
          <table:table-cell office:value-type="string" calcext:value-type="string">
            <text:p>%M103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f103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52]" office:value-type="string" office:string-value="ETAT GROUPE 1" calcext:value-type="string">
            <text:p>ETAT GROUPE 1</text:p>
          </table:table-cell>
          <table:table-cell table:formula="of:=[.H53]" office:value-type="string" office:string-value="Mini pression sécurité ghy" calcext:value-type="string">
            <text:p>Mini pression sécurité ghy</text:p>
          </table:table-cell>
          <table:table-cell table:formula="of:=IF(ISBLANK( [.J53] ); &quot;&quot;; [.J53])" office:value-type="float" office:value="180" calcext:value-type="float">
            <text:p>180</text:p>
          </table:table-cell>
          <table:table-cell table:formula="of:=IF(ISBLANK( [.I53] ); &quot;&quot;; [.I53])" office:value-type="string" office:string-value="%M1036" calcext:value-type="string">
            <text:p>%M1036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ini pression sécurité ghy</text:p>
          </table:table-cell>
          <table:table-cell office:value-type="string" calcext:value-type="string">
            <text:p>%M10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f103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53]" office:value-type="string" office:string-value="ETAT GROUPE 1" calcext:value-type="string">
            <text:p>ETAT GROUPE 1</text:p>
          </table:table-cell>
          <table:table-cell table:formula="of:=[.H54]" office:value-type="string" office:string-value="Pression établie accumulateur ghy" calcext:value-type="string">
            <text:p>Pression établie accumulateur ghy</text:p>
          </table:table-cell>
          <table:table-cell table:formula="of:=IF(ISBLANK( [.J54] ); &quot;&quot;; [.J54])" office:value-type="float" office:value="181" calcext:value-type="float">
            <text:p>181</text:p>
          </table:table-cell>
          <table:table-cell table:formula="of:=IF(ISBLANK( [.I54] ); &quot;&quot;; [.I54])" office:value-type="string" office:string-value="%M1037" calcext:value-type="string">
            <text:p>%M1037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ression établie accumulateur ghy</text:p>
          </table:table-cell>
          <table:table-cell office:value-type="string" calcext:value-type="string">
            <text:p>%M1037</text:p>
          </table:table-cell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54]" office:value-type="string" office:string-value="ETAT GROUPE 1" calcext:value-type="string">
            <text:p>ETAT GROUPE 1</text:p>
          </table:table-cell>
          <table:table-cell table:formula="of:=[.H55]" office:value-type="string" office:string-value="Gonflage trop long accumulateur ghy" calcext:value-type="string">
            <text:p>Gonflage trop long accumulateur ghy</text:p>
          </table:table-cell>
          <table:table-cell table:formula="of:=IF(ISBLANK( [.J55] ); &quot;&quot;; [.J55])" office:value-type="float" office:value="182" calcext:value-type="float">
            <text:p>182</text:p>
          </table:table-cell>
          <table:table-cell table:formula="of:=IF(ISBLANK( [.I55] ); &quot;&quot;; [.I55])" office:value-type="string" office:string-value="%M1038" calcext:value-type="string">
            <text:p>%M1038</text:p>
          </table:table-cell>
          <table:table-cell office:value-type="string" calcext:value-type="string">
            <text:p>X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Gonflage trop long accumulateur ghy</text:p>
          </table:table-cell>
          <table:table-cell office:value-type="string" calcext:value-type="string">
            <text:p>%M103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f103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55]" office:value-type="string" office:string-value="ETAT GROUPE 1" calcext:value-type="string">
            <text:p>ETAT GROUPE 1</text:p>
          </table:table-cell>
          <table:table-cell table:formula="of:=[.H56]" office:value-type="string" office:string-value="Défaut acquisition pression accumulateur GHY" calcext:value-type="string">
            <text:p>Défaut acquisition pression accumulateur GHY</text:p>
          </table:table-cell>
          <table:table-cell table:formula="of:=IF(ISBLANK( [.J56] ); &quot;&quot;; [.J56])" office:value-type="float" office:value="184" calcext:value-type="float">
            <text:p>184</text:p>
          </table:table-cell>
          <table:table-cell table:formula="of:=IF(ISBLANK( [.I56] ); &quot;&quot;; [.I56])" office:value-type="string" office:string-value="%M1040" calcext:value-type="string">
            <text:p>%M1040</text:p>
          </table:table-cell>
          <table:table-cell office:value-type="string" calcext:value-type="string">
            <text:p>X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éfaut acquisition pression accumulateur GHY</text:p>
          </table:table-cell>
          <table:table-cell office:value-type="string" calcext:value-type="string">
            <text:p>%M10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f104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56]" office:value-type="string" office:string-value="ETAT GROUPE 1" calcext:value-type="string">
            <text:p>ETAT GROUPE 1</text:p>
          </table:table-cell>
          <table:table-cell table:formula="of:=[.H57]" office:value-type="string" office:string-value="Alarme circulation huile pivoterie" calcext:value-type="string">
            <text:p>Alarme circulation huile pivoterie</text:p>
          </table:table-cell>
          <table:table-cell table:formula="of:=IF(ISBLANK( [.J57] ); &quot;&quot;; [.J57])" office:value-type="float" office:value="188" calcext:value-type="float">
            <text:p>188</text:p>
          </table:table-cell>
          <table:table-cell table:formula="of:=IF(ISBLANK( [.I57] ); &quot;&quot;; [.I57])" office:value-type="string" office:string-value="%M1044" calcext:value-type="string">
            <text:p>%M1044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Alarme circulation huile pivoterie</text:p>
          </table:table-cell>
          <table:table-cell office:value-type="string" calcext:value-type="string">
            <text:p>%M10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ef104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57]" office:value-type="string" office:string-value="ETAT GROUPE 1" calcext:value-type="string">
            <text:p>ETAT GROUPE 1</text:p>
          </table:table-cell>
          <table:table-cell table:formula="of:=[.H58]" office:value-type="string" office:string-value="Défaut sens de rotation turbine" calcext:value-type="string">
            <text:p>Défaut sens de rotation turbine</text:p>
          </table:table-cell>
          <table:table-cell table:formula="of:=IF(ISBLANK( [.J58] ); &quot;&quot;; [.J58])" office:value-type="float" office:value="189" calcext:value-type="float">
            <text:p>189</text:p>
          </table:table-cell>
          <table:table-cell table:formula="of:=IF(ISBLANK( [.I58] ); &quot;&quot;; [.I58])" office:value-type="string" office:string-value="%M1045" calcext:value-type="string">
            <text:p>%M1045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Défaut sens de rotation turbine</text:p>
          </table:table-cell>
          <table:table-cell office:value-type="string" calcext:value-type="string">
            <text:p>%M104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ef104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58]" office:value-type="string" office:string-value="ETAT GROUPE 1" calcext:value-type="string">
            <text:p>ETAT GROUPE 1</text:p>
          </table:table-cell>
          <table:table-cell table:formula="of:=[.H59]" office:value-type="string" office:string-value="Niveau bas huile pivoterie" calcext:value-type="string">
            <text:p>Niveau bas huile pivoterie</text:p>
          </table:table-cell>
          <table:table-cell table:formula="of:=IF(ISBLANK( [.J59] ); &quot;&quot;; [.J59])" office:value-type="float" office:value="190" calcext:value-type="float">
            <text:p>190</text:p>
          </table:table-cell>
          <table:table-cell table:formula="of:=IF(ISBLANK( [.I59] ); &quot;&quot;; [.I59])" office:value-type="string" office:string-value="%M1046" calcext:value-type="string">
            <text:p>%M1046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Niveau bas huile pivoterie</text:p>
          </table:table-cell>
          <table:table-cell office:value-type="string" calcext:value-type="string">
            <text:p>%M104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f104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59]" office:value-type="string" office:string-value="ETAT GROUPE 1" calcext:value-type="string">
            <text:p>ETAT GROUPE 1</text:p>
          </table:table-cell>
          <table:table-cell table:formula="of:=[.H60]" office:value-type="string" office:string-value="Frein desseré" calcext:value-type="string">
            <text:p>Frein desseré</text:p>
          </table:table-cell>
          <table:table-cell table:formula="of:=IF(ISBLANK( [.J60] ); &quot;&quot;; [.J60])" office:value-type="float" office:value="191" calcext:value-type="float">
            <text:p>191</text:p>
          </table:table-cell>
          <table:table-cell table:formula="of:=IF(ISBLANK( [.I60] ); &quot;&quot;; [.I60])" office:value-type="string" office:string-value="%M1047" calcext:value-type="string">
            <text:p>%M1047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Frein desseré</text:p>
          </table:table-cell>
          <table:table-cell office:value-type="string" calcext:value-type="string">
            <text:p>%M1047</text:p>
          </table:table-cell>
          <table:table-cell office:value-type="float" office:value="191" calcext:value-type="float">
            <text:p>19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60]" office:value-type="string" office:string-value="ETAT GROUPE 1" calcext:value-type="string">
            <text:p>ETAT GROUPE 1</text:p>
          </table:table-cell>
          <table:table-cell table:formula="of:=[.H61]" office:value-type="string" office:string-value="Défaut frein" calcext:value-type="string">
            <text:p>Défaut frein</text:p>
          </table:table-cell>
          <table:table-cell table:formula="of:=IF(ISBLANK( [.J61] ); &quot;&quot;; [.J61])" office:value-type="float" office:value="192" calcext:value-type="float">
            <text:p>192</text:p>
          </table:table-cell>
          <table:table-cell table:formula="of:=IF(ISBLANK( [.I61] ); &quot;&quot;; [.I61])" office:value-type="string" office:string-value="%M1048" calcext:value-type="string">
            <text:p>%M1048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Défaut frein</text:p>
          </table:table-cell>
          <table:table-cell office:value-type="string" calcext:value-type="string">
            <text:p>%M10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f104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61]" office:value-type="string" office:string-value="ETAT GROUPE 1" calcext:value-type="string">
            <text:p>ETAT GROUPE 1</text:p>
          </table:table-cell>
          <table:table-cell table:formula="of:=[.H62]" office:value-type="string" office:string-value="Défaut mesure de vitesse" calcext:value-type="string">
            <text:p>Défaut mesure de vitesse</text:p>
          </table:table-cell>
          <table:table-cell table:formula="of:=IF(ISBLANK( [.J62] ); &quot;&quot;; [.J62])" office:value-type="float" office:value="193" calcext:value-type="float">
            <text:p>193</text:p>
          </table:table-cell>
          <table:table-cell table:formula="of:=IF(ISBLANK( [.I62] ); &quot;&quot;; [.I62])" office:value-type="string" office:string-value="%M1049" calcext:value-type="string">
            <text:p>%M1049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Défaut mesure de vitesse</text:p>
          </table:table-cell>
          <table:table-cell office:value-type="string" calcext:value-type="string">
            <text:p>%M104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f104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62]" office:value-type="string" office:string-value="ETAT GROUPE 1" calcext:value-type="string">
            <text:p>ETAT GROUPE 1</text:p>
          </table:table-cell>
          <table:table-cell table:formula="of:=[.H63]" office:value-type="string" office:string-value="Défaut acquisition mesure de puissance" calcext:value-type="string">
            <text:p>Défaut acquisition mesure de puissance</text:p>
          </table:table-cell>
          <table:table-cell table:formula="of:=IF(ISBLANK( [.J63] ); &quot;&quot;; [.J63])" office:value-type="float" office:value="194" calcext:value-type="float">
            <text:p>194</text:p>
          </table:table-cell>
          <table:table-cell table:formula="of:=IF(ISBLANK( [.I63] ); &quot;&quot;; [.I63])" office:value-type="string" office:string-value="%M1050" calcext:value-type="string">
            <text:p>%M1050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Défaut acquisition mesure de puissance</text:p>
          </table:table-cell>
          <table:table-cell office:value-type="string" calcext:value-type="string">
            <text:p>%M105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f105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63]" office:value-type="string" office:string-value="ETAT GROUPE 1" calcext:value-type="string">
            <text:p>ETAT GROUPE 1</text:p>
          </table:table-cell>
          <table:table-cell table:formula="of:=[.H64]" office:value-type="string" office:string-value="Défaut recopie position pales" calcext:value-type="string">
            <text:p>Défaut recopie position pales</text:p>
          </table:table-cell>
          <table:table-cell table:formula="of:=IF(ISBLANK( [.J64] ); &quot;&quot;; [.J64])" office:value-type="float" office:value="195" calcext:value-type="float">
            <text:p>195</text:p>
          </table:table-cell>
          <table:table-cell table:formula="of:=IF(ISBLANK( [.I64] ); &quot;&quot;; [.I64])" office:value-type="string" office:string-value="%M1051" calcext:value-type="string">
            <text:p>%M105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Défaut recopie position pales</text:p>
          </table:table-cell>
          <table:table-cell office:value-type="string" calcext:value-type="string">
            <text:p>%M105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f105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64]" office:value-type="string" office:string-value="ETAT GROUPE 1" calcext:value-type="string">
            <text:p>ETAT GROUPE 1</text:p>
          </table:table-cell>
          <table:table-cell table:formula="of:=[.H65]" office:value-type="string" office:string-value="Défaut com entrées sorties déportées Ilots coffret groupe" calcext:value-type="string">
            <text:p>Défaut com entrées sorties déportées Ilots coffret groupe</text:p>
          </table:table-cell>
          <table:table-cell table:formula="of:=IF(ISBLANK( [.J65] ); &quot;&quot;; [.J65])" office:value-type="float" office:value="197" calcext:value-type="float">
            <text:p>197</text:p>
          </table:table-cell>
          <table:table-cell table:formula="of:=IF(ISBLANK( [.I65] ); &quot;&quot;; [.I65])" office:value-type="string" office:string-value="%M1053" calcext:value-type="string">
            <text:p>%M1053</text:p>
          </table:table-cell>
          <table:table-cell office:value-type="string" calcext:value-type="string">
            <text:p>X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Défaut com entrées sorties déportées Ilots coffret groupe</text:p>
          </table:table-cell>
          <table:table-cell office:value-type="string" calcext:value-type="string">
            <text:p>%M105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f105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65]" office:value-type="string" office:string-value="ETAT GROUPE 1" calcext:value-type="string">
            <text:p>ETAT GROUPE 1</text:p>
          </table:table-cell>
          <table:table-cell table:formula="of:=[.H66]" office:value-type="string" office:string-value="Défaut module entrées sorties déportées Ilots coffret groupe" calcext:value-type="string">
            <text:p>Défaut module entrées sorties déportées Ilots coffret groupe</text:p>
          </table:table-cell>
          <table:table-cell table:formula="of:=IF(ISBLANK( [.J66] ); &quot;&quot;; [.J66])" office:value-type="float" office:value="198" calcext:value-type="float">
            <text:p>198</text:p>
          </table:table-cell>
          <table:table-cell table:formula="of:=IF(ISBLANK( [.I66] ); &quot;&quot;; [.I66])" office:value-type="string" office:string-value="%M1054" calcext:value-type="string">
            <text:p>%M1054</text:p>
          </table:table-cell>
          <table:table-cell office:value-type="string" calcext:value-type="string">
            <text:p>X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Défaut module entrées sorties déportées Ilots coffret groupe</text:p>
          </table:table-cell>
          <table:table-cell office:value-type="string" calcext:value-type="string">
            <text:p>%M105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f105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66]" office:value-type="string" office:string-value="ETAT GROUPE 1" calcext:value-type="string">
            <text:p>ETAT GROUPE 1</text:p>
          </table:table-cell>
          <table:table-cell table:formula="of:=[.H67]" office:value-type="string" office:string-value="Disjoncteur pont d'excitation ouvert" calcext:value-type="string">
            <text:p>Disjoncteur pont d'excitation ouvert</text:p>
          </table:table-cell>
          <table:table-cell table:formula="of:=IF(ISBLANK( [.J67] ); &quot;&quot;; [.J67])" office:value-type="float" office:value="199" calcext:value-type="float">
            <text:p>199</text:p>
          </table:table-cell>
          <table:table-cell table:formula="of:=IF(ISBLANK( [.I67] ); &quot;&quot;; [.I67])" office:value-type="string" office:string-value="%M1055" calcext:value-type="string">
            <text:p>%M1055</text:p>
          </table:table-cell>
          <table:table-cell office:value-type="string" calcext:value-type="string">
            <text:p>X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Disjoncteur pont d'excitation ouvert</text:p>
          </table:table-cell>
          <table:table-cell office:value-type="string" calcext:value-type="string">
            <text:p>%M105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f105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67]" office:value-type="string" office:string-value="ETAT GROUPE 1" calcext:value-type="string">
            <text:p>ETAT GROUPE 1</text:p>
          </table:table-cell>
          <table:table-cell table:formula="of:=[.H68]" office:value-type="string" office:string-value="Mini courant d'excitation" calcext:value-type="string">
            <text:p>Mini courant d'excitation</text:p>
          </table:table-cell>
          <table:table-cell table:formula="of:=IF(ISBLANK( [.J68] ); &quot;&quot;; [.J68])" office:value-type="float" office:value="200" calcext:value-type="float">
            <text:p>200</text:p>
          </table:table-cell>
          <table:table-cell table:formula="of:=IF(ISBLANK( [.I68] ); &quot;&quot;; [.I68])" office:value-type="string" office:string-value="%M1056" calcext:value-type="string">
            <text:p>%M1056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Mini courant d'excitation</text:p>
          </table:table-cell>
          <table:table-cell office:value-type="string" calcext:value-type="string">
            <text:p>%M10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105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68]" office:value-type="string" office:string-value="ETAT GROUPE 1" calcext:value-type="string">
            <text:p>ETAT GROUPE 1</text:p>
          </table:table-cell>
          <table:table-cell table:formula="of:=[.H69]" office:value-type="string" office:string-value="Maxi courant d'excitation" calcext:value-type="string">
            <text:p>Maxi courant d'excitation</text:p>
          </table:table-cell>
          <table:table-cell table:formula="of:=IF(ISBLANK( [.J69] ); &quot;&quot;; [.J69])" office:value-type="float" office:value="201" calcext:value-type="float">
            <text:p>201</text:p>
          </table:table-cell>
          <table:table-cell table:formula="of:=IF(ISBLANK( [.I69] ); &quot;&quot;; [.I69])" office:value-type="string" office:string-value="%M1057" calcext:value-type="string">
            <text:p>%M1057</text:p>
          </table:table-cell>
          <table:table-cell office:value-type="string" calcext:value-type="string">
            <text:p>X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Maxi courant d'excitation</text:p>
          </table:table-cell>
          <table:table-cell office:value-type="string" calcext:value-type="string">
            <text:p>%M105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def105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69]" office:value-type="string" office:string-value="ETAT GROUPE 1" calcext:value-type="string">
            <text:p>ETAT GROUPE 1</text:p>
          </table:table-cell>
          <table:table-cell table:formula="of:=[.H70]" office:value-type="string" office:string-value="Retour de marche contacteur d'excitation" calcext:value-type="string">
            <text:p>Retour de marche contacteur d'excitation</text:p>
          </table:table-cell>
          <table:table-cell table:formula="of:=IF(ISBLANK( [.J70] ); &quot;&quot;; [.J70])" office:value-type="float" office:value="202" calcext:value-type="float">
            <text:p>202</text:p>
          </table:table-cell>
          <table:table-cell table:formula="of:=IF(ISBLANK( [.I70] ); &quot;&quot;; [.I70])" office:value-type="string" office:string-value="%M1058" calcext:value-type="string">
            <text:p>%M1058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tour de marche contacteur d'excitation</text:p>
          </table:table-cell>
          <table:table-cell office:value-type="string" calcext:value-type="string">
            <text:p>%M1058</text:p>
          </table:table-cell>
          <table:table-cell office:value-type="float" office:value="202" calcext:value-type="float">
            <text:p>20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70]" office:value-type="string" office:string-value="ETAT GROUPE 1" calcext:value-type="string">
            <text:p>ETAT GROUPE 1</text:p>
          </table:table-cell>
          <table:table-cell table:formula="of:=[.H71]" office:value-type="string" office:string-value="Retour tension trop long" calcext:value-type="string">
            <text:p>Retour tension trop long</text:p>
          </table:table-cell>
          <table:table-cell table:formula="of:=IF(ISBLANK( [.J71] ); &quot;&quot;; [.J71])" office:value-type="float" office:value="203" calcext:value-type="float">
            <text:p>203</text:p>
          </table:table-cell>
          <table:table-cell table:formula="of:=IF(ISBLANK( [.I71] ); &quot;&quot;; [.I71])" office:value-type="string" office:string-value="%M1059" calcext:value-type="string">
            <text:p>%M1059</text:p>
          </table:table-cell>
          <table:table-cell office:value-type="string" calcext:value-type="string">
            <text:p>X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tour tension trop long</text:p>
          </table:table-cell>
          <table:table-cell office:value-type="string" calcext:value-type="string">
            <text:p>%M105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ef105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71]" office:value-type="string" office:string-value="ETAT GROUPE 1" calcext:value-type="string">
            <text:p>ETAT GROUPE 1</text:p>
          </table:table-cell>
          <table:table-cell table:formula="of:=[.H72]" office:value-type="string" office:string-value="Fusion fusible pont d'excitation" calcext:value-type="string">
            <text:p>Fusion fusible pont d'excitation</text:p>
          </table:table-cell>
          <table:table-cell table:formula="of:=IF(ISBLANK( [.J72] ); &quot;&quot;; [.J72])" office:value-type="float" office:value="204" calcext:value-type="float">
            <text:p>204</text:p>
          </table:table-cell>
          <table:table-cell table:formula="of:=IF(ISBLANK( [.I72] ); &quot;&quot;; [.I72])" office:value-type="string" office:string-value="%M1060" calcext:value-type="string">
            <text:p>%M1060</text:p>
          </table:table-cell>
          <table:table-cell office:value-type="string" calcext:value-type="string">
            <text:p>X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Fusion fusible pont d'excitation</text:p>
          </table:table-cell>
          <table:table-cell office:value-type="string" calcext:value-type="string">
            <text:p>%M106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ef106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72]" office:value-type="string" office:string-value="ETAT GROUPE 1" calcext:value-type="string">
            <text:p>ETAT GROUPE 1</text:p>
          </table:table-cell>
          <table:table-cell table:formula="of:=[.H73]" office:value-type="string" office:string-value="Surchauffe pont d'excitation" calcext:value-type="string">
            <text:p>Surchauffe pont d'excitation</text:p>
          </table:table-cell>
          <table:table-cell table:formula="of:=IF(ISBLANK( [.J73] ); &quot;&quot;; [.J73])" office:value-type="float" office:value="205" calcext:value-type="float">
            <text:p>205</text:p>
          </table:table-cell>
          <table:table-cell table:formula="of:=IF(ISBLANK( [.I73] ); &quot;&quot;; [.I73])" office:value-type="string" office:string-value="%M1061" calcext:value-type="string">
            <text:p>%M1061</text:p>
          </table:table-cell>
          <table:table-cell office:value-type="string" calcext:value-type="string">
            <text:p>X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urchauffe pont d'excitation</text:p>
          </table:table-cell>
          <table:table-cell office:value-type="string" calcext:value-type="string">
            <text:p>%M106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f106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73]" office:value-type="string" office:string-value="ETAT GROUPE 1" calcext:value-type="string">
            <text:p>ETAT GROUPE 1</text:p>
          </table:table-cell>
          <table:table-cell table:formula="of:=[.H74]" office:value-type="string" office:string-value="Maxi tension stator" calcext:value-type="string">
            <text:p>Maxi tension stator</text:p>
          </table:table-cell>
          <table:table-cell table:formula="of:=IF(ISBLANK( [.J74] ); &quot;&quot;; [.J74])" office:value-type="float" office:value="206" calcext:value-type="float">
            <text:p>206</text:p>
          </table:table-cell>
          <table:table-cell table:formula="of:=IF(ISBLANK( [.I74] ); &quot;&quot;; [.I74])" office:value-type="string" office:string-value="%M1062" calcext:value-type="string">
            <text:p>%M1062</text:p>
          </table:table-cell>
          <table:table-cell office:value-type="string" calcext:value-type="string">
            <text:p>X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Maxi tension stator</text:p>
          </table:table-cell>
          <table:table-cell office:value-type="string" calcext:value-type="string">
            <text:p>%M106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ef106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74]" office:value-type="string" office:string-value="ETAT GROUPE 1" calcext:value-type="string">
            <text:p>ETAT GROUPE 1</text:p>
          </table:table-cell>
          <table:table-cell table:formula="of:=[.H75]" office:value-type="string" office:string-value="Défaut isolement rotor" calcext:value-type="string">
            <text:p>Défaut isolement rotor</text:p>
          </table:table-cell>
          <table:table-cell table:formula="of:=IF(ISBLANK( [.J75] ); &quot;&quot;; [.J75])" office:value-type="float" office:value="207" calcext:value-type="float">
            <text:p>207</text:p>
          </table:table-cell>
          <table:table-cell table:formula="of:=IF(ISBLANK( [.I75] ); &quot;&quot;; [.I75])" office:value-type="string" office:string-value="%M1063" calcext:value-type="string">
            <text:p>%M1063</text:p>
          </table:table-cell>
          <table:table-cell office:value-type="string" calcext:value-type="string">
            <text:p>X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Défaut isolement rotor</text:p>
          </table:table-cell>
          <table:table-cell office:value-type="string" calcext:value-type="string">
            <text:p>%M1063</text:p>
          </table:table-cell>
          <table:table-cell office:value-type="float" office:value="207" calcext:value-type="float">
            <text:p>20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75]" office:value-type="string" office:string-value="ETAT GROUPE 1" calcext:value-type="string">
            <text:p>ETAT GROUPE 1</text:p>
          </table:table-cell>
          <table:table-cell table:formula="of:=[.H76]" office:value-type="string" office:string-value="Surchauffe transformateur d'excitation" calcext:value-type="string">
            <text:p>Surchauffe transformateur d'excitation</text:p>
          </table:table-cell>
          <table:table-cell table:formula="of:=IF(ISBLANK( [.J76] ); &quot;&quot;; [.J76])" office:value-type="float" office:value="208" calcext:value-type="float">
            <text:p>208</text:p>
          </table:table-cell>
          <table:table-cell table:formula="of:=IF(ISBLANK( [.I76] ); &quot;&quot;; [.I76])" office:value-type="string" office:string-value="%M1064" calcext:value-type="string">
            <text:p>%M1064</text:p>
          </table:table-cell>
          <table:table-cell office:value-type="string" calcext:value-type="string">
            <text:p>X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urchauffe transformateur d'excitation</text:p>
          </table:table-cell>
          <table:table-cell office:value-type="string" calcext:value-type="string">
            <text:p>%M106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f106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76]" office:value-type="string" office:string-value="ETAT GROUPE 1" calcext:value-type="string">
            <text:p>ETAT GROUPE 1</text:p>
          </table:table-cell>
          <table:table-cell table:formula="of:=[.H77]" office:value-type="string" office:string-value="Défaut électrique moteur ppe à graisse" calcext:value-type="string">
            <text:p>Défaut électrique moteur ppe à graisse</text:p>
          </table:table-cell>
          <table:table-cell table:formula="of:=IF(ISBLANK( [.J77] ); &quot;&quot;; [.J77])" office:value-type="float" office:value="209" calcext:value-type="float">
            <text:p>209</text:p>
          </table:table-cell>
          <table:table-cell table:formula="of:=IF(ISBLANK( [.I77] ); &quot;&quot;; [.I77])" office:value-type="string" office:string-value="%M1065" calcext:value-type="string">
            <text:p>%M1065</text:p>
          </table:table-cell>
          <table:table-cell office:value-type="string" calcext:value-type="string">
            <text:p>X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Défaut électrique moteur ppe à graisse</text:p>
          </table:table-cell>
          <table:table-cell office:value-type="string" calcext:value-type="string">
            <text:p>%M106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f106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77]" office:value-type="string" office:string-value="ETAT GROUPE 1" calcext:value-type="string">
            <text:p>ETAT GROUPE 1</text:p>
          </table:table-cell>
          <table:table-cell table:formula="of:=[.H78]" office:value-type="string" office:string-value="Niveau bas bac à graisse" calcext:value-type="string">
            <text:p>Niveau bas bac à graisse</text:p>
          </table:table-cell>
          <table:table-cell table:formula="of:=IF(ISBLANK( [.J78] ); &quot;&quot;; [.J78])" office:value-type="float" office:value="210" calcext:value-type="float">
            <text:p>210</text:p>
          </table:table-cell>
          <table:table-cell table:formula="of:=IF(ISBLANK( [.I78] ); &quot;&quot;; [.I78])" office:value-type="string" office:string-value="%M1066" calcext:value-type="string">
            <text:p>%M1066</text:p>
          </table:table-cell>
          <table:table-cell office:value-type="string" calcext:value-type="string">
            <text:p>X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Niveau bas bac à graisse</text:p>
          </table:table-cell>
          <table:table-cell office:value-type="string" calcext:value-type="string">
            <text:p>%M106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78]" office:value-type="string" office:string-value="ETAT GROUPE 1" calcext:value-type="string">
            <text:p>ETAT GROUPE 1</text:p>
          </table:table-cell>
          <table:table-cell table:formula="of:=[.H79]" office:value-type="string" office:string-value="Retour de marche moteur ppe à graisse" calcext:value-type="string">
            <text:p>Retour de marche moteur ppe à graisse</text:p>
          </table:table-cell>
          <table:table-cell table:formula="of:=IF(ISBLANK( [.J79] ); &quot;&quot;; [.J79])" office:value-type="float" office:value="217" calcext:value-type="float">
            <text:p>217</text:p>
          </table:table-cell>
          <table:table-cell table:formula="of:=IF(ISBLANK( [.I79] ); &quot;&quot;; [.I79])" office:value-type="string" office:string-value="%M1073" calcext:value-type="string">
            <text:p>%M1073</text:p>
          </table:table-cell>
          <table:table-cell office:value-type="string" calcext:value-type="string">
            <text:p>X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tour de marche moteur ppe à graisse</text:p>
          </table:table-cell>
          <table:table-cell office:value-type="string" calcext:value-type="string">
            <text:p>%M1073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79]" office:value-type="string" office:string-value="ETAT GROUPE 1" calcext:value-type="string">
            <text:p>ETAT GROUPE 1</text:p>
          </table:table-cell>
          <table:table-cell table:formula="of:=[.H80]" office:value-type="string" office:string-value="Défaut acquisition mesure bac à graisse" calcext:value-type="string">
            <text:p>Défaut acquisition mesure bac à graisse</text:p>
          </table:table-cell>
          <table:table-cell table:formula="of:=IF(ISBLANK( [.J80] ); &quot;&quot;; [.J80])" office:value-type="float" office:value="224" calcext:value-type="float">
            <text:p>224</text:p>
          </table:table-cell>
          <table:table-cell table:formula="of:=IF(ISBLANK( [.I80] ); &quot;&quot;; [.I80])" office:value-type="string" office:string-value="%M1080" calcext:value-type="string">
            <text:p>%M1080</text:p>
          </table:table-cell>
          <table:table-cell office:value-type="string" calcext:value-type="string">
            <text:p>X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Défaut acquisition mesure bac à graisse</text:p>
          </table:table-cell>
          <table:table-cell office:value-type="string" calcext:value-type="string">
            <text:p>%M1080</text:p>
          </table:table-cell>
          <table:table-cell office:value-type="float" office:value="224" calcext:value-type="float">
            <text:p>22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80]" office:value-type="string" office:string-value="ETAT GROUPE 1" calcext:value-type="string">
            <text:p>ETAT GROUPE 1</text:p>
          </table:table-cell>
          <table:table-cell table:formula="of:=[.H81]" office:value-type="string" office:string-value="Défaut acquisition température huile pivot alternateur" calcext:value-type="string">
            <text:p>Défaut acquisition température huile pivot alternateur</text:p>
          </table:table-cell>
          <table:table-cell table:formula="of:=IF(ISBLANK( [.J81] ); &quot;&quot;; [.J81])" office:value-type="float" office:value="225" calcext:value-type="float">
            <text:p>225</text:p>
          </table:table-cell>
          <table:table-cell table:formula="of:=IF(ISBLANK( [.I81] ); &quot;&quot;; [.I81])" office:value-type="string" office:string-value="%M1081" calcext:value-type="string">
            <text:p>%M1081</text:p>
          </table:table-cell>
          <table:table-cell office:value-type="string" calcext:value-type="string">
            <text:p>X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Défaut acquisition température huile pivot alternateur</text:p>
          </table:table-cell>
          <table:table-cell office:value-type="string" calcext:value-type="string">
            <text:p>%M1081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81]" office:value-type="string" office:string-value="ETAT GROUPE 1" calcext:value-type="string">
            <text:p>ETAT GROUPE 1</text:p>
          </table:table-cell>
          <table:table-cell table:formula="of:=[.H82]" office:value-type="string" office:string-value="Défaut acquisition température palier inférieur alternateur" calcext:value-type="string">
            <text:p>Défaut acquisition température palier inférieur alternateur</text:p>
          </table:table-cell>
          <table:table-cell table:formula="of:=IF(ISBLANK( [.J82] ); &quot;&quot;; [.J82])" office:value-type="float" office:value="226" calcext:value-type="float">
            <text:p>226</text:p>
          </table:table-cell>
          <table:table-cell table:formula="of:=IF(ISBLANK( [.I82] ); &quot;&quot;; [.I82])" office:value-type="string" office:string-value="%M1082" calcext:value-type="string">
            <text:p>%M1082</text:p>
          </table:table-cell>
          <table:table-cell office:value-type="string" calcext:value-type="string">
            <text:p>X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Défaut acquisition température palier inférieur alternateur</text:p>
          </table:table-cell>
          <table:table-cell office:value-type="string" calcext:value-type="string">
            <text:p>%M1082</text:p>
          </table:table-cell>
          <table:table-cell office:value-type="float" office:value="226" calcext:value-type="float">
            <text:p>22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82]" office:value-type="string" office:string-value="ETAT GROUPE 1" calcext:value-type="string">
            <text:p>ETAT GROUPE 1</text:p>
          </table:table-cell>
          <table:table-cell table:formula="of:=[.H83]" office:value-type="string" office:string-value="Défaut acquisition température palier superieur turbine" calcext:value-type="string">
            <text:p>Défaut acquisition température palier superieur turbine</text:p>
          </table:table-cell>
          <table:table-cell table:formula="of:=IF(ISBLANK( [.J83] ); &quot;&quot;; [.J83])" office:value-type="float" office:value="227" calcext:value-type="float">
            <text:p>227</text:p>
          </table:table-cell>
          <table:table-cell table:formula="of:=IF(ISBLANK( [.I83] ); &quot;&quot;; [.I83])" office:value-type="string" office:string-value="%M1083" calcext:value-type="string">
            <text:p>%M1083</text:p>
          </table:table-cell>
          <table:table-cell office:value-type="string" calcext:value-type="string">
            <text:p>X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Défaut acquisition température palier superieur turbine</text:p>
          </table:table-cell>
          <table:table-cell office:value-type="string" calcext:value-type="string">
            <text:p>%M1083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83]" office:value-type="string" office:string-value="ETAT GROUPE 1" calcext:value-type="string">
            <text:p>ETAT GROUPE 1</text:p>
          </table:table-cell>
          <table:table-cell table:formula="of:=[.H84]" office:value-type="string" office:string-value="Défaut acquisition température palier superieur alternateur" calcext:value-type="string">
            <text:p>Défaut acquisition température palier superieur alternateur</text:p>
          </table:table-cell>
          <table:table-cell table:formula="of:=IF(ISBLANK( [.J84] ); &quot;&quot;; [.J84])" office:value-type="float" office:value="228" calcext:value-type="float">
            <text:p>228</text:p>
          </table:table-cell>
          <table:table-cell table:formula="of:=IF(ISBLANK( [.I84] ); &quot;&quot;; [.I84])" office:value-type="string" office:string-value="%M1084" calcext:value-type="string">
            <text:p>%M1084</text:p>
          </table:table-cell>
          <table:table-cell office:value-type="string" calcext:value-type="string">
            <text:p>X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Défaut acquisition température palier superieur alternateur</text:p>
          </table:table-cell>
          <table:table-cell office:value-type="string" calcext:value-type="string">
            <text:p>%M1084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84]" office:value-type="string" office:string-value="ETAT GROUPE 1" calcext:value-type="string">
            <text:p>ETAT GROUPE 1</text:p>
          </table:table-cell>
          <table:table-cell table:formula="of:=[.H85]" office:value-type="string" office:string-value="Défaut acquisition pression d'huile accumulateur GHY" calcext:value-type="string">
            <text:p>Défaut acquisition pression d'huile accumulateur GHY</text:p>
          </table:table-cell>
          <table:table-cell table:formula="of:=IF(ISBLANK( [.J85] ); &quot;&quot;; [.J85])" office:value-type="float" office:value="234" calcext:value-type="float">
            <text:p>234</text:p>
          </table:table-cell>
          <table:table-cell table:formula="of:=IF(ISBLANK( [.I85] ); &quot;&quot;; [.I85])" office:value-type="string" office:string-value="%M1090" calcext:value-type="string">
            <text:p>%M1090</text:p>
          </table:table-cell>
          <table:table-cell office:value-type="string" calcext:value-type="string">
            <text:p>X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Défaut acquisition pression d'huile accumulateur GHY</text:p>
          </table:table-cell>
          <table:table-cell office:value-type="string" calcext:value-type="string">
            <text:p>%M109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f109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85]" office:value-type="string" office:string-value="ETAT GROUPE 1" calcext:value-type="string">
            <text:p>ETAT GROUPE 1</text:p>
          </table:table-cell>
          <table:table-cell table:formula="of:=[.H86]" office:value-type="string" office:string-value="Défaut acquisition courant d'excitation" calcext:value-type="string">
            <text:p>Défaut acquisition courant d'excitation</text:p>
          </table:table-cell>
          <table:table-cell table:formula="of:=IF(ISBLANK( [.J86] ); &quot;&quot;; [.J86])" office:value-type="float" office:value="235" calcext:value-type="float">
            <text:p>235</text:p>
          </table:table-cell>
          <table:table-cell table:formula="of:=IF(ISBLANK( [.I86] ); &quot;&quot;; [.I86])" office:value-type="string" office:string-value="%M1091" calcext:value-type="string">
            <text:p>%M1091</text:p>
          </table:table-cell>
          <table:table-cell office:value-type="string" calcext:value-type="string">
            <text:p>X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Défaut acquisition courant d'excitation</text:p>
          </table:table-cell>
          <table:table-cell office:value-type="string" calcext:value-type="string">
            <text:p>%M109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ef109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86]" office:value-type="string" office:string-value="ETAT GROUPE 1" calcext:value-type="string">
            <text:p>ETAT GROUPE 1</text:p>
          </table:table-cell>
          <table:table-cell table:formula="of:=[.H87]" office:value-type="string" office:string-value="Défaut acquisition tension d'excitation" calcext:value-type="string">
            <text:p>Défaut acquisition tension d'excitation</text:p>
          </table:table-cell>
          <table:table-cell table:formula="of:=IF(ISBLANK( [.J87] ); &quot;&quot;; [.J87])" office:value-type="float" office:value="236" calcext:value-type="float">
            <text:p>236</text:p>
          </table:table-cell>
          <table:table-cell table:formula="of:=IF(ISBLANK( [.I87] ); &quot;&quot;; [.I87])" office:value-type="string" office:string-value="%M1092" calcext:value-type="string">
            <text:p>%M1092</text:p>
          </table:table-cell>
          <table:table-cell office:value-type="string" calcext:value-type="string">
            <text:p>X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Défaut acquisition tension d'excitation</text:p>
          </table:table-cell>
          <table:table-cell office:value-type="string" calcext:value-type="string">
            <text:p>%M109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ef109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87]" office:value-type="string" office:string-value="ETAT GROUPE 1" calcext:value-type="string">
            <text:p>ETAT GROUPE 1</text:p>
          </table:table-cell>
          <table:table-cell table:formula="of:=[.H88]" office:value-type="string" office:string-value="Défaut acquisition tension réseau" calcext:value-type="string">
            <text:p>Défaut acquisition tension réseau</text:p>
          </table:table-cell>
          <table:table-cell table:formula="of:=IF(ISBLANK( [.J88] ); &quot;&quot;; [.J88])" office:value-type="float" office:value="237" calcext:value-type="float">
            <text:p>237</text:p>
          </table:table-cell>
          <table:table-cell table:formula="of:=IF(ISBLANK( [.I88] ); &quot;&quot;; [.I88])" office:value-type="string" office:string-value="%M1093" calcext:value-type="string">
            <text:p>%M1093</text:p>
          </table:table-cell>
          <table:table-cell office:value-type="string" calcext:value-type="string">
            <text:p>X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Défaut acquisition tension réseau</text:p>
          </table:table-cell>
          <table:table-cell office:value-type="string" calcext:value-type="string">
            <text:p>%M109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ef109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88]" office:value-type="string" office:string-value="ETAT GROUPE 1" calcext:value-type="string">
            <text:p>ETAT GROUPE 1</text:p>
          </table:table-cell>
          <table:table-cell table:formula="of:=[.H89]" office:value-type="string" office:string-value="Niveau bas bac à graisse prolongé" calcext:value-type="string">
            <text:p>Niveau bas bac à graisse prolongé</text:p>
          </table:table-cell>
          <table:table-cell table:formula="of:=IF(ISBLANK( [.J89] ); &quot;&quot;; [.J89])" office:value-type="float" office:value="239" calcext:value-type="float">
            <text:p>239</text:p>
          </table:table-cell>
          <table:table-cell table:formula="of:=IF(ISBLANK( [.I89] ); &quot;&quot;; [.I89])" office:value-type="string" office:string-value="%M1095" calcext:value-type="string">
            <text:p>%M1095</text:p>
          </table:table-cell>
          <table:table-cell office:value-type="string" calcext:value-type="string">
            <text:p>X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Niveau bas bac à graisse prolongé</text:p>
          </table:table-cell>
          <table:table-cell office:value-type="string" calcext:value-type="string">
            <text:p>%M1095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89]" office:value-type="string" office:string-value="ETAT GROUPE 1" calcext:value-type="string">
            <text:p>ETAT GROUPE 1</text:p>
          </table:table-cell>
          <table:table-cell table:formula="of:=[.H90]" office:value-type="string" office:string-value="Remplissage bac à graisse" calcext:value-type="string">
            <text:p>Remplissage bac à graisse</text:p>
          </table:table-cell>
          <table:table-cell table:formula="of:=IF(ISBLANK( [.J90] ); &quot;&quot;; [.J90])" office:value-type="float" office:value="240" calcext:value-type="float">
            <text:p>240</text:p>
          </table:table-cell>
          <table:table-cell table:formula="of:=IF(ISBLANK( [.I90] ); &quot;&quot;; [.I90])" office:value-type="string" office:string-value="%M1096" calcext:value-type="string">
            <text:p>%M1096</text:p>
          </table:table-cell>
          <table:table-cell office:value-type="string" calcext:value-type="string">
            <text:p>X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mplissage bac à graisse</text:p>
          </table:table-cell>
          <table:table-cell office:value-type="string" calcext:value-type="string">
            <text:p>%M1096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90]" office:value-type="string" office:string-value="ETAT GROUPE 1" calcext:value-type="string">
            <text:p>ETAT GROUPE 1</text:p>
          </table:table-cell>
          <table:table-cell table:formula="of:=[.H91]" office:value-type="string" office:string-value="Alarme température huile pivot alternateur" calcext:value-type="string">
            <text:p>Alarme température huile pivot alternateur</text:p>
          </table:table-cell>
          <table:table-cell table:formula="of:=IF(ISBLANK( [.J91] ); &quot;&quot;; [.J91])" office:value-type="float" office:value="241" calcext:value-type="float">
            <text:p>241</text:p>
          </table:table-cell>
          <table:table-cell table:formula="of:=IF(ISBLANK( [.I91] ); &quot;&quot;; [.I91])" office:value-type="string" office:string-value="%M1097" calcext:value-type="string">
            <text:p>%M1097</text:p>
          </table:table-cell>
          <table:table-cell office:value-type="string" calcext:value-type="string">
            <text:p>X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Alarme température huile pivot alternateur</text:p>
          </table:table-cell>
          <table:table-cell office:value-type="string" calcext:value-type="string">
            <text:p>%M109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ef109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91]" office:value-type="string" office:string-value="ETAT GROUPE 1" calcext:value-type="string">
            <text:p>ETAT GROUPE 1</text:p>
          </table:table-cell>
          <table:table-cell table:formula="of:=[.H92]" office:value-type="string" office:string-value="Alarme température palier inférieur alternateur" calcext:value-type="string">
            <text:p>Alarme température palier inférieur alternateur</text:p>
          </table:table-cell>
          <table:table-cell table:formula="of:=IF(ISBLANK( [.J92] ); &quot;&quot;; [.J92])" office:value-type="float" office:value="242" calcext:value-type="float">
            <text:p>242</text:p>
          </table:table-cell>
          <table:table-cell table:formula="of:=IF(ISBLANK( [.I92] ); &quot;&quot;; [.I92])" office:value-type="string" office:string-value="%M1098" calcext:value-type="string">
            <text:p>%M1098</text:p>
          </table:table-cell>
          <table:table-cell office:value-type="string" calcext:value-type="string">
            <text:p>X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Alarme température palier inférieur alternateur</text:p>
          </table:table-cell>
          <table:table-cell office:value-type="string" calcext:value-type="string">
            <text:p>%M109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f109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92]" office:value-type="string" office:string-value="ETAT GROUPE 1" calcext:value-type="string">
            <text:p>ETAT GROUPE 1</text:p>
          </table:table-cell>
          <table:table-cell table:formula="of:=[.H93]" office:value-type="string" office:string-value="Alarme température palier superieur turbine" calcext:value-type="string">
            <text:p>Alarme température palier superieur turbine</text:p>
          </table:table-cell>
          <table:table-cell table:formula="of:=IF(ISBLANK( [.J93] ); &quot;&quot;; [.J93])" office:value-type="float" office:value="243" calcext:value-type="float">
            <text:p>243</text:p>
          </table:table-cell>
          <table:table-cell table:formula="of:=IF(ISBLANK( [.I93] ); &quot;&quot;; [.I93])" office:value-type="string" office:string-value="%M1099" calcext:value-type="string">
            <text:p>%M1099</text:p>
          </table:table-cell>
          <table:table-cell office:value-type="string" calcext:value-type="string">
            <text:p>X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Alarme température palier superieur turbine</text:p>
          </table:table-cell>
          <table:table-cell office:value-type="string" calcext:value-type="string">
            <text:p>%M109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def109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93]" office:value-type="string" office:string-value="ETAT GROUPE 1" calcext:value-type="string">
            <text:p>ETAT GROUPE 1</text:p>
          </table:table-cell>
          <table:table-cell table:formula="of:=[.H94]" office:value-type="string" office:string-value="Alarme température palier superieur alternateur" calcext:value-type="string">
            <text:p>Alarme température palier superieur alternateur</text:p>
          </table:table-cell>
          <table:table-cell table:formula="of:=IF(ISBLANK( [.J94] ); &quot;&quot;; [.J94])" office:value-type="float" office:value="244" calcext:value-type="float">
            <text:p>244</text:p>
          </table:table-cell>
          <table:table-cell table:formula="of:=IF(ISBLANK( [.I94] ); &quot;&quot;; [.I94])" office:value-type="string" office:string-value="%M1100" calcext:value-type="string">
            <text:p>%M1100</text:p>
          </table:table-cell>
          <table:table-cell office:value-type="string" calcext:value-type="string">
            <text:p>X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Alarme température palier superieur alternateur</text:p>
          </table:table-cell>
          <table:table-cell office:value-type="string" calcext:value-type="string">
            <text:p>%M110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f110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94]" office:value-type="string" office:string-value="ETAT GROUPE 1" calcext:value-type="string">
            <text:p>ETAT GROUPE 1</text:p>
          </table:table-cell>
          <table:table-cell table:formula="of:=[.H95]" office:value-type="string" office:string-value="Défaut Surchauffe température huile pivot alternateur" calcext:value-type="string">
            <text:p>Défaut Surchauffe température huile pivot alternateur</text:p>
          </table:table-cell>
          <table:table-cell table:formula="of:=IF(ISBLANK( [.J95] ); &quot;&quot;; [.J95])" office:value-type="float" office:value="257" calcext:value-type="float">
            <text:p>257</text:p>
          </table:table-cell>
          <table:table-cell table:formula="of:=IF(ISBLANK( [.I95] ); &quot;&quot;; [.I95])" office:value-type="string" office:string-value="%M1113" calcext:value-type="string">
            <text:p>%M1113</text:p>
          </table:table-cell>
          <table:table-cell office:value-type="string" calcext:value-type="string">
            <text:p>X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Défaut Surchauffe température huile pivot alternateur</text:p>
          </table:table-cell>
          <table:table-cell office:value-type="string" calcext:value-type="string">
            <text:p>%M111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ef111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95]" office:value-type="string" office:string-value="ETAT GROUPE 1" calcext:value-type="string">
            <text:p>ETAT GROUPE 1</text:p>
          </table:table-cell>
          <table:table-cell table:formula="of:=[.H96]" office:value-type="string" office:string-value="Défaut Surchauffe température palier inférieur alternateur" calcext:value-type="string">
            <text:p>Défaut Surchauffe température palier inférieur alternateur</text:p>
          </table:table-cell>
          <table:table-cell table:formula="of:=IF(ISBLANK( [.J96] ); &quot;&quot;; [.J96])" office:value-type="float" office:value="258" calcext:value-type="float">
            <text:p>258</text:p>
          </table:table-cell>
          <table:table-cell table:formula="of:=IF(ISBLANK( [.I96] ); &quot;&quot;; [.I96])" office:value-type="string" office:string-value="%M1114" calcext:value-type="string">
            <text:p>%M1114</text:p>
          </table:table-cell>
          <table:table-cell office:value-type="string" calcext:value-type="string">
            <text:p>X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éfaut Surchauffe température palier inférieur alternateur</text:p>
          </table:table-cell>
          <table:table-cell office:value-type="string" calcext:value-type="string">
            <text:p>%M111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ef111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96]" office:value-type="string" office:string-value="ETAT GROUPE 1" calcext:value-type="string">
            <text:p>ETAT GROUPE 1</text:p>
          </table:table-cell>
          <table:table-cell table:formula="of:=[.H97]" office:value-type="string" office:string-value="Défaut Surchauffe température palier superieur turbine" calcext:value-type="string">
            <text:p>Défaut Surchauffe température palier superieur turbine</text:p>
          </table:table-cell>
          <table:table-cell table:formula="of:=IF(ISBLANK( [.J97] ); &quot;&quot;; [.J97])" office:value-type="float" office:value="259" calcext:value-type="float">
            <text:p>259</text:p>
          </table:table-cell>
          <table:table-cell table:formula="of:=IF(ISBLANK( [.I97] ); &quot;&quot;; [.I97])" office:value-type="string" office:string-value="%M1115" calcext:value-type="string">
            <text:p>%M1115</text:p>
          </table:table-cell>
          <table:table-cell office:value-type="string" calcext:value-type="string">
            <text:p>X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Défaut Surchauffe température palier superieur turbine</text:p>
          </table:table-cell>
          <table:table-cell office:value-type="string" calcext:value-type="string">
            <text:p>%M111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ef111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97]" office:value-type="string" office:string-value="ETAT GROUPE 1" calcext:value-type="string">
            <text:p>ETAT GROUPE 1</text:p>
          </table:table-cell>
          <table:table-cell table:formula="of:=[.H98]" office:value-type="string" office:string-value="Défaut Surchauffe température palier superieur alternateur" calcext:value-type="string">
            <text:p>Défaut Surchauffe température palier superieur alternateur</text:p>
          </table:table-cell>
          <table:table-cell table:formula="of:=IF(ISBLANK( [.J98] ); &quot;&quot;; [.J98])" office:value-type="float" office:value="260" calcext:value-type="float">
            <text:p>260</text:p>
          </table:table-cell>
          <table:table-cell table:formula="of:=IF(ISBLANK( [.I98] ); &quot;&quot;; [.I98])" office:value-type="string" office:string-value="%M1116" calcext:value-type="string">
            <text:p>%M1116</text:p>
          </table:table-cell>
          <table:table-cell office:value-type="string" calcext:value-type="string">
            <text:p>X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Défaut Surchauffe température palier superieur alternateur</text:p>
          </table:table-cell>
          <table:table-cell office:value-type="string" calcext:value-type="string">
            <text:p>%M111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ef111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98]" office:value-type="string" office:string-value="ETAT GROUPE 1" calcext:value-type="string">
            <text:p>ETAT GROUPE 1</text:p>
          </table:table-cell>
          <table:table-cell table:formula="of:=[.H99]" office:value-type="string" office:string-value="Défaut communication Diris groupe" calcext:value-type="string">
            <text:p>Défaut communication Diris groupe</text:p>
          </table:table-cell>
          <table:table-cell table:formula="of:=IF(ISBLANK( [.J99] ); &quot;&quot;; [.J99])" office:value-type="float" office:value="266" calcext:value-type="float">
            <text:p>266</text:p>
          </table:table-cell>
          <table:table-cell table:formula="of:=IF(ISBLANK( [.I99] ); &quot;&quot;; [.I99])" office:value-type="string" office:string-value="%M1122" calcext:value-type="string">
            <text:p>%M1122</text:p>
          </table:table-cell>
          <table:table-cell office:value-type="string" calcext:value-type="string">
            <text:p>X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Défaut communication Diris groupe</text:p>
          </table:table-cell>
          <table:table-cell office:value-type="string" calcext:value-type="string">
            <text:p>%M112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ef112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99]" office:value-type="string" office:string-value="ETAT GROUPE 1" calcext:value-type="string">
            <text:p>ETAT GROUPE 1</text:p>
          </table:table-cell>
          <table:table-cell table:formula="of:=[.H100]" office:value-type="string" office:string-value="Défaut contacteur d'excitation" calcext:value-type="string">
            <text:p>Défaut contacteur d'excitation</text:p>
          </table:table-cell>
          <table:table-cell table:formula="of:=IF(ISBLANK( [.J100] ); &quot;&quot;; [.J100])" office:value-type="float" office:value="267" calcext:value-type="float">
            <text:p>267</text:p>
          </table:table-cell>
          <table:table-cell table:formula="of:=IF(ISBLANK( [.I100] ); &quot;&quot;; [.I100])" office:value-type="string" office:string-value="%M1123" calcext:value-type="string">
            <text:p>%M1123</text:p>
          </table:table-cell>
          <table:table-cell office:value-type="string" calcext:value-type="string">
            <text:p>X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Défaut contacteur d'excitation</text:p>
          </table:table-cell>
          <table:table-cell office:value-type="string" calcext:value-type="string">
            <text:p>%M112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def112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00]" office:value-type="string" office:string-value="ETAT GROUPE 1" calcext:value-type="string">
            <text:p>ETAT GROUPE 1</text:p>
          </table:table-cell>
          <table:table-cell table:formula="of:=[.H101]" office:value-type="string" office:string-value="Défaut mesure de niveau aval grille" calcext:value-type="string">
            <text:p>Défaut mesure de niveau aval grille</text:p>
          </table:table-cell>
          <table:table-cell table:formula="of:=IF(ISBLANK( [.J101] ); &quot;&quot;; [.J101])" office:value-type="float" office:value="269" calcext:value-type="float">
            <text:p>269</text:p>
          </table:table-cell>
          <table:table-cell table:formula="of:=IF(ISBLANK( [.I101] ); &quot;&quot;; [.I101])" office:value-type="string" office:string-value="%M1125" calcext:value-type="string">
            <text:p>%M1125</text:p>
          </table:table-cell>
          <table:table-cell office:value-type="string" calcext:value-type="string">
            <text:p>X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Défaut mesure de niveau aval grille</text:p>
          </table:table-cell>
          <table:table-cell office:value-type="string" calcext:value-type="string">
            <text:p>%M1125</text:p>
          </table:table-cell>
          <table:table-cell office:value-type="float" office:value="269" calcext:value-type="float">
            <text:p>26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01]" office:value-type="string" office:string-value="ETAT GROUPE 1" calcext:value-type="string">
            <text:p>ETAT GROUPE 1</text:p>
          </table:table-cell>
          <table:table-cell table:formula="of:=[.H102]" office:value-type="string" office:string-value="Alarme perte de charge grille" calcext:value-type="string">
            <text:p>Alarme perte de charge grille</text:p>
          </table:table-cell>
          <table:table-cell table:formula="of:=IF(ISBLANK( [.J102] ); &quot;&quot;; [.J102])" office:value-type="float" office:value="270" calcext:value-type="float">
            <text:p>270</text:p>
          </table:table-cell>
          <table:table-cell table:formula="of:=IF(ISBLANK( [.I102] ); &quot;&quot;; [.I102])" office:value-type="string" office:string-value="%M1126" calcext:value-type="string">
            <text:p>%M1126</text:p>
          </table:table-cell>
          <table:table-cell office:value-type="string" calcext:value-type="string">
            <text:p>X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Alarme perte de charge grille</text:p>
          </table:table-cell>
          <table:table-cell office:value-type="string" calcext:value-type="string">
            <text:p>%M11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f112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02]" office:value-type="string" office:string-value="ETAT GROUPE 1" calcext:value-type="string">
            <text:p>ETAT GROUPE 1</text:p>
          </table:table-cell>
          <table:table-cell table:formula="of:=[.H103]" office:value-type="string" office:string-value="Défaut perte de charge grille" calcext:value-type="string">
            <text:p>Défaut perte de charge grille</text:p>
          </table:table-cell>
          <table:table-cell table:formula="of:=IF(ISBLANK( [.J103] ); &quot;&quot;; [.J103])" office:value-type="float" office:value="271" calcext:value-type="float">
            <text:p>271</text:p>
          </table:table-cell>
          <table:table-cell table:formula="of:=IF(ISBLANK( [.I103] ); &quot;&quot;; [.I103])" office:value-type="string" office:string-value="%M1127" calcext:value-type="string">
            <text:p>%M1127</text:p>
          </table:table-cell>
          <table:table-cell office:value-type="string" calcext:value-type="string">
            <text:p>X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Défaut perte de charge grille</text:p>
          </table:table-cell>
          <table:table-cell office:value-type="string" calcext:value-type="string">
            <text:p>%M112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def112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03]" office:value-type="string" office:string-value="ETAT GROUPE 1" calcext:value-type="string">
            <text:p>ETAT GROUPE 1</text:p>
          </table:table-cell>
          <table:table-cell table:formula="of:=[.H104]" office:value-type="string" office:string-value="Ordre à distance arrêt" calcext:value-type="string">
            <text:p>Ordre à distance arrêt</text:p>
          </table:table-cell>
          <table:table-cell table:formula="of:=IF(ISBLANK( [.J104] ); &quot;&quot;; [.J104])" office:value-type="float" office:value="273" calcext:value-type="float">
            <text:p>273</text:p>
          </table:table-cell>
          <table:table-cell table:formula="of:=IF(ISBLANK( [.I104] ); &quot;&quot;; [.I104])" office:value-type="string" office:string-value="%M1129" calcext:value-type="string">
            <text:p>%M1129</text:p>
          </table:table-cell>
          <table:table-cell office:value-type="string" calcext:value-type="string">
            <text:p>X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Ordre à distance arrêt</text:p>
          </table:table-cell>
          <table:table-cell office:value-type="string" calcext:value-type="string">
            <text:p>%M1129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04]" office:value-type="string" office:string-value="ETAT GROUPE 1" calcext:value-type="string">
            <text:p>ETAT GROUPE 1</text:p>
          </table:table-cell>
          <table:table-cell table:formula="of:=[.H105]" office:value-type="string" office:string-value="Demande de marche sur débit" calcext:value-type="string">
            <text:p>Demande de marche sur débit</text:p>
          </table:table-cell>
          <table:table-cell table:formula="of:=IF(ISBLANK( [.J105] ); &quot;&quot;; [.J105])" office:value-type="float" office:value="274" calcext:value-type="float">
            <text:p>274</text:p>
          </table:table-cell>
          <table:table-cell table:formula="of:=IF(ISBLANK( [.I105] ); &quot;&quot;; [.I105])" office:value-type="string" office:string-value="%M1130" calcext:value-type="string">
            <text:p>%M1130</text:p>
          </table:table-cell>
          <table:table-cell office:value-type="string" calcext:value-type="string">
            <text:p>X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Demande de marche sur débit</text:p>
          </table:table-cell>
          <table:table-cell office:value-type="string" calcext:value-type="string">
            <text:p>%M1130</text:p>
          </table:table-cell>
          <table:table-cell office:value-type="float" office:value="274" calcext:value-type="float">
            <text:p>27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05]" office:value-type="string" office:string-value="ETAT GROUPE 1" calcext:value-type="string">
            <text:p>ETAT GROUPE 1</text:p>
          </table:table-cell>
          <table:table-cell table:formula="of:=[.H106]" office:value-type="string" office:string-value="Demande d'arrêt sur débit" calcext:value-type="string">
            <text:p>Demande d'arrêt sur débit</text:p>
          </table:table-cell>
          <table:table-cell table:formula="of:=IF(ISBLANK( [.J106] ); &quot;&quot;; [.J106])" office:value-type="float" office:value="275" calcext:value-type="float">
            <text:p>275</text:p>
          </table:table-cell>
          <table:table-cell table:formula="of:=IF(ISBLANK( [.I106] ); &quot;&quot;; [.I106])" office:value-type="string" office:string-value="%M1131" calcext:value-type="string">
            <text:p>%M1131</text:p>
          </table:table-cell>
          <table:table-cell office:value-type="string" calcext:value-type="string">
            <text:p>X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Demande d'arrêt sur débit</text:p>
          </table:table-cell>
          <table:table-cell office:value-type="string" calcext:value-type="string">
            <text:p>%M1131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06]" office:value-type="string" office:string-value="ETAT GROUPE 1" calcext:value-type="string">
            <text:p>ETAT GROUPE 1</text:p>
          </table:table-cell>
          <table:table-cell table:formula="of:=[.H107]" office:value-type="string" office:string-value="Défaut détection de fumée turbine" calcext:value-type="string">
            <text:p>Défaut détection de fumée turbine</text:p>
          </table:table-cell>
          <table:table-cell table:formula="of:=IF(ISBLANK( [.J107] ); &quot;&quot;; [.J107])" office:value-type="float" office:value="276" calcext:value-type="float">
            <text:p>276</text:p>
          </table:table-cell>
          <table:table-cell table:formula="of:=IF(ISBLANK( [.I107] ); &quot;&quot;; [.I107])" office:value-type="string" office:string-value="%M1132" calcext:value-type="string">
            <text:p>%M1132</text:p>
          </table:table-cell>
          <table:table-cell office:value-type="string" calcext:value-type="string">
            <text:p>X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Défaut détection de fumée turbine</text:p>
          </table:table-cell>
          <table:table-cell office:value-type="string" calcext:value-type="string">
            <text:p>%M113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def113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07]" office:value-type="string" office:string-value="ETAT GROUPE 1" calcext:value-type="string">
            <text:p>ETAT GROUPE 1</text:p>
          </table:table-cell>
          <table:table-cell table:formula="of:=[.H108]" office:value-type="string" office:string-value="Disjoncteur BT ouvert" calcext:value-type="string">
            <text:p>Disjoncteur BT ouvert</text:p>
          </table:table-cell>
          <table:table-cell table:formula="of:=IF(ISBLANK( [.J108] ); &quot;&quot;; [.J108])" office:value-type="float" office:value="277" calcext:value-type="float">
            <text:p>277</text:p>
          </table:table-cell>
          <table:table-cell table:formula="of:=IF(ISBLANK( [.I108] ); &quot;&quot;; [.I108])" office:value-type="string" office:string-value="%M1133" calcext:value-type="string">
            <text:p>%M1133</text:p>
          </table:table-cell>
          <table:table-cell office:value-type="string" calcext:value-type="string">
            <text:p>X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Disjoncteur BT ouvert</text:p>
          </table:table-cell>
          <table:table-cell office:value-type="string" calcext:value-type="string">
            <text:p>%M113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ef11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08]" office:value-type="string" office:string-value="ETAT GROUPE 1" calcext:value-type="string">
            <text:p>ETAT GROUPE 1</text:p>
          </table:table-cell>
          <table:table-cell table:formula="of:=[.H109]" office:value-type="string" office:string-value="Surintensité disjoncteur BT" calcext:value-type="string">
            <text:p>Surintensité disjoncteur BT</text:p>
          </table:table-cell>
          <table:table-cell table:formula="of:=IF(ISBLANK( [.J109] ); &quot;&quot;; [.J109])" office:value-type="float" office:value="278" calcext:value-type="float">
            <text:p>278</text:p>
          </table:table-cell>
          <table:table-cell table:formula="of:=IF(ISBLANK( [.I109] ); &quot;&quot;; [.I109])" office:value-type="string" office:string-value="%M1134" calcext:value-type="string">
            <text:p>%M1134</text:p>
          </table:table-cell>
          <table:table-cell office:value-type="string" calcext:value-type="string">
            <text:p>X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Surintensité disjoncteur BT</text:p>
          </table:table-cell>
          <table:table-cell office:value-type="string" calcext:value-type="string">
            <text:p>%M113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def12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09]" office:value-type="string" office:string-value="ETAT GROUPE 1" calcext:value-type="string">
            <text:p>ETAT GROUPE 1</text:p>
          </table:table-cell>
          <table:table-cell table:formula="of:=[.H110]" office:value-type="string" office:string-value="Défaut isolement 500V" calcext:value-type="string">
            <text:p>Défaut isolement 500V</text:p>
          </table:table-cell>
          <table:table-cell table:formula="of:=IF(ISBLANK( [.J110] ); &quot;&quot;; [.J110])" office:value-type="float" office:value="279" calcext:value-type="float">
            <text:p>279</text:p>
          </table:table-cell>
          <table:table-cell table:formula="of:=IF(ISBLANK( [.I110] ); &quot;&quot;; [.I110])" office:value-type="string" office:string-value="%M1135" calcext:value-type="string">
            <text:p>%M1135</text:p>
          </table:table-cell>
          <table:table-cell office:value-type="string" calcext:value-type="string">
            <text:p>X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Défaut isolement 500V</text:p>
          </table:table-cell>
          <table:table-cell office:value-type="string" calcext:value-type="string">
            <text:p>%M1135</text:p>
          </table:table-cell>
          <table:table-cell office:value-type="float" office:value="279" calcext:value-type="float">
            <text:p>27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10]" office:value-type="string" office:string-value="ETAT GROUPE 1" calcext:value-type="string">
            <text:p>ETAT GROUPE 1</text:p>
          </table:table-cell>
          <table:table-cell table:formula="of:=[.H111]" office:value-type="string" office:string-value="Défaut détection de fumée armoires" calcext:value-type="string">
            <text:p>Défaut détection de fumée armoires</text:p>
          </table:table-cell>
          <table:table-cell table:formula="of:=IF(ISBLANK( [.J111] ); &quot;&quot;; [.J111])" office:value-type="float" office:value="282" calcext:value-type="float">
            <text:p>282</text:p>
          </table:table-cell>
          <table:table-cell table:formula="of:=IF(ISBLANK( [.I111] ); &quot;&quot;; [.I111])" office:value-type="string" office:string-value="%M1138" calcext:value-type="string">
            <text:p>%M1138</text:p>
          </table:table-cell>
          <table:table-cell office:value-type="string" calcext:value-type="string">
            <text:p>X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Défaut détection de fumée armoires</text:p>
          </table:table-cell>
          <table:table-cell office:value-type="string" calcext:value-type="string">
            <text:p>%M113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ef13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11]" office:value-type="string" office:string-value="ETAT GROUPE 1" calcext:value-type="string">
            <text:p>ETAT GROUPE 1</text:p>
          </table:table-cell>
          <table:table-cell table:formula="of:=[.H112]" office:value-type="string" office:string-value="Fusion fusible interrupteur HT/BT" calcext:value-type="string">
            <text:p>Fusion fusible interrupteur HT/BT</text:p>
          </table:table-cell>
          <table:table-cell table:formula="of:=IF(ISBLANK( [.J112] ); &quot;&quot;; [.J112])" office:value-type="float" office:value="283" calcext:value-type="float">
            <text:p>283</text:p>
          </table:table-cell>
          <table:table-cell table:formula="of:=IF(ISBLANK( [.I112] ); &quot;&quot;; [.I112])" office:value-type="string" office:string-value="%M1139" calcext:value-type="string">
            <text:p>%M1139</text:p>
          </table:table-cell>
          <table:table-cell office:value-type="string" calcext:value-type="string">
            <text:p>X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usion fusible interrupteur HT/BT</text:p>
          </table:table-cell>
          <table:table-cell office:value-type="string" calcext:value-type="string">
            <text:p>%M113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f14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12]" office:value-type="string" office:string-value="ETAT GROUPE 1" calcext:value-type="string">
            <text:p>ETAT GROUPE 1</text:p>
          </table:table-cell>
          <table:table-cell table:formula="of:=[.H113]" office:value-type="string" office:string-value="Interrupteur HT/BT ouvert" calcext:value-type="string">
            <text:p>Interrupteur HT/BT ouvert</text:p>
          </table:table-cell>
          <table:table-cell table:formula="of:=IF(ISBLANK( [.J113] ); &quot;&quot;; [.J113])" office:value-type="float" office:value="284" calcext:value-type="float">
            <text:p>284</text:p>
          </table:table-cell>
          <table:table-cell table:formula="of:=IF(ISBLANK( [.I113] ); &quot;&quot;; [.I113])" office:value-type="string" office:string-value="%M1140" calcext:value-type="string">
            <text:p>%M1140</text:p>
          </table:table-cell>
          <table:table-cell office:value-type="string" calcext:value-type="string">
            <text:p>X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Interrupteur HT/BT ouvert</text:p>
          </table:table-cell>
          <table:table-cell office:value-type="string" calcext:value-type="string">
            <text:p>%M114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f14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13]" office:value-type="string" office:string-value="ETAT GROUPE 1" calcext:value-type="string">
            <text:p>ETAT GROUPE 1</text:p>
          </table:table-cell>
          <table:table-cell table:formula="of:=[.H114]" office:value-type="string" office:string-value="Alarme température transformateur HT/BT" calcext:value-type="string">
            <text:p>Alarme température transformateur HT/BT</text:p>
          </table:table-cell>
          <table:table-cell table:formula="of:=IF(ISBLANK( [.J114] ); &quot;&quot;; [.J114])" office:value-type="float" office:value="285" calcext:value-type="float">
            <text:p>285</text:p>
          </table:table-cell>
          <table:table-cell table:formula="of:=IF(ISBLANK( [.I114] ); &quot;&quot;; [.I114])" office:value-type="string" office:string-value="%M1141" calcext:value-type="string">
            <text:p>%M1141</text:p>
          </table:table-cell>
          <table:table-cell office:value-type="string" calcext:value-type="string">
            <text:p>X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Alarme température transformateur HT/BT</text:p>
          </table:table-cell>
          <table:table-cell office:value-type="string" calcext:value-type="string">
            <text:p>%M114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def14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14]" office:value-type="string" office:string-value="ETAT GROUPE 1" calcext:value-type="string">
            <text:p>ETAT GROUPE 1</text:p>
          </table:table-cell>
          <table:table-cell table:formula="of:=[.H115]" office:value-type="string" office:string-value="Défaut température transformateur HT/BT" calcext:value-type="string">
            <text:p>Défaut température transformateur HT/BT</text:p>
          </table:table-cell>
          <table:table-cell table:formula="of:=IF(ISBLANK( [.J115] ); &quot;&quot;; [.J115])" office:value-type="float" office:value="286" calcext:value-type="float">
            <text:p>286</text:p>
          </table:table-cell>
          <table:table-cell table:formula="of:=IF(ISBLANK( [.I115] ); &quot;&quot;; [.I115])" office:value-type="string" office:string-value="%M1142" calcext:value-type="string">
            <text:p>%M1142</text:p>
          </table:table-cell>
          <table:table-cell office:value-type="string" calcext:value-type="string">
            <text:p>X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Défaut température transformateur HT/BT</text:p>
          </table:table-cell>
          <table:table-cell office:value-type="string" calcext:value-type="string">
            <text:p>%M114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def14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15]" office:value-type="string" office:string-value="ETAT GROUPE 1" calcext:value-type="string">
            <text:p>ETAT GROUPE 1</text:p>
          </table:table-cell>
          <table:table-cell table:formula="of:=[.H116]" office:value-type="string" office:string-value="Dégagement gazeux transformateur HT/BT" calcext:value-type="string">
            <text:p>Dégagement gazeux transformateur HT/BT</text:p>
          </table:table-cell>
          <table:table-cell table:formula="of:=IF(ISBLANK( [.J116] ); &quot;&quot;; [.J116])" office:value-type="float" office:value="287" calcext:value-type="float">
            <text:p>287</text:p>
          </table:table-cell>
          <table:table-cell table:formula="of:=IF(ISBLANK( [.I116] ); &quot;&quot;; [.I116])" office:value-type="string" office:string-value="%M1143" calcext:value-type="string">
            <text:p>%M1143</text:p>
          </table:table-cell>
          <table:table-cell office:value-type="string" calcext:value-type="string">
            <text:p>X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Dégagement gazeux transformateur HT/BT</text:p>
          </table:table-cell>
          <table:table-cell office:value-type="string" calcext:value-type="string">
            <text:p>%M114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def14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16]" office:value-type="string" office:string-value="ETAT GROUPE 1" calcext:value-type="string">
            <text:p>ETAT GROUPE 1</text:p>
          </table:table-cell>
          <table:table-cell table:formula="of:=[.H117]" office:value-type="string" office:string-value="Défaut pression transformateur HT/BT" calcext:value-type="string">
            <text:p>Défaut pression transformateur HT/BT</text:p>
          </table:table-cell>
          <table:table-cell table:formula="of:=IF(ISBLANK( [.J117] ); &quot;&quot;; [.J117])" office:value-type="float" office:value="288" calcext:value-type="float">
            <text:p>288</text:p>
          </table:table-cell>
          <table:table-cell table:formula="of:=IF(ISBLANK( [.I117] ); &quot;&quot;; [.I117])" office:value-type="string" office:string-value="%M1144" calcext:value-type="string">
            <text:p>%M1144</text:p>
          </table:table-cell>
          <table:table-cell office:value-type="string" calcext:value-type="string">
            <text:p>X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Défaut pression transformateur HT/BT</text:p>
          </table:table-cell>
          <table:table-cell office:value-type="string" calcext:value-type="string">
            <text:p>%M114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ef14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ETAT GROUPE 2</text:p>
          </table:table-cell>
          <table:table-cell table:style-name="ce7"/>
          <table:table-cell table:style-name="ce11" table:number-columns-repeated="2"/>
          <table:table-cell table:style-name="ce12" office:value-type="string" calcext:value-type="string">
            <text:p>X</text:p>
          </table:table-cell>
          <table:table-cell table:style-name="ce12" office:value-type="float" office:value="206" calcext:value-type="float">
            <text:p>206</text:p>
          </table:table-cell>
          <table:table-cell table:style-name="ce12"/>
          <table:table-cell table:style-name="ce12" office:value-type="string" calcext:value-type="string">
            <text:p><text:s text:c="5"/>ETAT GROUPE: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118]" office:value-type="string" office:string-value="ETAT GROUPE 2" calcext:value-type="string">
            <text:p>ETAT GROUPE 2</text:p>
          </table:table-cell>
          <table:table-cell table:formula="of:=[.H119]" office:value-type="string" office:string-value="Groupe en Maintenance " calcext:value-type="string">
            <text:p>Groupe en Maintenance </text:p>
          </table:table-cell>
          <table:table-cell table:formula="of:=IF(ISBLANK( [.J119] ); &quot;&quot;; [.J119])" office:value-type="float" office:value="289" calcext:value-type="float">
            <text:p>289</text:p>
          </table:table-cell>
          <table:table-cell table:formula="of:=IF(ISBLANK( [.I119] ); &quot;&quot;; [.I119])" office:value-type="string" office:string-value="%M2001" calcext:value-type="string">
            <text:p>%M2001</text:p>
          </table:table-cell>
          <table:table-cell office:value-type="string" calcext:value-type="string">
            <text:p>X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Groupe en Maintenance </text:p>
          </table:table-cell>
          <table:table-cell office:value-type="string" calcext:value-type="string">
            <text:p>%M2001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19]" office:value-type="string" office:string-value="ETAT GROUPE 2" calcext:value-type="string">
            <text:p>ETAT GROUPE 2</text:p>
          </table:table-cell>
          <table:table-cell table:formula="of:=[.H120]" office:value-type="string" office:string-value="Groupe en Manu" calcext:value-type="string">
            <text:p>Groupe en Manu</text:p>
          </table:table-cell>
          <table:table-cell table:formula="of:=IF(ISBLANK( [.J120] ); &quot;&quot;; [.J120])" office:value-type="float" office:value="290" calcext:value-type="float">
            <text:p>290</text:p>
          </table:table-cell>
          <table:table-cell table:formula="of:=IF(ISBLANK( [.I120] ); &quot;&quot;; [.I120])" office:value-type="string" office:string-value="%M2002" calcext:value-type="string">
            <text:p>%M2002</text:p>
          </table:table-cell>
          <table:table-cell office:value-type="string" calcext:value-type="string">
            <text:p>X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Groupe en Manu</text:p>
          </table:table-cell>
          <table:table-cell office:value-type="string" calcext:value-type="string">
            <text:p>%M2002</text:p>
          </table:table-cell>
          <table:table-cell office:value-type="float" office:value="290" calcext:value-type="float">
            <text:p>29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20]" office:value-type="string" office:string-value="ETAT GROUPE 2" calcext:value-type="string">
            <text:p>ETAT GROUPE 2</text:p>
          </table:table-cell>
          <table:table-cell table:formula="of:=[.H121]" office:value-type="string" office:string-value="Groupe en Auto" calcext:value-type="string">
            <text:p>Groupe en Auto</text:p>
          </table:table-cell>
          <table:table-cell table:formula="of:=IF(ISBLANK( [.J121] ); &quot;&quot;; [.J121])" office:value-type="float" office:value="291" calcext:value-type="float">
            <text:p>291</text:p>
          </table:table-cell>
          <table:table-cell table:formula="of:=IF(ISBLANK( [.I121] ); &quot;&quot;; [.I121])" office:value-type="string" office:string-value="%M2003" calcext:value-type="string">
            <text:p>%M2003</text:p>
          </table:table-cell>
          <table:table-cell office:value-type="string" calcext:value-type="string">
            <text:p>X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Groupe en Auto</text:p>
          </table:table-cell>
          <table:table-cell office:value-type="string" calcext:value-type="string">
            <text:p>%M200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21]" office:value-type="string" office:string-value="ETAT GROUPE 2" calcext:value-type="string">
            <text:p>ETAT GROUPE 2</text:p>
          </table:table-cell>
          <table:table-cell table:formula="of:=[.H122]" office:value-type="string" office:string-value="Commutateur groupe sur arrêt" calcext:value-type="string">
            <text:p>Commutateur groupe sur arrêt</text:p>
          </table:table-cell>
          <table:table-cell table:formula="of:=IF(ISBLANK( [.J122] ); &quot;&quot;; [.J122])" office:value-type="float" office:value="292" calcext:value-type="float">
            <text:p>292</text:p>
          </table:table-cell>
          <table:table-cell table:formula="of:=IF(ISBLANK( [.I122] ); &quot;&quot;; [.I122])" office:value-type="string" office:string-value="%M2004" calcext:value-type="string">
            <text:p>%M2004</text:p>
          </table:table-cell>
          <table:table-cell office:value-type="string" calcext:value-type="string">
            <text:p>X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Commutateur groupe sur arrêt</text:p>
          </table:table-cell>
          <table:table-cell office:value-type="string" calcext:value-type="string">
            <text:p>%M2004</text:p>
          </table:table-cell>
          <table:table-cell office:value-type="float" office:value="292" calcext:value-type="float">
            <text:p>29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22]" office:value-type="string" office:string-value="ETAT GROUPE 2" calcext:value-type="string">
            <text:p>ETAT GROUPE 2</text:p>
          </table:table-cell>
          <table:table-cell table:formula="of:=[.H123]" office:value-type="string" office:string-value="Commutateur groupe sur marche" calcext:value-type="string">
            <text:p>Commutateur groupe sur marche</text:p>
          </table:table-cell>
          <table:table-cell table:formula="of:=IF(ISBLANK( [.J123] ); &quot;&quot;; [.J123])" office:value-type="float" office:value="293" calcext:value-type="float">
            <text:p>293</text:p>
          </table:table-cell>
          <table:table-cell table:formula="of:=IF(ISBLANK( [.I123] ); &quot;&quot;; [.I123])" office:value-type="string" office:string-value="%M2005" calcext:value-type="string">
            <text:p>%M2005</text:p>
          </table:table-cell>
          <table:table-cell office:value-type="string" calcext:value-type="string">
            <text:p>X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mutateur groupe sur marche</text:p>
          </table:table-cell>
          <table:table-cell office:value-type="string" calcext:value-type="string">
            <text:p>%M2005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23]" office:value-type="string" office:string-value="ETAT GROUPE 2" calcext:value-type="string">
            <text:p>ETAT GROUPE 2</text:p>
          </table:table-cell>
          <table:table-cell table:formula="of:=[.H124]" office:value-type="string" office:string-value="Groupe en Auto groupe 2" calcext:value-type="string">
            <text:p>Groupe en Auto groupe 2</text:p>
          </table:table-cell>
          <table:table-cell table:formula="of:=IF(ISBLANK( [.J124] ); &quot;&quot;; [.J124])">
            <text:p/>
          </table:table-cell>
          <table:table-cell table:formula="of:=IF(ISBLANK( [.I124] ); &quot;&quot;; [.I124])" office:value-type="string" office:string-value="%M2003" calcext:value-type="string">
            <text:p>%M2003</text:p>
          </table:table-cell>
          <table:table-cell office:value-type="string" calcext:value-type="string">
            <text:p>X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Groupe en Auto groupe 2</text:p>
          </table:table-cell>
          <table:table-cell office:value-type="string" calcext:value-type="string">
            <text:p>%M200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24]" office:value-type="string" office:string-value="ETAT GROUPE 2" calcext:value-type="string">
            <text:p>ETAT GROUPE 2</text:p>
          </table:table-cell>
          <table:table-cell table:formula="of:=[.H125]" office:value-type="string" office:string-value="Commutateur groupe sur marche groupe 2" calcext:value-type="string">
            <text:p>Commutateur groupe sur marche groupe 2</text:p>
          </table:table-cell>
          <table:table-cell table:formula="of:=IF(ISBLANK( [.J125] ); &quot;&quot;; [.J125])">
            <text:p/>
          </table:table-cell>
          <table:table-cell table:formula="of:=IF(ISBLANK( [.I125] ); &quot;&quot;; [.I125])" office:value-type="string" office:string-value="%M2005" calcext:value-type="string">
            <text:p>%M2005</text:p>
          </table:table-cell>
          <table:table-cell office:value-type="string" calcext:value-type="string">
            <text:p>X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Commutateur groupe sur marche groupe 2</text:p>
          </table:table-cell>
          <table:table-cell office:value-type="string" calcext:value-type="string">
            <text:p>%M200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25]" office:value-type="string" office:string-value="ETAT GROUPE 2" calcext:value-type="string">
            <text:p>ETAT GROUPE 2</text:p>
          </table:table-cell>
          <table:table-cell table:formula="of:=[.H126]" office:value-type="string" office:string-value="Retour contacteur de couplage groupe" calcext:value-type="string">
            <text:p>Retour contacteur de couplage groupe</text:p>
          </table:table-cell>
          <table:table-cell table:formula="of:=IF(ISBLANK( [.J126] ); &quot;&quot;; [.J126])" office:value-type="float" office:value="294" calcext:value-type="float">
            <text:p>294</text:p>
          </table:table-cell>
          <table:table-cell table:formula="of:=IF(ISBLANK( [.I126] ); &quot;&quot;; [.I126])" office:value-type="string" office:string-value="%M2006" calcext:value-type="string">
            <text:p>%M2006</text:p>
          </table:table-cell>
          <table:table-cell office:value-type="string" calcext:value-type="string">
            <text:p>X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Retour contacteur de couplage groupe</text:p>
          </table:table-cell>
          <table:table-cell office:value-type="string" calcext:value-type="string">
            <text:p>%M2006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26]" office:value-type="string" office:string-value="ETAT GROUPE 2" calcext:value-type="string">
            <text:p>ETAT GROUPE 2</text:p>
          </table:table-cell>
          <table:table-cell table:formula="of:=[.H127]" office:value-type="string" office:string-value="Retour contacteur de couplage groupe 2" calcext:value-type="string">
            <text:p>Retour contacteur de couplage groupe 2</text:p>
          </table:table-cell>
          <table:table-cell table:formula="of:=IF(ISBLANK( [.J127] ); &quot;&quot;; [.J127])">
            <text:p/>
          </table:table-cell>
          <table:table-cell table:formula="of:=IF(ISBLANK( [.I127] ); &quot;&quot;; [.I127])" office:value-type="string" office:string-value="%M2006" calcext:value-type="string">
            <text:p>%M2006</text:p>
          </table:table-cell>
          <table:table-cell office:value-type="string" calcext:value-type="string">
            <text:p>X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Retour contacteur de couplage groupe 2</text:p>
          </table:table-cell>
          <table:table-cell office:value-type="string" calcext:value-type="string">
            <text:p>%M20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27]" office:value-type="string" office:string-value="ETAT GROUPE 2" calcext:value-type="string">
            <text:p>ETAT GROUPE 2</text:p>
          </table:table-cell>
          <table:table-cell table:formula="of:=[.H128]" office:value-type="string" office:string-value="Détecteur pales fermées" calcext:value-type="string">
            <text:p>Détecteur pales fermées</text:p>
          </table:table-cell>
          <table:table-cell table:formula="of:=IF(ISBLANK( [.J128] ); &quot;&quot;; [.J128])" office:value-type="float" office:value="297" calcext:value-type="float">
            <text:p>297</text:p>
          </table:table-cell>
          <table:table-cell table:formula="of:=IF(ISBLANK( [.I128] ); &quot;&quot;; [.I128])" office:value-type="string" office:string-value="%M2009" calcext:value-type="string">
            <text:p>%M2009</text:p>
          </table:table-cell>
          <table:table-cell office:value-type="string" calcext:value-type="string">
            <text:p>X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Détecteur pales fermées</text:p>
          </table:table-cell>
          <table:table-cell office:value-type="string" calcext:value-type="string">
            <text:p>%M2009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28]" office:value-type="string" office:string-value="ETAT GROUPE 2" calcext:value-type="string">
            <text:p>ETAT GROUPE 2</text:p>
          </table:table-cell>
          <table:table-cell table:formula="of:=[.H129]" office:value-type="string" office:string-value="Détecteur pales ouvertes" calcext:value-type="string">
            <text:p>Détecteur pales ouvertes</text:p>
          </table:table-cell>
          <table:table-cell table:formula="of:=IF(ISBLANK( [.J129] ); &quot;&quot;; [.J129])" office:value-type="float" office:value="298" calcext:value-type="float">
            <text:p>298</text:p>
          </table:table-cell>
          <table:table-cell table:formula="of:=IF(ISBLANK( [.I129] ); &quot;&quot;; [.I129])" office:value-type="string" office:string-value="%M2010" calcext:value-type="string">
            <text:p>%M2010</text:p>
          </table:table-cell>
          <table:table-cell office:value-type="string" calcext:value-type="string">
            <text:p>X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Détecteur pales ouvertes</text:p>
          </table:table-cell>
          <table:table-cell office:value-type="string" calcext:value-type="string">
            <text:p>%M2010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29]" office:value-type="string" office:string-value="ETAT GROUPE 2" calcext:value-type="string">
            <text:p>ETAT GROUPE 2</text:p>
          </table:table-cell>
          <table:table-cell table:formula="of:=[.H130]" office:value-type="string" office:string-value="Détecteur pales fermées g2" calcext:value-type="string">
            <text:p>Détecteur pales fermées g2</text:p>
          </table:table-cell>
          <table:table-cell table:formula="of:=IF(ISBLANK( [.J130] ); &quot;&quot;; [.J130])">
            <text:p/>
          </table:table-cell>
          <table:table-cell table:formula="of:=IF(ISBLANK( [.I130] ); &quot;&quot;; [.I130])" office:value-type="string" office:string-value="%M2009" calcext:value-type="string">
            <text:p>%M2009</text:p>
          </table:table-cell>
          <table:table-cell office:value-type="string" calcext:value-type="string">
            <text:p>X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Détecteur pales fermées g2</text:p>
          </table:table-cell>
          <table:table-cell office:value-type="string" calcext:value-type="string">
            <text:p>%M200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30]" office:value-type="string" office:string-value="ETAT GROUPE 2" calcext:value-type="string">
            <text:p>ETAT GROUPE 2</text:p>
          </table:table-cell>
          <table:table-cell table:formula="of:=[.H131]" office:value-type="string" office:string-value="Détecteur pales ouvertes g2" calcext:value-type="string">
            <text:p>Détecteur pales ouvertes g2</text:p>
          </table:table-cell>
          <table:table-cell table:formula="of:=IF(ISBLANK( [.J131] ); &quot;&quot;; [.J131])">
            <text:p/>
          </table:table-cell>
          <table:table-cell table:formula="of:=IF(ISBLANK( [.I131] ); &quot;&quot;; [.I131])" office:value-type="string" office:string-value="%M2010" calcext:value-type="string">
            <text:p>%M2010</text:p>
          </table:table-cell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Détecteur pales ouvertes g2</text:p>
          </table:table-cell>
          <table:table-cell office:value-type="string" calcext:value-type="string">
            <text:p>%M20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31]" office:value-type="string" office:string-value="ETAT GROUPE 2" calcext:value-type="string">
            <text:p>ETAT GROUPE 2</text:p>
          </table:table-cell>
          <table:table-cell table:formula="of:=[.H132]" office:value-type="string" office:string-value="Arrêt d'urgence" calcext:value-type="string">
            <text:p>Arrêt d'urgence</text:p>
          </table:table-cell>
          <table:table-cell table:formula="of:=IF(ISBLANK( [.J132] ); &quot;&quot;; [.J132])" office:value-type="float" office:value="305" calcext:value-type="float">
            <text:p>305</text:p>
          </table:table-cell>
          <table:table-cell table:formula="of:=IF(ISBLANK( [.I132] ); &quot;&quot;; [.I132])" office:value-type="string" office:string-value="%M2017" calcext:value-type="string">
            <text:p>%M2017</text:p>
          </table:table-cell>
          <table:table-cell office:value-type="string" calcext:value-type="string">
            <text:p>X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Arrêt d'urgence</text:p>
          </table:table-cell>
          <table:table-cell office:value-type="string" calcext:value-type="string">
            <text:p>%M201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ef101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32]" office:value-type="string" office:string-value="ETAT GROUPE 2" calcext:value-type="string">
            <text:p>ETAT GROUPE 2</text:p>
          </table:table-cell>
          <table:table-cell table:formula="of:=[.H133]" office:value-type="string" office:string-value="Démarrage trop long" calcext:value-type="string">
            <text:p>Démarrage trop long</text:p>
          </table:table-cell>
          <table:table-cell table:formula="of:=IF(ISBLANK( [.J133] ); &quot;&quot;; [.J133])" office:value-type="float" office:value="306" calcext:value-type="float">
            <text:p>306</text:p>
          </table:table-cell>
          <table:table-cell table:formula="of:=IF(ISBLANK( [.I133] ); &quot;&quot;; [.I133])" office:value-type="string" office:string-value="%M2018" calcext:value-type="string">
            <text:p>%M2018</text:p>
          </table:table-cell>
          <table:table-cell office:value-type="string" calcext:value-type="string">
            <text:p>X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Démarrage trop long</text:p>
          </table:table-cell>
          <table:table-cell office:value-type="string" calcext:value-type="string">
            <text:p>%M201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ef101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33]" office:value-type="string" office:string-value="ETAT GROUPE 2" calcext:value-type="string">
            <text:p>ETAT GROUPE 2</text:p>
          </table:table-cell>
          <table:table-cell table:formula="of:=[.H134]" office:value-type="string" office:string-value="Arrêt trop long" calcext:value-type="string">
            <text:p>Arrêt trop long</text:p>
          </table:table-cell>
          <table:table-cell table:formula="of:=IF(ISBLANK( [.J134] ); &quot;&quot;; [.J134])" office:value-type="float" office:value="307" calcext:value-type="float">
            <text:p>307</text:p>
          </table:table-cell>
          <table:table-cell table:formula="of:=IF(ISBLANK( [.I134] ); &quot;&quot;; [.I134])" office:value-type="string" office:string-value="%M2019" calcext:value-type="string">
            <text:p>%M2019</text:p>
          </table:table-cell>
          <table:table-cell office:value-type="string" calcext:value-type="string">
            <text:p>X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Arrêt trop long</text:p>
          </table:table-cell>
          <table:table-cell office:value-type="string" calcext:value-type="string">
            <text:p>%M201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f101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34]" office:value-type="string" office:string-value="ETAT GROUPE 2" calcext:value-type="string">
            <text:p>ETAT GROUPE 2</text:p>
          </table:table-cell>
          <table:table-cell table:formula="of:=[.H135]" office:value-type="string" office:string-value="Défaut survitesse" calcext:value-type="string">
            <text:p>Défaut survitesse</text:p>
          </table:table-cell>
          <table:table-cell table:formula="of:=IF(ISBLANK( [.J135] ); &quot;&quot;; [.J135])" office:value-type="float" office:value="308" calcext:value-type="float">
            <text:p>308</text:p>
          </table:table-cell>
          <table:table-cell table:formula="of:=IF(ISBLANK( [.I135] ); &quot;&quot;; [.I135])" office:value-type="string" office:string-value="%M2020" calcext:value-type="string">
            <text:p>%M2020</text:p>
          </table:table-cell>
          <table:table-cell office:value-type="string" calcext:value-type="string">
            <text:p>X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Défaut survitesse</text:p>
          </table:table-cell>
          <table:table-cell office:value-type="string" calcext:value-type="string">
            <text:p>%M202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def102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35]" office:value-type="string" office:string-value="ETAT GROUPE 2" calcext:value-type="string">
            <text:p>ETAT GROUPE 2</text:p>
          </table:table-cell>
          <table:table-cell table:formula="of:=[.H136]" office:value-type="string" office:string-value="Défaut survitesse mécanique" calcext:value-type="string">
            <text:p>Défaut survitesse mécanique</text:p>
          </table:table-cell>
          <table:table-cell table:formula="of:=IF(ISBLANK( [.J136] ); &quot;&quot;; [.J136])" office:value-type="float" office:value="309" calcext:value-type="float">
            <text:p>309</text:p>
          </table:table-cell>
          <table:table-cell table:formula="of:=IF(ISBLANK( [.I136] ); &quot;&quot;; [.I136])" office:value-type="string" office:string-value="%M2021" calcext:value-type="string">
            <text:p>%M2021</text:p>
          </table:table-cell>
          <table:table-cell office:value-type="string" calcext:value-type="string">
            <text:p>X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Défaut survitesse mécanique</text:p>
          </table:table-cell>
          <table:table-cell office:value-type="string" calcext:value-type="string">
            <text:p>%M20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def1021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36]" office:value-type="string" office:string-value="ETAT GROUPE 2" calcext:value-type="string">
            <text:p>ETAT GROUPE 2</text:p>
          </table:table-cell>
          <table:table-cell table:formula="of:=[.H137]" office:value-type="string" office:string-value="Survitesse prolongée" calcext:value-type="string">
            <text:p>Survitesse prolongée</text:p>
          </table:table-cell>
          <table:table-cell table:formula="of:=IF(ISBLANK( [.J137] ); &quot;&quot;; [.J137])" office:value-type="float" office:value="310" calcext:value-type="float">
            <text:p>310</text:p>
          </table:table-cell>
          <table:table-cell table:formula="of:=IF(ISBLANK( [.I137] ); &quot;&quot;; [.I137])" office:value-type="string" office:string-value="%M2022" calcext:value-type="string">
            <text:p>%M2022</text:p>
          </table:table-cell>
          <table:table-cell office:value-type="string" calcext:value-type="string">
            <text:p>X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urvitesse prolongée</text:p>
          </table:table-cell>
          <table:table-cell office:value-type="string" calcext:value-type="string">
            <text:p>%M202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ef102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37]" office:value-type="string" office:string-value="ETAT GROUPE 2" calcext:value-type="string">
            <text:p>ETAT GROUPE 2</text:p>
          </table:table-cell>
          <table:table-cell table:formula="of:=[.H138]" office:value-type="string" office:string-value="Maxi Intensité Disjoncteur" calcext:value-type="string">
            <text:p>Maxi Intensité Disjoncteur</text:p>
          </table:table-cell>
          <table:table-cell table:formula="of:=IF(ISBLANK( [.J138] ); &quot;&quot;; [.J138])" office:value-type="float" office:value="311" calcext:value-type="float">
            <text:p>311</text:p>
          </table:table-cell>
          <table:table-cell table:formula="of:=IF(ISBLANK( [.I138] ); &quot;&quot;; [.I138])" office:value-type="string" office:string-value="%M2023" calcext:value-type="string">
            <text:p>%M2023</text:p>
          </table:table-cell>
          <table:table-cell office:value-type="string" calcext:value-type="string">
            <text:p>X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Maxi Intensité Disjoncteur</text:p>
          </table:table-cell>
          <table:table-cell office:value-type="string" calcext:value-type="string">
            <text:p>%M20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ef102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38]" office:value-type="string" office:string-value="ETAT GROUPE 2" calcext:value-type="string">
            <text:p>ETAT GROUPE 2</text:p>
          </table:table-cell>
          <table:table-cell table:formula="of:=[.H139]" office:value-type="string" office:string-value="Défaut chien de garde relais de protection alternateur (SEPAM)" calcext:value-type="string">
            <text:p>Défaut chien de garde relais de protection alternateur (SEPAM)</text:p>
          </table:table-cell>
          <table:table-cell table:formula="of:=IF(ISBLANK( [.J139] ); &quot;&quot;; [.J139])" office:value-type="float" office:value="312" calcext:value-type="float">
            <text:p>312</text:p>
          </table:table-cell>
          <table:table-cell table:formula="of:=IF(ISBLANK( [.I139] ); &quot;&quot;; [.I139])" office:value-type="string" office:string-value="%M2024" calcext:value-type="string">
            <text:p>%M2024</text:p>
          </table:table-cell>
          <table:table-cell office:value-type="string" calcext:value-type="string">
            <text:p>X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Défaut chien de garde relais de protection alternateur (SEPAM)</text:p>
          </table:table-cell>
          <table:table-cell office:value-type="string" calcext:value-type="string">
            <text:p>%M202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ef102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39]" office:value-type="string" office:string-value="ETAT GROUPE 2" calcext:value-type="string">
            <text:p>ETAT GROUPE 2</text:p>
          </table:table-cell>
          <table:table-cell table:formula="of:=[.H140]" office:value-type="string" office:string-value="Surintensité alternateur (SEPAM)" calcext:value-type="string">
            <text:p>Surintensité alternateur (SEPAM)</text:p>
          </table:table-cell>
          <table:table-cell table:formula="of:=IF(ISBLANK( [.J140] ); &quot;&quot;; [.J140])" office:value-type="float" office:value="313" calcext:value-type="float">
            <text:p>313</text:p>
          </table:table-cell>
          <table:table-cell table:formula="of:=IF(ISBLANK( [.I140] ); &quot;&quot;; [.I140])" office:value-type="string" office:string-value="%M2025" calcext:value-type="string">
            <text:p>%M2025</text:p>
          </table:table-cell>
          <table:table-cell office:value-type="string" calcext:value-type="string">
            <text:p>X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Surintensité alternateur (SEPAM)</text:p>
          </table:table-cell>
          <table:table-cell office:value-type="string" calcext:value-type="string">
            <text:p>%M202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ef102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40]" office:value-type="string" office:string-value="ETAT GROUPE 2" calcext:value-type="string">
            <text:p>ETAT GROUPE 2</text:p>
          </table:table-cell>
          <table:table-cell table:formula="of:=[.H141]" office:value-type="string" office:string-value="Couplages intempestifs alternateur" calcext:value-type="string">
            <text:p>Couplages intempestifs alternateur</text:p>
          </table:table-cell>
          <table:table-cell table:formula="of:=IF(ISBLANK( [.J141] ); &quot;&quot;; [.J141])" office:value-type="float" office:value="314" calcext:value-type="float">
            <text:p>314</text:p>
          </table:table-cell>
          <table:table-cell table:formula="of:=IF(ISBLANK( [.I141] ); &quot;&quot;; [.I141])" office:value-type="string" office:string-value="%M2026" calcext:value-type="string">
            <text:p>%M2026</text:p>
          </table:table-cell>
          <table:table-cell office:value-type="string" calcext:value-type="string">
            <text:p>X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Couplages intempestifs alternateur</text:p>
          </table:table-cell>
          <table:table-cell office:value-type="string" calcext:value-type="string">
            <text:p>%M202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ef102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41]" office:value-type="string" office:string-value="ETAT GROUPE 2" calcext:value-type="string">
            <text:p>ETAT GROUPE 2</text:p>
          </table:table-cell>
          <table:table-cell table:formula="of:=[.H142]" office:value-type="string" office:string-value="Couplage sauté " calcext:value-type="string">
            <text:p>Couplage sauté </text:p>
          </table:table-cell>
          <table:table-cell table:formula="of:=IF(ISBLANK( [.J142] ); &quot;&quot;; [.J142])" office:value-type="float" office:value="315" calcext:value-type="float">
            <text:p>315</text:p>
          </table:table-cell>
          <table:table-cell table:formula="of:=IF(ISBLANK( [.I142] ); &quot;&quot;; [.I142])" office:value-type="string" office:string-value="%M2027" calcext:value-type="string">
            <text:p>%M2027</text:p>
          </table:table-cell>
          <table:table-cell office:value-type="string" calcext:value-type="string">
            <text:p>X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Couplage sauté </text:p>
          </table:table-cell>
          <table:table-cell office:value-type="string" calcext:value-type="string">
            <text:p>%M202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ef102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42]" office:value-type="string" office:string-value="ETAT GROUPE 2" calcext:value-type="string">
            <text:p>ETAT GROUPE 2</text:p>
          </table:table-cell>
          <table:table-cell table:formula="of:=[.H143]" office:value-type="string" office:string-value="Non découplage contacteur alternateur" calcext:value-type="string">
            <text:p>Non découplage contacteur alternateur</text:p>
          </table:table-cell>
          <table:table-cell table:formula="of:=IF(ISBLANK( [.J143] ); &quot;&quot;; [.J143])" office:value-type="float" office:value="316" calcext:value-type="float">
            <text:p>316</text:p>
          </table:table-cell>
          <table:table-cell table:formula="of:=IF(ISBLANK( [.I143] ); &quot;&quot;; [.I143])" office:value-type="string" office:string-value="%M2028" calcext:value-type="string">
            <text:p>%M2028</text:p>
          </table:table-cell>
          <table:table-cell office:value-type="string" calcext:value-type="string">
            <text:p>X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Non découplage contacteur alternateur</text:p>
          </table:table-cell>
          <table:table-cell office:value-type="string" calcext:value-type="string">
            <text:p>%M202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def102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43]" office:value-type="string" office:string-value="ETAT GROUPE 2" calcext:value-type="string">
            <text:p>ETAT GROUPE 2</text:p>
          </table:table-cell>
          <table:table-cell table:formula="of:=[.H144]" office:value-type="string" office:string-value="Mini de puissance alternateur" calcext:value-type="string">
            <text:p>Mini de puissance alternateur</text:p>
          </table:table-cell>
          <table:table-cell table:formula="of:=IF(ISBLANK( [.J144] ); &quot;&quot;; [.J144])" office:value-type="float" office:value="317" calcext:value-type="float">
            <text:p>317</text:p>
          </table:table-cell>
          <table:table-cell table:formula="of:=IF(ISBLANK( [.I144] ); &quot;&quot;; [.I144])" office:value-type="string" office:string-value="%M2029" calcext:value-type="string">
            <text:p>%M2029</text:p>
          </table:table-cell>
          <table:table-cell office:value-type="string" calcext:value-type="string">
            <text:p>X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Mini de puissance alternateur</text:p>
          </table:table-cell>
          <table:table-cell office:value-type="string" calcext:value-type="string">
            <text:p>%M202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ef102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44]" office:value-type="string" office:string-value="ETAT GROUPE 2" calcext:value-type="string">
            <text:p>ETAT GROUPE 2</text:p>
          </table:table-cell>
          <table:table-cell table:formula="of:=[.H145]" office:value-type="string" office:string-value="Disjoncteur alternateur ouvert" calcext:value-type="string">
            <text:p>Disjoncteur alternateur ouvert</text:p>
          </table:table-cell>
          <table:table-cell table:formula="of:=IF(ISBLANK( [.J145] ); &quot;&quot;; [.J145])" office:value-type="float" office:value="318" calcext:value-type="float">
            <text:p>318</text:p>
          </table:table-cell>
          <table:table-cell table:formula="of:=IF(ISBLANK( [.I145] ); &quot;&quot;; [.I145])" office:value-type="string" office:string-value="%M2030" calcext:value-type="string">
            <text:p>%M2030</text:p>
          </table:table-cell>
          <table:table-cell office:value-type="string" calcext:value-type="string">
            <text:p>X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Disjoncteur alternateur ouvert</text:p>
          </table:table-cell>
          <table:table-cell office:value-type="string" calcext:value-type="string">
            <text:p>%M203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def103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45]" office:value-type="string" office:string-value="ETAT GROUPE 2" calcext:value-type="string">
            <text:p>ETAT GROUPE 2</text:p>
          </table:table-cell>
          <table:table-cell table:formula="of:=[.H146]" office:value-type="string" office:string-value="Défaut positionnement pales" calcext:value-type="string">
            <text:p>Défaut positionnement pales</text:p>
          </table:table-cell>
          <table:table-cell table:formula="of:=IF(ISBLANK( [.J146] ); &quot;&quot;; [.J146])" office:value-type="float" office:value="319" calcext:value-type="float">
            <text:p>319</text:p>
          </table:table-cell>
          <table:table-cell table:formula="of:=IF(ISBLANK( [.I146] ); &quot;&quot;; [.I146])" office:value-type="string" office:string-value="%M2031" calcext:value-type="string">
            <text:p>%M2031</text:p>
          </table:table-cell>
          <table:table-cell office:value-type="string" calcext:value-type="string">
            <text:p>X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Défaut positionnement pales</text:p>
          </table:table-cell>
          <table:table-cell office:value-type="string" calcext:value-type="string">
            <text:p>%M2031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46]" office:value-type="string" office:string-value="ETAT GROUPE 2" calcext:value-type="string">
            <text:p>ETAT GROUPE 2</text:p>
          </table:table-cell>
          <table:table-cell table:formula="of:=[.H147]" office:value-type="string" office:string-value="Défaut positionnement pales" calcext:value-type="string">
            <text:p>Défaut positionnement pales</text:p>
          </table:table-cell>
          <table:table-cell table:formula="of:=IF(ISBLANK( [.J147] ); &quot;&quot;; [.J147])" office:value-type="float" office:value="320" calcext:value-type="float">
            <text:p>320</text:p>
          </table:table-cell>
          <table:table-cell table:formula="of:=IF(ISBLANK( [.I147] ); &quot;&quot;; [.I147])" office:value-type="string" office:string-value="%M2032" calcext:value-type="string">
            <text:p>%M2032</text:p>
          </table:table-cell>
          <table:table-cell office:value-type="string" calcext:value-type="string">
            <text:p>X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Défaut positionnement pales</text:p>
          </table:table-cell>
          <table:table-cell office:value-type="string" calcext:value-type="string">
            <text:p>%M2032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47]" office:value-type="string" office:string-value="ETAT GROUPE 2" calcext:value-type="string">
            <text:p>ETAT GROUPE 2</text:p>
          </table:table-cell>
          <table:table-cell table:formula="of:=[.H148]" office:value-type="string" office:string-value="Défaut électrique moteur ppe ghy pales" calcext:value-type="string">
            <text:p>Défaut électrique moteur ppe ghy pales</text:p>
          </table:table-cell>
          <table:table-cell table:formula="of:=IF(ISBLANK( [.J148] ); &quot;&quot;; [.J148])" office:value-type="float" office:value="321" calcext:value-type="float">
            <text:p>321</text:p>
          </table:table-cell>
          <table:table-cell table:formula="of:=IF(ISBLANK( [.I148] ); &quot;&quot;; [.I148])" office:value-type="string" office:string-value="%M2033" calcext:value-type="string">
            <text:p>%M2033</text:p>
          </table:table-cell>
          <table:table-cell office:value-type="string" calcext:value-type="string">
            <text:p>X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Défaut électrique moteur ppe ghy pales</text:p>
          </table:table-cell>
          <table:table-cell office:value-type="string" calcext:value-type="string">
            <text:p>%M20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ef103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48]" office:value-type="string" office:string-value="ETAT GROUPE 2" calcext:value-type="string">
            <text:p>ETAT GROUPE 2</text:p>
          </table:table-cell>
          <table:table-cell table:formula="of:=[.H149]" office:value-type="string" office:string-value="Niveau bas huile ghy" calcext:value-type="string">
            <text:p>Niveau bas huile ghy</text:p>
          </table:table-cell>
          <table:table-cell table:formula="of:=IF(ISBLANK( [.J149] ); &quot;&quot;; [.J149])" office:value-type="float" office:value="322" calcext:value-type="float">
            <text:p>322</text:p>
          </table:table-cell>
          <table:table-cell table:formula="of:=IF(ISBLANK( [.I149] ); &quot;&quot;; [.I149])" office:value-type="string" office:string-value="%M2034" calcext:value-type="string">
            <text:p>%M2034</text:p>
          </table:table-cell>
          <table:table-cell office:value-type="string" calcext:value-type="string">
            <text:p>X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Niveau bas huile ghy</text:p>
          </table:table-cell>
          <table:table-cell office:value-type="string" calcext:value-type="string">
            <text:p>%M2034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ef103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49]" office:value-type="string" office:string-value="ETAT GROUPE 2" calcext:value-type="string">
            <text:p>ETAT GROUPE 2</text:p>
          </table:table-cell>
          <table:table-cell table:formula="of:=[.H150]" office:value-type="string" office:string-value="Surchauffe huile ghy" calcext:value-type="string">
            <text:p>Surchauffe huile ghy</text:p>
          </table:table-cell>
          <table:table-cell table:formula="of:=IF(ISBLANK( [.J150] ); &quot;&quot;; [.J150])" office:value-type="float" office:value="323" calcext:value-type="float">
            <text:p>323</text:p>
          </table:table-cell>
          <table:table-cell table:formula="of:=IF(ISBLANK( [.I150] ); &quot;&quot;; [.I150])" office:value-type="string" office:string-value="%M2035" calcext:value-type="string">
            <text:p>%M2035</text:p>
          </table:table-cell>
          <table:table-cell office:value-type="string" calcext:value-type="string">
            <text:p>X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Surchauffe huile ghy</text:p>
          </table:table-cell>
          <table:table-cell office:value-type="string" calcext:value-type="string">
            <text:p>%M203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ef103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50]" office:value-type="string" office:string-value="ETAT GROUPE 2" calcext:value-type="string">
            <text:p>ETAT GROUPE 2</text:p>
          </table:table-cell>
          <table:table-cell table:formula="of:=[.H151]" office:value-type="string" office:string-value="Mini pression sécurité ghy" calcext:value-type="string">
            <text:p>Mini pression sécurité ghy</text:p>
          </table:table-cell>
          <table:table-cell table:formula="of:=IF(ISBLANK( [.J151] ); &quot;&quot;; [.J151])" office:value-type="float" office:value="324" calcext:value-type="float">
            <text:p>324</text:p>
          </table:table-cell>
          <table:table-cell table:formula="of:=IF(ISBLANK( [.I151] ); &quot;&quot;; [.I151])" office:value-type="string" office:string-value="%M2036" calcext:value-type="string">
            <text:p>%M2036</text:p>
          </table:table-cell>
          <table:table-cell office:value-type="string" calcext:value-type="string">
            <text:p>X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Mini pression sécurité ghy</text:p>
          </table:table-cell>
          <table:table-cell office:value-type="string" calcext:value-type="string">
            <text:p>%M203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ef103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51]" office:value-type="string" office:string-value="ETAT GROUPE 2" calcext:value-type="string">
            <text:p>ETAT GROUPE 2</text:p>
          </table:table-cell>
          <table:table-cell table:formula="of:=[.H152]" office:value-type="string" office:string-value="Pression établie accumulateur ghy" calcext:value-type="string">
            <text:p>Pression établie accumulateur ghy</text:p>
          </table:table-cell>
          <table:table-cell table:formula="of:=IF(ISBLANK( [.J152] ); &quot;&quot;; [.J152])" office:value-type="float" office:value="325" calcext:value-type="float">
            <text:p>325</text:p>
          </table:table-cell>
          <table:table-cell table:formula="of:=IF(ISBLANK( [.I152] ); &quot;&quot;; [.I152])" office:value-type="string" office:string-value="%M2037" calcext:value-type="string">
            <text:p>%M2037</text:p>
          </table:table-cell>
          <table:table-cell office:value-type="string" calcext:value-type="string">
            <text:p>X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ression établie accumulateur ghy</text:p>
          </table:table-cell>
          <table:table-cell office:value-type="string" calcext:value-type="string">
            <text:p>%M2037</text:p>
          </table:table-cell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52]" office:value-type="string" office:string-value="ETAT GROUPE 2" calcext:value-type="string">
            <text:p>ETAT GROUPE 2</text:p>
          </table:table-cell>
          <table:table-cell table:formula="of:=[.H153]" office:value-type="string" office:string-value="Gonflage trop long accumulateur ghy" calcext:value-type="string">
            <text:p>Gonflage trop long accumulateur ghy</text:p>
          </table:table-cell>
          <table:table-cell table:formula="of:=IF(ISBLANK( [.J153] ); &quot;&quot;; [.J153])" office:value-type="float" office:value="326" calcext:value-type="float">
            <text:p>326</text:p>
          </table:table-cell>
          <table:table-cell table:formula="of:=IF(ISBLANK( [.I153] ); &quot;&quot;; [.I153])" office:value-type="string" office:string-value="%M2038" calcext:value-type="string">
            <text:p>%M2038</text:p>
          </table:table-cell>
          <table:table-cell office:value-type="string" calcext:value-type="string">
            <text:p>X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Gonflage trop long accumulateur ghy</text:p>
          </table:table-cell>
          <table:table-cell office:value-type="string" calcext:value-type="string">
            <text:p>%M203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ef103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53]" office:value-type="string" office:string-value="ETAT GROUPE 2" calcext:value-type="string">
            <text:p>ETAT GROUPE 2</text:p>
          </table:table-cell>
          <table:table-cell table:formula="of:=[.H154]" office:value-type="string" office:string-value="Défaut acquisition pression accumulateur GHY" calcext:value-type="string">
            <text:p>Défaut acquisition pression accumulateur GHY</text:p>
          </table:table-cell>
          <table:table-cell table:formula="of:=IF(ISBLANK( [.J154] ); &quot;&quot;; [.J154])" office:value-type="float" office:value="328" calcext:value-type="float">
            <text:p>328</text:p>
          </table:table-cell>
          <table:table-cell table:formula="of:=IF(ISBLANK( [.I154] ); &quot;&quot;; [.I154])" office:value-type="string" office:string-value="%M2040" calcext:value-type="string">
            <text:p>%M2040</text:p>
          </table:table-cell>
          <table:table-cell office:value-type="string" calcext:value-type="string">
            <text:p>X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Défaut acquisition pression accumulateur GHY</text:p>
          </table:table-cell>
          <table:table-cell office:value-type="string" calcext:value-type="string">
            <text:p>%M204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def104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54]" office:value-type="string" office:string-value="ETAT GROUPE 2" calcext:value-type="string">
            <text:p>ETAT GROUPE 2</text:p>
          </table:table-cell>
          <table:table-cell table:formula="of:=[.H155]" office:value-type="string" office:string-value="Alarme circulation huile pivoterie" calcext:value-type="string">
            <text:p>Alarme circulation huile pivoterie</text:p>
          </table:table-cell>
          <table:table-cell table:formula="of:=IF(ISBLANK( [.J155] ); &quot;&quot;; [.J155])" office:value-type="float" office:value="332" calcext:value-type="float">
            <text:p>332</text:p>
          </table:table-cell>
          <table:table-cell table:formula="of:=IF(ISBLANK( [.I155] ); &quot;&quot;; [.I155])" office:value-type="string" office:string-value="%M2044" calcext:value-type="string">
            <text:p>%M2044</text:p>
          </table:table-cell>
          <table:table-cell office:value-type="string" calcext:value-type="string">
            <text:p>X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Alarme circulation huile pivoterie</text:p>
          </table:table-cell>
          <table:table-cell office:value-type="string" calcext:value-type="string">
            <text:p>%M204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ef104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55]" office:value-type="string" office:string-value="ETAT GROUPE 2" calcext:value-type="string">
            <text:p>ETAT GROUPE 2</text:p>
          </table:table-cell>
          <table:table-cell table:formula="of:=[.H156]" office:value-type="string" office:string-value="Défaut sens de rotation turbine" calcext:value-type="string">
            <text:p>Défaut sens de rotation turbine</text:p>
          </table:table-cell>
          <table:table-cell table:formula="of:=IF(ISBLANK( [.J156] ); &quot;&quot;; [.J156])" office:value-type="float" office:value="333" calcext:value-type="float">
            <text:p>333</text:p>
          </table:table-cell>
          <table:table-cell table:formula="of:=IF(ISBLANK( [.I156] ); &quot;&quot;; [.I156])" office:value-type="string" office:string-value="%M2045" calcext:value-type="string">
            <text:p>%M2045</text:p>
          </table:table-cell>
          <table:table-cell office:value-type="string" calcext:value-type="string">
            <text:p>X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Défaut sens de rotation turbine</text:p>
          </table:table-cell>
          <table:table-cell office:value-type="string" calcext:value-type="string">
            <text:p>%M204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ef104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56]" office:value-type="string" office:string-value="ETAT GROUPE 2" calcext:value-type="string">
            <text:p>ETAT GROUPE 2</text:p>
          </table:table-cell>
          <table:table-cell table:formula="of:=[.H157]" office:value-type="string" office:string-value="Niveau bas huile pivoterie" calcext:value-type="string">
            <text:p>Niveau bas huile pivoterie</text:p>
          </table:table-cell>
          <table:table-cell table:formula="of:=IF(ISBLANK( [.J157] ); &quot;&quot;; [.J157])" office:value-type="float" office:value="334" calcext:value-type="float">
            <text:p>334</text:p>
          </table:table-cell>
          <table:table-cell table:formula="of:=IF(ISBLANK( [.I157] ); &quot;&quot;; [.I157])" office:value-type="string" office:string-value="%M2046" calcext:value-type="string">
            <text:p>%M2046</text:p>
          </table:table-cell>
          <table:table-cell office:value-type="string" calcext:value-type="string">
            <text:p>X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Niveau bas huile pivoterie</text:p>
          </table:table-cell>
          <table:table-cell office:value-type="string" calcext:value-type="string">
            <text:p>%M204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ef104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57]" office:value-type="string" office:string-value="ETAT GROUPE 2" calcext:value-type="string">
            <text:p>ETAT GROUPE 2</text:p>
          </table:table-cell>
          <table:table-cell table:formula="of:=[.H158]" office:value-type="string" office:string-value="Frein desseré" calcext:value-type="string">
            <text:p>Frein desseré</text:p>
          </table:table-cell>
          <table:table-cell table:formula="of:=IF(ISBLANK( [.J158] ); &quot;&quot;; [.J158])" office:value-type="float" office:value="335" calcext:value-type="float">
            <text:p>335</text:p>
          </table:table-cell>
          <table:table-cell table:formula="of:=IF(ISBLANK( [.I158] ); &quot;&quot;; [.I158])" office:value-type="string" office:string-value="%M2047" calcext:value-type="string">
            <text:p>%M2047</text:p>
          </table:table-cell>
          <table:table-cell office:value-type="string" calcext:value-type="string">
            <text:p>X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Frein desseré</text:p>
          </table:table-cell>
          <table:table-cell office:value-type="string" calcext:value-type="string">
            <text:p>%M2047</text:p>
          </table:table-cell>
          <table:table-cell office:value-type="float" office:value="335" calcext:value-type="float">
            <text:p>3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58]" office:value-type="string" office:string-value="ETAT GROUPE 2" calcext:value-type="string">
            <text:p>ETAT GROUPE 2</text:p>
          </table:table-cell>
          <table:table-cell table:formula="of:=[.H159]" office:value-type="string" office:string-value="Défaut frein" calcext:value-type="string">
            <text:p>Défaut frein</text:p>
          </table:table-cell>
          <table:table-cell table:formula="of:=IF(ISBLANK( [.J159] ); &quot;&quot;; [.J159])" office:value-type="float" office:value="336" calcext:value-type="float">
            <text:p>336</text:p>
          </table:table-cell>
          <table:table-cell table:formula="of:=IF(ISBLANK( [.I159] ); &quot;&quot;; [.I159])" office:value-type="string" office:string-value="%M2048" calcext:value-type="string">
            <text:p>%M2048</text:p>
          </table:table-cell>
          <table:table-cell office:value-type="string" calcext:value-type="string">
            <text:p>X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Défaut frein</text:p>
          </table:table-cell>
          <table:table-cell office:value-type="string" calcext:value-type="string">
            <text:p>%M204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ef104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59]" office:value-type="string" office:string-value="ETAT GROUPE 2" calcext:value-type="string">
            <text:p>ETAT GROUPE 2</text:p>
          </table:table-cell>
          <table:table-cell table:formula="of:=[.H160]" office:value-type="string" office:string-value="Défaut mesure de vitesse" calcext:value-type="string">
            <text:p>Défaut mesure de vitesse</text:p>
          </table:table-cell>
          <table:table-cell table:formula="of:=IF(ISBLANK( [.J160] ); &quot;&quot;; [.J160])" office:value-type="float" office:value="337" calcext:value-type="float">
            <text:p>337</text:p>
          </table:table-cell>
          <table:table-cell table:formula="of:=IF(ISBLANK( [.I160] ); &quot;&quot;; [.I160])" office:value-type="string" office:string-value="%M2049" calcext:value-type="string">
            <text:p>%M2049</text:p>
          </table:table-cell>
          <table:table-cell office:value-type="string" calcext:value-type="string">
            <text:p>X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Défaut mesure de vitesse</text:p>
          </table:table-cell>
          <table:table-cell office:value-type="string" calcext:value-type="string">
            <text:p>%M204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ef104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60]" office:value-type="string" office:string-value="ETAT GROUPE 2" calcext:value-type="string">
            <text:p>ETAT GROUPE 2</text:p>
          </table:table-cell>
          <table:table-cell table:formula="of:=[.H161]" office:value-type="string" office:string-value="Défaut acquisition mesure de puissance" calcext:value-type="string">
            <text:p>Défaut acquisition mesure de puissance</text:p>
          </table:table-cell>
          <table:table-cell table:formula="of:=IF(ISBLANK( [.J161] ); &quot;&quot;; [.J161])" office:value-type="float" office:value="338" calcext:value-type="float">
            <text:p>338</text:p>
          </table:table-cell>
          <table:table-cell table:formula="of:=IF(ISBLANK( [.I161] ); &quot;&quot;; [.I161])" office:value-type="string" office:string-value="%M2050" calcext:value-type="string">
            <text:p>%M2050</text:p>
          </table:table-cell>
          <table:table-cell office:value-type="string" calcext:value-type="string">
            <text:p>X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Défaut acquisition mesure de puissance</text:p>
          </table:table-cell>
          <table:table-cell office:value-type="string" calcext:value-type="string">
            <text:p>%M205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ef105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61]" office:value-type="string" office:string-value="ETAT GROUPE 2" calcext:value-type="string">
            <text:p>ETAT GROUPE 2</text:p>
          </table:table-cell>
          <table:table-cell table:formula="of:=[.H162]" office:value-type="string" office:string-value="Défaut recopie position pales" calcext:value-type="string">
            <text:p>Défaut recopie position pales</text:p>
          </table:table-cell>
          <table:table-cell table:formula="of:=IF(ISBLANK( [.J162] ); &quot;&quot;; [.J162])" office:value-type="float" office:value="339" calcext:value-type="float">
            <text:p>339</text:p>
          </table:table-cell>
          <table:table-cell table:formula="of:=IF(ISBLANK( [.I162] ); &quot;&quot;; [.I162])" office:value-type="string" office:string-value="%M2051" calcext:value-type="string">
            <text:p>%M2051</text:p>
          </table:table-cell>
          <table:table-cell office:value-type="string" calcext:value-type="string">
            <text:p>X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Défaut recopie position pales</text:p>
          </table:table-cell>
          <table:table-cell office:value-type="string" calcext:value-type="string">
            <text:p>%M205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def105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62]" office:value-type="string" office:string-value="ETAT GROUPE 2" calcext:value-type="string">
            <text:p>ETAT GROUPE 2</text:p>
          </table:table-cell>
          <table:table-cell table:formula="of:=[.H163]" office:value-type="string" office:string-value="Défaut com entrées sorties déportées Ilots coffret groupe" calcext:value-type="string">
            <text:p>Défaut com entrées sorties déportées Ilots coffret groupe</text:p>
          </table:table-cell>
          <table:table-cell table:formula="of:=IF(ISBLANK( [.J163] ); &quot;&quot;; [.J163])" office:value-type="float" office:value="341" calcext:value-type="float">
            <text:p>341</text:p>
          </table:table-cell>
          <table:table-cell table:formula="of:=IF(ISBLANK( [.I163] ); &quot;&quot;; [.I163])" office:value-type="string" office:string-value="%M2053" calcext:value-type="string">
            <text:p>%M2053</text:p>
          </table:table-cell>
          <table:table-cell office:value-type="string" calcext:value-type="string">
            <text:p>X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Défaut com entrées sorties déportées Ilots coffret groupe</text:p>
          </table:table-cell>
          <table:table-cell office:value-type="string" calcext:value-type="string">
            <text:p>%M205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def105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63]" office:value-type="string" office:string-value="ETAT GROUPE 2" calcext:value-type="string">
            <text:p>ETAT GROUPE 2</text:p>
          </table:table-cell>
          <table:table-cell table:formula="of:=[.H164]" office:value-type="string" office:string-value="Défaut module entrées sorties déportées Ilots coffret groupe" calcext:value-type="string">
            <text:p>Défaut module entrées sorties déportées Ilots coffret groupe</text:p>
          </table:table-cell>
          <table:table-cell table:formula="of:=IF(ISBLANK( [.J164] ); &quot;&quot;; [.J164])" office:value-type="float" office:value="342" calcext:value-type="float">
            <text:p>342</text:p>
          </table:table-cell>
          <table:table-cell table:formula="of:=IF(ISBLANK( [.I164] ); &quot;&quot;; [.I164])" office:value-type="string" office:string-value="%M2054" calcext:value-type="string">
            <text:p>%M2054</text:p>
          </table:table-cell>
          <table:table-cell office:value-type="string" calcext:value-type="string">
            <text:p>X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Défaut module entrées sorties déportées Ilots coffret groupe</text:p>
          </table:table-cell>
          <table:table-cell office:value-type="string" calcext:value-type="string">
            <text:p>%M205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def105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64]" office:value-type="string" office:string-value="ETAT GROUPE 2" calcext:value-type="string">
            <text:p>ETAT GROUPE 2</text:p>
          </table:table-cell>
          <table:table-cell table:formula="of:=[.H165]" office:value-type="string" office:string-value="Disjoncteur pont d'excitation ouvert" calcext:value-type="string">
            <text:p>Disjoncteur pont d'excitation ouvert</text:p>
          </table:table-cell>
          <table:table-cell table:formula="of:=IF(ISBLANK( [.J165] ); &quot;&quot;; [.J165])" office:value-type="float" office:value="343" calcext:value-type="float">
            <text:p>343</text:p>
          </table:table-cell>
          <table:table-cell table:formula="of:=IF(ISBLANK( [.I165] ); &quot;&quot;; [.I165])" office:value-type="string" office:string-value="%M2055" calcext:value-type="string">
            <text:p>%M2055</text:p>
          </table:table-cell>
          <table:table-cell office:value-type="string" calcext:value-type="string">
            <text:p>X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Disjoncteur pont d'excitation ouvert</text:p>
          </table:table-cell>
          <table:table-cell office:value-type="string" calcext:value-type="string">
            <text:p>%M205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def105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65]" office:value-type="string" office:string-value="ETAT GROUPE 2" calcext:value-type="string">
            <text:p>ETAT GROUPE 2</text:p>
          </table:table-cell>
          <table:table-cell table:formula="of:=[.H166]" office:value-type="string" office:string-value="Mini courant d'excitation" calcext:value-type="string">
            <text:p>Mini courant d'excitation</text:p>
          </table:table-cell>
          <table:table-cell table:formula="of:=IF(ISBLANK( [.J166] ); &quot;&quot;; [.J166])" office:value-type="float" office:value="344" calcext:value-type="float">
            <text:p>344</text:p>
          </table:table-cell>
          <table:table-cell table:formula="of:=IF(ISBLANK( [.I166] ); &quot;&quot;; [.I166])" office:value-type="string" office:string-value="%M2056" calcext:value-type="string">
            <text:p>%M2056</text:p>
          </table:table-cell>
          <table:table-cell office:value-type="string" calcext:value-type="string">
            <text:p>X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Mini courant d'excitation</text:p>
          </table:table-cell>
          <table:table-cell office:value-type="string" calcext:value-type="string">
            <text:p>%M205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def105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66]" office:value-type="string" office:string-value="ETAT GROUPE 2" calcext:value-type="string">
            <text:p>ETAT GROUPE 2</text:p>
          </table:table-cell>
          <table:table-cell table:formula="of:=[.H167]" office:value-type="string" office:string-value="Maxi courant d'excitation" calcext:value-type="string">
            <text:p>Maxi courant d'excitation</text:p>
          </table:table-cell>
          <table:table-cell table:formula="of:=IF(ISBLANK( [.J167] ); &quot;&quot;; [.J167])" office:value-type="float" office:value="345" calcext:value-type="float">
            <text:p>345</text:p>
          </table:table-cell>
          <table:table-cell table:formula="of:=IF(ISBLANK( [.I167] ); &quot;&quot;; [.I167])" office:value-type="string" office:string-value="%M2057" calcext:value-type="string">
            <text:p>%M2057</text:p>
          </table:table-cell>
          <table:table-cell office:value-type="string" calcext:value-type="string">
            <text:p>X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Maxi courant d'excitation</text:p>
          </table:table-cell>
          <table:table-cell office:value-type="string" calcext:value-type="string">
            <text:p>%M205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ef105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67]" office:value-type="string" office:string-value="ETAT GROUPE 2" calcext:value-type="string">
            <text:p>ETAT GROUPE 2</text:p>
          </table:table-cell>
          <table:table-cell table:formula="of:=[.H168]" office:value-type="string" office:string-value="Retour de marche contacteur d'excitation" calcext:value-type="string">
            <text:p>Retour de marche contacteur d'excitation</text:p>
          </table:table-cell>
          <table:table-cell table:formula="of:=IF(ISBLANK( [.J168] ); &quot;&quot;; [.J168])" office:value-type="float" office:value="346" calcext:value-type="float">
            <text:p>346</text:p>
          </table:table-cell>
          <table:table-cell table:formula="of:=IF(ISBLANK( [.I168] ); &quot;&quot;; [.I168])" office:value-type="string" office:string-value="%M2058" calcext:value-type="string">
            <text:p>%M2058</text:p>
          </table:table-cell>
          <table:table-cell office:value-type="string" calcext:value-type="string">
            <text:p>X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Retour de marche contacteur d'excitation</text:p>
          </table:table-cell>
          <table:table-cell office:value-type="string" calcext:value-type="string">
            <text:p>%M2058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68]" office:value-type="string" office:string-value="ETAT GROUPE 2" calcext:value-type="string">
            <text:p>ETAT GROUPE 2</text:p>
          </table:table-cell>
          <table:table-cell table:formula="of:=[.H169]" office:value-type="string" office:string-value="Retour tension trop long" calcext:value-type="string">
            <text:p>Retour tension trop long</text:p>
          </table:table-cell>
          <table:table-cell table:formula="of:=IF(ISBLANK( [.J169] ); &quot;&quot;; [.J169])" office:value-type="float" office:value="347" calcext:value-type="float">
            <text:p>347</text:p>
          </table:table-cell>
          <table:table-cell table:formula="of:=IF(ISBLANK( [.I169] ); &quot;&quot;; [.I169])" office:value-type="string" office:string-value="%M2059" calcext:value-type="string">
            <text:p>%M2059</text:p>
          </table:table-cell>
          <table:table-cell office:value-type="string" calcext:value-type="string">
            <text:p>X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Retour tension trop long</text:p>
          </table:table-cell>
          <table:table-cell office:value-type="string" calcext:value-type="string">
            <text:p>%M2059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def105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69]" office:value-type="string" office:string-value="ETAT GROUPE 2" calcext:value-type="string">
            <text:p>ETAT GROUPE 2</text:p>
          </table:table-cell>
          <table:table-cell table:formula="of:=[.H170]" office:value-type="string" office:string-value="Fusion fusible pont d'excitation" calcext:value-type="string">
            <text:p>Fusion fusible pont d'excitation</text:p>
          </table:table-cell>
          <table:table-cell table:formula="of:=IF(ISBLANK( [.J170] ); &quot;&quot;; [.J170])" office:value-type="float" office:value="348" calcext:value-type="float">
            <text:p>348</text:p>
          </table:table-cell>
          <table:table-cell table:formula="of:=IF(ISBLANK( [.I170] ); &quot;&quot;; [.I170])" office:value-type="string" office:string-value="%M2060" calcext:value-type="string">
            <text:p>%M2060</text:p>
          </table:table-cell>
          <table:table-cell office:value-type="string" calcext:value-type="string">
            <text:p>X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Fusion fusible pont d'excitation</text:p>
          </table:table-cell>
          <table:table-cell office:value-type="string" calcext:value-type="string">
            <text:p>%M206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f106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70]" office:value-type="string" office:string-value="ETAT GROUPE 2" calcext:value-type="string">
            <text:p>ETAT GROUPE 2</text:p>
          </table:table-cell>
          <table:table-cell table:formula="of:=[.H171]" office:value-type="string" office:string-value="Surchauffe pont d'excitation" calcext:value-type="string">
            <text:p>Surchauffe pont d'excitation</text:p>
          </table:table-cell>
          <table:table-cell table:formula="of:=IF(ISBLANK( [.J171] ); &quot;&quot;; [.J171])" office:value-type="float" office:value="349" calcext:value-type="float">
            <text:p>349</text:p>
          </table:table-cell>
          <table:table-cell table:formula="of:=IF(ISBLANK( [.I171] ); &quot;&quot;; [.I171])" office:value-type="string" office:string-value="%M2061" calcext:value-type="string">
            <text:p>%M2061</text:p>
          </table:table-cell>
          <table:table-cell office:value-type="string" calcext:value-type="string">
            <text:p>X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Surchauffe pont d'excitation</text:p>
          </table:table-cell>
          <table:table-cell office:value-type="string" calcext:value-type="string">
            <text:p>%M2061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ef1061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71]" office:value-type="string" office:string-value="ETAT GROUPE 2" calcext:value-type="string">
            <text:p>ETAT GROUPE 2</text:p>
          </table:table-cell>
          <table:table-cell table:formula="of:=[.H172]" office:value-type="string" office:string-value="Maxi tension stator (SEPAM)" calcext:value-type="string">
            <text:p>Maxi tension stator (SEPAM)</text:p>
          </table:table-cell>
          <table:table-cell table:formula="of:=IF(ISBLANK( [.J172] ); &quot;&quot;; [.J172])" office:value-type="float" office:value="350" calcext:value-type="float">
            <text:p>350</text:p>
          </table:table-cell>
          <table:table-cell table:formula="of:=IF(ISBLANK( [.I172] ); &quot;&quot;; [.I172])" office:value-type="string" office:string-value="%M2062" calcext:value-type="string">
            <text:p>%M2062</text:p>
          </table:table-cell>
          <table:table-cell office:value-type="string" calcext:value-type="string">
            <text:p>X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Maxi tension stator (SEPAM)</text:p>
          </table:table-cell>
          <table:table-cell office:value-type="string" calcext:value-type="string">
            <text:p>%M206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ef106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72]" office:value-type="string" office:string-value="ETAT GROUPE 2" calcext:value-type="string">
            <text:p>ETAT GROUPE 2</text:p>
          </table:table-cell>
          <table:table-cell table:formula="of:=[.H173]" office:value-type="string" office:string-value="Défaut isolement rotor" calcext:value-type="string">
            <text:p>Défaut isolement rotor</text:p>
          </table:table-cell>
          <table:table-cell table:formula="of:=IF(ISBLANK( [.J173] ); &quot;&quot;; [.J173])" office:value-type="float" office:value="351" calcext:value-type="float">
            <text:p>351</text:p>
          </table:table-cell>
          <table:table-cell table:formula="of:=IF(ISBLANK( [.I173] ); &quot;&quot;; [.I173])" office:value-type="string" office:string-value="%M2063" calcext:value-type="string">
            <text:p>%M2063</text:p>
          </table:table-cell>
          <table:table-cell office:value-type="string" calcext:value-type="string">
            <text:p>X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Défaut isolement rotor</text:p>
          </table:table-cell>
          <table:table-cell office:value-type="string" calcext:value-type="string">
            <text:p>%M206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def106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73]" office:value-type="string" office:string-value="ETAT GROUPE 2" calcext:value-type="string">
            <text:p>ETAT GROUPE 2</text:p>
          </table:table-cell>
          <table:table-cell table:formula="of:=[.H174]" office:value-type="string" office:string-value="Surchauffe transformateur d'excitation" calcext:value-type="string">
            <text:p>Surchauffe transformateur d'excitation</text:p>
          </table:table-cell>
          <table:table-cell table:formula="of:=IF(ISBLANK( [.J174] ); &quot;&quot;; [.J174])" office:value-type="float" office:value="352" calcext:value-type="float">
            <text:p>352</text:p>
          </table:table-cell>
          <table:table-cell table:formula="of:=IF(ISBLANK( [.I174] ); &quot;&quot;; [.I174])" office:value-type="string" office:string-value="%M2064" calcext:value-type="string">
            <text:p>%M2064</text:p>
          </table:table-cell>
          <table:table-cell office:value-type="string" calcext:value-type="string">
            <text:p>X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Surchauffe transformateur d'excitation</text:p>
          </table:table-cell>
          <table:table-cell office:value-type="string" calcext:value-type="string">
            <text:p>%M206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ef106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74]" office:value-type="string" office:string-value="ETAT GROUPE 2" calcext:value-type="string">
            <text:p>ETAT GROUPE 2</text:p>
          </table:table-cell>
          <table:table-cell table:formula="of:=[.H175]" office:value-type="string" office:string-value="Défaut électrique moteur ppe à graisse" calcext:value-type="string">
            <text:p>Défaut électrique moteur ppe à graisse</text:p>
          </table:table-cell>
          <table:table-cell table:formula="of:=IF(ISBLANK( [.J175] ); &quot;&quot;; [.J175])" office:value-type="float" office:value="353" calcext:value-type="float">
            <text:p>353</text:p>
          </table:table-cell>
          <table:table-cell table:formula="of:=IF(ISBLANK( [.I175] ); &quot;&quot;; [.I175])" office:value-type="string" office:string-value="%M2065" calcext:value-type="string">
            <text:p>%M2065</text:p>
          </table:table-cell>
          <table:table-cell office:value-type="string" calcext:value-type="string">
            <text:p>X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Défaut électrique moteur ppe à graisse</text:p>
          </table:table-cell>
          <table:table-cell office:value-type="string" calcext:value-type="string">
            <text:p>%M206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def106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75]" office:value-type="string" office:string-value="ETAT GROUPE 2" calcext:value-type="string">
            <text:p>ETAT GROUPE 2</text:p>
          </table:table-cell>
          <table:table-cell table:formula="of:=[.H176]" office:value-type="string" office:string-value="Niveau bas bac à graisse" calcext:value-type="string">
            <text:p>Niveau bas bac à graisse</text:p>
          </table:table-cell>
          <table:table-cell table:formula="of:=IF(ISBLANK( [.J176] ); &quot;&quot;; [.J176])" office:value-type="float" office:value="354" calcext:value-type="float">
            <text:p>354</text:p>
          </table:table-cell>
          <table:table-cell table:formula="of:=IF(ISBLANK( [.I176] ); &quot;&quot;; [.I176])" office:value-type="string" office:string-value="%M2066" calcext:value-type="string">
            <text:p>%M2066</text:p>
          </table:table-cell>
          <table:table-cell office:value-type="string" calcext:value-type="string">
            <text:p>X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Niveau bas bac à graisse</text:p>
          </table:table-cell>
          <table:table-cell office:value-type="string" calcext:value-type="string">
            <text:p>%M2066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76]" office:value-type="string" office:string-value="ETAT GROUPE 2" calcext:value-type="string">
            <text:p>ETAT GROUPE 2</text:p>
          </table:table-cell>
          <table:table-cell table:formula="of:=[.H177]" office:value-type="string" office:string-value="Retour de marche moteur ppe à graisse" calcext:value-type="string">
            <text:p>Retour de marche moteur ppe à graisse</text:p>
          </table:table-cell>
          <table:table-cell table:formula="of:=IF(ISBLANK( [.J177] ); &quot;&quot;; [.J177])" office:value-type="float" office:value="361" calcext:value-type="float">
            <text:p>361</text:p>
          </table:table-cell>
          <table:table-cell table:formula="of:=IF(ISBLANK( [.I177] ); &quot;&quot;; [.I177])" office:value-type="string" office:string-value="%M2073" calcext:value-type="string">
            <text:p>%M2073</text:p>
          </table:table-cell>
          <table:table-cell office:value-type="string" calcext:value-type="string">
            <text:p>X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Retour de marche moteur ppe à graisse</text:p>
          </table:table-cell>
          <table:table-cell office:value-type="string" calcext:value-type="string">
            <text:p>%M2073</text:p>
          </table:table-cell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77]" office:value-type="string" office:string-value="ETAT GROUPE 2" calcext:value-type="string">
            <text:p>ETAT GROUPE 2</text:p>
          </table:table-cell>
          <table:table-cell table:formula="of:=[.H178]" office:value-type="string" office:string-value="Défaut acquisition mesure bac à graisse" calcext:value-type="string">
            <text:p>Défaut acquisition mesure bac à graisse</text:p>
          </table:table-cell>
          <table:table-cell table:formula="of:=IF(ISBLANK( [.J178] ); &quot;&quot;; [.J178])" office:value-type="float" office:value="368" calcext:value-type="float">
            <text:p>368</text:p>
          </table:table-cell>
          <table:table-cell table:formula="of:=IF(ISBLANK( [.I178] ); &quot;&quot;; [.I178])" office:value-type="string" office:string-value="%M2080" calcext:value-type="string">
            <text:p>%M2080</text:p>
          </table:table-cell>
          <table:table-cell office:value-type="string" calcext:value-type="string">
            <text:p>X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Défaut acquisition mesure bac à graisse</text:p>
          </table:table-cell>
          <table:table-cell office:value-type="string" calcext:value-type="string">
            <text:p>%M2080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78]" office:value-type="string" office:string-value="ETAT GROUPE 2" calcext:value-type="string">
            <text:p>ETAT GROUPE 2</text:p>
          </table:table-cell>
          <table:table-cell table:formula="of:=[.H179]" office:value-type="string" office:string-value="Défaut acquisition température huile pivot alternateur" calcext:value-type="string">
            <text:p>Défaut acquisition température huile pivot alternateur</text:p>
          </table:table-cell>
          <table:table-cell table:formula="of:=IF(ISBLANK( [.J179] ); &quot;&quot;; [.J179])" office:value-type="float" office:value="369" calcext:value-type="float">
            <text:p>369</text:p>
          </table:table-cell>
          <table:table-cell table:formula="of:=IF(ISBLANK( [.I179] ); &quot;&quot;; [.I179])" office:value-type="string" office:string-value="%M2081" calcext:value-type="string">
            <text:p>%M2081</text:p>
          </table:table-cell>
          <table:table-cell office:value-type="string" calcext:value-type="string">
            <text:p>X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Défaut acquisition température huile pivot alternateur</text:p>
          </table:table-cell>
          <table:table-cell office:value-type="string" calcext:value-type="string">
            <text:p>%M2081</text:p>
          </table:table-cell>
          <table:table-cell office:value-type="float" office:value="369" calcext:value-type="float">
            <text:p>36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79]" office:value-type="string" office:string-value="ETAT GROUPE 2" calcext:value-type="string">
            <text:p>ETAT GROUPE 2</text:p>
          </table:table-cell>
          <table:table-cell table:formula="of:=[.H180]" office:value-type="string" office:string-value="Défaut acquisition température palier inférieur alternateur" calcext:value-type="string">
            <text:p>Défaut acquisition température palier inférieur alternateur</text:p>
          </table:table-cell>
          <table:table-cell table:formula="of:=IF(ISBLANK( [.J180] ); &quot;&quot;; [.J180])" office:value-type="float" office:value="370" calcext:value-type="float">
            <text:p>370</text:p>
          </table:table-cell>
          <table:table-cell table:formula="of:=IF(ISBLANK( [.I180] ); &quot;&quot;; [.I180])" office:value-type="string" office:string-value="%M2082" calcext:value-type="string">
            <text:p>%M2082</text:p>
          </table:table-cell>
          <table:table-cell office:value-type="string" calcext:value-type="string">
            <text:p>X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Défaut acquisition température palier inférieur alternateur</text:p>
          </table:table-cell>
          <table:table-cell office:value-type="string" calcext:value-type="string">
            <text:p>%M2082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80]" office:value-type="string" office:string-value="ETAT GROUPE 2" calcext:value-type="string">
            <text:p>ETAT GROUPE 2</text:p>
          </table:table-cell>
          <table:table-cell table:formula="of:=[.H181]" office:value-type="string" office:string-value="Défaut acquisition température palier superieur turbine" calcext:value-type="string">
            <text:p>Défaut acquisition température palier superieur turbine</text:p>
          </table:table-cell>
          <table:table-cell table:formula="of:=IF(ISBLANK( [.J181] ); &quot;&quot;; [.J181])" office:value-type="float" office:value="371" calcext:value-type="float">
            <text:p>371</text:p>
          </table:table-cell>
          <table:table-cell table:formula="of:=IF(ISBLANK( [.I181] ); &quot;&quot;; [.I181])" office:value-type="string" office:string-value="%M2083" calcext:value-type="string">
            <text:p>%M2083</text:p>
          </table:table-cell>
          <table:table-cell office:value-type="string" calcext:value-type="string">
            <text:p>X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Défaut acquisition température palier superieur turbine</text:p>
          </table:table-cell>
          <table:table-cell office:value-type="string" calcext:value-type="string">
            <text:p>%M2083</text:p>
          </table:table-cell>
          <table:table-cell office:value-type="float" office:value="371" calcext:value-type="float">
            <text:p>37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81]" office:value-type="string" office:string-value="ETAT GROUPE 2" calcext:value-type="string">
            <text:p>ETAT GROUPE 2</text:p>
          </table:table-cell>
          <table:table-cell table:formula="of:=[.H182]" office:value-type="string" office:string-value="Défaut acquisition température palier superieur alternateur" calcext:value-type="string">
            <text:p>Défaut acquisition température palier superieur alternateur</text:p>
          </table:table-cell>
          <table:table-cell table:formula="of:=IF(ISBLANK( [.J182] ); &quot;&quot;; [.J182])" office:value-type="float" office:value="372" calcext:value-type="float">
            <text:p>372</text:p>
          </table:table-cell>
          <table:table-cell table:formula="of:=IF(ISBLANK( [.I182] ); &quot;&quot;; [.I182])" office:value-type="string" office:string-value="%M2084" calcext:value-type="string">
            <text:p>%M2084</text:p>
          </table:table-cell>
          <table:table-cell office:value-type="string" calcext:value-type="string">
            <text:p>X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Défaut acquisition température palier superieur alternateur</text:p>
          </table:table-cell>
          <table:table-cell office:value-type="string" calcext:value-type="string">
            <text:p>%M2084</text:p>
          </table:table-cell>
          <table:table-cell office:value-type="float" office:value="372" calcext:value-type="float">
            <text:p>37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82]" office:value-type="string" office:string-value="ETAT GROUPE 2" calcext:value-type="string">
            <text:p>ETAT GROUPE 2</text:p>
          </table:table-cell>
          <table:table-cell table:formula="of:=[.H183]" office:value-type="string" office:string-value="Défaut acquisition courant d'excitation" calcext:value-type="string">
            <text:p>Défaut acquisition courant d'excitation</text:p>
          </table:table-cell>
          <table:table-cell table:formula="of:=IF(ISBLANK( [.J183] ); &quot;&quot;; [.J183])" office:value-type="float" office:value="379" calcext:value-type="float">
            <text:p>379</text:p>
          </table:table-cell>
          <table:table-cell table:formula="of:=IF(ISBLANK( [.I183] ); &quot;&quot;; [.I183])" office:value-type="string" office:string-value="%M2091" calcext:value-type="string">
            <text:p>%M2091</text:p>
          </table:table-cell>
          <table:table-cell office:value-type="string" calcext:value-type="string">
            <text:p>X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Défaut acquisition courant d'excitation</text:p>
          </table:table-cell>
          <table:table-cell office:value-type="string" calcext:value-type="string">
            <text:p>%M209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def1091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83]" office:value-type="string" office:string-value="ETAT GROUPE 2" calcext:value-type="string">
            <text:p>ETAT GROUPE 2</text:p>
          </table:table-cell>
          <table:table-cell table:formula="of:=[.H184]" office:value-type="string" office:string-value="Défaut acquisition tension d'excitation" calcext:value-type="string">
            <text:p>Défaut acquisition tension d'excitation</text:p>
          </table:table-cell>
          <table:table-cell table:formula="of:=IF(ISBLANK( [.J184] ); &quot;&quot;; [.J184])" office:value-type="float" office:value="380" calcext:value-type="float">
            <text:p>380</text:p>
          </table:table-cell>
          <table:table-cell table:formula="of:=IF(ISBLANK( [.I184] ); &quot;&quot;; [.I184])" office:value-type="string" office:string-value="%M2092" calcext:value-type="string">
            <text:p>%M2092</text:p>
          </table:table-cell>
          <table:table-cell office:value-type="string" calcext:value-type="string">
            <text:p>X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Défaut acquisition tension d'excitation</text:p>
          </table:table-cell>
          <table:table-cell office:value-type="string" calcext:value-type="string">
            <text:p>%M209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def109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84]" office:value-type="string" office:string-value="ETAT GROUPE 2" calcext:value-type="string">
            <text:p>ETAT GROUPE 2</text:p>
          </table:table-cell>
          <table:table-cell table:formula="of:=[.H185]" office:value-type="string" office:string-value="Défaut acquisition tension réseau" calcext:value-type="string">
            <text:p>Défaut acquisition tension réseau</text:p>
          </table:table-cell>
          <table:table-cell table:formula="of:=IF(ISBLANK( [.J185] ); &quot;&quot;; [.J185])" office:value-type="float" office:value="381" calcext:value-type="float">
            <text:p>381</text:p>
          </table:table-cell>
          <table:table-cell table:formula="of:=IF(ISBLANK( [.I185] ); &quot;&quot;; [.I185])" office:value-type="string" office:string-value="%M2093" calcext:value-type="string">
            <text:p>%M2093</text:p>
          </table:table-cell>
          <table:table-cell office:value-type="string" calcext:value-type="string">
            <text:p>X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Défaut acquisition tension réseau</text:p>
          </table:table-cell>
          <table:table-cell office:value-type="string" calcext:value-type="string">
            <text:p>%M2093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def109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85]" office:value-type="string" office:string-value="ETAT GROUPE 2" calcext:value-type="string">
            <text:p>ETAT GROUPE 2</text:p>
          </table:table-cell>
          <table:table-cell table:formula="of:=[.H186]" office:value-type="string" office:string-value="Niveau bas bac à graisse prolongé" calcext:value-type="string">
            <text:p>Niveau bas bac à graisse prolongé</text:p>
          </table:table-cell>
          <table:table-cell table:formula="of:=IF(ISBLANK( [.J186] ); &quot;&quot;; [.J186])" office:value-type="float" office:value="383" calcext:value-type="float">
            <text:p>383</text:p>
          </table:table-cell>
          <table:table-cell table:formula="of:=IF(ISBLANK( [.I186] ); &quot;&quot;; [.I186])" office:value-type="string" office:string-value="%M2095" calcext:value-type="string">
            <text:p>%M2095</text:p>
          </table:table-cell>
          <table:table-cell office:value-type="string" calcext:value-type="string">
            <text:p>X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Niveau bas bac à graisse prolongé</text:p>
          </table:table-cell>
          <table:table-cell office:value-type="string" calcext:value-type="string">
            <text:p>%M2095</text:p>
          </table:table-cell>
          <table:table-cell office:value-type="float" office:value="383" calcext:value-type="float">
            <text:p>38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86]" office:value-type="string" office:string-value="ETAT GROUPE 2" calcext:value-type="string">
            <text:p>ETAT GROUPE 2</text:p>
          </table:table-cell>
          <table:table-cell table:formula="of:=[.H187]" office:value-type="string" office:string-value="Remplissage bac à graisse" calcext:value-type="string">
            <text:p>Remplissage bac à graisse</text:p>
          </table:table-cell>
          <table:table-cell table:formula="of:=IF(ISBLANK( [.J187] ); &quot;&quot;; [.J187])" office:value-type="float" office:value="384" calcext:value-type="float">
            <text:p>384</text:p>
          </table:table-cell>
          <table:table-cell table:formula="of:=IF(ISBLANK( [.I187] ); &quot;&quot;; [.I187])" office:value-type="string" office:string-value="%M2096" calcext:value-type="string">
            <text:p>%M2096</text:p>
          </table:table-cell>
          <table:table-cell office:value-type="string" calcext:value-type="string">
            <text:p>X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emplissage bac à graisse</text:p>
          </table:table-cell>
          <table:table-cell office:value-type="string" calcext:value-type="string">
            <text:p>%M2096</text:p>
          </table:table-cell>
          <table:table-cell office:value-type="float" office:value="384" calcext:value-type="float">
            <text:p>38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87]" office:value-type="string" office:string-value="ETAT GROUPE 2" calcext:value-type="string">
            <text:p>ETAT GROUPE 2</text:p>
          </table:table-cell>
          <table:table-cell table:formula="of:=[.H188]" office:value-type="string" office:string-value="Alarme température huile pivot alternateur" calcext:value-type="string">
            <text:p>Alarme température huile pivot alternateur</text:p>
          </table:table-cell>
          <table:table-cell table:formula="of:=IF(ISBLANK( [.J188] ); &quot;&quot;; [.J188])" office:value-type="float" office:value="385" calcext:value-type="float">
            <text:p>385</text:p>
          </table:table-cell>
          <table:table-cell table:formula="of:=IF(ISBLANK( [.I188] ); &quot;&quot;; [.I188])" office:value-type="string" office:string-value="%M2097" calcext:value-type="string">
            <text:p>%M2097</text:p>
          </table:table-cell>
          <table:table-cell office:value-type="string" calcext:value-type="string">
            <text:p>X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larme température huile pivot alternateur</text:p>
          </table:table-cell>
          <table:table-cell office:value-type="string" calcext:value-type="string">
            <text:p>%M209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def109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88]" office:value-type="string" office:string-value="ETAT GROUPE 2" calcext:value-type="string">
            <text:p>ETAT GROUPE 2</text:p>
          </table:table-cell>
          <table:table-cell table:formula="of:=[.H189]" office:value-type="string" office:string-value="Alarme température palier inférieur alternateur" calcext:value-type="string">
            <text:p>Alarme température palier inférieur alternateur</text:p>
          </table:table-cell>
          <table:table-cell table:formula="of:=IF(ISBLANK( [.J189] ); &quot;&quot;; [.J189])" office:value-type="float" office:value="386" calcext:value-type="float">
            <text:p>386</text:p>
          </table:table-cell>
          <table:table-cell table:formula="of:=IF(ISBLANK( [.I189] ); &quot;&quot;; [.I189])" office:value-type="string" office:string-value="%M2098" calcext:value-type="string">
            <text:p>%M2098</text:p>
          </table:table-cell>
          <table:table-cell office:value-type="string" calcext:value-type="string">
            <text:p>X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Alarme température palier inférieur alternateur</text:p>
          </table:table-cell>
          <table:table-cell office:value-type="string" calcext:value-type="string">
            <text:p>%M209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def109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89]" office:value-type="string" office:string-value="ETAT GROUPE 2" calcext:value-type="string">
            <text:p>ETAT GROUPE 2</text:p>
          </table:table-cell>
          <table:table-cell table:formula="of:=[.H190]" office:value-type="string" office:string-value="Alarme température palier superieur turbine" calcext:value-type="string">
            <text:p>Alarme température palier superieur turbine</text:p>
          </table:table-cell>
          <table:table-cell table:formula="of:=IF(ISBLANK( [.J190] ); &quot;&quot;; [.J190])" office:value-type="float" office:value="387" calcext:value-type="float">
            <text:p>387</text:p>
          </table:table-cell>
          <table:table-cell table:formula="of:=IF(ISBLANK( [.I190] ); &quot;&quot;; [.I190])" office:value-type="string" office:string-value="%M2099" calcext:value-type="string">
            <text:p>%M2099</text:p>
          </table:table-cell>
          <table:table-cell office:value-type="string" calcext:value-type="string">
            <text:p>X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Alarme température palier superieur turbine</text:p>
          </table:table-cell>
          <table:table-cell office:value-type="string" calcext:value-type="string">
            <text:p>%M209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def109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90]" office:value-type="string" office:string-value="ETAT GROUPE 2" calcext:value-type="string">
            <text:p>ETAT GROUPE 2</text:p>
          </table:table-cell>
          <table:table-cell table:formula="of:=[.H191]" office:value-type="string" office:string-value="Alarme température palier superieur alternateur" calcext:value-type="string">
            <text:p>Alarme température palier superieur alternateur</text:p>
          </table:table-cell>
          <table:table-cell table:formula="of:=IF(ISBLANK( [.J191] ); &quot;&quot;; [.J191])" office:value-type="float" office:value="388" calcext:value-type="float">
            <text:p>388</text:p>
          </table:table-cell>
          <table:table-cell table:formula="of:=IF(ISBLANK( [.I191] ); &quot;&quot;; [.I191])" office:value-type="string" office:string-value="%M2100" calcext:value-type="string">
            <text:p>%M2100</text:p>
          </table:table-cell>
          <table:table-cell office:value-type="string" calcext:value-type="string">
            <text:p>X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Alarme température palier superieur alternateur</text:p>
          </table:table-cell>
          <table:table-cell office:value-type="string" calcext:value-type="string">
            <text:p>%M21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def110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91]" office:value-type="string" office:string-value="ETAT GROUPE 2" calcext:value-type="string">
            <text:p>ETAT GROUPE 2</text:p>
          </table:table-cell>
          <table:table-cell table:formula="of:=[.H192]" office:value-type="string" office:string-value="Défaut Surchauffe température huile pivot alternateur" calcext:value-type="string">
            <text:p>Défaut Surchauffe température huile pivot alternateur</text:p>
          </table:table-cell>
          <table:table-cell table:formula="of:=IF(ISBLANK( [.J192] ); &quot;&quot;; [.J192])" office:value-type="float" office:value="401" calcext:value-type="float">
            <text:p>401</text:p>
          </table:table-cell>
          <table:table-cell table:formula="of:=IF(ISBLANK( [.I192] ); &quot;&quot;; [.I192])" office:value-type="string" office:string-value="%M2113" calcext:value-type="string">
            <text:p>%M2113</text:p>
          </table:table-cell>
          <table:table-cell office:value-type="string" calcext:value-type="string">
            <text:p>X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Défaut Surchauffe température huile pivot alternateur</text:p>
          </table:table-cell>
          <table:table-cell office:value-type="string" calcext:value-type="string">
            <text:p>%M21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def111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92]" office:value-type="string" office:string-value="ETAT GROUPE 2" calcext:value-type="string">
            <text:p>ETAT GROUPE 2</text:p>
          </table:table-cell>
          <table:table-cell table:formula="of:=[.H193]" office:value-type="string" office:string-value="Défaut Surchauffe température palier inférieur alternateur" calcext:value-type="string">
            <text:p>Défaut Surchauffe température palier inférieur alternateur</text:p>
          </table:table-cell>
          <table:table-cell table:formula="of:=IF(ISBLANK( [.J193] ); &quot;&quot;; [.J193])" office:value-type="float" office:value="402" calcext:value-type="float">
            <text:p>402</text:p>
          </table:table-cell>
          <table:table-cell table:formula="of:=IF(ISBLANK( [.I193] ); &quot;&quot;; [.I193])" office:value-type="string" office:string-value="%M2114" calcext:value-type="string">
            <text:p>%M2114</text:p>
          </table:table-cell>
          <table:table-cell office:value-type="string" calcext:value-type="string">
            <text:p>X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Défaut Surchauffe température palier inférieur alternateur</text:p>
          </table:table-cell>
          <table:table-cell office:value-type="string" calcext:value-type="string">
            <text:p>%M211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ef111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93]" office:value-type="string" office:string-value="ETAT GROUPE 2" calcext:value-type="string">
            <text:p>ETAT GROUPE 2</text:p>
          </table:table-cell>
          <table:table-cell table:formula="of:=[.H194]" office:value-type="string" office:string-value="Défaut Surchauffe température palier superieur turbine" calcext:value-type="string">
            <text:p>Défaut Surchauffe température palier superieur turbine</text:p>
          </table:table-cell>
          <table:table-cell table:formula="of:=IF(ISBLANK( [.J194] ); &quot;&quot;; [.J194])" office:value-type="float" office:value="403" calcext:value-type="float">
            <text:p>403</text:p>
          </table:table-cell>
          <table:table-cell table:formula="of:=IF(ISBLANK( [.I194] ); &quot;&quot;; [.I194])" office:value-type="string" office:string-value="%M2115" calcext:value-type="string">
            <text:p>%M2115</text:p>
          </table:table-cell>
          <table:table-cell office:value-type="string" calcext:value-type="string">
            <text:p>X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Défaut Surchauffe température palier superieur turbine</text:p>
          </table:table-cell>
          <table:table-cell office:value-type="string" calcext:value-type="string">
            <text:p>%M211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ef111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194]" office:value-type="string" office:string-value="ETAT GROUPE 2" calcext:value-type="string">
            <text:p>ETAT GROUPE 2</text:p>
          </table:table-cell>
          <table:table-cell table:formula="of:=[.H195]" office:value-type="string" office:string-value="Défaut Surchauffe température palier superieur alternateur" calcext:value-type="string">
            <text:p>Défaut Surchauffe température palier superieur alternateur</text:p>
          </table:table-cell>
          <table:table-cell table:formula="of:=IF(ISBLANK( [.J195] ); &quot;&quot;; [.J195])" office:value-type="float" office:value="404" calcext:value-type="float">
            <text:p>404</text:p>
          </table:table-cell>
          <table:table-cell table:formula="of:=IF(ISBLANK( [.I195] ); &quot;&quot;; [.I195])" office:value-type="string" office:string-value="%M2116" calcext:value-type="string">
            <text:p>%M2116</text:p>
          </table:table-cell>
          <table:table-cell office:value-type="string" calcext:value-type="string">
            <text:p>X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Défaut Surchauffe température palier superieur alternateur</text:p>
          </table:table-cell>
          <table:table-cell office:value-type="string" calcext:value-type="string">
            <text:p>%M211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def111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95]" office:value-type="string" office:string-value="ETAT GROUPE 2" calcext:value-type="string">
            <text:p>ETAT GROUPE 2</text:p>
          </table:table-cell>
          <table:table-cell table:formula="of:=[.H196]" office:value-type="string" office:string-value="Défaut communication Diris groupe" calcext:value-type="string">
            <text:p>Défaut communication Diris groupe</text:p>
          </table:table-cell>
          <table:table-cell table:formula="of:=IF(ISBLANK( [.J196] ); &quot;&quot;; [.J196])" office:value-type="float" office:value="410" calcext:value-type="float">
            <text:p>410</text:p>
          </table:table-cell>
          <table:table-cell table:formula="of:=IF(ISBLANK( [.I196] ); &quot;&quot;; [.I196])" office:value-type="string" office:string-value="%M2122" calcext:value-type="string">
            <text:p>%M2122</text:p>
          </table:table-cell>
          <table:table-cell office:value-type="string" calcext:value-type="string">
            <text:p>X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Défaut communication Diris groupe</text:p>
          </table:table-cell>
          <table:table-cell office:value-type="string" calcext:value-type="string">
            <text:p>%M212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ef112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96]" office:value-type="string" office:string-value="ETAT GROUPE 2" calcext:value-type="string">
            <text:p>ETAT GROUPE 2</text:p>
          </table:table-cell>
          <table:table-cell table:formula="of:=[.H197]" office:value-type="string" office:string-value="Défaut contacteur d'excitation" calcext:value-type="string">
            <text:p>Défaut contacteur d'excitation</text:p>
          </table:table-cell>
          <table:table-cell table:formula="of:=IF(ISBLANK( [.J197] ); &quot;&quot;; [.J197])" office:value-type="float" office:value="411" calcext:value-type="float">
            <text:p>411</text:p>
          </table:table-cell>
          <table:table-cell table:formula="of:=IF(ISBLANK( [.I197] ); &quot;&quot;; [.I197])" office:value-type="string" office:string-value="%M2123" calcext:value-type="string">
            <text:p>%M2123</text:p>
          </table:table-cell>
          <table:table-cell office:value-type="string" calcext:value-type="string">
            <text:p>X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Défaut contacteur d'excitation</text:p>
          </table:table-cell>
          <table:table-cell office:value-type="string" calcext:value-type="string">
            <text:p>%M212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ef112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97]" office:value-type="string" office:string-value="ETAT GROUPE 2" calcext:value-type="string">
            <text:p>ETAT GROUPE 2</text:p>
          </table:table-cell>
          <table:table-cell table:formula="of:=[.H198]" office:value-type="string" office:string-value="Défaut mesure de niveau aval grille" calcext:value-type="string">
            <text:p>Défaut mesure de niveau aval grille</text:p>
          </table:table-cell>
          <table:table-cell table:formula="of:=IF(ISBLANK( [.J198] ); &quot;&quot;; [.J198])" office:value-type="float" office:value="413" calcext:value-type="float">
            <text:p>413</text:p>
          </table:table-cell>
          <table:table-cell table:formula="of:=IF(ISBLANK( [.I198] ); &quot;&quot;; [.I198])" office:value-type="string" office:string-value="%M2125" calcext:value-type="string">
            <text:p>%M2125</text:p>
          </table:table-cell>
          <table:table-cell office:value-type="string" calcext:value-type="string">
            <text:p>X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Défaut mesure de niveau aval grille</text:p>
          </table:table-cell>
          <table:table-cell office:value-type="string" calcext:value-type="string">
            <text:p>%M2125</text:p>
          </table:table-cell>
          <table:table-cell office:value-type="float" office:value="413" calcext:value-type="float">
            <text:p>4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98]" office:value-type="string" office:string-value="ETAT GROUPE 2" calcext:value-type="string">
            <text:p>ETAT GROUPE 2</text:p>
          </table:table-cell>
          <table:table-cell table:formula="of:=[.H199]" office:value-type="string" office:string-value="Alarme perte de charge grille" calcext:value-type="string">
            <text:p>Alarme perte de charge grille</text:p>
          </table:table-cell>
          <table:table-cell table:formula="of:=IF(ISBLANK( [.J199] ); &quot;&quot;; [.J199])" office:value-type="float" office:value="414" calcext:value-type="float">
            <text:p>414</text:p>
          </table:table-cell>
          <table:table-cell table:formula="of:=IF(ISBLANK( [.I199] ); &quot;&quot;; [.I199])" office:value-type="string" office:string-value="%M2126" calcext:value-type="string">
            <text:p>%M2126</text:p>
          </table:table-cell>
          <table:table-cell office:value-type="string" calcext:value-type="string">
            <text:p>X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Alarme perte de charge grille</text:p>
          </table:table-cell>
          <table:table-cell office:value-type="string" calcext:value-type="string">
            <text:p>%M212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def112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199]" office:value-type="string" office:string-value="ETAT GROUPE 2" calcext:value-type="string">
            <text:p>ETAT GROUPE 2</text:p>
          </table:table-cell>
          <table:table-cell table:formula="of:=[.H200]" office:value-type="string" office:string-value="Défaut perte de charge grille" calcext:value-type="string">
            <text:p>Défaut perte de charge grille</text:p>
          </table:table-cell>
          <table:table-cell table:formula="of:=IF(ISBLANK( [.J200] ); &quot;&quot;; [.J200])" office:value-type="float" office:value="415" calcext:value-type="float">
            <text:p>415</text:p>
          </table:table-cell>
          <table:table-cell table:formula="of:=IF(ISBLANK( [.I200] ); &quot;&quot;; [.I200])" office:value-type="string" office:string-value="%M2127" calcext:value-type="string">
            <text:p>%M2127</text:p>
          </table:table-cell>
          <table:table-cell office:value-type="string" calcext:value-type="string">
            <text:p>X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Défaut perte de charge grille</text:p>
          </table:table-cell>
          <table:table-cell office:value-type="string" calcext:value-type="string">
            <text:p>%M212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def112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00]" office:value-type="string" office:string-value="ETAT GROUPE 2" calcext:value-type="string">
            <text:p>ETAT GROUPE 2</text:p>
          </table:table-cell>
          <table:table-cell table:formula="of:=[.H201]" office:value-type="string" office:string-value="Ordre à distance arrêt" calcext:value-type="string">
            <text:p>Ordre à distance arrêt</text:p>
          </table:table-cell>
          <table:table-cell table:formula="of:=IF(ISBLANK( [.J201] ); &quot;&quot;; [.J201])" office:value-type="float" office:value="417" calcext:value-type="float">
            <text:p>417</text:p>
          </table:table-cell>
          <table:table-cell table:formula="of:=IF(ISBLANK( [.I201] ); &quot;&quot;; [.I201])" office:value-type="string" office:string-value="%M2129" calcext:value-type="string">
            <text:p>%M2129</text:p>
          </table:table-cell>
          <table:table-cell office:value-type="string" calcext:value-type="string">
            <text:p>X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Ordre à distance arrêt</text:p>
          </table:table-cell>
          <table:table-cell office:value-type="string" calcext:value-type="string">
            <text:p>%M2129</text:p>
          </table:table-cell>
          <table:table-cell office:value-type="float" office:value="417" calcext:value-type="float">
            <text:p>41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01]" office:value-type="string" office:string-value="ETAT GROUPE 2" calcext:value-type="string">
            <text:p>ETAT GROUPE 2</text:p>
          </table:table-cell>
          <table:table-cell table:formula="of:=[.H202]" office:value-type="string" office:string-value="Demande de marche sur débit" calcext:value-type="string">
            <text:p>Demande de marche sur débit</text:p>
          </table:table-cell>
          <table:table-cell table:formula="of:=IF(ISBLANK( [.J202] ); &quot;&quot;; [.J202])" office:value-type="float" office:value="418" calcext:value-type="float">
            <text:p>418</text:p>
          </table:table-cell>
          <table:table-cell table:formula="of:=IF(ISBLANK( [.I202] ); &quot;&quot;; [.I202])" office:value-type="string" office:string-value="%M2130" calcext:value-type="string">
            <text:p>%M2130</text:p>
          </table:table-cell>
          <table:table-cell office:value-type="string" calcext:value-type="string">
            <text:p>X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Demande de marche sur débit</text:p>
          </table:table-cell>
          <table:table-cell office:value-type="string" calcext:value-type="string">
            <text:p>%M2130</text:p>
          </table:table-cell>
          <table:table-cell office:value-type="float" office:value="418" calcext:value-type="float">
            <text:p>4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02]" office:value-type="string" office:string-value="ETAT GROUPE 2" calcext:value-type="string">
            <text:p>ETAT GROUPE 2</text:p>
          </table:table-cell>
          <table:table-cell table:formula="of:=[.H203]" office:value-type="string" office:string-value="Demande d'arrêt sur débit" calcext:value-type="string">
            <text:p>Demande d'arrêt sur débit</text:p>
          </table:table-cell>
          <table:table-cell table:formula="of:=IF(ISBLANK( [.J203] ); &quot;&quot;; [.J203])" office:value-type="float" office:value="419" calcext:value-type="float">
            <text:p>419</text:p>
          </table:table-cell>
          <table:table-cell table:formula="of:=IF(ISBLANK( [.I203] ); &quot;&quot;; [.I203])" office:value-type="string" office:string-value="%M2131" calcext:value-type="string">
            <text:p>%M2131</text:p>
          </table:table-cell>
          <table:table-cell office:value-type="string" calcext:value-type="string">
            <text:p>X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Demande d'arrêt sur débit</text:p>
          </table:table-cell>
          <table:table-cell office:value-type="string" calcext:value-type="string">
            <text:p>%M2131</text:p>
          </table:table-cell>
          <table:table-cell office:value-type="float" office:value="419" calcext:value-type="float">
            <text:p>4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03]" office:value-type="string" office:string-value="ETAT GROUPE 2" calcext:value-type="string">
            <text:p>ETAT GROUPE 2</text:p>
          </table:table-cell>
          <table:table-cell table:formula="of:=[.H204]" office:value-type="string" office:string-value="Défaut détection de fumée turbine" calcext:value-type="string">
            <text:p>Défaut détection de fumée turbine</text:p>
          </table:table-cell>
          <table:table-cell table:formula="of:=IF(ISBLANK( [.J204] ); &quot;&quot;; [.J204])" office:value-type="float" office:value="420" calcext:value-type="float">
            <text:p>420</text:p>
          </table:table-cell>
          <table:table-cell table:formula="of:=IF(ISBLANK( [.I204] ); &quot;&quot;; [.I204])" office:value-type="string" office:string-value="%M2132" calcext:value-type="string">
            <text:p>%M2132</text:p>
          </table:table-cell>
          <table:table-cell office:value-type="string" calcext:value-type="string">
            <text:p>X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Défaut détection de fumée turbine</text:p>
          </table:table-cell>
          <table:table-cell office:value-type="string" calcext:value-type="string">
            <text:p>%M213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ef213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04]" office:value-type="string" office:string-value="ETAT GROUPE 2" calcext:value-type="string">
            <text:p>ETAT GROUPE 2</text:p>
          </table:table-cell>
          <table:table-cell table:formula="of:=[.H205]" office:value-type="string" office:string-value="Disjoncteur BT ouvert" calcext:value-type="string">
            <text:p>Disjoncteur BT ouvert</text:p>
          </table:table-cell>
          <table:table-cell table:formula="of:=IF(ISBLANK( [.J205] ); &quot;&quot;; [.J205])" office:value-type="float" office:value="421" calcext:value-type="float">
            <text:p>421</text:p>
          </table:table-cell>
          <table:table-cell table:formula="of:=IF(ISBLANK( [.I205] ); &quot;&quot;; [.I205])" office:value-type="string" office:string-value="%M2133" calcext:value-type="string">
            <text:p>%M2133</text:p>
          </table:table-cell>
          <table:table-cell office:value-type="string" calcext:value-type="string">
            <text:p>X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Disjoncteur BT ouvert</text:p>
          </table:table-cell>
          <table:table-cell office:value-type="string" calcext:value-type="string">
            <text:p>%M213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ef11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05]" office:value-type="string" office:string-value="ETAT GROUPE 2" calcext:value-type="string">
            <text:p>ETAT GROUPE 2</text:p>
          </table:table-cell>
          <table:table-cell table:formula="of:=[.H206]" office:value-type="string" office:string-value="Surintensité disjoncteur BT" calcext:value-type="string">
            <text:p>Surintensité disjoncteur BT</text:p>
          </table:table-cell>
          <table:table-cell table:formula="of:=IF(ISBLANK( [.J206] ); &quot;&quot;; [.J206])" office:value-type="float" office:value="422" calcext:value-type="float">
            <text:p>422</text:p>
          </table:table-cell>
          <table:table-cell table:formula="of:=IF(ISBLANK( [.I206] ); &quot;&quot;; [.I206])" office:value-type="string" office:string-value="%M2134" calcext:value-type="string">
            <text:p>%M2134</text:p>
          </table:table-cell>
          <table:table-cell office:value-type="string" calcext:value-type="string">
            <text:p>X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Surintensité disjoncteur BT</text:p>
          </table:table-cell>
          <table:table-cell office:value-type="string" calcext:value-type="string">
            <text:p>%M213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def12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06]" office:value-type="string" office:string-value="ETAT GROUPE 2" calcext:value-type="string">
            <text:p>ETAT GROUPE 2</text:p>
          </table:table-cell>
          <table:table-cell table:formula="of:=[.H207]" office:value-type="string" office:string-value="Défaut isolement 500V" calcext:value-type="string">
            <text:p>Défaut isolement 500V</text:p>
          </table:table-cell>
          <table:table-cell table:formula="of:=IF(ISBLANK( [.J207] ); &quot;&quot;; [.J207])" office:value-type="float" office:value="423" calcext:value-type="float">
            <text:p>423</text:p>
          </table:table-cell>
          <table:table-cell table:formula="of:=IF(ISBLANK( [.I207] ); &quot;&quot;; [.I207])" office:value-type="string" office:string-value="%M2135" calcext:value-type="string">
            <text:p>%M2135</text:p>
          </table:table-cell>
          <table:table-cell office:value-type="string" calcext:value-type="string">
            <text:p>X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Défaut isolement 500V</text:p>
          </table:table-cell>
          <table:table-cell office:value-type="string" calcext:value-type="string">
            <text:p>%M2135</text:p>
          </table:table-cell>
          <table:table-cell office:value-type="float" office:value="423" calcext:value-type="float">
            <text:p>42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07]" office:value-type="string" office:string-value="ETAT GROUPE 2" calcext:value-type="string">
            <text:p>ETAT GROUPE 2</text:p>
          </table:table-cell>
          <table:table-cell table:formula="of:=[.H208]" office:value-type="string" office:string-value="Défaut isolement auxiliaires" calcext:value-type="string">
            <text:p>Défaut isolement auxiliaires</text:p>
          </table:table-cell>
          <table:table-cell table:formula="of:=IF(ISBLANK( [.J208] ); &quot;&quot;; [.J208])" office:value-type="float" office:value="424" calcext:value-type="float">
            <text:p>424</text:p>
          </table:table-cell>
          <table:table-cell table:formula="of:=IF(ISBLANK( [.I208] ); &quot;&quot;; [.I208])" office:value-type="string" office:string-value="%M2136" calcext:value-type="string">
            <text:p>%M2136</text:p>
          </table:table-cell>
          <table:table-cell office:value-type="string" calcext:value-type="string">
            <text:p>X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Défaut isolement auxiliaires</text:p>
          </table:table-cell>
          <table:table-cell office:value-type="string" calcext:value-type="string">
            <text:p>%M2136</text:p>
          </table:table-cell>
          <table:table-cell office:value-type="float" office:value="424" calcext:value-type="float">
            <text:p>42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08]" office:value-type="string" office:string-value="ETAT GROUPE 2" calcext:value-type="string">
            <text:p>ETAT GROUPE 2</text:p>
          </table:table-cell>
          <table:table-cell table:formula="of:=[.H209]" office:value-type="string" office:string-value="Défaut alimentation 24VDC" calcext:value-type="string">
            <text:p>Défaut alimentation 24VDC</text:p>
          </table:table-cell>
          <table:table-cell table:formula="of:=IF(ISBLANK( [.J209] ); &quot;&quot;; [.J209])" office:value-type="float" office:value="425" calcext:value-type="float">
            <text:p>425</text:p>
          </table:table-cell>
          <table:table-cell table:formula="of:=IF(ISBLANK( [.I209] ); &quot;&quot;; [.I209])" office:value-type="string" office:string-value="%M2137" calcext:value-type="string">
            <text:p>%M2137</text:p>
          </table:table-cell>
          <table:table-cell office:value-type="string" calcext:value-type="string">
            <text:p>X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Défaut alimentation 24VDC</text:p>
          </table:table-cell>
          <table:table-cell office:value-type="string" calcext:value-type="string">
            <text:p>%M2137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09]" office:value-type="string" office:string-value="ETAT GROUPE 2" calcext:value-type="string">
            <text:p>ETAT GROUPE 2</text:p>
          </table:table-cell>
          <table:table-cell table:formula="of:=[.H210]" office:value-type="string" office:string-value="Défaut détection de fumée armoires" calcext:value-type="string">
            <text:p>Défaut détection de fumée armoires</text:p>
          </table:table-cell>
          <table:table-cell table:formula="of:=IF(ISBLANK( [.J210] ); &quot;&quot;; [.J210])" office:value-type="float" office:value="426" calcext:value-type="float">
            <text:p>426</text:p>
          </table:table-cell>
          <table:table-cell table:formula="of:=IF(ISBLANK( [.I210] ); &quot;&quot;; [.I210])" office:value-type="string" office:string-value="%M2138" calcext:value-type="string">
            <text:p>%M2138</text:p>
          </table:table-cell>
          <table:table-cell office:value-type="string" calcext:value-type="string">
            <text:p>X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Défaut détection de fumée armoires</text:p>
          </table:table-cell>
          <table:table-cell office:value-type="string" calcext:value-type="string">
            <text:p>%M213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def13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10]" office:value-type="string" office:string-value="ETAT GROUPE 2" calcext:value-type="string">
            <text:p>ETAT GROUPE 2</text:p>
          </table:table-cell>
          <table:table-cell table:formula="of:=[.H211]" office:value-type="string" office:string-value="Fusion fusible interrupteur HT/BT" calcext:value-type="string">
            <text:p>Fusion fusible interrupteur HT/BT</text:p>
          </table:table-cell>
          <table:table-cell table:formula="of:=IF(ISBLANK( [.J211] ); &quot;&quot;; [.J211])" office:value-type="float" office:value="427" calcext:value-type="float">
            <text:p>427</text:p>
          </table:table-cell>
          <table:table-cell table:formula="of:=IF(ISBLANK( [.I211] ); &quot;&quot;; [.I211])" office:value-type="string" office:string-value="%M2139" calcext:value-type="string">
            <text:p>%M2139</text:p>
          </table:table-cell>
          <table:table-cell office:value-type="string" calcext:value-type="string">
            <text:p>X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Fusion fusible interrupteur HT/BT</text:p>
          </table:table-cell>
          <table:table-cell office:value-type="string" calcext:value-type="string">
            <text:p>%M2139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def14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11]" office:value-type="string" office:string-value="ETAT GROUPE 2" calcext:value-type="string">
            <text:p>ETAT GROUPE 2</text:p>
          </table:table-cell>
          <table:table-cell table:formula="of:=[.H212]" office:value-type="string" office:string-value="Interrupteur HT/BT ouvert" calcext:value-type="string">
            <text:p>Interrupteur HT/BT ouvert</text:p>
          </table:table-cell>
          <table:table-cell table:formula="of:=IF(ISBLANK( [.J212] ); &quot;&quot;; [.J212])" office:value-type="float" office:value="428" calcext:value-type="float">
            <text:p>428</text:p>
          </table:table-cell>
          <table:table-cell table:formula="of:=IF(ISBLANK( [.I212] ); &quot;&quot;; [.I212])" office:value-type="string" office:string-value="%M2140" calcext:value-type="string">
            <text:p>%M2140</text:p>
          </table:table-cell>
          <table:table-cell office:value-type="string" calcext:value-type="string">
            <text:p>X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Interrupteur HT/BT ouvert</text:p>
          </table:table-cell>
          <table:table-cell office:value-type="string" calcext:value-type="string">
            <text:p>%M214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def14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12]" office:value-type="string" office:string-value="ETAT GROUPE 2" calcext:value-type="string">
            <text:p>ETAT GROUPE 2</text:p>
          </table:table-cell>
          <table:table-cell table:formula="of:=[.H213]" office:value-type="string" office:string-value="Alarme température transformateur HT/BT" calcext:value-type="string">
            <text:p>Alarme température transformateur HT/BT</text:p>
          </table:table-cell>
          <table:table-cell table:formula="of:=IF(ISBLANK( [.J213] ); &quot;&quot;; [.J213])" office:value-type="float" office:value="429" calcext:value-type="float">
            <text:p>429</text:p>
          </table:table-cell>
          <table:table-cell table:formula="of:=IF(ISBLANK( [.I213] ); &quot;&quot;; [.I213])" office:value-type="string" office:string-value="%M2141" calcext:value-type="string">
            <text:p>%M2141</text:p>
          </table:table-cell>
          <table:table-cell office:value-type="string" calcext:value-type="string">
            <text:p>X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Alarme température transformateur HT/BT</text:p>
          </table:table-cell>
          <table:table-cell office:value-type="string" calcext:value-type="string">
            <text:p>%M214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def14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13]" office:value-type="string" office:string-value="ETAT GROUPE 2" calcext:value-type="string">
            <text:p>ETAT GROUPE 2</text:p>
          </table:table-cell>
          <table:table-cell table:formula="of:=[.H214]" office:value-type="string" office:string-value="Défaut température transformateur HT/BT" calcext:value-type="string">
            <text:p>Défaut température transformateur HT/BT</text:p>
          </table:table-cell>
          <table:table-cell table:formula="of:=IF(ISBLANK( [.J214] ); &quot;&quot;; [.J214])" office:value-type="float" office:value="430" calcext:value-type="float">
            <text:p>430</text:p>
          </table:table-cell>
          <table:table-cell table:formula="of:=IF(ISBLANK( [.I214] ); &quot;&quot;; [.I214])" office:value-type="string" office:string-value="%M2142" calcext:value-type="string">
            <text:p>%M2142</text:p>
          </table:table-cell>
          <table:table-cell office:value-type="string" calcext:value-type="string">
            <text:p>X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Défaut température transformateur HT/BT</text:p>
          </table:table-cell>
          <table:table-cell office:value-type="string" calcext:value-type="string">
            <text:p>%M214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ef14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214]" office:value-type="string" office:string-value="ETAT GROUPE 2" calcext:value-type="string">
            <text:p>ETAT GROUPE 2</text:p>
          </table:table-cell>
          <table:table-cell table:formula="of:=[.H215]" office:value-type="string" office:string-value="Dégagement gazeux transformateur HT/BT" calcext:value-type="string">
            <text:p>Dégagement gazeux transformateur HT/BT</text:p>
          </table:table-cell>
          <table:table-cell table:formula="of:=IF(ISBLANK( [.J215] ); &quot;&quot;; [.J215])" office:value-type="float" office:value="431" calcext:value-type="float">
            <text:p>431</text:p>
          </table:table-cell>
          <table:table-cell table:formula="of:=IF(ISBLANK( [.I215] ); &quot;&quot;; [.I215])" office:value-type="string" office:string-value="%M2143" calcext:value-type="string">
            <text:p>%M2143</text:p>
          </table:table-cell>
          <table:table-cell office:value-type="string" calcext:value-type="string">
            <text:p>X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Dégagement gazeux transformateur HT/BT</text:p>
          </table:table-cell>
          <table:table-cell office:value-type="string" calcext:value-type="string">
            <text:p>%M214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ef14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15]" office:value-type="string" office:string-value="ETAT GROUPE 2" calcext:value-type="string">
            <text:p>ETAT GROUPE 2</text:p>
          </table:table-cell>
          <table:table-cell table:formula="of:=[.H216]" office:value-type="string" office:string-value="Défaut pression transformateur HT/BT" calcext:value-type="string">
            <text:p>Défaut pression transformateur HT/BT</text:p>
          </table:table-cell>
          <table:table-cell table:formula="of:=IF(ISBLANK( [.J216] ); &quot;&quot;; [.J216])" office:value-type="float" office:value="432" calcext:value-type="float">
            <text:p>432</text:p>
          </table:table-cell>
          <table:table-cell table:formula="of:=IF(ISBLANK( [.I216] ); &quot;&quot;; [.I216])" office:value-type="string" office:string-value="%M2144" calcext:value-type="string">
            <text:p>%M2144</text:p>
          </table:table-cell>
          <table:table-cell office:value-type="string" calcext:value-type="string">
            <text:p>X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Défaut pression transformateur HT/BT</text:p>
          </table:table-cell>
          <table:table-cell office:value-type="string" calcext:value-type="string">
            <text:p>%M214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ef14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16]" office:value-type="string" office:string-value="ETAT GROUPE 2" calcext:value-type="string">
            <text:p>ETAT GROUPE 2</text:p>
          </table:table-cell>
          <table:table-cell table:formula="of:=[.H217]" office:value-type="string" office:string-value="Défaut dégrilleur 1" calcext:value-type="string">
            <text:p>Défaut dégrilleur 1</text:p>
          </table:table-cell>
          <table:table-cell table:formula="of:=IF(ISBLANK( [.J217] ); &quot;&quot;; [.J217])" office:value-type="float" office:value="583" calcext:value-type="float">
            <text:p>583</text:p>
          </table:table-cell>
          <table:table-cell table:formula="of:=IF(ISBLANK( [.I217] ); &quot;&quot;; [.I217])" office:value-type="string" office:string-value="%M4007" calcext:value-type="string">
            <text:p>%M4007</text:p>
          </table:table-cell>
          <table:table-cell office:value-type="string" calcext:value-type="string">
            <text:p>X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Défaut dégrilleur 1</text:p>
          </table:table-cell>
          <table:table-cell office:value-type="string" calcext:value-type="string">
            <text:p>%M400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ef400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17]" office:value-type="string" office:string-value="ETAT GROUPE 2" calcext:value-type="string">
            <text:p>ETAT GROUPE 2</text:p>
          </table:table-cell>
          <table:table-cell table:formula="of:=[.H218]" office:value-type="string" office:string-value="Défaut dégrilleur 2" calcext:value-type="string">
            <text:p>Défaut dégrilleur 2</text:p>
          </table:table-cell>
          <table:table-cell table:formula="of:=IF(ISBLANK( [.J218] ); &quot;&quot;; [.J218])" office:value-type="float" office:value="584" calcext:value-type="float">
            <text:p>584</text:p>
          </table:table-cell>
          <table:table-cell table:formula="of:=IF(ISBLANK( [.I218] ); &quot;&quot;; [.I218])" office:value-type="string" office:string-value="%M4008" calcext:value-type="string">
            <text:p>%M4008</text:p>
          </table:table-cell>
          <table:table-cell office:value-type="string" calcext:value-type="string">
            <text:p>X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Défaut dégrilleur 2</text:p>
          </table:table-cell>
          <table:table-cell office:value-type="string" calcext:value-type="string">
            <text:p>%M4008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def400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18]" office:value-type="string" office:string-value="ETAT GROUPE 2" calcext:value-type="string">
            <text:p>ETAT GROUPE 2</text:p>
          </table:table-cell>
          <table:table-cell table:formula="of:=[.H219]" office:value-type="string" office:string-value="Commutateur auto dégrilleur 1" calcext:value-type="string">
            <text:p>Commutateur auto dégrilleur 1</text:p>
          </table:table-cell>
          <table:table-cell table:formula="of:=IF(ISBLANK( [.J219] ); &quot;&quot;; [.J219])" office:value-type="float" office:value="585" calcext:value-type="float">
            <text:p>585</text:p>
          </table:table-cell>
          <table:table-cell table:formula="of:=IF(ISBLANK( [.I219] ); &quot;&quot;; [.I219])" office:value-type="string" office:string-value="%M4009" calcext:value-type="string">
            <text:p>%M4009</text:p>
          </table:table-cell>
          <table:table-cell office:value-type="string" calcext:value-type="string">
            <text:p>X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Commutateur auto dégrilleur 1</text:p>
          </table:table-cell>
          <table:table-cell office:value-type="string" calcext:value-type="string">
            <text:p>%M4009</text:p>
          </table:table-cell>
          <table:table-cell office:value-type="float" office:value="585" calcext:value-type="float">
            <text:p>58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19]" office:value-type="string" office:string-value="ETAT GROUPE 2" calcext:value-type="string">
            <text:p>ETAT GROUPE 2</text:p>
          </table:table-cell>
          <table:table-cell table:formula="of:=[.H220]" office:value-type="string" office:string-value="Commutateur auto dégrilleur 2" calcext:value-type="string">
            <text:p>Commutateur auto dégrilleur 2</text:p>
          </table:table-cell>
          <table:table-cell table:formula="of:=IF(ISBLANK( [.J220] ); &quot;&quot;; [.J220])" office:value-type="float" office:value="586" calcext:value-type="float">
            <text:p>586</text:p>
          </table:table-cell>
          <table:table-cell table:formula="of:=IF(ISBLANK( [.I220] ); &quot;&quot;; [.I220])" office:value-type="string" office:string-value="%M4010" calcext:value-type="string">
            <text:p>%M4010</text:p>
          </table:table-cell>
          <table:table-cell office:value-type="string" calcext:value-type="string">
            <text:p>X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Commutateur auto dégrilleur 2</text:p>
          </table:table-cell>
          <table:table-cell office:value-type="string" calcext:value-type="string">
            <text:p>%M4010</text:p>
          </table:table-cell>
          <table:table-cell office:value-type="float" office:value="586" calcext:value-type="float">
            <text:p>58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20]" office:value-type="string" office:string-value="ETAT GROUPE 2" calcext:value-type="string">
            <text:p>ETAT GROUPE 2</text:p>
          </table:table-cell>
          <table:table-cell table:formula="of:=[.H221]" office:value-type="string" office:string-value="Marche dégrilleur 1" calcext:value-type="string">
            <text:p>Marche dégrilleur 1</text:p>
          </table:table-cell>
          <table:table-cell table:formula="of:=IF(ISBLANK( [.J221] ); &quot;&quot;; [.J221])" office:value-type="float" office:value="587" calcext:value-type="float">
            <text:p>587</text:p>
          </table:table-cell>
          <table:table-cell table:formula="of:=IF(ISBLANK( [.I221] ); &quot;&quot;; [.I221])" office:value-type="string" office:string-value="%M4011" calcext:value-type="string">
            <text:p>%M4011</text:p>
          </table:table-cell>
          <table:table-cell office:value-type="string" calcext:value-type="string">
            <text:p>X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Marche dégrilleur 1</text:p>
          </table:table-cell>
          <table:table-cell office:value-type="string" calcext:value-type="string">
            <text:p>%M4011</text:p>
          </table:table-cell>
          <table:table-cell office:value-type="float" office:value="587" calcext:value-type="float">
            <text:p>58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21]" office:value-type="string" office:string-value="ETAT GROUPE 2" calcext:value-type="string">
            <text:p>ETAT GROUPE 2</text:p>
          </table:table-cell>
          <table:table-cell table:formula="of:=[.H222]" office:value-type="string" office:string-value="Marche dégrilleur 2" calcext:value-type="string">
            <text:p>Marche dégrilleur 2</text:p>
          </table:table-cell>
          <table:table-cell table:formula="of:=IF(ISBLANK( [.J222] ); &quot;&quot;; [.J222])" office:value-type="float" office:value="588" calcext:value-type="float">
            <text:p>588</text:p>
          </table:table-cell>
          <table:table-cell table:formula="of:=IF(ISBLANK( [.I222] ); &quot;&quot;; [.I222])" office:value-type="string" office:string-value="%M4012" calcext:value-type="string">
            <text:p>%M4012</text:p>
          </table:table-cell>
          <table:table-cell office:value-type="string" calcext:value-type="string">
            <text:p>X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Marche dégrilleur 2</text:p>
          </table:table-cell>
          <table:table-cell office:value-type="string" calcext:value-type="string">
            <text:p>%M4012</text:p>
          </table:table-cell>
          <table:table-cell office:value-type="float" office:value="588" calcext:value-type="float">
            <text:p>58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22]" office:value-type="string" office:string-value="ETAT GROUPE 2" calcext:value-type="string">
            <text:p>ETAT GROUPE 2</text:p>
          </table:table-cell>
          <table:table-cell table:formula="of:=[.H223]" office:value-type="string" office:string-value="Défaut communication îlot ES prise d'eau" calcext:value-type="string">
            <text:p>Défaut communication îlot ES prise d'eau</text:p>
          </table:table-cell>
          <table:table-cell table:formula="of:=IF(ISBLANK( [.J223] ); &quot;&quot;; [.J223])" office:value-type="float" office:value="609" calcext:value-type="float">
            <text:p>609</text:p>
          </table:table-cell>
          <table:table-cell table:formula="of:=IF(ISBLANK( [.I223] ); &quot;&quot;; [.I223])" office:value-type="string" office:string-value="%M4033" calcext:value-type="string">
            <text:p>%M4033</text:p>
          </table:table-cell>
          <table:table-cell office:value-type="string" calcext:value-type="string">
            <text:p>X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Défaut communication îlot ES prise d'eau</text:p>
          </table:table-cell>
          <table:table-cell office:value-type="string" calcext:value-type="string">
            <text:p>%M4033</text:p>
          </table:table-cell>
          <table:table-cell office:value-type="float" office:value="609" calcext:value-type="float">
            <text:p>6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23]" office:value-type="string" office:string-value="ETAT GROUPE 2" calcext:value-type="string">
            <text:p>ETAT GROUPE 2</text:p>
          </table:table-cell>
          <table:table-cell table:formula="of:=[.H224]" office:value-type="string" office:string-value="Défaut électrique îlot ES prise d'eau" calcext:value-type="string">
            <text:p>Défaut électrique îlot ES prise d'eau</text:p>
          </table:table-cell>
          <table:table-cell table:formula="of:=IF(ISBLANK( [.J224] ); &quot;&quot;; [.J224])" office:value-type="float" office:value="610" calcext:value-type="float">
            <text:p>610</text:p>
          </table:table-cell>
          <table:table-cell table:formula="of:=IF(ISBLANK( [.I224] ); &quot;&quot;; [.I224])" office:value-type="string" office:string-value="%M4034" calcext:value-type="string">
            <text:p>%M4034</text:p>
          </table:table-cell>
          <table:table-cell office:value-type="string" calcext:value-type="string">
            <text:p>X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Défaut électrique îlot ES prise d'eau</text:p>
          </table:table-cell>
          <table:table-cell office:value-type="string" calcext:value-type="string">
            <text:p>%M403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def403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224]" office:value-type="string" office:string-value="ETAT GROUPE 2" calcext:value-type="string">
            <text:p>ETAT GROUPE 2</text:p>
          </table:table-cell>
          <table:table-cell table:formula="of:=[.H225]" office:value-type="string" office:string-value="Défaut prolongé communication îlot ES prise d'eau" calcext:value-type="string">
            <text:p>Défaut prolongé communication îlot ES prise d'eau</text:p>
          </table:table-cell>
          <table:table-cell table:formula="of:=IF(ISBLANK( [.J225] ); &quot;&quot;; [.J225])" office:value-type="float" office:value="611" calcext:value-type="float">
            <text:p>611</text:p>
          </table:table-cell>
          <table:table-cell table:formula="of:=IF(ISBLANK( [.I225] ); &quot;&quot;; [.I225])" office:value-type="string" office:string-value="%M4035" calcext:value-type="string">
            <text:p>%M4035</text:p>
          </table:table-cell>
          <table:table-cell office:value-type="string" calcext:value-type="string">
            <text:p>X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Défaut prolongé communication îlot ES prise d'eau</text:p>
          </table:table-cell>
          <table:table-cell office:value-type="string" calcext:value-type="string">
            <text:p>%M4035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ef403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NIVEAUX</text:p>
          </table:table-cell>
          <table:table-cell table:style-name="ce7"/>
          <table:table-cell table:style-name="ce11" table:formula="of:=IF(ISBLANK( [.J226] ); &quot;&quot;; [.J226])">
            <text:p/>
          </table:table-cell>
          <table:table-cell table:style-name="ce11" table:formula="of:=IF(ISBLANK( [.I226] ); &quot;&quot;; [.I226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412" calcext:value-type="float">
            <text:p>412</text:p>
          </table:table-cell>
          <table:table-cell table:style-name="ce12"/>
          <table:table-cell table:style-name="ce12" office:value-type="string" calcext:value-type="string">
            <text:p><text:s text:c="5"/>NIVEAUX: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226]" office:value-type="string" office:string-value="NIVEAUX" calcext:value-type="string">
            <text:p>NIVEAUX</text:p>
          </table:table-cell>
          <table:table-cell table:formula="of:=[.H227]" office:value-type="string" office:string-value="Cote barrage" calcext:value-type="string">
            <text:p>Cote barrage</text:p>
          </table:table-cell>
          <table:table-cell table:formula="of:=IF(ISBLANK( [.J227] ); &quot;&quot;; [.J227])">
            <text:p/>
          </table:table-cell>
          <table:table-cell table:formula="of:=IF(ISBLANK( [.I227] ); &quot;&quot;; [.I227])" office:value-type="string" office:string-value="%MW128" calcext:value-type="string">
            <text:p>%MW128</text:p>
          </table:table-cell>
          <table:table-cell office:value-type="string" calcext:value-type="string">
            <text:p>X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Cote barrage</text:p>
          </table:table-cell>
          <table:table-cell office:value-type="string" calcext:value-type="string">
            <text:p>%MW12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27]" office:value-type="string" office:string-value="NIVEAUX" calcext:value-type="string">
            <text:p>NIVEAUX</text:p>
          </table:table-cell>
          <table:table-cell table:formula="of:=[.H228]" office:value-type="string" office:string-value="Mesure niveau amont grille" calcext:value-type="string">
            <text:p>Mesure niveau amont grille</text:p>
          </table:table-cell>
          <table:table-cell table:formula="of:=IF(ISBLANK( [.J228] ); &quot;&quot;; [.J228])">
            <text:p/>
          </table:table-cell>
          <table:table-cell table:formula="of:=IF(ISBLANK( [.I228] ); &quot;&quot;; [.I228])" office:value-type="string" office:string-value="%MW121" calcext:value-type="string">
            <text:p>%MW121</text:p>
          </table:table-cell>
          <table:table-cell office:value-type="string" calcext:value-type="string">
            <text:p>X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esure niveau amont grille</text:p>
          </table:table-cell>
          <table:table-cell office:value-type="string" calcext:value-type="string">
            <text:p>%MW12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28]" office:value-type="string" office:string-value="NIVEAUX" calcext:value-type="string">
            <text:p>NIVEAUX</text:p>
          </table:table-cell>
          <table:table-cell table:formula="of:=[.H229]" office:value-type="string" office:string-value="Mesure niveau amont grille brut" calcext:value-type="string">
            <text:p>Mesure niveau amont grille brut</text:p>
          </table:table-cell>
          <table:table-cell table:formula="of:=IF(ISBLANK( [.J229] ); &quot;&quot;; [.J229])">
            <text:p/>
          </table:table-cell>
          <table:table-cell table:formula="of:=IF(ISBLANK( [.I229] ); &quot;&quot;; [.I229])" office:value-type="string" office:string-value="%MW119" calcext:value-type="string">
            <text:p>%MW119</text:p>
          </table:table-cell>
          <table:table-cell office:value-type="string" calcext:value-type="string">
            <text:p>X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Mesure niveau amont grille brut</text:p>
          </table:table-cell>
          <table:table-cell office:value-type="string" calcext:value-type="string">
            <text:p>%MW11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29]" office:value-type="string" office:string-value="NIVEAUX" calcext:value-type="string">
            <text:p>NIVEAUX</text:p>
          </table:table-cell>
          <table:table-cell table:formula="of:=[.H230]" office:value-type="string" office:string-value="Mesure niveau canal" calcext:value-type="string">
            <text:p>Mesure niveau canal</text:p>
          </table:table-cell>
          <table:table-cell table:formula="of:=IF(ISBLANK( [.J230] ); &quot;&quot;; [.J230])">
            <text:p/>
          </table:table-cell>
          <table:table-cell table:formula="of:=IF(ISBLANK( [.I230] ); &quot;&quot;; [.I230])" office:value-type="string" office:string-value="%MW120" calcext:value-type="string">
            <text:p>%MW120</text:p>
          </table:table-cell>
          <table:table-cell office:value-type="string" calcext:value-type="string">
            <text:p>X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esure niveau canal</text:p>
          </table:table-cell>
          <table:table-cell office:value-type="string" calcext:value-type="string">
            <text:p>%MW12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30]" office:value-type="string" office:string-value="NIVEAUX" calcext:value-type="string">
            <text:p>NIVEAUX</text:p>
          </table:table-cell>
          <table:table-cell table:formula="of:=[.H231]" office:value-type="string" office:string-value="Mesure niveau aval grille G1" calcext:value-type="string">
            <text:p>Mesure niveau aval grille G1</text:p>
          </table:table-cell>
          <table:table-cell table:formula="of:=IF(ISBLANK( [.J231] ); &quot;&quot;; [.J231])">
            <text:p/>
          </table:table-cell>
          <table:table-cell table:formula="of:=IF(ISBLANK( [.I231] ); &quot;&quot;; [.I231])" office:value-type="string" office:string-value="%MW122" calcext:value-type="string">
            <text:p>%MW122</text:p>
          </table:table-cell>
          <table:table-cell office:value-type="string" calcext:value-type="string">
            <text:p>X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Mesure niveau aval grille G1</text:p>
          </table:table-cell>
          <table:table-cell office:value-type="string" calcext:value-type="string">
            <text:p>%MW12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31]" office:value-type="string" office:string-value="NIVEAUX" calcext:value-type="string">
            <text:p>NIVEAUX</text:p>
          </table:table-cell>
          <table:table-cell table:formula="of:=[.H232]" office:value-type="string" office:string-value="Mesure de perte de charge grille G1" calcext:value-type="string">
            <text:p>Mesure de perte de charge grille G1</text:p>
          </table:table-cell>
          <table:table-cell table:formula="of:=IF(ISBLANK( [.J232] ); &quot;&quot;; [.J232])">
            <text:p/>
          </table:table-cell>
          <table:table-cell table:formula="of:=IF(ISBLANK( [.I232] ); &quot;&quot;; [.I232])" office:value-type="string" office:string-value="%MW125" calcext:value-type="string">
            <text:p>%MW125</text:p>
          </table:table-cell>
          <table:table-cell office:value-type="string" calcext:value-type="string">
            <text:p>X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Mesure de perte de charge grille G1</text:p>
          </table:table-cell>
          <table:table-cell office:value-type="string" calcext:value-type="string">
            <text:p>%MW12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32]" office:value-type="string" office:string-value="NIVEAUX" calcext:value-type="string">
            <text:p>NIVEAUX</text:p>
          </table:table-cell>
          <table:table-cell table:formula="of:=[.H233]" office:value-type="string" office:string-value="Mesure niveau aval grille G2" calcext:value-type="string">
            <text:p>Mesure niveau aval grille G2</text:p>
          </table:table-cell>
          <table:table-cell table:formula="of:=IF(ISBLANK( [.J233] ); &quot;&quot;; [.J233])">
            <text:p/>
          </table:table-cell>
          <table:table-cell table:formula="of:=IF(ISBLANK( [.I233] ); &quot;&quot;; [.I233])" office:value-type="string" office:string-value="%MW136" calcext:value-type="string">
            <text:p>%MW136</text:p>
          </table:table-cell>
          <table:table-cell office:value-type="string" calcext:value-type="string">
            <text:p>X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Mesure niveau aval grille G2</text:p>
          </table:table-cell>
          <table:table-cell office:value-type="string" calcext:value-type="string">
            <text:p>%MW13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33]" office:value-type="string" office:string-value="NIVEAUX" calcext:value-type="string">
            <text:p>NIVEAUX</text:p>
          </table:table-cell>
          <table:table-cell table:formula="of:=[.H234]" office:value-type="string" office:string-value="Mesure de perte de charge grille G2" calcext:value-type="string">
            <text:p>Mesure de perte de charge grille G2</text:p>
          </table:table-cell>
          <table:table-cell table:formula="of:=IF(ISBLANK( [.J234] ); &quot;&quot;; [.J234])">
            <text:p/>
          </table:table-cell>
          <table:table-cell table:formula="of:=IF(ISBLANK( [.I234] ); &quot;&quot;; [.I234])" office:value-type="string" office:string-value="%MW138" calcext:value-type="string">
            <text:p>%MW138</text:p>
          </table:table-cell>
          <table:table-cell office:value-type="string" calcext:value-type="string">
            <text:p>X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esure de perte de charge grille G2</text:p>
          </table:table-cell>
          <table:table-cell office:value-type="string" calcext:value-type="string">
            <text:p>%MW13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34]" office:value-type="string" office:string-value="NIVEAUX" calcext:value-type="string">
            <text:p>NIVEAUX</text:p>
          </table:table-cell>
          <table:table-cell table:formula="of:=[.H235]" office:value-type="string" office:string-value="Mesure niveau aval centrale" calcext:value-type="string">
            <text:p>Mesure niveau aval centrale</text:p>
          </table:table-cell>
          <table:table-cell table:formula="of:=IF(ISBLANK( [.J235] ); &quot;&quot;; [.J235])">
            <text:p/>
          </table:table-cell>
          <table:table-cell table:formula="of:=IF(ISBLANK( [.I235] ); &quot;&quot;; [.I235])" office:value-type="string" office:string-value="%MW123" calcext:value-type="string">
            <text:p>%MW123</text:p>
          </table:table-cell>
          <table:table-cell office:value-type="string" calcext:value-type="string">
            <text:p>X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Mesure niveau aval centrale</text:p>
          </table:table-cell>
          <table:table-cell office:value-type="string" calcext:value-type="string">
            <text:p>%MW12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35]" office:value-type="string" office:string-value="NIVEAUX" calcext:value-type="string">
            <text:p>NIVEAUX</text:p>
          </table:table-cell>
          <table:table-cell table:formula="of:=[.H236]" office:value-type="string" office:string-value="Hauteur de chute" calcext:value-type="string">
            <text:p>Hauteur de chute</text:p>
          </table:table-cell>
          <table:table-cell table:formula="of:=IF(ISBLANK( [.J236] ); &quot;&quot;; [.J236])">
            <text:p/>
          </table:table-cell>
          <table:table-cell table:formula="of:=IF(ISBLANK( [.I236] ); &quot;&quot;; [.I236])" office:value-type="string" office:string-value="%MW124" calcext:value-type="string">
            <text:p>%MW124</text:p>
          </table:table-cell>
          <table:table-cell office:value-type="string" calcext:value-type="string">
            <text:p>X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Hauteur de chute</text:p>
          </table:table-cell>
          <table:table-cell office:value-type="string" calcext:value-type="string">
            <text:p>%MW12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DEBITS</text:p>
          </table:table-cell>
          <table:table-cell table:style-name="ce7"/>
          <table:table-cell table:style-name="ce11" table:formula="of:=IF(ISBLANK( [.J237] ); &quot;&quot;; [.J237])">
            <text:p/>
          </table:table-cell>
          <table:table-cell table:style-name="ce11" table:formula="of:=IF(ISBLANK( [.I237] ); &quot;&quot;; [.I237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436" calcext:value-type="float">
            <text:p>436</text:p>
          </table:table-cell>
          <table:table-cell table:style-name="ce12"/>
          <table:table-cell table:style-name="ce12" office:value-type="string" calcext:value-type="string">
            <text:p><text:s text:c="5"/>DEBITS: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237]" office:value-type="string" office:string-value="DEBITS" calcext:value-type="string">
            <text:p>DEBITS</text:p>
          </table:table-cell>
          <table:table-cell table:formula="of:=[.H238]" office:value-type="string" office:string-value="Débit sur le barrage" calcext:value-type="string">
            <text:p>Débit sur le barrage</text:p>
          </table:table-cell>
          <table:table-cell table:formula="of:=IF(ISBLANK( [.J238] ); &quot;&quot;; [.J238])">
            <text:p/>
          </table:table-cell>
          <table:table-cell table:formula="of:=IF(ISBLANK( [.I238] ); &quot;&quot;; [.I238])" office:value-type="string" office:string-value="%MW126" calcext:value-type="string">
            <text:p>%MW126</text:p>
          </table:table-cell>
          <table:table-cell office:value-type="string" calcext:value-type="string">
            <text:p>X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Débit sur le barrage</text:p>
          </table:table-cell>
          <table:table-cell office:value-type="string" calcext:value-type="string">
            <text:p>%MW12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38]" office:value-type="string" office:string-value="DEBITS" calcext:value-type="string">
            <text:p>DEBITS</text:p>
          </table:table-cell>
          <table:table-cell table:formula="of:=[.H239]" office:value-type="string" office:string-value="Débit à répartir sur les ouvrages en auto" calcext:value-type="string">
            <text:p>Débit à répartir sur les ouvrages en auto</text:p>
          </table:table-cell>
          <table:table-cell table:formula="of:=IF(ISBLANK( [.J239] ); &quot;&quot;; [.J239])">
            <text:p/>
          </table:table-cell>
          <table:table-cell table:formula="of:=IF(ISBLANK( [.I239] ); &quot;&quot;; [.I239])" office:value-type="string" office:string-value="%MW202" calcext:value-type="string">
            <text:p>%MW202</text:p>
          </table:table-cell>
          <table:table-cell office:value-type="string" calcext:value-type="string">
            <text:p>X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Débit à répartir sur les ouvrages en auto</text:p>
          </table:table-cell>
          <table:table-cell office:value-type="string" calcext:value-type="string">
            <text:p>%MW20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39]" office:value-type="string" office:string-value="DEBITS" calcext:value-type="string">
            <text:p>DEBITS</text:p>
          </table:table-cell>
          <table:table-cell table:formula="of:=[.H240]" office:value-type="string" office:string-value="Somme des débits manuels des ouvrages" calcext:value-type="string">
            <text:p>Somme des débits manuels des ouvrages</text:p>
          </table:table-cell>
          <table:table-cell table:formula="of:=IF(ISBLANK( [.J240] ); &quot;&quot;; [.J240])">
            <text:p/>
          </table:table-cell>
          <table:table-cell table:formula="of:=IF(ISBLANK( [.I240] ); &quot;&quot;; [.I240])" office:value-type="string" office:string-value="%MW203" calcext:value-type="string">
            <text:p>%MW203</text:p>
          </table:table-cell>
          <table:table-cell office:value-type="string" calcext:value-type="string">
            <text:p>X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Somme des débits manuels des ouvrages</text:p>
          </table:table-cell>
          <table:table-cell office:value-type="string" calcext:value-type="string">
            <text:p>%MW20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TEMPERATURES</text:p>
          </table:table-cell>
          <table:table-cell table:style-name="ce7"/>
          <table:table-cell table:style-name="ce11" table:formula="of:=IF(ISBLANK( [.J241] ); &quot;&quot;; [.J241])">
            <text:p/>
          </table:table-cell>
          <table:table-cell table:style-name="ce11" table:formula="of:=IF(ISBLANK( [.I241] ); &quot;&quot;; [.I241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441" calcext:value-type="float">
            <text:p>441</text:p>
          </table:table-cell>
          <table:table-cell table:style-name="ce12"/>
          <table:table-cell table:style-name="ce12" office:value-type="string" calcext:value-type="string">
            <text:p><text:s text:c="5"/>TEMPERATURES: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241]" office:value-type="string" office:string-value="TEMPERATURES" calcext:value-type="string">
            <text:p>TEMPERATURES</text:p>
          </table:table-cell>
          <table:table-cell table:formula="of:=[.H242]" office:value-type="string" office:string-value="Température centrale" calcext:value-type="string">
            <text:p>Température centrale</text:p>
          </table:table-cell>
          <table:table-cell table:formula="of:=IF(ISBLANK( [.J242] ); &quot;&quot;; [.J242])">
            <text:p/>
          </table:table-cell>
          <table:table-cell table:formula="of:=IF(ISBLANK( [.I242] ); &quot;&quot;; [.I242])" office:value-type="string" office:string-value="%MW131" calcext:value-type="string">
            <text:p>%MW131</text:p>
          </table:table-cell>
          <table:table-cell office:value-type="string" calcext:value-type="string">
            <text:p>X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mpérature centrale</text:p>
          </table:table-cell>
          <table:table-cell office:value-type="string" calcext:value-type="string">
            <text:p>%MW13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office:value-type="float" office:value="600" calcext:value-type="float">
            <text:p>60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42]" office:value-type="string" office:string-value="TEMPERATURES" calcext:value-type="string">
            <text:p>TEMPERATURES</text:p>
          </table:table-cell>
          <table:table-cell table:formula="of:=[.H243]" office:value-type="string" office:string-value="Température extérieure" calcext:value-type="string">
            <text:p>Température extérieure</text:p>
          </table:table-cell>
          <table:table-cell table:formula="of:=IF(ISBLANK( [.J243] ); &quot;&quot;; [.J243])">
            <text:p/>
          </table:table-cell>
          <table:table-cell table:formula="of:=IF(ISBLANK( [.I243] ); &quot;&quot;; [.I243])" office:value-type="string" office:string-value="%MW132" calcext:value-type="string">
            <text:p>%MW132</text:p>
          </table:table-cell>
          <table:table-cell office:value-type="string" calcext:value-type="string">
            <text:p>X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Température extérieure</text:p>
          </table:table-cell>
          <table:table-cell office:value-type="string" calcext:value-type="string">
            <text:p>%MW13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office:value-type="float" office:value="600" calcext:value-type="float">
            <text:p>60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INFOS GROUPE 1</text:p>
          </table:table-cell>
          <table:table-cell table:style-name="ce7"/>
          <table:table-cell table:style-name="ce11" table:formula="of:=IF(ISBLANK( [.J244] ); &quot;&quot;; [.J244])">
            <text:p/>
          </table:table-cell>
          <table:table-cell table:style-name="ce11" table:formula="of:=IF(ISBLANK( [.I244] ); &quot;&quot;; [.I244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448" calcext:value-type="float">
            <text:p>448</text:p>
          </table:table-cell>
          <table:table-cell table:style-name="ce12"/>
          <table:table-cell table:style-name="ce12" office:value-type="string" calcext:value-type="string">
            <text:p><text:s text:c="5"/>INFOS GROUPE: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244]" office:value-type="string" office:string-value="INFOS GROUPE 1" calcext:value-type="string">
            <text:p>INFOS GROUPE 1</text:p>
          </table:table-cell>
          <table:table-cell table:formula="of:=[.H245]" office:value-type="string" office:string-value="Recopie position pales groupe 1" calcext:value-type="string">
            <text:p>Recopie position pales groupe 1</text:p>
          </table:table-cell>
          <table:table-cell table:formula="of:=IF(ISBLANK( [.J245] ); &quot;&quot;; [.J245])" office:value-type="float" office:value="2" calcext:value-type="float">
            <text:p>2</text:p>
          </table:table-cell>
          <table:table-cell table:formula="of:=IF(ISBLANK( [.I245] ); &quot;&quot;; [.I245])" office:value-type="string" office:string-value="%MW1001" calcext:value-type="string">
            <text:p>%MW1001</text:p>
          </table:table-cell>
          <table:table-cell office:value-type="string" calcext:value-type="string">
            <text:p>X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Recopie position pales groupe 1</text:p>
          </table:table-cell>
          <table:table-cell office:value-type="string" calcext:value-type="string">
            <text:p>%MW1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45]" office:value-type="string" office:string-value="INFOS GROUPE 1" calcext:value-type="string">
            <text:p>INFOS GROUPE 1</text:p>
          </table:table-cell>
          <table:table-cell table:formula="of:=[.H246]" office:value-type="string" office:string-value="Mesure de vitesse groupe 1" calcext:value-type="string">
            <text:p>Mesure de vitesse groupe 1</text:p>
          </table:table-cell>
          <table:table-cell table:formula="of:=IF(ISBLANK( [.J246] ); &quot;&quot;; [.J246])" office:value-type="float" office:value="1" calcext:value-type="float">
            <text:p>1</text:p>
          </table:table-cell>
          <table:table-cell table:formula="of:=IF(ISBLANK( [.I246] ); &quot;&quot;; [.I246])" office:value-type="string" office:string-value="%MW1000" calcext:value-type="string">
            <text:p>%MW1000</text:p>
          </table:table-cell>
          <table:table-cell office:value-type="string" calcext:value-type="string">
            <text:p>X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Mesure de vitesse groupe 1</text:p>
          </table:table-cell>
          <table:table-cell office:value-type="string" calcext:value-type="string">
            <text:p>%MW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46]" office:value-type="string" office:string-value="INFOS GROUPE 1" calcext:value-type="string">
            <text:p>INFOS GROUPE 1</text:p>
          </table:table-cell>
          <table:table-cell table:formula="of:=[.H247]" office:value-type="string" office:string-value="Débit turbiné groupe 1" calcext:value-type="string">
            <text:p>Débit turbiné groupe 1</text:p>
          </table:table-cell>
          <table:table-cell table:formula="of:=IF(ISBLANK( [.J247] ); &quot;&quot;; [.J247])" office:value-type="float" office:value="7" calcext:value-type="float">
            <text:p>7</text:p>
          </table:table-cell>
          <table:table-cell table:formula="of:=IF(ISBLANK( [.I247] ); &quot;&quot;; [.I247])" office:value-type="string" office:string-value="%MW1006" calcext:value-type="string">
            <text:p>%MW1006</text:p>
          </table:table-cell>
          <table:table-cell office:value-type="string" calcext:value-type="string">
            <text:p>X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Débit turbiné groupe 1</text:p>
          </table:table-cell>
          <table:table-cell office:value-type="string" calcext:value-type="string">
            <text:p>%MW100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47]" office:value-type="string" office:string-value="INFOS GROUPE 1" calcext:value-type="string">
            <text:p>INFOS GROUPE 1</text:p>
          </table:table-cell>
          <table:table-cell table:formula="of:=[.H248]" office:value-type="string" office:string-value="Débit corrigé groupe 1" calcext:value-type="string">
            <text:p>Débit corrigé groupe 1</text:p>
          </table:table-cell>
          <table:table-cell table:formula="of:=IF(ISBLANK( [.J248] ); &quot;&quot;; [.J248])" office:value-type="float" office:value="9" calcext:value-type="float">
            <text:p>9</text:p>
          </table:table-cell>
          <table:table-cell table:formula="of:=IF(ISBLANK( [.I248] ); &quot;&quot;; [.I248])" office:value-type="string" office:string-value="%MW1008" calcext:value-type="string">
            <text:p>%MW1008</text:p>
          </table:table-cell>
          <table:table-cell office:value-type="string" calcext:value-type="string">
            <text:p>X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Débit corrigé groupe 1</text:p>
          </table:table-cell>
          <table:table-cell office:value-type="string" calcext:value-type="string">
            <text:p>%MW100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48]" office:value-type="string" office:string-value="INFOS GROUPE 1" calcext:value-type="string">
            <text:p>INFOS GROUPE 1</text:p>
          </table:table-cell>
          <table:table-cell table:formula="of:=[.H249]" office:value-type="string" office:string-value="Temps de couplage groupe 1" calcext:value-type="string">
            <text:p>Temps de couplage groupe 1</text:p>
          </table:table-cell>
          <table:table-cell table:formula="of:=IF(ISBLANK( [.J249] ); &quot;&quot;; [.J249])" office:value-type="float" office:value="87" calcext:value-type="float">
            <text:p>87</text:p>
          </table:table-cell>
          <table:table-cell table:formula="of:=IF(ISBLANK( [.I249] ); &quot;&quot;; [.I249])" office:value-type="string" office:string-value="%MD1086" calcext:value-type="string">
            <text:p>%MD1086</text:p>
          </table:table-cell>
          <table:table-cell office:value-type="string" calcext:value-type="string">
            <text:p>X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Temps de couplage groupe 1</text:p>
          </table:table-cell>
          <table:table-cell office:value-type="string" calcext:value-type="string">
            <text:p>%MD108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49]" office:value-type="string" office:string-value="INFOS GROUPE 1" calcext:value-type="string">
            <text:p>INFOS GROUPE 1</text:p>
          </table:table-cell>
          <table:table-cell table:formula="of:=[.H250]" office:value-type="string" office:string-value="Nombre de couplages groupe 1" calcext:value-type="string">
            <text:p>Nombre de couplages groupe 1</text:p>
          </table:table-cell>
          <table:table-cell table:formula="of:=IF(ISBLANK( [.J250] ); &quot;&quot;; [.J250])" office:value-type="float" office:value="89" calcext:value-type="float">
            <text:p>89</text:p>
          </table:table-cell>
          <table:table-cell table:formula="of:=IF(ISBLANK( [.I250] ); &quot;&quot;; [.I250])" office:value-type="string" office:string-value="%MD1088" calcext:value-type="string">
            <text:p>%MD1088</text:p>
          </table:table-cell>
          <table:table-cell office:value-type="string" calcext:value-type="string">
            <text:p>X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Nombre de couplages groupe 1</text:p>
          </table:table-cell>
          <table:table-cell office:value-type="string" calcext:value-type="string">
            <text:p>%MD10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MESURES ELEC G1</text:p>
          </table:table-cell>
          <table:table-cell table:style-name="ce7"/>
          <table:table-cell table:style-name="ce11" table:formula="of:=IF(ISBLANK( [.J251] ); &quot;&quot;; [.J251])">
            <text:p/>
          </table:table-cell>
          <table:table-cell table:style-name="ce11" table:formula="of:=IF(ISBLANK( [.I251] ); &quot;&quot;; [.I251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458" calcext:value-type="float">
            <text:p>458</text:p>
          </table:table-cell>
          <table:table-cell table:style-name="ce12"/>
          <table:table-cell table:style-name="ce12" office:value-type="string" calcext:value-type="string">
            <text:p><text:s text:c="5"/>MESURES ELECTRIQUES: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251]" office:value-type="string" office:string-value="MESURES ELEC G1" calcext:value-type="string">
            <text:p>MESURES ELEC G1</text:p>
          </table:table-cell>
          <table:table-cell table:formula="of:=[.H252]" office:value-type="string" office:string-value="Tension groupe 1" calcext:value-type="string">
            <text:p>Tension groupe 1</text:p>
          </table:table-cell>
          <table:table-cell table:formula="of:=IF(ISBLANK( [.J252] ); &quot;&quot;; [.J252])">
            <text:p/>
          </table:table-cell>
          <table:table-cell table:formula="of:=IF(ISBLANK( [.I252] ); &quot;&quot;; [.I252])" office:value-type="string" office:string-value="%MW1050" calcext:value-type="string">
            <text:p>%MW1050</text:p>
          </table:table-cell>
          <table:table-cell office:value-type="string" calcext:value-type="string">
            <text:p>X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Tension groupe 1</text:p>
          </table:table-cell>
          <table:table-cell office:value-type="string" calcext:value-type="string">
            <text:p>%MW105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52]" office:value-type="string" office:string-value="MESURES ELEC G1" calcext:value-type="string">
            <text:p>MESURES ELEC G1</text:p>
          </table:table-cell>
          <table:table-cell table:formula="of:=[.H253]" office:value-type="string" office:string-value="Fréquence groupe 1" calcext:value-type="string">
            <text:p>Fréquence groupe 1</text:p>
          </table:table-cell>
          <table:table-cell table:formula="of:=IF(ISBLANK( [.J253] ); &quot;&quot;; [.J253])">
            <text:p/>
          </table:table-cell>
          <table:table-cell table:formula="of:=IF(ISBLANK( [.I253] ); &quot;&quot;; [.I253])" office:value-type="string" office:string-value="%MW1051" calcext:value-type="string">
            <text:p>%MW1051</text:p>
          </table:table-cell>
          <table:table-cell office:value-type="string" calcext:value-type="string">
            <text:p>X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Fréquence groupe 1</text:p>
          </table:table-cell>
          <table:table-cell office:value-type="string" calcext:value-type="string">
            <text:p>%MW105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53]" office:value-type="string" office:string-value="MESURES ELEC G1" calcext:value-type="string">
            <text:p>MESURES ELEC G1</text:p>
          </table:table-cell>
          <table:table-cell table:formula="of:=[.H254]" office:value-type="string" office:string-value="Courant groupe 1" calcext:value-type="string">
            <text:p>Courant groupe 1</text:p>
          </table:table-cell>
          <table:table-cell table:formula="of:=IF(ISBLANK( [.J254] ); &quot;&quot;; [.J254])">
            <text:p/>
          </table:table-cell>
          <table:table-cell table:formula="of:=IF(ISBLANK( [.I254] ); &quot;&quot;; [.I254])" office:value-type="string" office:string-value="%MW1052" calcext:value-type="string">
            <text:p>%MW1052</text:p>
          </table:table-cell>
          <table:table-cell office:value-type="string" calcext:value-type="string">
            <text:p>X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Courant groupe 1</text:p>
          </table:table-cell>
          <table:table-cell office:value-type="string" calcext:value-type="string">
            <text:p>%MW105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54]" office:value-type="string" office:string-value="MESURES ELEC G1" calcext:value-type="string">
            <text:p>MESURES ELEC G1</text:p>
          </table:table-cell>
          <table:table-cell table:formula="of:=[.H255]" office:value-type="string" office:string-value="Puissance active groupe 1" calcext:value-type="string">
            <text:p>Puissance active groupe 1</text:p>
          </table:table-cell>
          <table:table-cell table:formula="of:=IF(ISBLANK( [.J255] ); &quot;&quot;; [.J255])">
            <text:p/>
          </table:table-cell>
          <table:table-cell table:formula="of:=IF(ISBLANK( [.I255] ); &quot;&quot;; [.I255])" office:value-type="string" office:string-value="%MW1053" calcext:value-type="string">
            <text:p>%MW1053</text:p>
          </table:table-cell>
          <table:table-cell office:value-type="string" calcext:value-type="string">
            <text:p>X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Puissance active groupe 1</text:p>
          </table:table-cell>
          <table:table-cell office:value-type="string" calcext:value-type="string">
            <text:p>%MW105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55]" office:value-type="string" office:string-value="MESURES ELEC G1" calcext:value-type="string">
            <text:p>MESURES ELEC G1</text:p>
          </table:table-cell>
          <table:table-cell table:formula="of:=[.H256]" office:value-type="string" office:string-value="Puissance active G1" calcext:value-type="string">
            <text:p>Puissance active G1</text:p>
          </table:table-cell>
          <table:table-cell table:formula="of:=IF(ISBLANK( [.J256] ); &quot;&quot;; [.J256])">
            <text:p/>
          </table:table-cell>
          <table:table-cell table:formula="of:=IF(ISBLANK( [.I256] ); &quot;&quot;; [.I256])" office:value-type="string" office:string-value="%MW1053" calcext:value-type="string">
            <text:p>%MW1053</text:p>
          </table:table-cell>
          <table:table-cell office:value-type="string" calcext:value-type="string">
            <text:p>X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Puissance active G1</text:p>
          </table:table-cell>
          <table:table-cell office:value-type="string" calcext:value-type="string">
            <text:p>%MW10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56]" office:value-type="string" office:string-value="MESURES ELEC G1" calcext:value-type="string">
            <text:p>MESURES ELEC G1</text:p>
          </table:table-cell>
          <table:table-cell table:formula="of:=[.H257]" office:value-type="string" office:string-value="Puissance réactive groupe 1" calcext:value-type="string">
            <text:p>Puissance réactive groupe 1</text:p>
          </table:table-cell>
          <table:table-cell table:formula="of:=IF(ISBLANK( [.J257] ); &quot;&quot;; [.J257])">
            <text:p/>
          </table:table-cell>
          <table:table-cell table:formula="of:=IF(ISBLANK( [.I257] ); &quot;&quot;; [.I257])" office:value-type="string" office:string-value="%MW1054" calcext:value-type="string">
            <text:p>%MW1054</text:p>
          </table:table-cell>
          <table:table-cell office:value-type="string" calcext:value-type="string">
            <text:p>X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Puissance réactive groupe 1</text:p>
          </table:table-cell>
          <table:table-cell office:value-type="string" calcext:value-type="string">
            <text:p>%MW105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Var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57]" office:value-type="string" office:string-value="MESURES ELEC G1" calcext:value-type="string">
            <text:p>MESURES ELEC G1</text:p>
          </table:table-cell>
          <table:table-cell table:formula="of:=[.H258]" office:value-type="string" office:string-value="Cos phi groupe 1" calcext:value-type="string">
            <text:p>Cos phi groupe 1</text:p>
          </table:table-cell>
          <table:table-cell table:formula="of:=IF(ISBLANK( [.J258] ); &quot;&quot;; [.J258])">
            <text:p/>
          </table:table-cell>
          <table:table-cell table:formula="of:=IF(ISBLANK( [.I258] ); &quot;&quot;; [.I258])" office:value-type="string" office:string-value="%MW1055" calcext:value-type="string">
            <text:p>%MW1055</text:p>
          </table:table-cell>
          <table:table-cell office:value-type="string" calcext:value-type="string">
            <text:p>X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Cos phi groupe 1</text:p>
          </table:table-cell>
          <table:table-cell office:value-type="string" calcext:value-type="string">
            <text:p>%MW105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58]" office:value-type="string" office:string-value="MESURES ELEC G1" calcext:value-type="string">
            <text:p>MESURES ELEC G1</text:p>
          </table:table-cell>
          <table:table-cell table:formula="of:=[.H259]" office:value-type="string" office:string-value="Tangente phi groupe 1" calcext:value-type="string">
            <text:p>Tangente phi groupe 1</text:p>
          </table:table-cell>
          <table:table-cell table:formula="of:=IF(ISBLANK( [.J259] ); &quot;&quot;; [.J259])">
            <text:p/>
          </table:table-cell>
          <table:table-cell table:formula="of:=IF(ISBLANK( [.I259] ); &quot;&quot;; [.I259])" office:value-type="string" office:string-value="%MW1060" calcext:value-type="string">
            <text:p>%MW1060</text:p>
          </table:table-cell>
          <table:table-cell office:value-type="string" calcext:value-type="string">
            <text:p>X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Tangente phi groupe 1</text:p>
          </table:table-cell>
          <table:table-cell office:value-type="string" calcext:value-type="string">
            <text:p>%MW106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59]" office:value-type="string" office:string-value="MESURES ELEC G1" calcext:value-type="string">
            <text:p>MESURES ELEC G1</text:p>
          </table:table-cell>
          <table:table-cell table:formula="of:=[.H260]" office:value-type="string" office:string-value="Énergie active produite groupe 1" calcext:value-type="string">
            <text:p>Énergie active produite groupe 1</text:p>
          </table:table-cell>
          <table:table-cell table:formula="of:=IF(ISBLANK( [.J260] ); &quot;&quot;; [.J260])">
            <text:p/>
          </table:table-cell>
          <table:table-cell table:formula="of:=IF(ISBLANK( [.I260] ); &quot;&quot;; [.I260])" office:value-type="string" office:string-value="%MD1056" calcext:value-type="string">
            <text:p>%MD1056</text:p>
          </table:table-cell>
          <table:table-cell office:value-type="string" calcext:value-type="string">
            <text:p>X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Énergie active produite groupe 1</text:p>
          </table:table-cell>
          <table:table-cell office:value-type="string" calcext:value-type="string">
            <text:p>%MD10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60]" office:value-type="string" office:string-value="MESURES ELEC G1" calcext:value-type="string">
            <text:p>MESURES ELEC G1</text:p>
          </table:table-cell>
          <table:table-cell table:formula="of:=[.H261]" office:value-type="string" office:string-value="Énergie réactive produite groupe 1" calcext:value-type="string">
            <text:p>Énergie réactive produite groupe 1</text:p>
          </table:table-cell>
          <table:table-cell table:formula="of:=IF(ISBLANK( [.J261] ); &quot;&quot;; [.J261])">
            <text:p/>
          </table:table-cell>
          <table:table-cell table:formula="of:=IF(ISBLANK( [.I261] ); &quot;&quot;; [.I261])" office:value-type="string" office:string-value="%MD1058" calcext:value-type="string">
            <text:p>%MD1058</text:p>
          </table:table-cell>
          <table:table-cell office:value-type="string" calcext:value-type="string">
            <text:p>X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Énergie réactive produite groupe 1</text:p>
          </table:table-cell>
          <table:table-cell office:value-type="string" calcext:value-type="string">
            <text:p>%MD105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Var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61]" office:value-type="string" office:string-value="MESURES ELEC G1" calcext:value-type="string">
            <text:p>MESURES ELEC G1</text:p>
          </table:table-cell>
          <table:table-cell table:formula="of:=[.H262]" office:value-type="string" office:string-value="Tension réseau groupe 1" calcext:value-type="string">
            <text:p>Tension réseau groupe 1</text:p>
          </table:table-cell>
          <table:table-cell table:formula="of:=IF(ISBLANK( [.J262] ); &quot;&quot;; [.J262])">
            <text:p/>
          </table:table-cell>
          <table:table-cell table:formula="of:=IF(ISBLANK( [.I262] ); &quot;&quot;; [.I262])" office:value-type="string" office:string-value="%MW134" calcext:value-type="string">
            <text:p>%MW134</text:p>
          </table:table-cell>
          <table:table-cell office:value-type="string" calcext:value-type="string">
            <text:p>X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Tension réseau groupe 1</text:p>
          </table:table-cell>
          <table:table-cell office:value-type="string" calcext:value-type="string">
            <text:p>%MW13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62]" office:value-type="string" office:string-value="MESURES ELEC G1" calcext:value-type="string">
            <text:p>MESURES ELEC G1</text:p>
          </table:table-cell>
          <table:table-cell table:formula="of:=[.H263]" office:value-type="string" office:string-value="Tension d'excitation groupe 1" calcext:value-type="string">
            <text:p>Tension d'excitation groupe 1</text:p>
          </table:table-cell>
          <table:table-cell table:formula="of:=IF(ISBLANK( [.J263] ); &quot;&quot;; [.J263])">
            <text:p/>
          </table:table-cell>
          <table:table-cell table:formula="of:=IF(ISBLANK( [.I263] ); &quot;&quot;; [.I263])" office:value-type="string" office:string-value="%MW1061" calcext:value-type="string">
            <text:p>%MW1061</text:p>
          </table:table-cell>
          <table:table-cell office:value-type="string" calcext:value-type="string">
            <text:p>X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Tension d'excitation groupe 1</text:p>
          </table:table-cell>
          <table:table-cell office:value-type="string" calcext:value-type="string">
            <text:p>%MW106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63]" office:value-type="string" office:string-value="MESURES ELEC G1" calcext:value-type="string">
            <text:p>MESURES ELEC G1</text:p>
          </table:table-cell>
          <table:table-cell table:formula="of:=[.H264]" office:value-type="string" office:string-value="Intensité d'excitation groupe 1" calcext:value-type="string">
            <text:p>Intensité d'excitation groupe 1</text:p>
          </table:table-cell>
          <table:table-cell table:formula="of:=IF(ISBLANK( [.J264] ); &quot;&quot;; [.J264])">
            <text:p/>
          </table:table-cell>
          <table:table-cell table:formula="of:=IF(ISBLANK( [.I264] ); &quot;&quot;; [.I264])" office:value-type="string" office:string-value="%MW1076" calcext:value-type="string">
            <text:p>%MW1076</text:p>
          </table:table-cell>
          <table:table-cell office:value-type="string" calcext:value-type="string">
            <text:p>X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Intensité d'excitation groupe 1</text:p>
          </table:table-cell>
          <table:table-cell office:value-type="string" calcext:value-type="string">
            <text:p>%MW107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TEMPERATURES</text:p>
          </table:table-cell>
          <table:table-cell table:style-name="ce7"/>
          <table:table-cell table:style-name="ce11" table:formula="of:=IF(ISBLANK( [.J265] ); &quot;&quot;; [.J265])">
            <text:p/>
          </table:table-cell>
          <table:table-cell table:style-name="ce11" table:formula="of:=IF(ISBLANK( [.I265] ); &quot;&quot;; [.I265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472" calcext:value-type="float">
            <text:p>472</text:p>
          </table:table-cell>
          <table:table-cell table:style-name="ce12"/>
          <table:table-cell table:style-name="ce12" office:value-type="string" calcext:value-type="string">
            <text:p><text:s text:c="5"/>TEMPERATURES: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2">
          <table:table-cell table:formula="of:=[.A265]" office:value-type="string" office:string-value="TEMPERATURES" calcext:value-type="string">
            <text:p>TEMPERATURES</text:p>
          </table:table-cell>
          <table:table-cell table:formula="of:=[.H266]" office:value-type="string" office:string-value="Température huile pivot alternateur groupe 1" calcext:value-type="string">
            <text:p>Température huile pivot alternateur groupe 1</text:p>
          </table:table-cell>
          <table:table-cell table:formula="of:=IF(ISBLANK( [.J266] ); &quot;&quot;; [.J266])">
            <text:p/>
          </table:table-cell>
          <table:table-cell table:formula="of:=IF(ISBLANK( [.I266] ); &quot;&quot;; [.I266])" office:value-type="string" office:string-value="%MW1033" calcext:value-type="string">
            <text:p>%MW1033</text:p>
          </table:table-cell>
          <table:table-cell office:value-type="string" calcext:value-type="string">
            <text:p>X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Température huile pivot alternateur groupe 1</text:p>
          </table:table-cell>
          <table:table-cell office:value-type="string" calcext:value-type="string">
            <text:p>%MW103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266]" office:value-type="string" office:string-value="TEMPERATURES" calcext:value-type="string">
            <text:p>TEMPERATURES</text:p>
          </table:table-cell>
          <table:table-cell table:formula="of:=[.H267]" office:value-type="string" office:string-value="Température palier inférieur alternateur groupe 1" calcext:value-type="string">
            <text:p>Température palier inférieur alternateur groupe 1</text:p>
          </table:table-cell>
          <table:table-cell table:formula="of:=IF(ISBLANK( [.J267] ); &quot;&quot;; [.J267])">
            <text:p/>
          </table:table-cell>
          <table:table-cell table:formula="of:=IF(ISBLANK( [.I267] ); &quot;&quot;; [.I267])" office:value-type="string" office:string-value="%MW1034" calcext:value-type="string">
            <text:p>%MW1034</text:p>
          </table:table-cell>
          <table:table-cell office:value-type="string" calcext:value-type="string">
            <text:p>X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Température palier inférieur alternateur groupe 1</text:p>
          </table:table-cell>
          <table:table-cell office:value-type="string" calcext:value-type="string">
            <text:p>%MW103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267]" office:value-type="string" office:string-value="TEMPERATURES" calcext:value-type="string">
            <text:p>TEMPERATURES</text:p>
          </table:table-cell>
          <table:table-cell table:formula="of:=[.H268]" office:value-type="string" office:string-value="Température palier supérieur turbine groupe 1" calcext:value-type="string">
            <text:p>Température palier supérieur turbine groupe 1</text:p>
          </table:table-cell>
          <table:table-cell table:formula="of:=IF(ISBLANK( [.J268] ); &quot;&quot;; [.J268])">
            <text:p/>
          </table:table-cell>
          <table:table-cell table:formula="of:=IF(ISBLANK( [.I268] ); &quot;&quot;; [.I268])" office:value-type="string" office:string-value="%MW1030" calcext:value-type="string">
            <text:p>%MW1030</text:p>
          </table:table-cell>
          <table:table-cell office:value-type="string" calcext:value-type="string">
            <text:p>X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Température palier supérieur turbine groupe 1</text:p>
          </table:table-cell>
          <table:table-cell office:value-type="string" calcext:value-type="string">
            <text:p>%MW103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268]" office:value-type="string" office:string-value="TEMPERATURES" calcext:value-type="string">
            <text:p>TEMPERATURES</text:p>
          </table:table-cell>
          <table:table-cell table:formula="of:=[.H269]" office:value-type="string" office:string-value="Température palier supérieur alternateur groupe 1" calcext:value-type="string">
            <text:p>Température palier supérieur alternateur groupe 1</text:p>
          </table:table-cell>
          <table:table-cell table:formula="of:=IF(ISBLANK( [.J269] ); &quot;&quot;; [.J269])">
            <text:p/>
          </table:table-cell>
          <table:table-cell table:formula="of:=IF(ISBLANK( [.I269] ); &quot;&quot;; [.I269])" office:value-type="string" office:string-value="%MW1031" calcext:value-type="string">
            <text:p>%MW1031</text:p>
          </table:table-cell>
          <table:table-cell office:value-type="string" calcext:value-type="string">
            <text:p>X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Température palier supérieur alternateur groupe 1</text:p>
          </table:table-cell>
          <table:table-cell office:value-type="string" calcext:value-type="string">
            <text:p>%MW103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table:formula="of:=[.A269]" office:value-type="string" office:string-value="TEMPERATURES" calcext:value-type="string">
            <text:p>TEMPERATURES</text:p>
          </table:table-cell>
          <table:table-cell table:style-name="ce7"/>
          <table:table-cell table:style-name="ce11" table:formula="of:=IF(ISBLANK( [.J270] ); &quot;&quot;; [.J270])">
            <text:p/>
          </table:table-cell>
          <table:table-cell table:style-name="ce11" table:formula="of:=IF(ISBLANK( [.I270] ); &quot;&quot;; [.I270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488" calcext:value-type="float">
            <text:p>488</text:p>
          </table:table-cell>
          <table:table-cell table:style-name="ce12"/>
          <table:table-cell table:style-name="ce12" office:value-type="string" calcext:value-type="string">
            <text:p><text:s text:c="5"/>INFOS GROUPE: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270]" office:value-type="string" office:string-value="TEMPERATURES" calcext:value-type="string">
            <text:p>TEMPERATURES</text:p>
          </table:table-cell>
          <table:table-cell table:formula="of:=[.H271]" office:value-type="string" office:string-value="Recopie position pales groupe 2" calcext:value-type="string">
            <text:p>Recopie position pales groupe 2</text:p>
          </table:table-cell>
          <table:table-cell table:formula="of:=IF(ISBLANK( [.J271] ); &quot;&quot;; [.J271])">
            <text:p/>
          </table:table-cell>
          <table:table-cell table:formula="of:=IF(ISBLANK( [.I271] ); &quot;&quot;; [.I271])" office:value-type="string" office:string-value="%MW2001" calcext:value-type="string">
            <text:p>%MW2001</text:p>
          </table:table-cell>
          <table:table-cell office:value-type="string" calcext:value-type="string">
            <text:p>X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Recopie position pales groupe 2</text:p>
          </table:table-cell>
          <table:table-cell office:value-type="string" calcext:value-type="string">
            <text:p>%MW200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71]" office:value-type="string" office:string-value="TEMPERATURES" calcext:value-type="string">
            <text:p>TEMPERATURES</text:p>
          </table:table-cell>
          <table:table-cell table:formula="of:=[.H272]" office:value-type="string" office:string-value="Mesure de vitesse groupe 2" calcext:value-type="string">
            <text:p>Mesure de vitesse groupe 2</text:p>
          </table:table-cell>
          <table:table-cell table:formula="of:=IF(ISBLANK( [.J272] ); &quot;&quot;; [.J272])">
            <text:p/>
          </table:table-cell>
          <table:table-cell table:formula="of:=IF(ISBLANK( [.I272] ); &quot;&quot;; [.I272])" office:value-type="string" office:string-value="%MW2000" calcext:value-type="string">
            <text:p>%MW2000</text:p>
          </table:table-cell>
          <table:table-cell office:value-type="string" calcext:value-type="string">
            <text:p>X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Mesure de vitesse groupe 2</text:p>
          </table:table-cell>
          <table:table-cell office:value-type="string" calcext:value-type="string">
            <text:p>%MW200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72]" office:value-type="string" office:string-value="TEMPERATURES" calcext:value-type="string">
            <text:p>TEMPERATURES</text:p>
          </table:table-cell>
          <table:table-cell table:formula="of:=[.H273]" office:value-type="string" office:string-value="Débit turbiné groupe 2" calcext:value-type="string">
            <text:p>Débit turbiné groupe 2</text:p>
          </table:table-cell>
          <table:table-cell table:formula="of:=IF(ISBLANK( [.J273] ); &quot;&quot;; [.J273])">
            <text:p/>
          </table:table-cell>
          <table:table-cell table:formula="of:=IF(ISBLANK( [.I273] ); &quot;&quot;; [.I273])" office:value-type="string" office:string-value="%MW2006" calcext:value-type="string">
            <text:p>%MW2006</text:p>
          </table:table-cell>
          <table:table-cell office:value-type="string" calcext:value-type="string">
            <text:p>X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Débit turbiné groupe 2</text:p>
          </table:table-cell>
          <table:table-cell office:value-type="string" calcext:value-type="string">
            <text:p>%MW200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73]" office:value-type="string" office:string-value="TEMPERATURES" calcext:value-type="string">
            <text:p>TEMPERATURES</text:p>
          </table:table-cell>
          <table:table-cell table:formula="of:=[.H274]" office:value-type="string" office:string-value="Débit corrigé groupe 2" calcext:value-type="string">
            <text:p>Débit corrigé groupe 2</text:p>
          </table:table-cell>
          <table:table-cell table:formula="of:=IF(ISBLANK( [.J274] ); &quot;&quot;; [.J274])">
            <text:p/>
          </table:table-cell>
          <table:table-cell table:formula="of:=IF(ISBLANK( [.I274] ); &quot;&quot;; [.I274])" office:value-type="string" office:string-value="%MW2008" calcext:value-type="string">
            <text:p>%MW2008</text:p>
          </table:table-cell>
          <table:table-cell office:value-type="string" calcext:value-type="string">
            <text:p>X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Débit corrigé groupe 2</text:p>
          </table:table-cell>
          <table:table-cell office:value-type="string" calcext:value-type="string">
            <text:p>%MW200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74]" office:value-type="string" office:string-value="TEMPERATURES" calcext:value-type="string">
            <text:p>TEMPERATURES</text:p>
          </table:table-cell>
          <table:table-cell table:formula="of:=[.H275]" office:value-type="string" office:string-value="Temps de couplage groupe 2" calcext:value-type="string">
            <text:p>Temps de couplage groupe 2</text:p>
          </table:table-cell>
          <table:table-cell table:formula="of:=IF(ISBLANK( [.J275] ); &quot;&quot;; [.J275])">
            <text:p/>
          </table:table-cell>
          <table:table-cell table:formula="of:=IF(ISBLANK( [.I275] ); &quot;&quot;; [.I275])" office:value-type="string" office:string-value="%MD2086" calcext:value-type="string">
            <text:p>%MD2086</text:p>
          </table:table-cell>
          <table:table-cell office:value-type="string" calcext:value-type="string">
            <text:p>X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Temps de couplage groupe 2</text:p>
          </table:table-cell>
          <table:table-cell office:value-type="string" calcext:value-type="string">
            <text:p>%MD208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75]" office:value-type="string" office:string-value="TEMPERATURES" calcext:value-type="string">
            <text:p>TEMPERATURES</text:p>
          </table:table-cell>
          <table:table-cell table:formula="of:=[.H276]" office:value-type="string" office:string-value="Nombre de couplages groupe 2" calcext:value-type="string">
            <text:p>Nombre de couplages groupe 2</text:p>
          </table:table-cell>
          <table:table-cell table:formula="of:=IF(ISBLANK( [.J276] ); &quot;&quot;; [.J276])">
            <text:p/>
          </table:table-cell>
          <table:table-cell table:formula="of:=IF(ISBLANK( [.I276] ); &quot;&quot;; [.I276])" office:value-type="string" office:string-value="%MD2088" calcext:value-type="string">
            <text:p>%MD2088</text:p>
          </table:table-cell>
          <table:table-cell office:value-type="string" calcext:value-type="string">
            <text:p>X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Nombre de couplages groupe 2</text:p>
          </table:table-cell>
          <table:table-cell office:value-type="string" calcext:value-type="string">
            <text:p>%MD208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table:formula="of:=[.A276]" office:value-type="string" office:string-value="TEMPERATURES" calcext:value-type="string">
            <text:p>TEMPERATURES</text:p>
          </table:table-cell>
          <table:table-cell table:style-name="ce7"/>
          <table:table-cell table:style-name="ce11" table:formula="of:=IF(ISBLANK( [.J277] ); &quot;&quot;; [.J277])">
            <text:p/>
          </table:table-cell>
          <table:table-cell table:style-name="ce11" table:formula="of:=IF(ISBLANK( [.I277] ); &quot;&quot;; [.I277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498" calcext:value-type="float">
            <text:p>498</text:p>
          </table:table-cell>
          <table:table-cell table:style-name="ce12"/>
          <table:table-cell table:style-name="ce12" office:value-type="string" calcext:value-type="string">
            <text:p><text:s text:c="5"/>MESURES ELECTRIQUES: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277]" office:value-type="string" office:string-value="TEMPERATURES" calcext:value-type="string">
            <text:p>TEMPERATURES</text:p>
          </table:table-cell>
          <table:table-cell table:formula="of:=[.H278]" office:value-type="string" office:string-value="Tension groupe 2" calcext:value-type="string">
            <text:p>Tension groupe 2</text:p>
          </table:table-cell>
          <table:table-cell table:formula="of:=IF(ISBLANK( [.J278] ); &quot;&quot;; [.J278])">
            <text:p/>
          </table:table-cell>
          <table:table-cell table:formula="of:=IF(ISBLANK( [.I278] ); &quot;&quot;; [.I278])" office:value-type="string" office:string-value="%MW2050" calcext:value-type="string">
            <text:p>%MW2050</text:p>
          </table:table-cell>
          <table:table-cell office:value-type="string" calcext:value-type="string">
            <text:p>X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Tension groupe 2</text:p>
          </table:table-cell>
          <table:table-cell office:value-type="string" calcext:value-type="string">
            <text:p>%MW205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78]" office:value-type="string" office:string-value="TEMPERATURES" calcext:value-type="string">
            <text:p>TEMPERATURES</text:p>
          </table:table-cell>
          <table:table-cell table:formula="of:=[.H279]" office:value-type="string" office:string-value="Fréquence groupe 2" calcext:value-type="string">
            <text:p>Fréquence groupe 2</text:p>
          </table:table-cell>
          <table:table-cell table:formula="of:=IF(ISBLANK( [.J279] ); &quot;&quot;; [.J279])">
            <text:p/>
          </table:table-cell>
          <table:table-cell table:formula="of:=IF(ISBLANK( [.I279] ); &quot;&quot;; [.I279])" office:value-type="string" office:string-value="%MW2051" calcext:value-type="string">
            <text:p>%MW2051</text:p>
          </table:table-cell>
          <table:table-cell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Fréquence groupe 2</text:p>
          </table:table-cell>
          <table:table-cell office:value-type="string" calcext:value-type="string">
            <text:p>%MW205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79]" office:value-type="string" office:string-value="TEMPERATURES" calcext:value-type="string">
            <text:p>TEMPERATURES</text:p>
          </table:table-cell>
          <table:table-cell table:formula="of:=[.H280]" office:value-type="string" office:string-value="Courant groupe 2" calcext:value-type="string">
            <text:p>Courant groupe 2</text:p>
          </table:table-cell>
          <table:table-cell table:formula="of:=IF(ISBLANK( [.J280] ); &quot;&quot;; [.J280])">
            <text:p/>
          </table:table-cell>
          <table:table-cell table:formula="of:=IF(ISBLANK( [.I280] ); &quot;&quot;; [.I280])" office:value-type="string" office:string-value="%MW2052" calcext:value-type="string">
            <text:p>%MW2052</text:p>
          </table:table-cell>
          <table:table-cell office:value-type="string" calcext:value-type="string">
            <text:p>X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Courant groupe 2</text:p>
          </table:table-cell>
          <table:table-cell office:value-type="string" calcext:value-type="string">
            <text:p>%MW205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80]" office:value-type="string" office:string-value="TEMPERATURES" calcext:value-type="string">
            <text:p>TEMPERATURES</text:p>
          </table:table-cell>
          <table:table-cell table:formula="of:=[.H281]" office:value-type="string" office:string-value="Puissance active groupe 2" calcext:value-type="string">
            <text:p>Puissance active groupe 2</text:p>
          </table:table-cell>
          <table:table-cell table:formula="of:=IF(ISBLANK( [.J281] ); &quot;&quot;; [.J281])">
            <text:p/>
          </table:table-cell>
          <table:table-cell table:formula="of:=IF(ISBLANK( [.I281] ); &quot;&quot;; [.I281])" office:value-type="string" office:string-value="%MW2053" calcext:value-type="string">
            <text:p>%MW2053</text:p>
          </table:table-cell>
          <table:table-cell office:value-type="string" calcext:value-type="string">
            <text:p>X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Puissance active groupe 2</text:p>
          </table:table-cell>
          <table:table-cell office:value-type="string" calcext:value-type="string">
            <text:p>%MW205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81]" office:value-type="string" office:string-value="TEMPERATURES" calcext:value-type="string">
            <text:p>TEMPERATURES</text:p>
          </table:table-cell>
          <table:table-cell table:formula="of:=[.H282]" office:value-type="string" office:string-value="Puissance active G2" calcext:value-type="string">
            <text:p>Puissance active G2</text:p>
          </table:table-cell>
          <table:table-cell table:formula="of:=IF(ISBLANK( [.J282] ); &quot;&quot;; [.J282])">
            <text:p/>
          </table:table-cell>
          <table:table-cell table:formula="of:=IF(ISBLANK( [.I282] ); &quot;&quot;; [.I282])" office:value-type="string" office:string-value="%MW2053" calcext:value-type="string">
            <text:p>%MW2053</text:p>
          </table:table-cell>
          <table:table-cell office:value-type="string" calcext:value-type="string">
            <text:p>X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Puissance active G2</text:p>
          </table:table-cell>
          <table:table-cell office:value-type="string" calcext:value-type="string">
            <text:p>%MW20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82]" office:value-type="string" office:string-value="TEMPERATURES" calcext:value-type="string">
            <text:p>TEMPERATURES</text:p>
          </table:table-cell>
          <table:table-cell table:formula="of:=[.H283]" office:value-type="string" office:string-value="Puissance réactive groupe 2" calcext:value-type="string">
            <text:p>Puissance réactive groupe 2</text:p>
          </table:table-cell>
          <table:table-cell table:formula="of:=IF(ISBLANK( [.J283] ); &quot;&quot;; [.J283])">
            <text:p/>
          </table:table-cell>
          <table:table-cell table:formula="of:=IF(ISBLANK( [.I283] ); &quot;&quot;; [.I283])" office:value-type="string" office:string-value="%MW2054" calcext:value-type="string">
            <text:p>%MW2054</text:p>
          </table:table-cell>
          <table:table-cell office:value-type="string" calcext:value-type="string">
            <text:p>X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Puissance réactive groupe 2</text:p>
          </table:table-cell>
          <table:table-cell office:value-type="string" calcext:value-type="string">
            <text:p>%MW205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Var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83]" office:value-type="string" office:string-value="TEMPERATURES" calcext:value-type="string">
            <text:p>TEMPERATURES</text:p>
          </table:table-cell>
          <table:table-cell table:formula="of:=[.H284]" office:value-type="string" office:string-value="Cos phi groupe 2" calcext:value-type="string">
            <text:p>Cos phi groupe 2</text:p>
          </table:table-cell>
          <table:table-cell table:formula="of:=IF(ISBLANK( [.J284] ); &quot;&quot;; [.J284])">
            <text:p/>
          </table:table-cell>
          <table:table-cell table:formula="of:=IF(ISBLANK( [.I284] ); &quot;&quot;; [.I284])" office:value-type="string" office:string-value="%MW2055" calcext:value-type="string">
            <text:p>%MW2055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Cos phi groupe 2</text:p>
          </table:table-cell>
          <table:table-cell office:value-type="string" calcext:value-type="string">
            <text:p>%MW205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84]" office:value-type="string" office:string-value="TEMPERATURES" calcext:value-type="string">
            <text:p>TEMPERATURES</text:p>
          </table:table-cell>
          <table:table-cell table:formula="of:=[.H285]" office:value-type="string" office:string-value="Tangente phi groupe 2" calcext:value-type="string">
            <text:p>Tangente phi groupe 2</text:p>
          </table:table-cell>
          <table:table-cell table:formula="of:=IF(ISBLANK( [.J285] ); &quot;&quot;; [.J285])">
            <text:p/>
          </table:table-cell>
          <table:table-cell table:formula="of:=IF(ISBLANK( [.I285] ); &quot;&quot;; [.I285])" office:value-type="string" office:string-value="%MW2060" calcext:value-type="string">
            <text:p>%MW2060</text:p>
          </table:table-cell>
          <table:table-cell office:value-type="string" calcext:value-type="string">
            <text:p>X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Tangente phi groupe 2</text:p>
          </table:table-cell>
          <table:table-cell office:value-type="string" calcext:value-type="string">
            <text:p>%MW206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85]" office:value-type="string" office:string-value="TEMPERATURES" calcext:value-type="string">
            <text:p>TEMPERATURES</text:p>
          </table:table-cell>
          <table:table-cell table:formula="of:=[.H286]" office:value-type="string" office:string-value="Énergie active produite groupe 2" calcext:value-type="string">
            <text:p>Énergie active produite groupe 2</text:p>
          </table:table-cell>
          <table:table-cell table:formula="of:=IF(ISBLANK( [.J286] ); &quot;&quot;; [.J286])">
            <text:p/>
          </table:table-cell>
          <table:table-cell table:formula="of:=IF(ISBLANK( [.I286] ); &quot;&quot;; [.I286])" office:value-type="string" office:string-value="%MD2056" calcext:value-type="string">
            <text:p>%MD2056</text:p>
          </table:table-cell>
          <table:table-cell office:value-type="string" calcext:value-type="string">
            <text:p>X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Énergie active produite groupe 2</text:p>
          </table:table-cell>
          <table:table-cell office:value-type="string" calcext:value-type="string">
            <text:p>%MD20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86]" office:value-type="string" office:string-value="TEMPERATURES" calcext:value-type="string">
            <text:p>TEMPERATURES</text:p>
          </table:table-cell>
          <table:table-cell table:formula="of:=[.H287]" office:value-type="string" office:string-value="Énergie réactive produite groupe 2" calcext:value-type="string">
            <text:p>Énergie réactive produite groupe 2</text:p>
          </table:table-cell>
          <table:table-cell table:formula="of:=IF(ISBLANK( [.J287] ); &quot;&quot;; [.J287])">
            <text:p/>
          </table:table-cell>
          <table:table-cell table:formula="of:=IF(ISBLANK( [.I287] ); &quot;&quot;; [.I287])" office:value-type="string" office:string-value="%MD2058" calcext:value-type="string">
            <text:p>%MD2058</text:p>
          </table:table-cell>
          <table:table-cell office:value-type="string" calcext:value-type="string">
            <text:p>X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Énergie réactive produite groupe 2</text:p>
          </table:table-cell>
          <table:table-cell office:value-type="string" calcext:value-type="string">
            <text:p>%MD205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Var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87]" office:value-type="string" office:string-value="TEMPERATURES" calcext:value-type="string">
            <text:p>TEMPERATURES</text:p>
          </table:table-cell>
          <table:table-cell table:formula="of:=[.H288]" office:value-type="string" office:string-value="Tension réseau groupe 2" calcext:value-type="string">
            <text:p>Tension réseau groupe 2</text:p>
          </table:table-cell>
          <table:table-cell table:formula="of:=IF(ISBLANK( [.J288] ); &quot;&quot;; [.J288])">
            <text:p/>
          </table:table-cell>
          <table:table-cell table:formula="of:=IF(ISBLANK( [.I288] ); &quot;&quot;; [.I288])" office:value-type="string" office:string-value="%MW135" calcext:value-type="string">
            <text:p>%MW135</text:p>
          </table:table-cell>
          <table:table-cell office:value-type="string" calcext:value-type="string">
            <text:p>X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Tension réseau groupe 2</text:p>
          </table:table-cell>
          <table:table-cell office:value-type="string" calcext:value-type="string">
            <text:p>%MW1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88]" office:value-type="string" office:string-value="TEMPERATURES" calcext:value-type="string">
            <text:p>TEMPERATURES</text:p>
          </table:table-cell>
          <table:table-cell table:formula="of:=[.H289]" office:value-type="string" office:string-value="Tension d'excitation groupe 2" calcext:value-type="string">
            <text:p>Tension d'excitation groupe 2</text:p>
          </table:table-cell>
          <table:table-cell table:formula="of:=IF(ISBLANK( [.J289] ); &quot;&quot;; [.J289])">
            <text:p/>
          </table:table-cell>
          <table:table-cell table:formula="of:=IF(ISBLANK( [.I289] ); &quot;&quot;; [.I289])" office:value-type="string" office:string-value="%MW2061" calcext:value-type="string">
            <text:p>%MW2061</text:p>
          </table:table-cell>
          <table:table-cell office:value-type="string" calcext:value-type="string">
            <text:p>X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Tension d'excitation groupe 2</text:p>
          </table:table-cell>
          <table:table-cell office:value-type="string" calcext:value-type="string">
            <text:p>%MW206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89]" office:value-type="string" office:string-value="TEMPERATURES" calcext:value-type="string">
            <text:p>TEMPERATURES</text:p>
          </table:table-cell>
          <table:table-cell table:formula="of:=[.H290]" office:value-type="string" office:string-value="Intensité d'excitation groupe 2" calcext:value-type="string">
            <text:p>Intensité d'excitation groupe 2</text:p>
          </table:table-cell>
          <table:table-cell table:formula="of:=IF(ISBLANK( [.J290] ); &quot;&quot;; [.J290])">
            <text:p/>
          </table:table-cell>
          <table:table-cell table:formula="of:=IF(ISBLANK( [.I290] ); &quot;&quot;; [.I290])" office:value-type="string" office:string-value="%MW2076" calcext:value-type="string">
            <text:p>%MW2076</text:p>
          </table:table-cell>
          <table:table-cell office:value-type="string" calcext:value-type="string">
            <text:p>X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Intensité d'excitation groupe 2</text:p>
          </table:table-cell>
          <table:table-cell office:value-type="string" calcext:value-type="string">
            <text:p>%MW207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table:formula="of:=[.A290]" office:value-type="string" office:string-value="TEMPERATURES" calcext:value-type="string">
            <text:p>TEMPERATURES</text:p>
          </table:table-cell>
          <table:table-cell table:style-name="ce7"/>
          <table:table-cell table:style-name="ce11" table:formula="of:=IF(ISBLANK( [.J291] ); &quot;&quot;; [.J291])">
            <text:p/>
          </table:table-cell>
          <table:table-cell table:style-name="ce11" table:formula="of:=IF(ISBLANK( [.I291] ); &quot;&quot;; [.I291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512" calcext:value-type="float">
            <text:p>512</text:p>
          </table:table-cell>
          <table:table-cell table:style-name="ce12"/>
          <table:table-cell table:style-name="ce12" office:value-type="string" calcext:value-type="string">
            <text:p><text:s text:c="5"/>TEMPERATURES: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2">
          <table:table-cell table:formula="of:=[.A291]" office:value-type="string" office:string-value="TEMPERATURES" calcext:value-type="string">
            <text:p>TEMPERATURES</text:p>
          </table:table-cell>
          <table:table-cell table:formula="of:=[.H292]" office:value-type="string" office:string-value="Température huile pivot alternateur groupe 2" calcext:value-type="string">
            <text:p>Température huile pivot alternateur groupe 2</text:p>
          </table:table-cell>
          <table:table-cell table:formula="of:=IF(ISBLANK( [.J292] ); &quot;&quot;; [.J292])">
            <text:p/>
          </table:table-cell>
          <table:table-cell table:formula="of:=IF(ISBLANK( [.I292] ); &quot;&quot;; [.I292])" office:value-type="string" office:string-value="%MW2033" calcext:value-type="string">
            <text:p>%MW2033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Température huile pivot alternateur groupe 2</text:p>
          </table:table-cell>
          <table:table-cell office:value-type="string" calcext:value-type="string">
            <text:p>%MW203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292]" office:value-type="string" office:string-value="TEMPERATURES" calcext:value-type="string">
            <text:p>TEMPERATURES</text:p>
          </table:table-cell>
          <table:table-cell table:formula="of:=[.H293]" office:value-type="string" office:string-value="Température palier supérieur alternateur groupe 2" calcext:value-type="string">
            <text:p>Température palier supérieur alternateur groupe 2</text:p>
          </table:table-cell>
          <table:table-cell table:formula="of:=IF(ISBLANK( [.J293] ); &quot;&quot;; [.J293])">
            <text:p/>
          </table:table-cell>
          <table:table-cell table:formula="of:=IF(ISBLANK( [.I293] ); &quot;&quot;; [.I293])" office:value-type="string" office:string-value="%MW2031" calcext:value-type="string">
            <text:p>%MW2031</text:p>
          </table:table-cell>
          <table:table-cell office:value-type="string" calcext:value-type="string">
            <text:p>X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Température palier supérieur alternateur groupe 2</text:p>
          </table:table-cell>
          <table:table-cell office:value-type="string" calcext:value-type="string">
            <text:p>%MW203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293]" office:value-type="string" office:string-value="TEMPERATURES" calcext:value-type="string">
            <text:p>TEMPERATURES</text:p>
          </table:table-cell>
          <table:table-cell table:formula="of:=[.H294]" office:value-type="string" office:string-value="Température palier inférieur alternateur groupe 2" calcext:value-type="string">
            <text:p>Température palier inférieur alternateur groupe 2</text:p>
          </table:table-cell>
          <table:table-cell table:formula="of:=IF(ISBLANK( [.J294] ); &quot;&quot;; [.J294])">
            <text:p/>
          </table:table-cell>
          <table:table-cell table:formula="of:=IF(ISBLANK( [.I294] ); &quot;&quot;; [.I294])" office:value-type="string" office:string-value="%MW2034" calcext:value-type="string">
            <text:p>%MW2034</text:p>
          </table:table-cell>
          <table:table-cell office:value-type="string" calcext:value-type="string">
            <text:p>X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Température palier inférieur alternateur groupe 2</text:p>
          </table:table-cell>
          <table:table-cell office:value-type="string" calcext:value-type="string">
            <text:p>%MW203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294]" office:value-type="string" office:string-value="TEMPERATURES" calcext:value-type="string">
            <text:p>TEMPERATURES</text:p>
          </table:table-cell>
          <table:table-cell table:formula="of:=[.H295]" office:value-type="string" office:string-value="Température palier supérieur turbine groupe 2" calcext:value-type="string">
            <text:p>Température palier supérieur turbine groupe 2</text:p>
          </table:table-cell>
          <table:table-cell table:formula="of:=IF(ISBLANK( [.J295] ); &quot;&quot;; [.J295])">
            <text:p/>
          </table:table-cell>
          <table:table-cell table:formula="of:=IF(ISBLANK( [.I295] ); &quot;&quot;; [.I295])" office:value-type="string" office:string-value="%MW2030" calcext:value-type="string">
            <text:p>%MW2030</text:p>
          </table:table-cell>
          <table:table-cell office:value-type="string" calcext:value-type="string">
            <text:p>X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Température palier supérieur turbine groupe 2</text:p>
          </table:table-cell>
          <table:table-cell office:value-type="string" calcext:value-type="string">
            <text:p>%MW203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NIVEAUX</text:p>
          </table:table-cell>
          <table:table-cell table:style-name="ce7"/>
          <table:table-cell table:style-name="ce11" table:formula="of:=IF(ISBLANK( [.J296] ); &quot;&quot;; [.J296])">
            <text:p/>
          </table:table-cell>
          <table:table-cell table:style-name="ce11" table:formula="of:=IF(ISBLANK( [.I296] ); &quot;&quot;; [.I296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528" calcext:value-type="float">
            <text:p>528</text:p>
          </table:table-cell>
          <table:table-cell table:style-name="ce12"/>
          <table:table-cell table:style-name="ce12" office:value-type="string" calcext:value-type="string">
            <text:p><text:s text:c="5"/>NIVEAUX: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296]" office:value-type="string" office:string-value="NIVEAUX" calcext:value-type="string">
            <text:p>NIVEAUX</text:p>
          </table:table-cell>
          <table:table-cell table:formula="of:=[.H297]" office:value-type="string" office:string-value="Consigne niveau haut débordement" calcext:value-type="string">
            <text:p>Consigne niveau haut débordement</text:p>
          </table:table-cell>
          <table:table-cell table:formula="of:=IF(ISBLANK( [.J297] ); &quot;&quot;; [.J297])">
            <text:p/>
          </table:table-cell>
          <table:table-cell table:formula="of:=IF(ISBLANK( [.I297] ); &quot;&quot;; [.I297])" office:value-type="string" office:string-value="%MW110" calcext:value-type="string">
            <text:p>%MW110</text:p>
          </table:table-cell>
          <table:table-cell office:value-type="string" calcext:value-type="string">
            <text:p>X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Consigne niveau haut débordement</text:p>
          </table:table-cell>
          <table:table-cell office:value-type="string" calcext:value-type="string">
            <text:p>%MW11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97]" office:value-type="string" office:string-value="NIVEAUX" calcext:value-type="string">
            <text:p>NIVEAUX</text:p>
          </table:table-cell>
          <table:table-cell table:formula="of:=[.H298]" office:value-type="string" office:string-value="Consigne niveau haut redémarrage" calcext:value-type="string">
            <text:p>Consigne niveau haut redémarrage</text:p>
          </table:table-cell>
          <table:table-cell table:formula="of:=IF(ISBLANK( [.J298] ); &quot;&quot;; [.J298])">
            <text:p/>
          </table:table-cell>
          <table:table-cell table:formula="of:=IF(ISBLANK( [.I298] ); &quot;&quot;; [.I298])" office:value-type="string" office:string-value="%MW111" calcext:value-type="string">
            <text:p>%MW111</text:p>
          </table:table-cell>
          <table:table-cell office:value-type="string" calcext:value-type="string">
            <text:p>X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Consigne niveau haut redémarrage</text:p>
          </table:table-cell>
          <table:table-cell office:value-type="string" calcext:value-type="string">
            <text:p>%MW11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298]" office:value-type="string" office:string-value="NIVEAUX" calcext:value-type="string">
            <text:p>NIVEAUX</text:p>
          </table:table-cell>
          <table:table-cell table:formula="of:=[.H299]" office:value-type="string" office:string-value="Consigne niveau haut redémarrage 2ème groupe" calcext:value-type="string">
            <text:p>Consigne niveau haut redémarrage 2ème groupe</text:p>
          </table:table-cell>
          <table:table-cell table:formula="of:=IF(ISBLANK( [.J299] ); &quot;&quot;; [.J299])">
            <text:p/>
          </table:table-cell>
          <table:table-cell table:formula="of:=IF(ISBLANK( [.I299] ); &quot;&quot;; [.I299])" office:value-type="string" office:string-value="%MW116" calcext:value-type="string">
            <text:p>%MW116</text:p>
          </table:table-cell>
          <table:table-cell office:value-type="string" calcext:value-type="string">
            <text:p>X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Consigne niveau haut redémarrage 2ème groupe</text:p>
          </table:table-cell>
          <table:table-cell office:value-type="string" calcext:value-type="string">
            <text:p>%MW11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299]" office:value-type="string" office:string-value="NIVEAUX" calcext:value-type="string">
            <text:p>NIVEAUX</text:p>
          </table:table-cell>
          <table:table-cell table:formula="of:=[.H300]" office:value-type="string" office:string-value="Consigne de régulation" calcext:value-type="string">
            <text:p>Consigne de régulation</text:p>
          </table:table-cell>
          <table:table-cell table:formula="of:=IF(ISBLANK( [.J300] ); &quot;&quot;; [.J300])">
            <text:p/>
          </table:table-cell>
          <table:table-cell table:formula="of:=IF(ISBLANK( [.I300] ); &quot;&quot;; [.I300])" office:value-type="string" office:string-value="%MW112" calcext:value-type="string">
            <text:p>%MW112</text:p>
          </table:table-cell>
          <table:table-cell office:value-type="string" calcext:value-type="string">
            <text:p>X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Consigne de régulation</text:p>
          </table:table-cell>
          <table:table-cell office:value-type="string" calcext:value-type="string">
            <text:p>%MW11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00]" office:value-type="string" office:string-value="NIVEAUX" calcext:value-type="string">
            <text:p>NIVEAUX</text:p>
          </table:table-cell>
          <table:table-cell table:formula="of:=[.H301]" office:value-type="string" office:string-value="Consigne alarme niveau bas" calcext:value-type="string">
            <text:p>Consigne alarme niveau bas</text:p>
          </table:table-cell>
          <table:table-cell table:formula="of:=IF(ISBLANK( [.J301] ); &quot;&quot;; [.J301])">
            <text:p/>
          </table:table-cell>
          <table:table-cell table:formula="of:=IF(ISBLANK( [.I301] ); &quot;&quot;; [.I301])" office:value-type="string" office:string-value="%MW117" calcext:value-type="string">
            <text:p>%MW117</text:p>
          </table:table-cell>
          <table:table-cell office:value-type="string" calcext:value-type="string">
            <text:p>X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Consigne alarme niveau bas</text:p>
          </table:table-cell>
          <table:table-cell office:value-type="string" calcext:value-type="string">
            <text:p>%MW117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01]" office:value-type="string" office:string-value="NIVEAUX" calcext:value-type="string">
            <text:p>NIVEAUX</text:p>
          </table:table-cell>
          <table:table-cell table:formula="of:=[.H302]" office:value-type="string" office:string-value="Consigne niveau bas" calcext:value-type="string">
            <text:p>Consigne niveau bas</text:p>
          </table:table-cell>
          <table:table-cell table:formula="of:=IF(ISBLANK( [.J302] ); &quot;&quot;; [.J302])">
            <text:p/>
          </table:table-cell>
          <table:table-cell table:formula="of:=IF(ISBLANK( [.I302] ); &quot;&quot;; [.I302])" office:value-type="string" office:string-value="%MW113" calcext:value-type="string">
            <text:p>%MW113</text:p>
          </table:table-cell>
          <table:table-cell office:value-type="string" calcext:value-type="string">
            <text:p>X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Consigne niveau bas</text:p>
          </table:table-cell>
          <table:table-cell office:value-type="string" calcext:value-type="string">
            <text:p>%MW11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02]" office:value-type="string" office:string-value="NIVEAUX" calcext:value-type="string">
            <text:p>NIVEAUX</text:p>
          </table:table-cell>
          <table:table-cell table:formula="of:=[.H303]" office:value-type="string" office:string-value="Seuil perte de charge alarme groupe 1" calcext:value-type="string">
            <text:p>Seuil perte de charge alarme groupe 1</text:p>
          </table:table-cell>
          <table:table-cell table:formula="of:=IF(ISBLANK( [.J303] ); &quot;&quot;; [.J303])">
            <text:p/>
          </table:table-cell>
          <table:table-cell table:formula="of:=IF(ISBLANK( [.I303] ); &quot;&quot;; [.I303])" office:value-type="string" office:string-value="%MW140" calcext:value-type="string">
            <text:p>%MW140</text:p>
          </table:table-cell>
          <table:table-cell office:value-type="string" calcext:value-type="string">
            <text:p>X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Seuil perte de charge alarme groupe 1</text:p>
          </table:table-cell>
          <table:table-cell office:value-type="string" calcext:value-type="string">
            <text:p>%MW1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03]" office:value-type="string" office:string-value="NIVEAUX" calcext:value-type="string">
            <text:p>NIVEAUX</text:p>
          </table:table-cell>
          <table:table-cell table:formula="of:=[.H304]" office:value-type="string" office:string-value="Seuil perte de charge défaut groupe 1" calcext:value-type="string">
            <text:p>Seuil perte de charge défaut groupe 1</text:p>
          </table:table-cell>
          <table:table-cell table:formula="of:=IF(ISBLANK( [.J304] ); &quot;&quot;; [.J304])">
            <text:p/>
          </table:table-cell>
          <table:table-cell table:formula="of:=IF(ISBLANK( [.I304] ); &quot;&quot;; [.I304])" office:value-type="string" office:string-value="%MW141" calcext:value-type="string">
            <text:p>%MW141</text:p>
          </table:table-cell>
          <table:table-cell office:value-type="string" calcext:value-type="string">
            <text:p>X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Seuil perte de charge défaut groupe 1</text:p>
          </table:table-cell>
          <table:table-cell office:value-type="string" calcext:value-type="string">
            <text:p>%MW1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04]" office:value-type="string" office:string-value="NIVEAUX" calcext:value-type="string">
            <text:p>NIVEAUX</text:p>
          </table:table-cell>
          <table:table-cell table:formula="of:=[.H305]" office:value-type="string" office:string-value="Seuil perte de charge alarme groupe 2" calcext:value-type="string">
            <text:p>Seuil perte de charge alarme groupe 2</text:p>
          </table:table-cell>
          <table:table-cell table:formula="of:=IF(ISBLANK( [.J305] ); &quot;&quot;; [.J305])">
            <text:p/>
          </table:table-cell>
          <table:table-cell table:formula="of:=IF(ISBLANK( [.I305] ); &quot;&quot;; [.I305])" office:value-type="string" office:string-value="%MW147" calcext:value-type="string">
            <text:p>%MW147</text:p>
          </table:table-cell>
          <table:table-cell office:value-type="string" calcext:value-type="string">
            <text:p>X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Seuil perte de charge alarme groupe 2</text:p>
          </table:table-cell>
          <table:table-cell office:value-type="string" calcext:value-type="string">
            <text:p>%MW14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05]" office:value-type="string" office:string-value="NIVEAUX" calcext:value-type="string">
            <text:p>NIVEAUX</text:p>
          </table:table-cell>
          <table:table-cell table:formula="of:=[.H306]" office:value-type="string" office:string-value="Seuil perte de charge défaut groupe 2" calcext:value-type="string">
            <text:p>Seuil perte de charge défaut groupe 2</text:p>
          </table:table-cell>
          <table:table-cell table:formula="of:=IF(ISBLANK( [.J306] ); &quot;&quot;; [.J306])">
            <text:p/>
          </table:table-cell>
          <table:table-cell table:formula="of:=IF(ISBLANK( [.I306] ); &quot;&quot;; [.I306])" office:value-type="string" office:string-value="%MW148" calcext:value-type="string">
            <text:p>%MW148</text:p>
          </table:table-cell>
          <table:table-cell office:value-type="string" calcext:value-type="string">
            <text:p>X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Seuil perte de charge défaut groupe 2</text:p>
          </table:table-cell>
          <table:table-cell office:value-type="string" calcext:value-type="string">
            <text:p>%MW14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06]" office:value-type="string" office:string-value="NIVEAUX" calcext:value-type="string">
            <text:p>NIVEAUX</text:p>
          </table:table-cell>
          <table:table-cell table:formula="of:=[.H307]" office:value-type="string" office:string-value="Choix sonde de régulation" calcext:value-type="string">
            <text:p>Choix sonde de régulation</text:p>
          </table:table-cell>
          <table:table-cell table:formula="of:=IF(ISBLANK( [.J307] ); &quot;&quot;; [.J307])">
            <text:p/>
          </table:table-cell>
          <table:table-cell table:formula="of:=IF(ISBLANK( [.I307] ); &quot;&quot;; [.I307])" office:value-type="string" office:string-value="%M85" calcext:value-type="string">
            <text:p>%M85</text:p>
          </table:table-cell>
          <table:table-cell office:value-type="string" calcext:value-type="string">
            <text:p>X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Choix sonde de régulation</text:p>
          </table:table-cell>
          <table:table-cell office:value-type="string" calcext:value-type="string">
            <text:p>%M8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V AMONT</text:p>
          </table:table-cell>
          <table:table-cell office:value-type="string" calcext:value-type="string">
            <text:p>NIV AV GRILLES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GROUPE 1</text:p>
          </table:table-cell>
          <table:table-cell table:style-name="ce7"/>
          <table:table-cell table:style-name="ce11" table:formula="of:=IF(ISBLANK( [.J308] ); &quot;&quot;; [.J308])">
            <text:p/>
          </table:table-cell>
          <table:table-cell table:style-name="ce11" table:formula="of:=IF(ISBLANK( [.I308] ); &quot;&quot;; [.I308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541" calcext:value-type="float">
            <text:p>541</text:p>
          </table:table-cell>
          <table:table-cell table:style-name="ce12"/>
          <table:table-cell table:style-name="ce12" office:value-type="string" calcext:value-type="string">
            <text:p><text:s text:c="5"/>GROUPE 1: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308]" office:value-type="string" office:string-value="GROUPE 1" calcext:value-type="string">
            <text:p>GROUPE 1</text:p>
          </table:table-cell>
          <table:table-cell table:formula="of:=[.H309]" office:value-type="string" office:string-value="Débit pour mise en marche groupe 1" calcext:value-type="string">
            <text:p>Débit pour mise en marche groupe 1</text:p>
          </table:table-cell>
          <table:table-cell table:formula="of:=IF(ISBLANK( [.J309] ); &quot;&quot;; [.J309])">
            <text:p/>
          </table:table-cell>
          <table:table-cell table:formula="of:=IF(ISBLANK( [.I309] ); &quot;&quot;; [.I309])" office:value-type="string" office:string-value="%MW1118" calcext:value-type="string">
            <text:p>%MW1118</text:p>
          </table:table-cell>
          <table:table-cell office:value-type="string" calcext:value-type="string">
            <text:p>X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Débit pour mise en marche groupe 1</text:p>
          </table:table-cell>
          <table:table-cell office:value-type="string" calcext:value-type="string">
            <text:p>%MW11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09]" office:value-type="string" office:string-value="GROUPE 1" calcext:value-type="string">
            <text:p>GROUPE 1</text:p>
          </table:table-cell>
          <table:table-cell table:formula="of:=[.H310]" office:value-type="string" office:string-value="Débit pour arrêt groupe 1" calcext:value-type="string">
            <text:p>Débit pour arrêt groupe 1</text:p>
          </table:table-cell>
          <table:table-cell table:formula="of:=IF(ISBLANK( [.J310] ); &quot;&quot;; [.J310])">
            <text:p/>
          </table:table-cell>
          <table:table-cell table:formula="of:=IF(ISBLANK( [.I310] ); &quot;&quot;; [.I310])" office:value-type="string" office:string-value="%MW1119" calcext:value-type="string">
            <text:p>%MW1119</text:p>
          </table:table-cell>
          <table:table-cell office:value-type="string" calcext:value-type="string">
            <text:p>X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Débit pour arrêt groupe 1</text:p>
          </table:table-cell>
          <table:table-cell office:value-type="string" calcext:value-type="string">
            <text:p>%MW11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10]" office:value-type="string" office:string-value="GROUPE 1" calcext:value-type="string">
            <text:p>GROUPE 1</text:p>
          </table:table-cell>
          <table:table-cell table:formula="of:=[.H311]" office:value-type="string" office:string-value="Limitation ouverture vannage groupe 1" calcext:value-type="string">
            <text:p>Limitation ouverture vannage groupe 1</text:p>
          </table:table-cell>
          <table:table-cell table:formula="of:=IF(ISBLANK( [.J311] ); &quot;&quot;; [.J311])">
            <text:p/>
          </table:table-cell>
          <table:table-cell table:formula="of:=IF(ISBLANK( [.I311] ); &quot;&quot;; [.I311])" office:value-type="string" office:string-value="%MW1110" calcext:value-type="string">
            <text:p>%MW1110</text:p>
          </table:table-cell>
          <table:table-cell office:value-type="string" calcext:value-type="string">
            <text:p>X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Limitation ouverture vannage groupe 1</text:p>
          </table:table-cell>
          <table:table-cell office:value-type="string" calcext:value-type="string">
            <text:p>%MW11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11]" office:value-type="string" office:string-value="GROUPE 1" calcext:value-type="string">
            <text:p>GROUPE 1</text:p>
          </table:table-cell>
          <table:table-cell table:formula="of:=[.H312]" office:value-type="string" office:string-value="Limitation de puissance groupe 1" calcext:value-type="string">
            <text:p>Limitation de puissance groupe 1</text:p>
          </table:table-cell>
          <table:table-cell table:formula="of:=IF(ISBLANK( [.J312] ); &quot;&quot;; [.J312])">
            <text:p/>
          </table:table-cell>
          <table:table-cell table:formula="of:=IF(ISBLANK( [.I312] ); &quot;&quot;; [.I312])" office:value-type="string" office:string-value="%MW1111" calcext:value-type="string">
            <text:p>%MW1111</text:p>
          </table:table-cell>
          <table:table-cell office:value-type="string" calcext:value-type="string">
            <text:p>X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Limitation de puissance groupe 1</text:p>
          </table:table-cell>
          <table:table-cell office:value-type="string" calcext:value-type="string">
            <text:p>%MW11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12]" office:value-type="string" office:string-value="GROUPE 1" calcext:value-type="string">
            <text:p>GROUPE 1</text:p>
          </table:table-cell>
          <table:table-cell table:formula="of:=[.H313]" office:value-type="string" office:string-value="Consigne de positionnement si Marche distant groupe 1" calcext:value-type="string">
            <text:p>Consigne de positionnement si Marche distant groupe 1</text:p>
          </table:table-cell>
          <table:table-cell table:formula="of:=IF(ISBLANK( [.J313] ); &quot;&quot;; [.J313])">
            <text:p/>
          </table:table-cell>
          <table:table-cell table:formula="of:=IF(ISBLANK( [.I313] ); &quot;&quot;; [.I313])" office:value-type="string" office:string-value="%MW1112" calcext:value-type="string">
            <text:p>%MW1112</text:p>
          </table:table-cell>
          <table:table-cell office:value-type="string" calcext:value-type="string">
            <text:p>X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Consigne de positionnement si Marche distant groupe 1</text:p>
          </table:table-cell>
          <table:table-cell office:value-type="string" calcext:value-type="string">
            <text:p>%MW11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13]" office:value-type="string" office:string-value="GROUPE 1" calcext:value-type="string">
            <text:p>GROUPE 1</text:p>
          </table:table-cell>
          <table:table-cell table:formula="of:=[.H314]" office:value-type="string" office:string-value="Ordre de marche distant g1" calcext:value-type="string">
            <text:p>Ordre de marche distant g1</text:p>
          </table:table-cell>
          <table:table-cell table:formula="of:=IF(ISBLANK( [.J314] ); &quot;&quot;; [.J314])">
            <text:p/>
          </table:table-cell>
          <table:table-cell table:formula="of:=IF(ISBLANK( [.I314] ); &quot;&quot;; [.I314])" office:value-type="string" office:string-value="%M1222" calcext:value-type="string">
            <text:p>%M1222</text:p>
          </table:table-cell>
          <table:table-cell office:value-type="string" calcext:value-type="string">
            <text:p>X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Ordre de marche distant g1</text:p>
          </table:table-cell>
          <table:table-cell office:value-type="string" calcext:value-type="string">
            <text:p>%M12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14]" office:value-type="string" office:string-value="GROUPE 1" calcext:value-type="string">
            <text:p>GROUPE 1</text:p>
          </table:table-cell>
          <table:table-cell table:formula="of:=[.H315]" office:value-type="string" office:string-value="Ordre d'arrêt distant g1" calcext:value-type="string">
            <text:p>Ordre d'arrêt distant g1</text:p>
          </table:table-cell>
          <table:table-cell table:formula="of:=IF(ISBLANK( [.J315] ); &quot;&quot;; [.J315])">
            <text:p/>
          </table:table-cell>
          <table:table-cell table:formula="of:=IF(ISBLANK( [.I315] ); &quot;&quot;; [.I315])" office:value-type="string" office:string-value="%M1220" calcext:value-type="string">
            <text:p>%M1220</text:p>
          </table:table-cell>
          <table:table-cell office:value-type="string" calcext:value-type="string">
            <text:p>X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Ordre d'arrêt distant g1</text:p>
          </table:table-cell>
          <table:table-cell office:value-type="string" calcext:value-type="string">
            <text:p>%M12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15]" office:value-type="string" office:string-value="GROUPE 1" calcext:value-type="string">
            <text:p>GROUPE 1</text:p>
          </table:table-cell>
          <table:table-cell table:formula="of:=[.H316]" office:value-type="string" office:string-value="Consigne cos phi groupe 1" calcext:value-type="string">
            <text:p>Consigne cos phi groupe 1</text:p>
          </table:table-cell>
          <table:table-cell table:formula="of:=IF(ISBLANK( [.J316] ); &quot;&quot;; [.J316])">
            <text:p/>
          </table:table-cell>
          <table:table-cell table:formula="of:=IF(ISBLANK( [.I316] ); &quot;&quot;; [.I316])" office:value-type="string" office:string-value="%MW1108" calcext:value-type="string">
            <text:p>%MW1108</text:p>
          </table:table-cell>
          <table:table-cell office:value-type="string" calcext:value-type="string">
            <text:p>X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Consigne cos phi groupe 1</text:p>
          </table:table-cell>
          <table:table-cell office:value-type="string" calcext:value-type="string">
            <text:p>%MW11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16]" office:value-type="string" office:string-value="GROUPE 1" calcext:value-type="string">
            <text:p>GROUPE 1</text:p>
          </table:table-cell>
          <table:table-cell table:formula="of:=[.H317]" office:value-type="string" office:string-value="Mot de passe maintenance g1" calcext:value-type="string">
            <text:p>Mot de passe maintenance g1</text:p>
          </table:table-cell>
          <table:table-cell table:formula="of:=IF(ISBLANK( [.J317] ); &quot;&quot;; [.J317])">
            <text:p/>
          </table:table-cell>
          <table:table-cell table:formula="of:=IF(ISBLANK( [.I317] ); &quot;&quot;; [.I317])" office:value-type="string" office:string-value="%MW1113" calcext:value-type="string">
            <text:p>%MW1113</text:p>
          </table:table-cell>
          <table:table-cell office:value-type="string" calcext:value-type="string">
            <text:p>X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Mot de passe maintenance g1</text:p>
          </table:table-cell>
          <table:table-cell office:value-type="string" calcext:value-type="string">
            <text:p>%MW11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GROUPE 2</text:p>
          </table:table-cell>
          <table:table-cell table:style-name="ce7"/>
          <table:table-cell table:style-name="ce11" table:formula="of:=IF(ISBLANK( [.J318] ); &quot;&quot;; [.J318])">
            <text:p/>
          </table:table-cell>
          <table:table-cell table:style-name="ce11" table:formula="of:=IF(ISBLANK( [.I318] ); &quot;&quot;; [.I318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555" calcext:value-type="float">
            <text:p>555</text:p>
          </table:table-cell>
          <table:table-cell table:style-name="ce12"/>
          <table:table-cell table:style-name="ce12" office:value-type="string" calcext:value-type="string">
            <text:p><text:s text:c="5"/>GROUPE 2: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318]" office:value-type="string" office:string-value="GROUPE 2" calcext:value-type="string">
            <text:p>GROUPE 2</text:p>
          </table:table-cell>
          <table:table-cell table:formula="of:=[.H319]" office:value-type="string" office:string-value="Débit pour mise en marche groupe 2" calcext:value-type="string">
            <text:p>Débit pour mise en marche groupe 2</text:p>
          </table:table-cell>
          <table:table-cell table:formula="of:=IF(ISBLANK( [.J319] ); &quot;&quot;; [.J319])">
            <text:p/>
          </table:table-cell>
          <table:table-cell table:formula="of:=IF(ISBLANK( [.I319] ); &quot;&quot;; [.I319])" office:value-type="string" office:string-value="%MW2118" calcext:value-type="string">
            <text:p>%MW2118</text:p>
          </table:table-cell>
          <table:table-cell office:value-type="string" calcext:value-type="string">
            <text:p>X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Débit pour mise en marche groupe 2</text:p>
          </table:table-cell>
          <table:table-cell office:value-type="string" calcext:value-type="string">
            <text:p>%MW21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19]" office:value-type="string" office:string-value="GROUPE 2" calcext:value-type="string">
            <text:p>GROUPE 2</text:p>
          </table:table-cell>
          <table:table-cell table:formula="of:=[.H320]" office:value-type="string" office:string-value="Débit pour arrêt groupe 2" calcext:value-type="string">
            <text:p>Débit pour arrêt groupe 2</text:p>
          </table:table-cell>
          <table:table-cell table:formula="of:=IF(ISBLANK( [.J320] ); &quot;&quot;; [.J320])">
            <text:p/>
          </table:table-cell>
          <table:table-cell table:formula="of:=IF(ISBLANK( [.I320] ); &quot;&quot;; [.I320])" office:value-type="string" office:string-value="%MW2119" calcext:value-type="string">
            <text:p>%MW2119</text:p>
          </table:table-cell>
          <table:table-cell office:value-type="string" calcext:value-type="string">
            <text:p>X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Débit pour arrêt groupe 2</text:p>
          </table:table-cell>
          <table:table-cell office:value-type="string" calcext:value-type="string">
            <text:p>%MW21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20]" office:value-type="string" office:string-value="GROUPE 2" calcext:value-type="string">
            <text:p>GROUPE 2</text:p>
          </table:table-cell>
          <table:table-cell table:formula="of:=[.H321]" office:value-type="string" office:string-value="Limitation ouverture vannage groupe 2" calcext:value-type="string">
            <text:p>Limitation ouverture vannage groupe 2</text:p>
          </table:table-cell>
          <table:table-cell table:formula="of:=IF(ISBLANK( [.J321] ); &quot;&quot;; [.J321])">
            <text:p/>
          </table:table-cell>
          <table:table-cell table:formula="of:=IF(ISBLANK( [.I321] ); &quot;&quot;; [.I321])" office:value-type="string" office:string-value="%MW2110" calcext:value-type="string">
            <text:p>%MW2110</text:p>
          </table:table-cell>
          <table:table-cell office:value-type="string" calcext:value-type="string">
            <text:p>X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Limitation ouverture vannage groupe 2</text:p>
          </table:table-cell>
          <table:table-cell office:value-type="string" calcext:value-type="string">
            <text:p>%MW21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21]" office:value-type="string" office:string-value="GROUPE 2" calcext:value-type="string">
            <text:p>GROUPE 2</text:p>
          </table:table-cell>
          <table:table-cell table:formula="of:=[.H322]" office:value-type="string" office:string-value="Limitation de puissance groupe 2" calcext:value-type="string">
            <text:p>Limitation de puissance groupe 2</text:p>
          </table:table-cell>
          <table:table-cell table:formula="of:=IF(ISBLANK( [.J322] ); &quot;&quot;; [.J322])">
            <text:p/>
          </table:table-cell>
          <table:table-cell table:formula="of:=IF(ISBLANK( [.I322] ); &quot;&quot;; [.I322])" office:value-type="string" office:string-value="%MW2111" calcext:value-type="string">
            <text:p>%MW2111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imitation de puissance groupe 2</text:p>
          </table:table-cell>
          <table:table-cell office:value-type="string" calcext:value-type="string">
            <text:p>%MW21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22]" office:value-type="string" office:string-value="GROUPE 2" calcext:value-type="string">
            <text:p>GROUPE 2</text:p>
          </table:table-cell>
          <table:table-cell table:formula="of:=[.H323]" office:value-type="string" office:string-value="Consigne de positionnement si Marche distant groupe 2" calcext:value-type="string">
            <text:p>Consigne de positionnement si Marche distant groupe 2</text:p>
          </table:table-cell>
          <table:table-cell table:formula="of:=IF(ISBLANK( [.J323] ); &quot;&quot;; [.J323])">
            <text:p/>
          </table:table-cell>
          <table:table-cell table:formula="of:=IF(ISBLANK( [.I323] ); &quot;&quot;; [.I323])" office:value-type="string" office:string-value="%MW2112" calcext:value-type="string">
            <text:p>%MW2112</text:p>
          </table:table-cell>
          <table:table-cell office:value-type="string" calcext:value-type="string">
            <text:p>X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Consigne de positionnement si Marche distant groupe 2</text:p>
          </table:table-cell>
          <table:table-cell office:value-type="string" calcext:value-type="string">
            <text:p>%MW21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23]" office:value-type="string" office:string-value="GROUPE 2" calcext:value-type="string">
            <text:p>GROUPE 2</text:p>
          </table:table-cell>
          <table:table-cell table:formula="of:=[.H324]" office:value-type="string" office:string-value="Ordre de marche distant g2" calcext:value-type="string">
            <text:p>Ordre de marche distant g2</text:p>
          </table:table-cell>
          <table:table-cell table:formula="of:=IF(ISBLANK( [.J324] ); &quot;&quot;; [.J324])">
            <text:p/>
          </table:table-cell>
          <table:table-cell table:formula="of:=IF(ISBLANK( [.I324] ); &quot;&quot;; [.I324])" office:value-type="string" office:string-value="%M2222" calcext:value-type="string">
            <text:p>%M2222</text:p>
          </table:table-cell>
          <table:table-cell office:value-type="string" calcext:value-type="string">
            <text:p>X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Ordre de marche distant g2</text:p>
          </table:table-cell>
          <table:table-cell office:value-type="string" calcext:value-type="string">
            <text:p>%M22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24]" office:value-type="string" office:string-value="GROUPE 2" calcext:value-type="string">
            <text:p>GROUPE 2</text:p>
          </table:table-cell>
          <table:table-cell table:formula="of:=[.H325]" office:value-type="string" office:string-value="Ordre d'arrêt distant g2" calcext:value-type="string">
            <text:p>Ordre d'arrêt distant g2</text:p>
          </table:table-cell>
          <table:table-cell table:formula="of:=IF(ISBLANK( [.J325] ); &quot;&quot;; [.J325])">
            <text:p/>
          </table:table-cell>
          <table:table-cell table:formula="of:=IF(ISBLANK( [.I325] ); &quot;&quot;; [.I325])" office:value-type="string" office:string-value="%M2220" calcext:value-type="string">
            <text:p>%M2220</text:p>
          </table:table-cell>
          <table:table-cell office:value-type="string" calcext:value-type="string">
            <text:p>X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Ordre d'arrêt distant g2</text:p>
          </table:table-cell>
          <table:table-cell office:value-type="string" calcext:value-type="string">
            <text:p>%M22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25]" office:value-type="string" office:string-value="GROUPE 2" calcext:value-type="string">
            <text:p>GROUPE 2</text:p>
          </table:table-cell>
          <table:table-cell table:formula="of:=[.H326]" office:value-type="string" office:string-value="Consigne cos phi groupe 2" calcext:value-type="string">
            <text:p>Consigne cos phi groupe 2</text:p>
          </table:table-cell>
          <table:table-cell table:formula="of:=IF(ISBLANK( [.J326] ); &quot;&quot;; [.J326])">
            <text:p/>
          </table:table-cell>
          <table:table-cell table:formula="of:=IF(ISBLANK( [.I326] ); &quot;&quot;; [.I326])" office:value-type="string" office:string-value="%MW2108" calcext:value-type="string">
            <text:p>%MW2108</text:p>
          </table:table-cell>
          <table:table-cell office:value-type="string" calcext:value-type="string">
            <text:p>X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Consigne cos phi groupe 2</text:p>
          </table:table-cell>
          <table:table-cell office:value-type="string" calcext:value-type="string">
            <text:p>%MW21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26]" office:value-type="string" office:string-value="GROUPE 2" calcext:value-type="string">
            <text:p>GROUPE 2</text:p>
          </table:table-cell>
          <table:table-cell table:formula="of:=[.H327]" office:value-type="string" office:string-value="Mot de passe maintenance g2" calcext:value-type="string">
            <text:p>Mot de passe maintenance g2</text:p>
          </table:table-cell>
          <table:table-cell table:formula="of:=IF(ISBLANK( [.J327] ); &quot;&quot;; [.J327])">
            <text:p/>
          </table:table-cell>
          <table:table-cell table:formula="of:=IF(ISBLANK( [.I327] ); &quot;&quot;; [.I327])" office:value-type="string" office:string-value="%MW2113" calcext:value-type="string">
            <text:p>%MW2113</text:p>
          </table:table-cell>
          <table:table-cell office:value-type="string" calcext:value-type="string">
            <text:p>X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Mot de passe maintenance g2</text:p>
          </table:table-cell>
          <table:table-cell office:value-type="string" calcext:value-type="string">
            <text:p>%MW21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GHY ET GRAISSAGE G1</text:p>
          </table:table-cell>
          <table:table-cell table:style-name="ce7"/>
          <table:table-cell table:style-name="ce11" table:formula="of:=IF(ISBLANK( [.J328] ); &quot;&quot;; [.J328])">
            <text:p/>
          </table:table-cell>
          <table:table-cell table:style-name="ce11" table:formula="of:=IF(ISBLANK( [.I328] ); &quot;&quot;; [.I328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582" calcext:value-type="float">
            <text:p>582</text:p>
          </table:table-cell>
          <table:table-cell table:style-name="ce12"/>
          <table:table-cell table:style-name="ce12" office:value-type="string" calcext:value-type="string">
            <text:p><text:s text:c="5"/>GHY ET GRAISSAGE: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2">
          <table:table-cell table:formula="of:=[.A328]" office:value-type="string" office:string-value="GHY ET GRAISSAGE G1" calcext:value-type="string">
            <text:p>GHY ET GRAISSAGE G1</text:p>
          </table:table-cell>
          <table:table-cell table:formula="of:=[.H329]" office:value-type="string" office:string-value="Mesure pression accumulateur GHY groupe 1" calcext:value-type="string">
            <text:p>Mesure pression accumulateur GHY groupe 1</text:p>
          </table:table-cell>
          <table:table-cell table:formula="of:=IF(ISBLANK( [.J329] ); &quot;&quot;; [.J329])">
            <text:p/>
          </table:table-cell>
          <table:table-cell table:formula="of:=IF(ISBLANK( [.I329] ); &quot;&quot;; [.I329])" office:value-type="string" office:string-value="%MW1003" calcext:value-type="string">
            <text:p>%MW1003</text:p>
          </table:table-cell>
          <table:table-cell office:value-type="string" calcext:value-type="string">
            <text:p>X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Mesure pression accumulateur GHY groupe 1</text:p>
          </table:table-cell>
          <table:table-cell office:value-type="string" calcext:value-type="string">
            <text:p>%MW100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29]" office:value-type="string" office:string-value="GHY ET GRAISSAGE G1" calcext:value-type="string">
            <text:p>GHY ET GRAISSAGE G1</text:p>
          </table:table-cell>
          <table:table-cell table:formula="of:=[.H330]" office:value-type="string" office:string-value="Mesure niveau bac à graisse groupe 1" calcext:value-type="string">
            <text:p>Mesure niveau bac à graisse groupe 1</text:p>
          </table:table-cell>
          <table:table-cell table:formula="of:=IF(ISBLANK( [.J330] ); &quot;&quot;; [.J330])">
            <text:p/>
          </table:table-cell>
          <table:table-cell table:formula="of:=IF(ISBLANK( [.I330] ); &quot;&quot;; [.I330])" office:value-type="string" office:string-value="%MW1005" calcext:value-type="string">
            <text:p>%MW1005</text:p>
          </table:table-cell>
          <table:table-cell office:value-type="string" calcext:value-type="string">
            <text:p>X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Mesure niveau bac à graisse groupe 1</text:p>
          </table:table-cell>
          <table:table-cell office:value-type="string" calcext:value-type="string">
            <text:p>%MW100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30]" office:value-type="string" office:string-value="GHY ET GRAISSAGE G1" calcext:value-type="string">
            <text:p>GHY ET GRAISSAGE G1</text:p>
          </table:table-cell>
          <table:table-cell table:formula="of:=[.H331]" office:value-type="string" office:string-value="Temps de fonctionnement pompe ghy groupe 1" calcext:value-type="string">
            <text:p>Temps de fonctionnement pompe ghy groupe 1</text:p>
          </table:table-cell>
          <table:table-cell table:formula="of:=IF(ISBLANK( [.J331] ); &quot;&quot;; [.J331])">
            <text:p/>
          </table:table-cell>
          <table:table-cell table:formula="of:=IF(ISBLANK( [.I331] ); &quot;&quot;; [.I331])" office:value-type="string" office:string-value="%MD1080" calcext:value-type="string">
            <text:p>%MD1080</text:p>
          </table:table-cell>
          <table:table-cell office:value-type="string" calcext:value-type="string">
            <text:p>X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Temps de fonctionnement pompe ghy groupe 1</text:p>
          </table:table-cell>
          <table:table-cell office:value-type="string" calcext:value-type="string">
            <text:p>%MD10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31]" office:value-type="string" office:string-value="GHY ET GRAISSAGE G1" calcext:value-type="string">
            <text:p>GHY ET GRAISSAGE G1</text:p>
          </table:table-cell>
          <table:table-cell table:formula="of:=[.H332]" office:value-type="string" office:string-value="Temps de fonctionnement pompe a graisse groupe 1" calcext:value-type="string">
            <text:p>Temps de fonctionnement pompe a graisse groupe 1</text:p>
          </table:table-cell>
          <table:table-cell table:formula="of:=IF(ISBLANK( [.J332] ); &quot;&quot;; [.J332])">
            <text:p/>
          </table:table-cell>
          <table:table-cell table:formula="of:=IF(ISBLANK( [.I332] ); &quot;&quot;; [.I332])" office:value-type="string" office:string-value="%MD1082" calcext:value-type="string">
            <text:p>%MD1082</text:p>
          </table:table-cell>
          <table:table-cell office:value-type="string" calcext:value-type="string">
            <text:p>X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Temps de fonctionnement pompe a graisse groupe 1</text:p>
          </table:table-cell>
          <table:table-cell office:value-type="string" calcext:value-type="string">
            <text:p>%MD108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GHY ET GRAISSAGE G2</text:p>
          </table:table-cell>
          <table:table-cell table:style-name="ce7"/>
          <table:table-cell table:style-name="ce11" table:formula="of:=IF(ISBLANK( [.J333] ); &quot;&quot;; [.J333])">
            <text:p/>
          </table:table-cell>
          <table:table-cell table:style-name="ce11" table:formula="of:=IF(ISBLANK( [.I333] ); &quot;&quot;; [.I333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590" calcext:value-type="float">
            <text:p>590</text:p>
          </table:table-cell>
          <table:table-cell table:style-name="ce12"/>
          <table:table-cell table:style-name="ce12" office:value-type="string" calcext:value-type="string">
            <text:p><text:s text:c="5"/>GHY ET GRAISSAGE: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2">
          <table:table-cell table:formula="of:=[.A333]" office:value-type="string" office:string-value="GHY ET GRAISSAGE G2" calcext:value-type="string">
            <text:p>GHY ET GRAISSAGE G2</text:p>
          </table:table-cell>
          <table:table-cell table:formula="of:=[.H334]" office:value-type="string" office:string-value="Mesure pression accumulateur GHY groupe 2" calcext:value-type="string">
            <text:p>Mesure pression accumulateur GHY groupe 2</text:p>
          </table:table-cell>
          <table:table-cell table:formula="of:=IF(ISBLANK( [.J334] ); &quot;&quot;; [.J334])">
            <text:p/>
          </table:table-cell>
          <table:table-cell table:formula="of:=IF(ISBLANK( [.I334] ); &quot;&quot;; [.I334])" office:value-type="string" office:string-value="%MW2003" calcext:value-type="string">
            <text:p>%MW2003</text:p>
          </table:table-cell>
          <table:table-cell office:value-type="string" calcext:value-type="string">
            <text:p>X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Mesure pression accumulateur GHY groupe 2</text:p>
          </table:table-cell>
          <table:table-cell office:value-type="string" calcext:value-type="string">
            <text:p>%MW200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34]" office:value-type="string" office:string-value="GHY ET GRAISSAGE G2" calcext:value-type="string">
            <text:p>GHY ET GRAISSAGE G2</text:p>
          </table:table-cell>
          <table:table-cell table:formula="of:=[.H335]" office:value-type="string" office:string-value="Mesure niveau bac à graisse groupe 2" calcext:value-type="string">
            <text:p>Mesure niveau bac à graisse groupe 2</text:p>
          </table:table-cell>
          <table:table-cell table:formula="of:=IF(ISBLANK( [.J335] ); &quot;&quot;; [.J335])">
            <text:p/>
          </table:table-cell>
          <table:table-cell table:formula="of:=IF(ISBLANK( [.I335] ); &quot;&quot;; [.I335])" office:value-type="string" office:string-value="%MW2005" calcext:value-type="string">
            <text:p>%MW2005</text:p>
          </table:table-cell>
          <table:table-cell office:value-type="string" calcext:value-type="string">
            <text:p>X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Mesure niveau bac à graisse groupe 2</text:p>
          </table:table-cell>
          <table:table-cell office:value-type="string" calcext:value-type="string">
            <text:p>%MW200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35]" office:value-type="string" office:string-value="GHY ET GRAISSAGE G2" calcext:value-type="string">
            <text:p>GHY ET GRAISSAGE G2</text:p>
          </table:table-cell>
          <table:table-cell table:formula="of:=[.H336]" office:value-type="string" office:string-value="Temps de fonctionnement pompe ghy groupe 2" calcext:value-type="string">
            <text:p>Temps de fonctionnement pompe ghy groupe 2</text:p>
          </table:table-cell>
          <table:table-cell table:formula="of:=IF(ISBLANK( [.J336] ); &quot;&quot;; [.J336])">
            <text:p/>
          </table:table-cell>
          <table:table-cell table:formula="of:=IF(ISBLANK( [.I336] ); &quot;&quot;; [.I336])" office:value-type="string" office:string-value="%MD2080" calcext:value-type="string">
            <text:p>%MD2080</text:p>
          </table:table-cell>
          <table:table-cell office:value-type="string" calcext:value-type="string">
            <text:p>X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Temps de fonctionnement pompe ghy groupe 2</text:p>
          </table:table-cell>
          <table:table-cell office:value-type="string" calcext:value-type="string">
            <text:p>%MD208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36]" office:value-type="string" office:string-value="GHY ET GRAISSAGE G2" calcext:value-type="string">
            <text:p>GHY ET GRAISSAGE G2</text:p>
          </table:table-cell>
          <table:table-cell table:formula="of:=[.H337]" office:value-type="string" office:string-value="Temps de fonctionnement pompe a graisse groupe 2" calcext:value-type="string">
            <text:p>Temps de fonctionnement pompe a graisse groupe 2</text:p>
          </table:table-cell>
          <table:table-cell table:formula="of:=IF(ISBLANK( [.J337] ); &quot;&quot;; [.J337])">
            <text:p/>
          </table:table-cell>
          <table:table-cell table:formula="of:=IF(ISBLANK( [.I337] ); &quot;&quot;; [.I337])" office:value-type="string" office:string-value="%MD2082" calcext:value-type="string">
            <text:p>%MD2082</text:p>
          </table:table-cell>
          <table:table-cell office:value-type="string" calcext:value-type="string">
            <text:p>X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Temps de fonctionnement pompe a graisse groupe 2</text:p>
          </table:table-cell>
          <table:table-cell office:value-type="string" calcext:value-type="string">
            <text:p>%MD208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37]" office:value-type="string" office:string-value="GHY ET GRAISSAGE G2" calcext:value-type="string">
            <text:p>GHY ET GRAISSAGE G2</text:p>
          </table:table-cell>
          <table:table-cell table:formula="of:=[.H338]" office:value-type="string" office:string-value="     GHY ET GRAISSAGE GROUPE 1:" calcext:value-type="string">
            <text:p><text:s text:c="5"/>GHY ET GRAISSAGE GROUPE 1:</text:p>
          </table:table-cell>
          <table:table-cell table:formula="of:=IF(ISBLANK( [.J338] ); &quot;&quot;; [.J338])">
            <text:p/>
          </table:table-cell>
          <table:table-cell table:formula="of:=IF(ISBLANK( [.I338] ); &quot;&quot;; [.I338])">
            <text:p/>
          </table:table-cell>
          <table:table-cell office:value-type="string" calcext:value-type="string">
            <text:p>X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<text:s text:c="5"/>GHY ET GRAISSAGE GROUPE 1: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38]" office:value-type="string" office:string-value="GHY ET GRAISSAGE G2" calcext:value-type="string">
            <text:p>GHY ET GRAISSAGE G2</text:p>
          </table:table-cell>
          <table:table-cell table:formula="of:=[.H339]" office:value-type="string" office:string-value="Mesure niveau bac à graisse groupe 1" calcext:value-type="string">
            <text:p>Mesure niveau bac à graisse groupe 1</text:p>
          </table:table-cell>
          <table:table-cell table:formula="of:=IF(ISBLANK( [.J339] ); &quot;&quot;; [.J339])">
            <text:p/>
          </table:table-cell>
          <table:table-cell table:formula="of:=IF(ISBLANK( [.I339] ); &quot;&quot;; [.I339])" office:value-type="string" office:string-value="%MW1005" calcext:value-type="string">
            <text:p>%MW1005</text:p>
          </table:table-cell>
          <table:table-cell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Mesure niveau bac à graisse groupe 1</text:p>
          </table:table-cell>
          <table:table-cell office:value-type="string" calcext:value-type="string">
            <text:p>%MW10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39]" office:value-type="string" office:string-value="GHY ET GRAISSAGE G2" calcext:value-type="string">
            <text:p>GHY ET GRAISSAGE G2</text:p>
          </table:table-cell>
          <table:table-cell table:formula="of:=[.H340]" office:value-type="string" office:string-value="Consigne niveau bac à graisse groupe 1" calcext:value-type="string">
            <text:p>Consigne niveau bac à graisse groupe 1</text:p>
          </table:table-cell>
          <table:table-cell table:formula="of:=IF(ISBLANK( [.J340] ); &quot;&quot;; [.J340])">
            <text:p/>
          </table:table-cell>
          <table:table-cell table:formula="of:=IF(ISBLANK( [.I340] ); &quot;&quot;; [.I340])" office:value-type="string" office:string-value="%MW1192" calcext:value-type="string">
            <text:p>%MW1192</text:p>
          </table:table-cell>
          <table:table-cell office:value-type="string" calcext:value-type="string">
            <text:p>X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Consigne niveau bac à graisse groupe 1</text:p>
          </table:table-cell>
          <table:table-cell office:value-type="string" calcext:value-type="string">
            <text:p>%MW11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40]" office:value-type="string" office:string-value="GHY ET GRAISSAGE G2" calcext:value-type="string">
            <text:p>GHY ET GRAISSAGE G2</text:p>
          </table:table-cell>
          <table:table-cell table:formula="of:=[.H341]" office:value-type="string" office:string-value="Temps de marche pompe à graisse groupe 1" calcext:value-type="string">
            <text:p>Temps de marche pompe à graisse groupe 1</text:p>
          </table:table-cell>
          <table:table-cell table:formula="of:=IF(ISBLANK( [.J341] ); &quot;&quot;; [.J341])">
            <text:p/>
          </table:table-cell>
          <table:table-cell table:formula="of:=IF(ISBLANK( [.I341] ); &quot;&quot;; [.I341])" office:value-type="string" office:string-value="%MW1106" calcext:value-type="string">
            <text:p>%MW1106</text:p>
          </table:table-cell>
          <table:table-cell office:value-type="string" calcext:value-type="string">
            <text:p>X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Temps de marche pompe à graisse groupe 1</text:p>
          </table:table-cell>
          <table:table-cell office:value-type="string" calcext:value-type="string">
            <text:p>%MW11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41]" office:value-type="string" office:string-value="GHY ET GRAISSAGE G2" calcext:value-type="string">
            <text:p>GHY ET GRAISSAGE G2</text:p>
          </table:table-cell>
          <table:table-cell table:formula="of:=[.H342]" office:value-type="string" office:string-value="Temps d'arrêt pompe à graisse groupe 1" calcext:value-type="string">
            <text:p>Temps d'arrêt pompe à graisse groupe 1</text:p>
          </table:table-cell>
          <table:table-cell table:formula="of:=IF(ISBLANK( [.J342] ); &quot;&quot;; [.J342])">
            <text:p/>
          </table:table-cell>
          <table:table-cell table:formula="of:=IF(ISBLANK( [.I342] ); &quot;&quot;; [.I342])" office:value-type="string" office:string-value="%MW1107" calcext:value-type="string">
            <text:p>%MW1107</text:p>
          </table:table-cell>
          <table:table-cell office:value-type="string" calcext:value-type="string">
            <text:p>X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Temps d'arrêt pompe à graisse groupe 1</text:p>
          </table:table-cell>
          <table:table-cell office:value-type="string" calcext:value-type="string">
            <text:p>%MW11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42]" office:value-type="string" office:string-value="GHY ET GRAISSAGE G2" calcext:value-type="string">
            <text:p>GHY ET GRAISSAGE G2</text:p>
          </table:table-cell>
          <table:table-cell table:formula="of:=[.H343]" office:value-type="string" office:string-value="Remplissage bac à graisse g1" calcext:value-type="string">
            <text:p>Remplissage bac à graisse g1</text:p>
          </table:table-cell>
          <table:table-cell table:formula="of:=IF(ISBLANK( [.J343] ); &quot;&quot;; [.J343])">
            <text:p/>
          </table:table-cell>
          <table:table-cell table:formula="of:=IF(ISBLANK( [.I343] ); &quot;&quot;; [.I343])" office:value-type="string" office:string-value="%M1223" calcext:value-type="string">
            <text:p>%M1223</text:p>
          </table:table-cell>
          <table:table-cell office:value-type="string" calcext:value-type="string">
            <text:p>X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Remplissage bac à graisse g1</text:p>
          </table:table-cell>
          <table:table-cell office:value-type="string" calcext:value-type="string">
            <text:p>%M12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43]" office:value-type="string" office:string-value="GHY ET GRAISSAGE G2" calcext:value-type="string">
            <text:p>GHY ET GRAISSAGE G2</text:p>
          </table:table-cell>
          <table:table-cell table:formula="of:=[.H344]" office:value-type="string" office:string-value="Forçage pompe à graisse g1" calcext:value-type="string">
            <text:p>Forçage pompe à graisse g1</text:p>
          </table:table-cell>
          <table:table-cell table:formula="of:=IF(ISBLANK( [.J344] ); &quot;&quot;; [.J344])">
            <text:p/>
          </table:table-cell>
          <table:table-cell table:formula="of:=IF(ISBLANK( [.I344] ); &quot;&quot;; [.I344])" office:value-type="string" office:string-value="%M1224" calcext:value-type="string">
            <text:p>%M1224</text:p>
          </table:table-cell>
          <table:table-cell office:value-type="string" calcext:value-type="string">
            <text:p>X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Forçage pompe à graisse g1</text:p>
          </table:table-cell>
          <table:table-cell office:value-type="string" calcext:value-type="string">
            <text:p>%M12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44]" office:value-type="string" office:string-value="GHY ET GRAISSAGE G2" calcext:value-type="string">
            <text:p>GHY ET GRAISSAGE G2</text:p>
          </table:table-cell>
          <table:table-cell table:formula="of:=[.H345]" office:value-type="string" office:string-value="     GHY ET GRAISSAGE GROUPE 2:" calcext:value-type="string">
            <text:p><text:s text:c="5"/>GHY ET GRAISSAGE GROUPE 2:</text:p>
          </table:table-cell>
          <table:table-cell table:formula="of:=IF(ISBLANK( [.J345] ); &quot;&quot;; [.J345])">
            <text:p/>
          </table:table-cell>
          <table:table-cell table:formula="of:=IF(ISBLANK( [.I345] ); &quot;&quot;; [.I345])">
            <text:p/>
          </table:table-cell>
          <table:table-cell office:value-type="string" calcext:value-type="string">
            <text:p>X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<text:s text:c="5"/>GHY ET GRAISSAGE GROUPE 2: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45]" office:value-type="string" office:string-value="GHY ET GRAISSAGE G2" calcext:value-type="string">
            <text:p>GHY ET GRAISSAGE G2</text:p>
          </table:table-cell>
          <table:table-cell table:formula="of:=[.H346]" office:value-type="string" office:string-value="Mesure niveau bac à graisse groupe 2" calcext:value-type="string">
            <text:p>Mesure niveau bac à graisse groupe 2</text:p>
          </table:table-cell>
          <table:table-cell table:formula="of:=IF(ISBLANK( [.J346] ); &quot;&quot;; [.J346])">
            <text:p/>
          </table:table-cell>
          <table:table-cell table:formula="of:=IF(ISBLANK( [.I346] ); &quot;&quot;; [.I346])" office:value-type="string" office:string-value="%MW2005" calcext:value-type="string">
            <text:p>%MW2005</text:p>
          </table:table-cell>
          <table:table-cell office:value-type="string" calcext:value-type="string">
            <text:p>X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Mesure niveau bac à graisse groupe 2</text:p>
          </table:table-cell>
          <table:table-cell office:value-type="string" calcext:value-type="string">
            <text:p>%MW20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46]" office:value-type="string" office:string-value="GHY ET GRAISSAGE G2" calcext:value-type="string">
            <text:p>GHY ET GRAISSAGE G2</text:p>
          </table:table-cell>
          <table:table-cell table:formula="of:=[.H347]" office:value-type="string" office:string-value="Consigne niveau bac à graisse groupe 2" calcext:value-type="string">
            <text:p>Consigne niveau bac à graisse groupe 2</text:p>
          </table:table-cell>
          <table:table-cell table:formula="of:=IF(ISBLANK( [.J347] ); &quot;&quot;; [.J347])">
            <text:p/>
          </table:table-cell>
          <table:table-cell table:formula="of:=IF(ISBLANK( [.I347] ); &quot;&quot;; [.I347])" office:value-type="string" office:string-value="%MW2192" calcext:value-type="string">
            <text:p>%MW2192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Consigne niveau bac à graisse groupe 2</text:p>
          </table:table-cell>
          <table:table-cell office:value-type="string" calcext:value-type="string">
            <text:p>%MW21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47]" office:value-type="string" office:string-value="GHY ET GRAISSAGE G2" calcext:value-type="string">
            <text:p>GHY ET GRAISSAGE G2</text:p>
          </table:table-cell>
          <table:table-cell table:formula="of:=[.H348]" office:value-type="string" office:string-value="Temps de marche pompe à graisse groupe 2" calcext:value-type="string">
            <text:p>Temps de marche pompe à graisse groupe 2</text:p>
          </table:table-cell>
          <table:table-cell table:formula="of:=IF(ISBLANK( [.J348] ); &quot;&quot;; [.J348])">
            <text:p/>
          </table:table-cell>
          <table:table-cell table:formula="of:=IF(ISBLANK( [.I348] ); &quot;&quot;; [.I348])" office:value-type="string" office:string-value="%MW2106" calcext:value-type="string">
            <text:p>%MW2106</text:p>
          </table:table-cell>
          <table:table-cell office:value-type="string" calcext:value-type="string">
            <text:p>X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Temps de marche pompe à graisse groupe 2</text:p>
          </table:table-cell>
          <table:table-cell office:value-type="string" calcext:value-type="string">
            <text:p>%MW21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48]" office:value-type="string" office:string-value="GHY ET GRAISSAGE G2" calcext:value-type="string">
            <text:p>GHY ET GRAISSAGE G2</text:p>
          </table:table-cell>
          <table:table-cell table:formula="of:=[.H349]" office:value-type="string" office:string-value="Temps d'arrêt pompe à graisse groupe 2" calcext:value-type="string">
            <text:p>Temps d'arrêt pompe à graisse groupe 2</text:p>
          </table:table-cell>
          <table:table-cell table:formula="of:=IF(ISBLANK( [.J349] ); &quot;&quot;; [.J349])">
            <text:p/>
          </table:table-cell>
          <table:table-cell table:formula="of:=IF(ISBLANK( [.I349] ); &quot;&quot;; [.I349])" office:value-type="string" office:string-value="%MW2107" calcext:value-type="string">
            <text:p>%MW2107</text:p>
          </table:table-cell>
          <table:table-cell office:value-type="string" calcext:value-type="string">
            <text:p>X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Temps d'arrêt pompe à graisse groupe 2</text:p>
          </table:table-cell>
          <table:table-cell office:value-type="string" calcext:value-type="string">
            <text:p>%MW21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49]" office:value-type="string" office:string-value="GHY ET GRAISSAGE G2" calcext:value-type="string">
            <text:p>GHY ET GRAISSAGE G2</text:p>
          </table:table-cell>
          <table:table-cell table:formula="of:=[.H350]" office:value-type="string" office:string-value="Remplissage bac à graisse g2" calcext:value-type="string">
            <text:p>Remplissage bac à graisse g2</text:p>
          </table:table-cell>
          <table:table-cell table:formula="of:=IF(ISBLANK( [.J350] ); &quot;&quot;; [.J350])">
            <text:p/>
          </table:table-cell>
          <table:table-cell table:formula="of:=IF(ISBLANK( [.I350] ); &quot;&quot;; [.I350])" office:value-type="string" office:string-value="%M2223" calcext:value-type="string">
            <text:p>%M2223</text:p>
          </table:table-cell>
          <table:table-cell office:value-type="string" calcext:value-type="string">
            <text:p>X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Remplissage bac à graisse g2</text:p>
          </table:table-cell>
          <table:table-cell office:value-type="string" calcext:value-type="string">
            <text:p>%M22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50]" office:value-type="string" office:string-value="GHY ET GRAISSAGE G2" calcext:value-type="string">
            <text:p>GHY ET GRAISSAGE G2</text:p>
          </table:table-cell>
          <table:table-cell table:formula="of:=[.H351]" office:value-type="string" office:string-value="Forçage pompe à graisse g2" calcext:value-type="string">
            <text:p>Forçage pompe à graisse g2</text:p>
          </table:table-cell>
          <table:table-cell table:formula="of:=IF(ISBLANK( [.J351] ); &quot;&quot;; [.J351])">
            <text:p/>
          </table:table-cell>
          <table:table-cell table:formula="of:=IF(ISBLANK( [.I351] ); &quot;&quot;; [.I351])" office:value-type="string" office:string-value="%M2224" calcext:value-type="string">
            <text:p>%M2224</text:p>
          </table:table-cell>
          <table:table-cell office:value-type="string" calcext:value-type="string">
            <text:p>X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Forçage pompe à graisse g2</text:p>
          </table:table-cell>
          <table:table-cell office:value-type="string" calcext:value-type="string">
            <text:p>%M22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TEMPERATURES G1</text:p>
          </table:table-cell>
          <table:table-cell table:style-name="ce7"/>
          <table:table-cell table:style-name="ce11" table:formula="of:=IF(ISBLANK( [.J352] ); &quot;&quot;; [.J352])">
            <text:p/>
          </table:table-cell>
          <table:table-cell table:style-name="ce11" table:formula="of:=IF(ISBLANK( [.I352] ); &quot;&quot;; [.I352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616" calcext:value-type="float">
            <text:p>616</text:p>
          </table:table-cell>
          <table:table-cell table:style-name="ce12"/>
          <table:table-cell table:style-name="ce12" office:value-type="string" calcext:value-type="string">
            <text:p><text:s text:c="5"/>TEMPERATURES G1: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2">
          <table:table-cell table:formula="of:=[.A352]" office:value-type="string" office:string-value="TEMPERATURES G1" calcext:value-type="string">
            <text:p>TEMPERATURES G1</text:p>
          </table:table-cell>
          <table:table-cell table:formula="of:=[.H353]" office:value-type="string" office:string-value="Seuil d'alarme température huile pivot alternateur groupe 1" calcext:value-type="string">
            <text:p>Seuil d'alarme température huile pivot alternateur groupe 1</text:p>
          </table:table-cell>
          <table:table-cell table:formula="of:=IF(ISBLANK( [.J353] ); &quot;&quot;; [.J353])">
            <text:p/>
          </table:table-cell>
          <table:table-cell table:formula="of:=IF(ISBLANK( [.I353] ); &quot;&quot;; [.I353])" office:value-type="string" office:string-value="%MW1201" calcext:value-type="string">
            <text:p>%MW1201</text:p>
          </table:table-cell>
          <table:table-cell office:value-type="string" calcext:value-type="string">
            <text:p>X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Seuil d'alarme température huile pivot alternateur groupe 1</text:p>
          </table:table-cell>
          <table:table-cell office:value-type="string" calcext:value-type="string">
            <text:p>%MW12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53]" office:value-type="string" office:string-value="TEMPERATURES G1" calcext:value-type="string">
            <text:p>TEMPERATURES G1</text:p>
          </table:table-cell>
          <table:table-cell table:formula="of:=[.H354]" office:value-type="string" office:string-value="Seuil d'alarme température palier supérieur alternateur groupe 1" calcext:value-type="string">
            <text:p>Seuil d'alarme température palier supérieur alternateur groupe 1</text:p>
          </table:table-cell>
          <table:table-cell table:formula="of:=IF(ISBLANK( [.J354] ); &quot;&quot;; [.J354])">
            <text:p/>
          </table:table-cell>
          <table:table-cell table:formula="of:=IF(ISBLANK( [.I354] ); &quot;&quot;; [.I354])" office:value-type="string" office:string-value="%MW1204" calcext:value-type="string">
            <text:p>%MW1204</text:p>
          </table:table-cell>
          <table:table-cell office:value-type="string" calcext:value-type="string">
            <text:p>X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Seuil d'alarme température palier supérieur alternateur groupe 1</text:p>
          </table:table-cell>
          <table:table-cell office:value-type="string" calcext:value-type="string">
            <text:p>%MW12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54]" office:value-type="string" office:string-value="TEMPERATURES G1" calcext:value-type="string">
            <text:p>TEMPERATURES G1</text:p>
          </table:table-cell>
          <table:table-cell table:formula="of:=[.H355]" office:value-type="string" office:string-value="Seuil d'alarme température palier inférieur alternateur groupe 1" calcext:value-type="string">
            <text:p>Seuil d'alarme température palier inférieur alternateur groupe 1</text:p>
          </table:table-cell>
          <table:table-cell table:formula="of:=IF(ISBLANK( [.J355] ); &quot;&quot;; [.J355])">
            <text:p/>
          </table:table-cell>
          <table:table-cell table:formula="of:=IF(ISBLANK( [.I355] ); &quot;&quot;; [.I355])" office:value-type="string" office:string-value="%MW1202" calcext:value-type="string">
            <text:p>%MW1202</text:p>
          </table:table-cell>
          <table:table-cell office:value-type="string" calcext:value-type="string">
            <text:p>X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Seuil d'alarme température palier inférieur alternateur groupe 1</text:p>
          </table:table-cell>
          <table:table-cell office:value-type="string" calcext:value-type="string">
            <text:p>%MW12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55]" office:value-type="string" office:string-value="TEMPERATURES G1" calcext:value-type="string">
            <text:p>TEMPERATURES G1</text:p>
          </table:table-cell>
          <table:table-cell table:formula="of:=[.H356]" office:value-type="string" office:string-value="Seuil d'alarme température palier supérieur turbine groupe 1" calcext:value-type="string">
            <text:p>Seuil d'alarme température palier supérieur turbine groupe 1</text:p>
          </table:table-cell>
          <table:table-cell table:formula="of:=IF(ISBLANK( [.J356] ); &quot;&quot;; [.J356])">
            <text:p/>
          </table:table-cell>
          <table:table-cell table:formula="of:=IF(ISBLANK( [.I356] ); &quot;&quot;; [.I356])" office:value-type="string" office:string-value="%MW1203" calcext:value-type="string">
            <text:p>%MW1203</text:p>
          </table:table-cell>
          <table:table-cell office:value-type="string" calcext:value-type="string">
            <text:p>X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Seuil d'alarme température palier supérieur turbine groupe 1</text:p>
          </table:table-cell>
          <table:table-cell office:value-type="string" calcext:value-type="string">
            <text:p>%MW12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TEMPERATURES G2</text:p>
          </table:table-cell>
          <table:table-cell table:style-name="ce7"/>
          <table:table-cell table:style-name="ce11" table:formula="of:=IF(ISBLANK( [.J357] ); &quot;&quot;; [.J357])">
            <text:p/>
          </table:table-cell>
          <table:table-cell table:style-name="ce11" table:formula="of:=IF(ISBLANK( [.I357] ); &quot;&quot;; [.I357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616" calcext:value-type="float">
            <text:p>616</text:p>
          </table:table-cell>
          <table:table-cell table:style-name="ce12"/>
          <table:table-cell table:style-name="ce12" office:value-type="string" calcext:value-type="string">
            <text:p><text:s text:c="5"/>TEMPERATURES G2: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2">
          <table:table-cell table:formula="of:=[.A357]" office:value-type="string" office:string-value="TEMPERATURES G2" calcext:value-type="string">
            <text:p>TEMPERATURES G2</text:p>
          </table:table-cell>
          <table:table-cell table:formula="of:=[.H358]" office:value-type="string" office:string-value="Seuil d'alarme température huile pivot alternateur groupe 2" calcext:value-type="string">
            <text:p>Seuil d'alarme température huile pivot alternateur groupe 2</text:p>
          </table:table-cell>
          <table:table-cell table:formula="of:=IF(ISBLANK( [.J358] ); &quot;&quot;; [.J358])">
            <text:p/>
          </table:table-cell>
          <table:table-cell table:formula="of:=IF(ISBLANK( [.I358] ); &quot;&quot;; [.I358])" office:value-type="string" office:string-value="%MW2201" calcext:value-type="string">
            <text:p>%MW2201</text:p>
          </table:table-cell>
          <table:table-cell office:value-type="string" calcext:value-type="string">
            <text:p>X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Seuil d'alarme température huile pivot alternateur groupe 2</text:p>
          </table:table-cell>
          <table:table-cell office:value-type="string" calcext:value-type="string">
            <text:p>%MW22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58]" office:value-type="string" office:string-value="TEMPERATURES G2" calcext:value-type="string">
            <text:p>TEMPERATURES G2</text:p>
          </table:table-cell>
          <table:table-cell table:formula="of:=[.H359]" office:value-type="string" office:string-value="Seuil d'alarme température palier supérieur alternateur groupe 2" calcext:value-type="string">
            <text:p>Seuil d'alarme température palier supérieur alternateur groupe 2</text:p>
          </table:table-cell>
          <table:table-cell table:formula="of:=IF(ISBLANK( [.J359] ); &quot;&quot;; [.J359])">
            <text:p/>
          </table:table-cell>
          <table:table-cell table:formula="of:=IF(ISBLANK( [.I359] ); &quot;&quot;; [.I359])" office:value-type="string" office:string-value="%MW2204" calcext:value-type="string">
            <text:p>%MW2204</text:p>
          </table:table-cell>
          <table:table-cell office:value-type="string" calcext:value-type="string">
            <text:p>X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Seuil d'alarme température palier supérieur alternateur groupe 2</text:p>
          </table:table-cell>
          <table:table-cell office:value-type="string" calcext:value-type="string">
            <text:p>%MW22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59]" office:value-type="string" office:string-value="TEMPERATURES G2" calcext:value-type="string">
            <text:p>TEMPERATURES G2</text:p>
          </table:table-cell>
          <table:table-cell table:formula="of:=[.H360]" office:value-type="string" office:string-value="Seuil d'alarme température palier inférieur alternateur groupe 2" calcext:value-type="string">
            <text:p>Seuil d'alarme température palier inférieur alternateur groupe 2</text:p>
          </table:table-cell>
          <table:table-cell table:formula="of:=IF(ISBLANK( [.J360] ); &quot;&quot;; [.J360])">
            <text:p/>
          </table:table-cell>
          <table:table-cell table:formula="of:=IF(ISBLANK( [.I360] ); &quot;&quot;; [.I360])" office:value-type="string" office:string-value="%MW2202" calcext:value-type="string">
            <text:p>%MW2202</text:p>
          </table:table-cell>
          <table:table-cell office:value-type="string" calcext:value-type="string">
            <text:p>X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Seuil d'alarme température palier inférieur alternateur groupe 2</text:p>
          </table:table-cell>
          <table:table-cell office:value-type="string" calcext:value-type="string">
            <text:p>%MW22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60]" office:value-type="string" office:string-value="TEMPERATURES G2" calcext:value-type="string">
            <text:p>TEMPERATURES G2</text:p>
          </table:table-cell>
          <table:table-cell table:formula="of:=[.H361]" office:value-type="string" office:string-value="Seuil d'alarme température palier supérieur turbine groupe 2" calcext:value-type="string">
            <text:p>Seuil d'alarme température palier supérieur turbine groupe 2</text:p>
          </table:table-cell>
          <table:table-cell table:formula="of:=IF(ISBLANK( [.J361] ); &quot;&quot;; [.J361])">
            <text:p/>
          </table:table-cell>
          <table:table-cell table:formula="of:=IF(ISBLANK( [.I361] ); &quot;&quot;; [.I361])" office:value-type="string" office:string-value="%MW2203" calcext:value-type="string">
            <text:p>%MW2203</text:p>
          </table:table-cell>
          <table:table-cell office:value-type="string" calcext:value-type="string">
            <text:p>X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Seuil d'alarme température palier supérieur turbine groupe 2</text:p>
          </table:table-cell>
          <table:table-cell office:value-type="string" calcext:value-type="string">
            <text:p>%MW22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GROUPES</text:p>
          </table:table-cell>
          <table:table-cell table:style-name="ce7"/>
          <table:table-cell table:style-name="ce11" table:formula="of:=IF(ISBLANK( [.J362] ); &quot;&quot;; [.J362])">
            <text:p/>
          </table:table-cell>
          <table:table-cell table:style-name="ce11" table:formula="of:=IF(ISBLANK( [.I362] ); &quot;&quot;; [.I362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625" calcext:value-type="float">
            <text:p>625</text:p>
          </table:table-cell>
          <table:table-cell table:style-name="ce12"/>
          <table:table-cell table:style-name="ce12" office:value-type="string" calcext:value-type="string">
            <text:p><text:s text:c="5"/>GROUPES: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362]" office:value-type="string" office:string-value="GROUPES" calcext:value-type="string">
            <text:p>GROUPES</text:p>
          </table:table-cell>
          <table:table-cell table:formula="of:=[.H363]" office:value-type="string" office:string-value="Priorité groupes 1-2" calcext:value-type="string">
            <text:p>Priorité groupes 1-2</text:p>
          </table:table-cell>
          <table:table-cell table:formula="of:=IF(ISBLANK( [.J363] ); &quot;&quot;; [.J363])">
            <text:p/>
          </table:table-cell>
          <table:table-cell table:formula="of:=IF(ISBLANK( [.I363] ); &quot;&quot;; [.I363])" office:value-type="string" office:string-value="%MW150" calcext:value-type="string">
            <text:p>%MW150</text:p>
          </table:table-cell>
          <table:table-cell office:value-type="string" calcext:value-type="string">
            <text:p>X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Priorité groupes 1-2</text:p>
          </table:table-cell>
          <table:table-cell office:value-type="string" calcext:value-type="string">
            <text:p>%MW1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<text:s/>REGULATION DE NIVEAU</text:p>
          </table:table-cell>
          <table:table-cell table:style-name="ce7"/>
          <table:table-cell table:style-name="ce11" table:formula="of:=IF(ISBLANK( [.J364] ); &quot;&quot;; [.J364])">
            <text:p/>
          </table:table-cell>
          <table:table-cell table:style-name="ce11" table:formula="of:=IF(ISBLANK( [.I364] ); &quot;&quot;; [.I364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632" calcext:value-type="float">
            <text:p>632</text:p>
          </table:table-cell>
          <table:table-cell table:style-name="ce12"/>
          <table:table-cell table:style-name="ce12" office:value-type="string" calcext:value-type="string">
            <text:p><text:s text:c="5"/>REGULATION DE NIVEAU: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364]" office:value-type="string" office:string-value=" REGULATION DE NIVEAU" calcext:value-type="string">
            <text:p><text:s/>REGULATION DE NIVEAU</text:p>
          </table:table-cell>
          <table:table-cell table:formula="of:=[.H365]" office:value-type="string" office:string-value="Gain proportionnel" calcext:value-type="string">
            <text:p>Gain proportionnel</text:p>
          </table:table-cell>
          <table:table-cell table:formula="of:=IF(ISBLANK( [.J365] ); &quot;&quot;; [.J365])">
            <text:p/>
          </table:table-cell>
          <table:table-cell table:formula="of:=IF(ISBLANK( [.I365] ); &quot;&quot;; [.I365])" office:value-type="string" office:string-value="%MW190" calcext:value-type="string">
            <text:p>%MW190</text:p>
          </table:table-cell>
          <table:table-cell office:value-type="string" calcext:value-type="string">
            <text:p>X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in proportionnel</text:p>
          </table:table-cell>
          <table:table-cell office:value-type="string" calcext:value-type="string">
            <text:p>%MW19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65]" office:value-type="string" office:string-value=" REGULATION DE NIVEAU" calcext:value-type="string">
            <text:p><text:s/>REGULATION DE NIVEAU</text:p>
          </table:table-cell>
          <table:table-cell table:formula="of:=[.H366]" office:value-type="string" office:string-value="Intégral" calcext:value-type="string">
            <text:p>Intégral</text:p>
          </table:table-cell>
          <table:table-cell table:formula="of:=IF(ISBLANK( [.J366] ); &quot;&quot;; [.J366])">
            <text:p/>
          </table:table-cell>
          <table:table-cell table:formula="of:=IF(ISBLANK( [.I366] ); &quot;&quot;; [.I366])" office:value-type="string" office:string-value="%MW191" calcext:value-type="string">
            <text:p>%MW191</text:p>
          </table:table-cell>
          <table:table-cell office:value-type="string" calcext:value-type="string">
            <text:p>X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Intégral</text:p>
          </table:table-cell>
          <table:table-cell office:value-type="string" calcext:value-type="string">
            <text:p>%MW19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66]" office:value-type="string" office:string-value=" REGULATION DE NIVEAU" calcext:value-type="string">
            <text:p><text:s/>REGULATION DE NIVEAU</text:p>
          </table:table-cell>
          <table:table-cell table:formula="of:=[.H367]" office:value-type="string" office:string-value="Rampe d'incrémentation" calcext:value-type="string">
            <text:p>Rampe d'incrémentation</text:p>
          </table:table-cell>
          <table:table-cell table:formula="of:=IF(ISBLANK( [.J367] ); &quot;&quot;; [.J367])">
            <text:p/>
          </table:table-cell>
          <table:table-cell table:formula="of:=IF(ISBLANK( [.I367] ); &quot;&quot;; [.I367])" office:value-type="string" office:string-value="%MW192" calcext:value-type="string">
            <text:p>%MW192</text:p>
          </table:table-cell>
          <table:table-cell office:value-type="string" calcext:value-type="string">
            <text:p>X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Rampe d'incrémentation</text:p>
          </table:table-cell>
          <table:table-cell office:value-type="string" calcext:value-type="string">
            <text:p>%MW1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67]" office:value-type="string" office:string-value=" REGULATION DE NIVEAU" calcext:value-type="string">
            <text:p><text:s/>REGULATION DE NIVEAU</text:p>
          </table:table-cell>
          <table:table-cell table:formula="of:=[.H368]" office:value-type="string" office:string-value="Rampe de décrémentation" calcext:value-type="string">
            <text:p>Rampe de décrémentation</text:p>
          </table:table-cell>
          <table:table-cell table:formula="of:=IF(ISBLANK( [.J368] ); &quot;&quot;; [.J368])">
            <text:p/>
          </table:table-cell>
          <table:table-cell table:formula="of:=IF(ISBLANK( [.I368] ); &quot;&quot;; [.I368])" office:value-type="string" office:string-value="%MW193" calcext:value-type="string">
            <text:p>%MW193</text:p>
          </table:table-cell>
          <table:table-cell office:value-type="string" calcext:value-type="string">
            <text:p>X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Rampe de décrémentation</text:p>
          </table:table-cell>
          <table:table-cell office:value-type="string" calcext:value-type="string">
            <text:p>%MW19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68]" office:value-type="string" office:string-value=" REGULATION DE NIVEAU" calcext:value-type="string">
            <text:p><text:s/>REGULATION DE NIVEAU</text:p>
          </table:table-cell>
          <table:table-cell table:formula="of:=[.H369]" office:value-type="string" office:string-value="Compteur de rampe" calcext:value-type="string">
            <text:p>Compteur de rampe</text:p>
          </table:table-cell>
          <table:table-cell table:formula="of:=IF(ISBLANK( [.J369] ); &quot;&quot;; [.J369])">
            <text:p/>
          </table:table-cell>
          <table:table-cell table:formula="of:=IF(ISBLANK( [.I369] ); &quot;&quot;; [.I369])" office:value-type="string" office:string-value="%MW194" calcext:value-type="string">
            <text:p>%MW194</text:p>
          </table:table-cell>
          <table:table-cell office:value-type="string" calcext:value-type="string">
            <text:p>X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Compteur de rampe</text:p>
          </table:table-cell>
          <table:table-cell office:value-type="string" calcext:value-type="string">
            <text:p>%MW1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69]" office:value-type="string" office:string-value=" REGULATION DE NIVEAU" calcext:value-type="string">
            <text:p><text:s/>REGULATION DE NIVEAU</text:p>
          </table:table-cell>
          <table:table-cell table:formula="of:=[.H370]" office:value-type="string" office:string-value="Période d'exécution régulateur" calcext:value-type="string">
            <text:p>Période d'exécution régulateur</text:p>
          </table:table-cell>
          <table:table-cell table:formula="of:=IF(ISBLANK( [.J370] ); &quot;&quot;; [.J370])">
            <text:p/>
          </table:table-cell>
          <table:table-cell table:formula="of:=IF(ISBLANK( [.I370] ); &quot;&quot;; [.I370])" office:value-type="string" office:string-value="%MW195" calcext:value-type="string">
            <text:p>%MW195</text:p>
          </table:table-cell>
          <table:table-cell office:value-type="string" calcext:value-type="string">
            <text:p>X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Période d'exécution régulateur</text:p>
          </table:table-cell>
          <table:table-cell office:value-type="string" calcext:value-type="string">
            <text:p>%MW19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REGLAGES</text:p>
          </table:table-cell>
          <table:table-cell table:style-name="ce7"/>
          <table:table-cell table:style-name="ce11" table:formula="of:=IF(ISBLANK( [.J371] ); &quot;&quot;; [.J371])">
            <text:p/>
          </table:table-cell>
          <table:table-cell table:style-name="ce11" table:formula="of:=IF(ISBLANK( [.I371] ); &quot;&quot;; [.I371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639" calcext:value-type="float">
            <text:p>639</text:p>
          </table:table-cell>
          <table:table-cell table:style-name="ce12"/>
          <table:table-cell table:style-name="ce12" office:value-type="string" calcext:value-type="string">
            <text:p><text:s text:c="5"/>REGLAGES: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371]" office:value-type="string" office:string-value="REGLAGES" calcext:value-type="string">
            <text:p>REGLAGES</text:p>
          </table:table-cell>
          <table:table-cell table:formula="of:=[.H372]" office:value-type="string" office:string-value="Seuil recopie fc fermeture pales groupe 1" calcext:value-type="string">
            <text:p>Seuil recopie fc fermeture pales groupe 1</text:p>
          </table:table-cell>
          <table:table-cell table:formula="of:=IF(ISBLANK( [.J372] ); &quot;&quot;; [.J372])">
            <text:p/>
          </table:table-cell>
          <table:table-cell table:formula="of:=IF(ISBLANK( [.I372] ); &quot;&quot;; [.I372])" office:value-type="string" office:string-value="%MW1101" calcext:value-type="string">
            <text:p>%MW1101</text:p>
          </table:table-cell>
          <table:table-cell office:value-type="string" calcext:value-type="string">
            <text:p>X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euil recopie fc fermeture pales groupe 1</text:p>
          </table:table-cell>
          <table:table-cell office:value-type="string" calcext:value-type="string">
            <text:p>%MW11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72]" office:value-type="string" office:string-value="REGLAGES" calcext:value-type="string">
            <text:p>REGLAGES</text:p>
          </table:table-cell>
          <table:table-cell table:formula="of:=[.H373]" office:value-type="string" office:string-value="Seuil recopie fc ouverture pales groupe 1" calcext:value-type="string">
            <text:p>Seuil recopie fc ouverture pales groupe 1</text:p>
          </table:table-cell>
          <table:table-cell table:formula="of:=IF(ISBLANK( [.J373] ); &quot;&quot;; [.J373])">
            <text:p/>
          </table:table-cell>
          <table:table-cell table:formula="of:=IF(ISBLANK( [.I373] ); &quot;&quot;; [.I373])" office:value-type="string" office:string-value="%MW1102" calcext:value-type="string">
            <text:p>%MW1102</text:p>
          </table:table-cell>
          <table:table-cell office:value-type="string" calcext:value-type="string">
            <text:p>X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Seuil recopie fc ouverture pales groupe 1</text:p>
          </table:table-cell>
          <table:table-cell office:value-type="string" calcext:value-type="string">
            <text:p>%MW11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73]" office:value-type="string" office:string-value="REGLAGES" calcext:value-type="string">
            <text:p>REGLAGES</text:p>
          </table:table-cell>
          <table:table-cell table:formula="of:=[.H374]" office:value-type="string" office:string-value="Seuil recopie fc fermeture pales groupe 2" calcext:value-type="string">
            <text:p>Seuil recopie fc fermeture pales groupe 2</text:p>
          </table:table-cell>
          <table:table-cell table:formula="of:=IF(ISBLANK( [.J374] ); &quot;&quot;; [.J374])">
            <text:p/>
          </table:table-cell>
          <table:table-cell table:formula="of:=IF(ISBLANK( [.I374] ); &quot;&quot;; [.I374])" office:value-type="string" office:string-value="%MW2101" calcext:value-type="string">
            <text:p>%MW2101</text:p>
          </table:table-cell>
          <table:table-cell office:value-type="string" calcext:value-type="string">
            <text:p>X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Seuil recopie fc fermeture pales groupe 2</text:p>
          </table:table-cell>
          <table:table-cell office:value-type="string" calcext:value-type="string">
            <text:p>%MW21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74]" office:value-type="string" office:string-value="REGLAGES" calcext:value-type="string">
            <text:p>REGLAGES</text:p>
          </table:table-cell>
          <table:table-cell table:formula="of:=[.H375]" office:value-type="string" office:string-value="Seuil recopie fc ouverture pales groupe 2" calcext:value-type="string">
            <text:p>Seuil recopie fc ouverture pales groupe 2</text:p>
          </table:table-cell>
          <table:table-cell table:formula="of:=IF(ISBLANK( [.J375] ); &quot;&quot;; [.J375])">
            <text:p/>
          </table:table-cell>
          <table:table-cell table:formula="of:=IF(ISBLANK( [.I375] ); &quot;&quot;; [.I375])" office:value-type="string" office:string-value="%MW2102" calcext:value-type="string">
            <text:p>%MW2102</text:p>
          </table:table-cell>
          <table:table-cell office:value-type="string" calcext:value-type="string">
            <text:p>X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Seuil recopie fc ouverture pales groupe 2</text:p>
          </table:table-cell>
          <table:table-cell office:value-type="string" calcext:value-type="string">
            <text:p>%MW21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75]" office:value-type="string" office:string-value="REGLAGES" calcext:value-type="string">
            <text:p>REGLAGES</text:p>
          </table:table-cell>
          <table:table-cell table:formula="of:=[.H376]" office:value-type="string" office:string-value="Acquittement" calcext:value-type="string">
            <text:p>Acquittement</text:p>
          </table:table-cell>
          <table:table-cell table:formula="of:=IF(ISBLANK( [.J376] ); &quot;&quot;; [.J376])">
            <text:p/>
          </table:table-cell>
          <table:table-cell table:formula="of:=IF(ISBLANK( [.I376] ); &quot;&quot;; [.I376])" office:value-type="string" office:string-value="%M20" calcext:value-type="string">
            <text:p>%M20</text:p>
          </table:table-cell>
          <table:table-cell office:value-type="string" calcext:value-type="string">
            <text:p>X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Acquittement</text:p>
          </table:table-cell>
          <table:table-cell office:value-type="string" calcext:value-type="string">
            <text:p>%M2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76]" office:value-type="string" office:string-value="REGLAGES" calcext:value-type="string">
            <text:p>REGLAGES</text:p>
          </table:table-cell>
          <table:table-cell table:formula="of:=[.H377]" office:value-type="string" office:string-value="Etat centrale" calcext:value-type="string">
            <text:p>Etat centrale</text:p>
          </table:table-cell>
          <table:table-cell table:formula="of:=IF(ISBLANK( [.J377] ); &quot;&quot;; [.J377])">
            <text:p/>
          </table:table-cell>
          <table:table-cell table:formula="of:=IF(ISBLANK( [.I377] ); &quot;&quot;; [.I377])" office:value-type="string" office:string-value="%M21" calcext:value-type="string">
            <text:p>%M21</text:p>
          </table:table-cell>
          <table:table-cell office:value-type="string" calcext:value-type="string">
            <text:p>X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Etat centrale</text:p>
          </table:table-cell>
          <table:table-cell office:value-type="string" calcext:value-type="string">
            <text:p>%M2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HEURES</text:p>
          </table:table-cell>
          <table:table-cell table:style-name="ce7"/>
          <table:table-cell table:style-name="ce11" table:formula="of:=IF(ISBLANK( [.J378] ); &quot;&quot;; [.J378])">
            <text:p/>
          </table:table-cell>
          <table:table-cell table:style-name="ce11" table:formula="of:=IF(ISBLANK( [.I378] ); &quot;&quot;; [.I378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649" calcext:value-type="float">
            <text:p>649</text:p>
          </table:table-cell>
          <table:table-cell table:style-name="ce12"/>
          <table:table-cell table:style-name="ce12" office:value-type="string" calcext:value-type="string">
            <text:p><text:s text:c="5"/>HEURE: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378]" office:value-type="string" office:string-value="HEURES" calcext:value-type="string">
            <text:p>HEURES</text:p>
          </table:table-cell>
          <table:table-cell table:formula="of:=[.H379]" office:value-type="string" office:string-value="Lecture API seconde" calcext:value-type="string">
            <text:p>Lecture API seconde</text:p>
          </table:table-cell>
          <table:table-cell table:formula="of:=IF(ISBLANK( [.J379] ); &quot;&quot;; [.J379])">
            <text:p/>
          </table:table-cell>
          <table:table-cell table:formula="of:=IF(ISBLANK( [.I379] ); &quot;&quot;; [.I379])" office:value-type="string" office:string-value="%MW100" calcext:value-type="string">
            <text:p>%MW100</text:p>
          </table:table-cell>
          <table:table-cell office:value-type="string" calcext:value-type="string">
            <text:p>X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Lecture API seconde</text:p>
          </table:table-cell>
          <table:table-cell office:value-type="string" calcext:value-type="string">
            <text:p>%MW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79]" office:value-type="string" office:string-value="HEURES" calcext:value-type="string">
            <text:p>HEURES</text:p>
          </table:table-cell>
          <table:table-cell table:formula="of:=[.H380]" office:value-type="string" office:string-value="Lecture API minute" calcext:value-type="string">
            <text:p>Lecture API minute</text:p>
          </table:table-cell>
          <table:table-cell table:formula="of:=IF(ISBLANK( [.J380] ); &quot;&quot;; [.J380])">
            <text:p/>
          </table:table-cell>
          <table:table-cell table:formula="of:=IF(ISBLANK( [.I380] ); &quot;&quot;; [.I380])" office:value-type="string" office:string-value="%MW101" calcext:value-type="string">
            <text:p>%MW101</text:p>
          </table:table-cell>
          <table:table-cell office:value-type="string" calcext:value-type="string">
            <text:p>X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Lecture API minute</text:p>
          </table:table-cell>
          <table:table-cell office:value-type="string" calcext:value-type="string">
            <text:p>%MW1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80]" office:value-type="string" office:string-value="HEURES" calcext:value-type="string">
            <text:p>HEURES</text:p>
          </table:table-cell>
          <table:table-cell table:formula="of:=[.H381]" office:value-type="string" office:string-value="Lecture API heure" calcext:value-type="string">
            <text:p>Lecture API heure</text:p>
          </table:table-cell>
          <table:table-cell table:formula="of:=IF(ISBLANK( [.J381] ); &quot;&quot;; [.J381])">
            <text:p/>
          </table:table-cell>
          <table:table-cell table:formula="of:=IF(ISBLANK( [.I381] ); &quot;&quot;; [.I381])" office:value-type="string" office:string-value="%MW102" calcext:value-type="string">
            <text:p>%MW102</text:p>
          </table:table-cell>
          <table:table-cell office:value-type="string" calcext:value-type="string">
            <text:p>X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Lecture API heure</text:p>
          </table:table-cell>
          <table:table-cell office:value-type="string" calcext:value-type="string">
            <text:p>%MW1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81]" office:value-type="string" office:string-value="HEURES" calcext:value-type="string">
            <text:p>HEURES</text:p>
          </table:table-cell>
          <table:table-cell table:formula="of:=[.H382]" office:value-type="string" office:string-value="Lecture API jour" calcext:value-type="string">
            <text:p>Lecture API jour</text:p>
          </table:table-cell>
          <table:table-cell table:formula="of:=IF(ISBLANK( [.J382] ); &quot;&quot;; [.J382])">
            <text:p/>
          </table:table-cell>
          <table:table-cell table:formula="of:=IF(ISBLANK( [.I382] ); &quot;&quot;; [.I382])" office:value-type="string" office:string-value="%MW103" calcext:value-type="string">
            <text:p>%MW103</text:p>
          </table:table-cell>
          <table:table-cell office:value-type="string" calcext:value-type="string">
            <text:p>X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Lecture API jour</text:p>
          </table:table-cell>
          <table:table-cell office:value-type="string" calcext:value-type="string">
            <text:p>%MW1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82]" office:value-type="string" office:string-value="HEURES" calcext:value-type="string">
            <text:p>HEURES</text:p>
          </table:table-cell>
          <table:table-cell table:formula="of:=[.H383]" office:value-type="string" office:string-value="Lecture API mois" calcext:value-type="string">
            <text:p>Lecture API mois</text:p>
          </table:table-cell>
          <table:table-cell table:formula="of:=IF(ISBLANK( [.J383] ); &quot;&quot;; [.J383])">
            <text:p/>
          </table:table-cell>
          <table:table-cell table:formula="of:=IF(ISBLANK( [.I383] ); &quot;&quot;; [.I383])" office:value-type="string" office:string-value="%MW104" calcext:value-type="string">
            <text:p>%MW104</text:p>
          </table:table-cell>
          <table:table-cell office:value-type="string" calcext:value-type="string">
            <text:p>X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ecture API mois</text:p>
          </table:table-cell>
          <table:table-cell office:value-type="string" calcext:value-type="string">
            <text:p>%MW1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83]" office:value-type="string" office:string-value="HEURES" calcext:value-type="string">
            <text:p>HEURES</text:p>
          </table:table-cell>
          <table:table-cell table:formula="of:=[.H384]" office:value-type="string" office:string-value="Lecture API année" calcext:value-type="string">
            <text:p>Lecture API année</text:p>
          </table:table-cell>
          <table:table-cell table:formula="of:=IF(ISBLANK( [.J384] ); &quot;&quot;; [.J384])">
            <text:p/>
          </table:table-cell>
          <table:table-cell table:formula="of:=IF(ISBLANK( [.I384] ); &quot;&quot;; [.I384])" office:value-type="string" office:string-value="%MW105" calcext:value-type="string">
            <text:p>%MW105</text:p>
          </table:table-cell>
          <table:table-cell office:value-type="string" calcext:value-type="string">
            <text:p>X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Lecture API année</text:p>
          </table:table-cell>
          <table:table-cell office:value-type="string" calcext:value-type="string">
            <text:p>%MW1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COMMUNICATION</text:p>
          </table:table-cell>
          <table:table-cell table:style-name="ce7"/>
          <table:table-cell table:style-name="ce11" table:formula="of:=IF(ISBLANK( [.J385] ); &quot;&quot;; [.J385])">
            <text:p/>
          </table:table-cell>
          <table:table-cell table:style-name="ce11" table:formula="of:=IF(ISBLANK( [.I385] ); &quot;&quot;; [.I385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656" calcext:value-type="float">
            <text:p>656</text:p>
          </table:table-cell>
          <table:table-cell table:style-name="ce12"/>
          <table:table-cell table:style-name="ce12" office:value-type="string" calcext:value-type="string">
            <text:p><text:s text:c="5"/>COMMUNICATION: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2">
          <table:table-cell table:formula="of:=[.A385]" office:value-type="string" office:string-value="COMMUNICATION" calcext:value-type="string">
            <text:p>COMMUNICATION</text:p>
          </table:table-cell>
          <table:table-cell table:formula="of:=[.H386]" office:value-type="string" office:string-value="Mot de status défaut îlot E/S WAGO Armoire G2" calcext:value-type="string">
            <text:p>Mot de status défaut îlot E/S WAGO Armoire G2</text:p>
          </table:table-cell>
          <table:table-cell table:formula="of:=IF(ISBLANK( [.J386] ); &quot;&quot;; [.J386])">
            <text:p/>
          </table:table-cell>
          <table:table-cell table:formula="of:=IF(ISBLANK( [.I386] ); &quot;&quot;; [.I386])" office:value-type="string" office:string-value="%MW1020" calcext:value-type="string">
            <text:p>%MW1020</text:p>
          </table:table-cell>
          <table:table-cell office:value-type="string" calcext:value-type="string">
            <text:p>X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Mot de status défaut îlot E/S WAGO Armoire G2</text:p>
          </table:table-cell>
          <table:table-cell office:value-type="string" calcext:value-type="string">
            <text:p>%MW10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86]" office:value-type="string" office:string-value="COMMUNICATION" calcext:value-type="string">
            <text:p>COMMUNICATION</text:p>
          </table:table-cell>
          <table:table-cell table:formula="of:=[.H387]" office:value-type="string" office:string-value="Mot de status n° de module-1 en défaut îlot E/S WAGO Armoire G2" calcext:value-type="string">
            <text:p>Mot de status n° de module-1 en défaut îlot E/S WAGO Armoire G2</text:p>
          </table:table-cell>
          <table:table-cell table:formula="of:=IF(ISBLANK( [.J387] ); &quot;&quot;; [.J387])">
            <text:p/>
          </table:table-cell>
          <table:table-cell table:formula="of:=IF(ISBLANK( [.I387] ); &quot;&quot;; [.I387])" office:value-type="string" office:string-value="%MW1021" calcext:value-type="string">
            <text:p>%MW1021</text:p>
          </table:table-cell>
          <table:table-cell office:value-type="string" calcext:value-type="string">
            <text:p>X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Mot de status n° de module-1 en défaut îlot E/S WAGO Armoire G2</text:p>
          </table:table-cell>
          <table:table-cell office:value-type="string" calcext:value-type="string">
            <text:p>%MW10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87]" office:value-type="string" office:string-value="COMMUNICATION" calcext:value-type="string">
            <text:p>COMMUNICATION</text:p>
          </table:table-cell>
          <table:table-cell table:formula="of:=[.H388]" office:value-type="string" office:string-value="Mot de status défaut îlot E/S WAGO Coffret G2" calcext:value-type="string">
            <text:p>Mot de status défaut îlot E/S WAGO Coffret G2</text:p>
          </table:table-cell>
          <table:table-cell table:formula="of:=IF(ISBLANK( [.J388] ); &quot;&quot;; [.J388])">
            <text:p/>
          </table:table-cell>
          <table:table-cell table:formula="of:=IF(ISBLANK( [.I388] ); &quot;&quot;; [.I388])" office:value-type="string" office:string-value="%MW1022" calcext:value-type="string">
            <text:p>%MW1022</text:p>
          </table:table-cell>
          <table:table-cell office:value-type="string" calcext:value-type="string">
            <text:p>X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Mot de status défaut îlot E/S WAGO Coffret G2</text:p>
          </table:table-cell>
          <table:table-cell office:value-type="string" calcext:value-type="string">
            <text:p>%MW10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88]" office:value-type="string" office:string-value="COMMUNICATION" calcext:value-type="string">
            <text:p>COMMUNICATION</text:p>
          </table:table-cell>
          <table:table-cell table:formula="of:=[.H389]" office:value-type="string" office:string-value="Mot de status n° de module-1 en défaut îlot E/S WAGO Coffret G2" calcext:value-type="string">
            <text:p>Mot de status n° de module-1 en défaut îlot E/S WAGO Coffret G2</text:p>
          </table:table-cell>
          <table:table-cell table:formula="of:=IF(ISBLANK( [.J389] ); &quot;&quot;; [.J389])">
            <text:p/>
          </table:table-cell>
          <table:table-cell table:formula="of:=IF(ISBLANK( [.I389] ); &quot;&quot;; [.I389])" office:value-type="string" office:string-value="%MW1023" calcext:value-type="string">
            <text:p>%MW1023</text:p>
          </table:table-cell>
          <table:table-cell office:value-type="string" calcext:value-type="string">
            <text:p>X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Mot de status n° de module-1 en défaut îlot E/S WAGO Coffret G2</text:p>
          </table:table-cell>
          <table:table-cell office:value-type="string" calcext:value-type="string">
            <text:p>%MW10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89]" office:value-type="string" office:string-value="COMMUNICATION" calcext:value-type="string">
            <text:p>COMMUNICATION</text:p>
          </table:table-cell>
          <table:table-cell table:formula="of:=[.H390]" office:value-type="string" office:string-value="Mot de status défaut îlot E/S WAGO Armoire G1" calcext:value-type="string">
            <text:p>Mot de status défaut îlot E/S WAGO Armoire G1</text:p>
          </table:table-cell>
          <table:table-cell table:formula="of:=IF(ISBLANK( [.J390] ); &quot;&quot;; [.J390])">
            <text:p/>
          </table:table-cell>
          <table:table-cell table:formula="of:=IF(ISBLANK( [.I390] ); &quot;&quot;; [.I390])" office:value-type="string" office:string-value="%MW1024" calcext:value-type="string">
            <text:p>%MW102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string" calcext:value-type="string">
            <text:p>Mot de status défaut îlot E/S WAGO Armoire G1</text:p>
          </table:table-cell>
          <table:table-cell office:value-type="string" calcext:value-type="string">
            <text:p>%MW10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90]" office:value-type="string" office:string-value="COMMUNICATION" calcext:value-type="string">
            <text:p>COMMUNICATION</text:p>
          </table:table-cell>
          <table:table-cell table:formula="of:=[.H391]" office:value-type="string" office:string-value="Mot de status n° de module-1 en défaut îlot E/S WAGO Armoire G1" calcext:value-type="string">
            <text:p>Mot de status n° de module-1 en défaut îlot E/S WAGO Armoire G1</text:p>
          </table:table-cell>
          <table:table-cell table:formula="of:=IF(ISBLANK( [.J391] ); &quot;&quot;; [.J391])">
            <text:p/>
          </table:table-cell>
          <table:table-cell table:formula="of:=IF(ISBLANK( [.I391] ); &quot;&quot;; [.I391])" office:value-type="string" office:string-value="%MW1025" calcext:value-type="string">
            <text:p>%MW1025</text:p>
          </table:table-cell>
          <table:table-cell office:value-type="string" calcext:value-type="string">
            <text:p>X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Mot de status n° de module-1 en défaut îlot E/S WAGO Armoire G1</text:p>
          </table:table-cell>
          <table:table-cell office:value-type="string" calcext:value-type="string">
            <text:p>%MW10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91]" office:value-type="string" office:string-value="COMMUNICATION" calcext:value-type="string">
            <text:p>COMMUNICATION</text:p>
          </table:table-cell>
          <table:table-cell table:formula="of:=[.H392]" office:value-type="string" office:string-value="Mot de status défaut îlot E/S WAGO Coffret G1" calcext:value-type="string">
            <text:p>Mot de status défaut îlot E/S WAGO Coffret G1</text:p>
          </table:table-cell>
          <table:table-cell table:formula="of:=IF(ISBLANK( [.J392] ); &quot;&quot;; [.J392])">
            <text:p/>
          </table:table-cell>
          <table:table-cell table:formula="of:=IF(ISBLANK( [.I392] ); &quot;&quot;; [.I392])" office:value-type="string" office:string-value="%MW1026" calcext:value-type="string">
            <text:p>%MW1026</text:p>
          </table:table-cell>
          <table:table-cell office:value-type="string" calcext:value-type="string">
            <text:p>X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Mot de status défaut îlot E/S WAGO Coffret G1</text:p>
          </table:table-cell>
          <table:table-cell office:value-type="string" calcext:value-type="string">
            <text:p>%MW10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92]" office:value-type="string" office:string-value="COMMUNICATION" calcext:value-type="string">
            <text:p>COMMUNICATION</text:p>
          </table:table-cell>
          <table:table-cell table:formula="of:=[.H393]" office:value-type="string" office:string-value="Mot de status n° de module-1 en défaut îlot E/S WAGO Coffret G1" calcext:value-type="string">
            <text:p>Mot de status n° de module-1 en défaut îlot E/S WAGO Coffret G1</text:p>
          </table:table-cell>
          <table:table-cell table:formula="of:=IF(ISBLANK( [.J393] ); &quot;&quot;; [.J393])">
            <text:p/>
          </table:table-cell>
          <table:table-cell table:formula="of:=IF(ISBLANK( [.I393] ); &quot;&quot;; [.I393])" office:value-type="string" office:string-value="%MW1027" calcext:value-type="string">
            <text:p>%MW1027</text:p>
          </table:table-cell>
          <table:table-cell office:value-type="string" calcext:value-type="string">
            <text:p>X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Mot de status n° de module-1 en défaut îlot E/S WAGO Coffret G1</text:p>
          </table:table-cell>
          <table:table-cell office:value-type="string" calcext:value-type="string">
            <text:p>%MW10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93]" office:value-type="string" office:string-value="COMMUNICATION" calcext:value-type="string">
            <text:p>COMMUNICATION</text:p>
          </table:table-cell>
          <table:table-cell table:formula="of:=[.H394]" office:value-type="string" office:string-value="Mot de status défaut îlot E/S WAGO Coffret PE" calcext:value-type="string">
            <text:p>Mot de status défaut îlot E/S WAGO Coffret PE</text:p>
          </table:table-cell>
          <table:table-cell table:formula="of:=IF(ISBLANK( [.J394] ); &quot;&quot;; [.J394])">
            <text:p/>
          </table:table-cell>
          <table:table-cell table:formula="of:=IF(ISBLANK( [.I394] ); &quot;&quot;; [.I394])" office:value-type="string" office:string-value="%MW1028" calcext:value-type="string">
            <text:p>%MW1028</text:p>
          </table:table-cell>
          <table:table-cell office:value-type="string" calcext:value-type="string">
            <text:p>X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Mot de status défaut îlot E/S WAGO Coffret PE</text:p>
          </table:table-cell>
          <table:table-cell office:value-type="string" calcext:value-type="string">
            <text:p>%MW10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formula="of:=[.A394]" office:value-type="string" office:string-value="COMMUNICATION" calcext:value-type="string">
            <text:p>COMMUNICATION</text:p>
          </table:table-cell>
          <table:table-cell table:formula="of:=[.H395]" office:value-type="string" office:string-value="Mot de status n° de module-1 en défaut îlot E/S WAGO Coffret PE" calcext:value-type="string">
            <text:p>Mot de status n° de module-1 en défaut îlot E/S WAGO Coffret PE</text:p>
          </table:table-cell>
          <table:table-cell table:formula="of:=IF(ISBLANK( [.J395] ); &quot;&quot;; [.J395])">
            <text:p/>
          </table:table-cell>
          <table:table-cell table:formula="of:=IF(ISBLANK( [.I395] ); &quot;&quot;; [.I395])" office:value-type="string" office:string-value="%MW1029" calcext:value-type="string">
            <text:p>%MW1029</text:p>
          </table:table-cell>
          <table:table-cell office:value-type="string" calcext:value-type="string">
            <text:p>X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Mot de status n° de module-1 en défaut îlot E/S WAGO Coffret PE</text:p>
          </table:table-cell>
          <table:table-cell office:value-type="string" calcext:value-type="string">
            <text:p>%MW10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REGLAGES DEGRILLEUR G1</text:p>
          </table:table-cell>
          <table:table-cell table:style-name="ce7"/>
          <table:table-cell table:style-name="ce11" table:formula="of:=IF(ISBLANK( [.J396] ); &quot;&quot;; [.J396])">
            <text:p/>
          </table:table-cell>
          <table:table-cell table:style-name="ce11" table:formula="of:=IF(ISBLANK( [.I396] ); &quot;&quot;; [.I396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673" calcext:value-type="float">
            <text:p>673</text:p>
          </table:table-cell>
          <table:table-cell table:style-name="ce12"/>
          <table:table-cell table:style-name="ce12" office:value-type="string" calcext:value-type="string">
            <text:p><text:s text:c="5"/>REGLAGES DEGRILLEUR GROUPE 1: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396]" office:value-type="string" office:string-value="REGLAGES DEGRILLEUR G1" calcext:value-type="string">
            <text:p>REGLAGES DEGRILLEUR G1</text:p>
          </table:table-cell>
          <table:table-cell table:formula="of:=[.H397]" office:value-type="string" office:string-value="Seuil perte de charge dégrillage groupe 1" calcext:value-type="string">
            <text:p>Seuil perte de charge dégrillage groupe 1</text:p>
          </table:table-cell>
          <table:table-cell table:formula="of:=IF(ISBLANK( [.J397] ); &quot;&quot;; [.J397])">
            <text:p/>
          </table:table-cell>
          <table:table-cell table:formula="of:=IF(ISBLANK( [.I397] ); &quot;&quot;; [.I397])" office:value-type="string" office:string-value="%MW4000" calcext:value-type="string">
            <text:p>%MW4000</text:p>
          </table:table-cell>
          <table:table-cell office:value-type="string" calcext:value-type="string">
            <text:p>X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Seuil perte de charge dégrillage groupe 1</text:p>
          </table:table-cell>
          <table:table-cell office:value-type="string" calcext:value-type="string">
            <text:p>%MW40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397]" office:value-type="string" office:string-value="REGLAGES DEGRILLEUR G1" calcext:value-type="string">
            <text:p>REGLAGES DEGRILLEUR G1</text:p>
          </table:table-cell>
          <table:table-cell table:formula="of:=[.H398]" office:value-type="string" office:string-value="Interval de dégrillage groupe 1" calcext:value-type="string">
            <text:p>Interval de dégrillage groupe 1</text:p>
          </table:table-cell>
          <table:table-cell table:formula="of:=IF(ISBLANK( [.J398] ); &quot;&quot;; [.J398])">
            <text:p/>
          </table:table-cell>
          <table:table-cell table:formula="of:=IF(ISBLANK( [.I398] ); &quot;&quot;; [.I398])" office:value-type="string" office:string-value="%MW4001" calcext:value-type="string">
            <text:p>%MW4001</text:p>
          </table:table-cell>
          <table:table-cell office:value-type="string" calcext:value-type="string">
            <text:p>X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Interval de dégrillage groupe 1</text:p>
          </table:table-cell>
          <table:table-cell office:value-type="string" calcext:value-type="string">
            <text:p>%MW40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DEGRILLEUR GROUPE 1</text:p>
          </table:table-cell>
          <table:table-cell table:style-name="ce7" table:formula="of:=[.H399]" office:value-type="string" office:string-value="      DEGRILLEUR GROUPE 1:" calcext:value-type="string">
            <text:p><text:s text:c="6"/>DEGRILLEUR GROUPE 1:</text:p>
          </table:table-cell>
          <table:table-cell table:style-name="ce11" table:formula="of:=IF(ISBLANK( [.J399] ); &quot;&quot;; [.J399])">
            <text:p/>
          </table:table-cell>
          <table:table-cell table:style-name="ce11" table:formula="of:=IF(ISBLANK( [.I399] ); &quot;&quot;; [.I399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677" calcext:value-type="float">
            <text:p>677</text:p>
          </table:table-cell>
          <table:table-cell table:style-name="ce12"/>
          <table:table-cell table:style-name="ce12" office:value-type="string" calcext:value-type="string">
            <text:p><text:s text:c="6"/>DEGRILLEUR GROUPE 1: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399]" office:value-type="string" office:string-value="DEGRILLEUR GROUPE 1" calcext:value-type="string">
            <text:p>DEGRILLEUR GROUPE 1</text:p>
          </table:table-cell>
          <table:table-cell table:formula="of:=[.H400]" office:value-type="string" office:string-value="Commutateur auto dégrilleur 1" calcext:value-type="string">
            <text:p>Commutateur auto dégrilleur 1</text:p>
          </table:table-cell>
          <table:table-cell table:formula="of:=IF(ISBLANK( [.J400] ); &quot;&quot;; [.J400])">
            <text:p/>
          </table:table-cell>
          <table:table-cell table:formula="of:=IF(ISBLANK( [.I400] ); &quot;&quot;; [.I400])" office:value-type="string" office:string-value="%M4009" calcext:value-type="string">
            <text:p>%M4009</text:p>
          </table:table-cell>
          <table:table-cell office:value-type="string" calcext:value-type="string">
            <text:p>X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Commutateur auto dégrilleur 1</text:p>
          </table:table-cell>
          <table:table-cell office:value-type="string" calcext:value-type="string">
            <text:p>%M40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00]" office:value-type="string" office:string-value="DEGRILLEUR GROUPE 1" calcext:value-type="string">
            <text:p>DEGRILLEUR GROUPE 1</text:p>
          </table:table-cell>
          <table:table-cell table:formula="of:=[.H401]" office:value-type="string" office:string-value="Marche dégrilleur 1" calcext:value-type="string">
            <text:p>Marche dégrilleur 1</text:p>
          </table:table-cell>
          <table:table-cell table:formula="of:=IF(ISBLANK( [.J401] ); &quot;&quot;; [.J401])">
            <text:p/>
          </table:table-cell>
          <table:table-cell table:formula="of:=IF(ISBLANK( [.I401] ); &quot;&quot;; [.I401])" office:value-type="string" office:string-value="%M4011" calcext:value-type="string">
            <text:p>%M4011</text:p>
          </table:table-cell>
          <table:table-cell office:value-type="string" calcext:value-type="string">
            <text:p>X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Marche dégrilleur 1</text:p>
          </table:table-cell>
          <table:table-cell office:value-type="string" calcext:value-type="string">
            <text:p>%M401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01]" office:value-type="string" office:string-value="DEGRILLEUR GROUPE 1" calcext:value-type="string">
            <text:p>DEGRILLEUR GROUPE 1</text:p>
          </table:table-cell>
          <table:table-cell table:formula="of:=[.H402]" office:value-type="string" office:string-value="Défaut dégrilleur 1" calcext:value-type="string">
            <text:p>Défaut dégrilleur 1</text:p>
          </table:table-cell>
          <table:table-cell table:formula="of:=IF(ISBLANK( [.J402] ); &quot;&quot;; [.J402])">
            <text:p/>
          </table:table-cell>
          <table:table-cell table:formula="of:=IF(ISBLANK( [.I402] ); &quot;&quot;; [.I402])" office:value-type="string" office:string-value="%M4007" calcext:value-type="string">
            <text:p>%M4007</text:p>
          </table:table-cell>
          <table:table-cell office:value-type="string" calcext:value-type="string">
            <text:p>X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Défaut dégrilleur 1</text:p>
          </table:table-cell>
          <table:table-cell office:value-type="string" calcext:value-type="string">
            <text:p>%M40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02]" office:value-type="string" office:string-value="DEGRILLEUR GROUPE 1" calcext:value-type="string">
            <text:p>DEGRILLEUR GROUPE 1</text:p>
          </table:table-cell>
          <table:table-cell table:formula="of:=[.H403]" office:value-type="string" office:string-value="Départ cycle dégrilleur distant groupe 1" calcext:value-type="string">
            <text:p>Départ cycle dégrilleur distant groupe 1</text:p>
          </table:table-cell>
          <table:table-cell table:formula="of:=IF(ISBLANK( [.J403] ); &quot;&quot;; [.J403])">
            <text:p/>
          </table:table-cell>
          <table:table-cell table:formula="of:=IF(ISBLANK( [.I403] ); &quot;&quot;; [.I403])" office:value-type="string" office:string-value="%M4101" calcext:value-type="string">
            <text:p>%M4101</text:p>
          </table:table-cell>
          <table:table-cell office:value-type="string" calcext:value-type="string">
            <text:p>X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Départ cycle dégrilleur distant groupe 1</text:p>
          </table:table-cell>
          <table:table-cell office:value-type="string" calcext:value-type="string">
            <text:p>%M41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03]" office:value-type="string" office:string-value="DEGRILLEUR GROUPE 1" calcext:value-type="string">
            <text:p>DEGRILLEUR GROUPE 1</text:p>
          </table:table-cell>
          <table:table-cell table:formula="of:=[.H404]" office:value-type="string" office:string-value="Dégrilleur en mode différentiel groupe 1" calcext:value-type="string">
            <text:p>Dégrilleur en mode différentiel groupe 1</text:p>
          </table:table-cell>
          <table:table-cell table:formula="of:=IF(ISBLANK( [.J404] ); &quot;&quot;; [.J404])">
            <text:p/>
          </table:table-cell>
          <table:table-cell table:formula="of:=IF(ISBLANK( [.I404] ); &quot;&quot;; [.I404])" office:value-type="string" office:string-value="%M4102" calcext:value-type="string">
            <text:p>%M4102</text:p>
          </table:table-cell>
          <table:table-cell office:value-type="string" calcext:value-type="string">
            <text:p>X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Dégrilleur en mode différentiel groupe 1</text:p>
          </table:table-cell>
          <table:table-cell office:value-type="string" calcext:value-type="string">
            <text:p>%M41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04]" office:value-type="string" office:string-value="DEGRILLEUR GROUPE 1" calcext:value-type="string">
            <text:p>DEGRILLEUR GROUPE 1</text:p>
          </table:table-cell>
          <table:table-cell table:formula="of:=[.H405]" office:value-type="string" office:string-value="Dégrilleur en mode horloge groupe 1" calcext:value-type="string">
            <text:p>Dégrilleur en mode horloge groupe 1</text:p>
          </table:table-cell>
          <table:table-cell table:formula="of:=IF(ISBLANK( [.J405] ); &quot;&quot;; [.J405])">
            <text:p/>
          </table:table-cell>
          <table:table-cell table:formula="of:=IF(ISBLANK( [.I405] ); &quot;&quot;; [.I405])" office:value-type="string" office:string-value="%M4103" calcext:value-type="string">
            <text:p>%M4103</text:p>
          </table:table-cell>
          <table:table-cell office:value-type="string" calcext:value-type="string">
            <text:p>X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Dégrilleur en mode horloge groupe 1</text:p>
          </table:table-cell>
          <table:table-cell office:value-type="string" calcext:value-type="string">
            <text:p>%M41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05]" office:value-type="string" office:string-value="DEGRILLEUR GROUPE 1" calcext:value-type="string">
            <text:p>DEGRILLEUR GROUPE 1</text:p>
          </table:table-cell>
          <table:table-cell table:formula="of:=[.H406]" office:value-type="string" office:string-value="Temps de fonctionnement degrilleur 1" calcext:value-type="string">
            <text:p>Temps de fonctionnement degrilleur 1</text:p>
          </table:table-cell>
          <table:table-cell table:formula="of:=IF(ISBLANK( [.J406] ); &quot;&quot;; [.J406])">
            <text:p/>
          </table:table-cell>
          <table:table-cell table:formula="of:=IF(ISBLANK( [.I406] ); &quot;&quot;; [.I406])" office:value-type="string" office:string-value="%MD4100" calcext:value-type="string">
            <text:p>%MD4100</text:p>
          </table:table-cell>
          <table:table-cell office:value-type="string" calcext:value-type="string">
            <text:p>X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Temps de fonctionnement degrilleur 1</text:p>
          </table:table-cell>
          <table:table-cell office:value-type="string" calcext:value-type="string">
            <text:p>%MD4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06]" office:value-type="string" office:string-value="DEGRILLEUR GROUPE 1" calcext:value-type="string">
            <text:p>DEGRILLEUR GROUPE 1</text:p>
          </table:table-cell>
          <table:table-cell table:formula="of:=[.H407]" office:value-type="string" office:string-value="Nombre de cycles degrilleur 1" calcext:value-type="string">
            <text:p>Nombre de cycles degrilleur 1</text:p>
          </table:table-cell>
          <table:table-cell table:formula="of:=IF(ISBLANK( [.J407] ); &quot;&quot;; [.J407])">
            <text:p/>
          </table:table-cell>
          <table:table-cell table:formula="of:=IF(ISBLANK( [.I407] ); &quot;&quot;; [.I407])" office:value-type="string" office:string-value="%MD4102" calcext:value-type="string">
            <text:p>%MD4102</text:p>
          </table:table-cell>
          <table:table-cell office:value-type="string" calcext:value-type="string">
            <text:p>X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Nombre de cycles degrilleur 1</text:p>
          </table:table-cell>
          <table:table-cell office:value-type="string" calcext:value-type="string">
            <text:p>%MD41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REGLAGES DEGRILLEUR G2</text:p>
          </table:table-cell>
          <table:table-cell table:style-name="ce7"/>
          <table:table-cell table:style-name="ce11" table:formula="of:=IF(ISBLANK( [.J408] ); &quot;&quot;; [.J408])">
            <text:p/>
          </table:table-cell>
          <table:table-cell table:style-name="ce11" table:formula="of:=IF(ISBLANK( [.I408] ); &quot;&quot;; [.I408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687" calcext:value-type="float">
            <text:p>687</text:p>
          </table:table-cell>
          <table:table-cell table:style-name="ce12"/>
          <table:table-cell table:style-name="ce12" office:value-type="string" calcext:value-type="string">
            <text:p><text:s text:c="5"/>REGLAGES DEGRILLEUR GROUPE 2: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408]" office:value-type="string" office:string-value="REGLAGES DEGRILLEUR G2" calcext:value-type="string">
            <text:p>REGLAGES DEGRILLEUR G2</text:p>
          </table:table-cell>
          <table:table-cell table:formula="of:=[.H409]" office:value-type="string" office:string-value="Seuil perte de charge dégrillage groupe 2" calcext:value-type="string">
            <text:p>Seuil perte de charge dégrillage groupe 2</text:p>
          </table:table-cell>
          <table:table-cell table:formula="of:=IF(ISBLANK( [.J409] ); &quot;&quot;; [.J409])">
            <text:p/>
          </table:table-cell>
          <table:table-cell table:formula="of:=IF(ISBLANK( [.I409] ); &quot;&quot;; [.I409])" office:value-type="string" office:string-value="%MW4050" calcext:value-type="string">
            <text:p>%MW4050</text:p>
          </table:table-cell>
          <table:table-cell office:value-type="string" calcext:value-type="string">
            <text:p>X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euil perte de charge dégrillage groupe 2</text:p>
          </table:table-cell>
          <table:table-cell office:value-type="string" calcext:value-type="string">
            <text:p>%MW40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09]" office:value-type="string" office:string-value="REGLAGES DEGRILLEUR G2" calcext:value-type="string">
            <text:p>REGLAGES DEGRILLEUR G2</text:p>
          </table:table-cell>
          <table:table-cell table:formula="of:=[.H410]" office:value-type="string" office:string-value="Interval de dégrillage groupe 2" calcext:value-type="string">
            <text:p>Interval de dégrillage groupe 2</text:p>
          </table:table-cell>
          <table:table-cell table:formula="of:=IF(ISBLANK( [.J410] ); &quot;&quot;; [.J410])">
            <text:p/>
          </table:table-cell>
          <table:table-cell table:formula="of:=IF(ISBLANK( [.I410] ); &quot;&quot;; [.I410])" office:value-type="string" office:string-value="%MW4051" calcext:value-type="string">
            <text:p>%MW4051</text:p>
          </table:table-cell>
          <table:table-cell office:value-type="string" calcext:value-type="string">
            <text:p>X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Interval de dégrillage groupe 2</text:p>
          </table:table-cell>
          <table:table-cell office:value-type="string" calcext:value-type="string">
            <text:p>%MW40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DEGRILLEUR GROUPE 2</text:p>
          </table:table-cell>
          <table:table-cell table:style-name="ce7"/>
          <table:table-cell table:style-name="ce11" table:formula="of:=IF(ISBLANK( [.J411] ); &quot;&quot;; [.J411])">
            <text:p/>
          </table:table-cell>
          <table:table-cell table:style-name="ce11" table:formula="of:=IF(ISBLANK( [.I411] ); &quot;&quot;; [.I411])">
            <text:p/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691" calcext:value-type="float">
            <text:p>691</text:p>
          </table:table-cell>
          <table:table-cell table:style-name="ce12"/>
          <table:table-cell table:style-name="ce12" office:value-type="string" calcext:value-type="string">
            <text:p><text:s text:c="6"/>DEGRILLEUR GROUPE 2: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string" calcext:value-type="string">
            <text:p>#</text:p>
          </table:table-cell>
          <table:table-cell table:style-name="ce12" table:number-columns-repeated="998"/>
        </table:table-row>
        <table:table-row table:style-name="ro1">
          <table:table-cell table:formula="of:=[.A411]" office:value-type="string" office:string-value="DEGRILLEUR GROUPE 2" calcext:value-type="string">
            <text:p>DEGRILLEUR GROUPE 2</text:p>
          </table:table-cell>
          <table:table-cell table:formula="of:=[.H412]" office:value-type="string" office:string-value="Commutateur auto dégrilleur 2" calcext:value-type="string">
            <text:p>Commutateur auto dégrilleur 2</text:p>
          </table:table-cell>
          <table:table-cell table:formula="of:=IF(ISBLANK( [.J412] ); &quot;&quot;; [.J412])">
            <text:p/>
          </table:table-cell>
          <table:table-cell table:formula="of:=IF(ISBLANK( [.I412] ); &quot;&quot;; [.I412])" office:value-type="string" office:string-value="%M4010" calcext:value-type="string">
            <text:p>%M4010</text:p>
          </table:table-cell>
          <table:table-cell office:value-type="string" calcext:value-type="string">
            <text:p>X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ommutateur auto dégrilleur 2</text:p>
          </table:table-cell>
          <table:table-cell office:value-type="string" calcext:value-type="string">
            <text:p>%M40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12]" office:value-type="string" office:string-value="DEGRILLEUR GROUPE 2" calcext:value-type="string">
            <text:p>DEGRILLEUR GROUPE 2</text:p>
          </table:table-cell>
          <table:table-cell table:formula="of:=[.H413]" office:value-type="string" office:string-value="Marche dégrilleur 2" calcext:value-type="string">
            <text:p>Marche dégrilleur 2</text:p>
          </table:table-cell>
          <table:table-cell table:formula="of:=IF(ISBLANK( [.J413] ); &quot;&quot;; [.J413])">
            <text:p/>
          </table:table-cell>
          <table:table-cell table:formula="of:=IF(ISBLANK( [.I413] ); &quot;&quot;; [.I413])" office:value-type="string" office:string-value="%M4012" calcext:value-type="string">
            <text:p>%M4012</text:p>
          </table:table-cell>
          <table:table-cell office:value-type="string" calcext:value-type="string">
            <text:p>X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Marche dégrilleur 2</text:p>
          </table:table-cell>
          <table:table-cell office:value-type="string" calcext:value-type="string">
            <text:p>%M401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13]" office:value-type="string" office:string-value="DEGRILLEUR GROUPE 2" calcext:value-type="string">
            <text:p>DEGRILLEUR GROUPE 2</text:p>
          </table:table-cell>
          <table:table-cell table:formula="of:=[.H414]" office:value-type="string" office:string-value="Défaut dégrilleur 2" calcext:value-type="string">
            <text:p>Défaut dégrilleur 2</text:p>
          </table:table-cell>
          <table:table-cell table:formula="of:=IF(ISBLANK( [.J414] ); &quot;&quot;; [.J414])">
            <text:p/>
          </table:table-cell>
          <table:table-cell table:formula="of:=IF(ISBLANK( [.I414] ); &quot;&quot;; [.I414])" office:value-type="string" office:string-value="%M4008" calcext:value-type="string">
            <text:p>%M4008</text:p>
          </table:table-cell>
          <table:table-cell office:value-type="string" calcext:value-type="string">
            <text:p>X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Défaut dégrilleur 2</text:p>
          </table:table-cell>
          <table:table-cell office:value-type="string" calcext:value-type="string">
            <text:p>%M40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14]" office:value-type="string" office:string-value="DEGRILLEUR GROUPE 2" calcext:value-type="string">
            <text:p>DEGRILLEUR GROUPE 2</text:p>
          </table:table-cell>
          <table:table-cell table:formula="of:=[.H415]" office:value-type="string" office:string-value="Départ cycle dégrilleur distant groupe 2" calcext:value-type="string">
            <text:p>Départ cycle dégrilleur distant groupe 2</text:p>
          </table:table-cell>
          <table:table-cell table:formula="of:=IF(ISBLANK( [.J415] ); &quot;&quot;; [.J415])">
            <text:p/>
          </table:table-cell>
          <table:table-cell table:formula="of:=IF(ISBLANK( [.I415] ); &quot;&quot;; [.I415])" office:value-type="string" office:string-value="%M4151" calcext:value-type="string">
            <text:p>%M4151</text:p>
          </table:table-cell>
          <table:table-cell office:value-type="string" calcext:value-type="string">
            <text:p>X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Départ cycle dégrilleur distant groupe 2</text:p>
          </table:table-cell>
          <table:table-cell office:value-type="string" calcext:value-type="string">
            <text:p>%M41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15]" office:value-type="string" office:string-value="DEGRILLEUR GROUPE 2" calcext:value-type="string">
            <text:p>DEGRILLEUR GROUPE 2</text:p>
          </table:table-cell>
          <table:table-cell table:formula="of:=[.H416]" office:value-type="string" office:string-value="Dégrilleur en mode différentiel groupe 2" calcext:value-type="string">
            <text:p>Dégrilleur en mode différentiel groupe 2</text:p>
          </table:table-cell>
          <table:table-cell table:formula="of:=IF(ISBLANK( [.J416] ); &quot;&quot;; [.J416])">
            <text:p/>
          </table:table-cell>
          <table:table-cell table:formula="of:=IF(ISBLANK( [.I416] ); &quot;&quot;; [.I416])" office:value-type="string" office:string-value="%M4152" calcext:value-type="string">
            <text:p>%M4152</text:p>
          </table:table-cell>
          <table:table-cell office:value-type="string" calcext:value-type="string">
            <text:p>X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Dégrilleur en mode différentiel groupe 2</text:p>
          </table:table-cell>
          <table:table-cell office:value-type="string" calcext:value-type="string">
            <text:p>%M41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16]" office:value-type="string" office:string-value="DEGRILLEUR GROUPE 2" calcext:value-type="string">
            <text:p>DEGRILLEUR GROUPE 2</text:p>
          </table:table-cell>
          <table:table-cell table:formula="of:=[.H417]" office:value-type="string" office:string-value="Dégrilleur en mode horloge groupe 2" calcext:value-type="string">
            <text:p>Dégrilleur en mode horloge groupe 2</text:p>
          </table:table-cell>
          <table:table-cell table:formula="of:=IF(ISBLANK( [.J417] ); &quot;&quot;; [.J417])">
            <text:p/>
          </table:table-cell>
          <table:table-cell table:formula="of:=IF(ISBLANK( [.I417] ); &quot;&quot;; [.I417])" office:value-type="string" office:string-value="%M4153" calcext:value-type="string">
            <text:p>%M4153</text:p>
          </table:table-cell>
          <table:table-cell office:value-type="string" calcext:value-type="string">
            <text:p>X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Dégrilleur en mode horloge groupe 2</text:p>
          </table:table-cell>
          <table:table-cell office:value-type="string" calcext:value-type="string">
            <text:p>%M415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17]" office:value-type="string" office:string-value="DEGRILLEUR GROUPE 2" calcext:value-type="string">
            <text:p>DEGRILLEUR GROUPE 2</text:p>
          </table:table-cell>
          <table:table-cell table:formula="of:=[.H418]" office:value-type="string" office:string-value="Temps de fonctionnement degrilleur 2" calcext:value-type="string">
            <text:p>Temps de fonctionnement degrilleur 2</text:p>
          </table:table-cell>
          <table:table-cell table:formula="of:=IF(ISBLANK( [.J418] ); &quot;&quot;; [.J418])">
            <text:p/>
          </table:table-cell>
          <table:table-cell table:formula="of:=IF(ISBLANK( [.I418] ); &quot;&quot;; [.I418])" office:value-type="string" office:string-value="%MD4150" calcext:value-type="string">
            <text:p>%MD4150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Temps de fonctionnement degrilleur 2</text:p>
          </table:table-cell>
          <table:table-cell office:value-type="string" calcext:value-type="string">
            <text:p>%MD41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formula="of:=[.A418]" office:value-type="string" office:string-value="DEGRILLEUR GROUPE 2" calcext:value-type="string">
            <text:p>DEGRILLEUR GROUPE 2</text:p>
          </table:table-cell>
          <table:table-cell table:formula="of:=[.H419]" office:value-type="string" office:string-value="Nombre de cycles degrilleur 2" calcext:value-type="string">
            <text:p>Nombre de cycles degrilleur 2</text:p>
          </table:table-cell>
          <table:table-cell table:formula="of:=IF(ISBLANK( [.J419] ); &quot;&quot;; [.J419])">
            <text:p/>
          </table:table-cell>
          <table:table-cell table:formula="of:=IF(ISBLANK( [.I419] ); &quot;&quot;; [.I419])" office:value-type="string" office:string-value="%MD4152" calcext:value-type="string">
            <text:p>%MD4152</text:p>
          </table:table-cell>
          <table:table-cell office:value-type="string" calcext:value-type="string">
            <text:p>X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Nombre de cycles degrilleur 2</text:p>
          </table:table-cell>
          <table:table-cell office:value-type="string" calcext:value-type="string">
            <text:p>%MD41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@PING192.168.3.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@PING192.168.3.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@PING192.168.3.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@PING192.168.3.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@PING192.168.3.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@PING192.168.3.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@PING192.168.3.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@PING192.168.3.1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@PING192.168.3.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@PING192.168.3.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@PING192.168.3.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@PING192.168.3.3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ALARME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kVar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kW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kVar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Ouvert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Ouvert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l/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MANU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MANU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#</text:p>
          </table:table-cell>
          <table:table-cell table:number-columns-repeated="998"/>
        </table:table-row>
        <table:table-row table:style-name="ro1" table:number-rows-repeated="10478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17T10:08:55.741015267</dc:date>
    <meta:editing-duration>PT13M9S</meta:editing-duration>
    <meta:editing-cycles>2</meta:editing-cycles>
    <meta:generator>LibreOffice/7.3.6.2$MacOSX_AARCH64 LibreOffice_project/c28ca90fd6e1a19e189fc16c05f8f8924961e12e</meta:generator>
    <meta:document-statistic meta:table-count="1" meta:cell-count="8153" meta:object-count="0"/>
  </office:meta>
</office:document-meta>
</file>